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in_dates.xml" manifest:media-type="text/xml"/>
  <manifest:file-entry manifest:full-path="Basic/Standard/goal_seek.xml" manifest:media-type="text/xml"/>
  <manifest:file-entry manifest:full-path="Basic/Standard/interp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 table:tab-color="#f10d0c"/>
    </style:style>
    <style:style style:name="ta2" style:family="table" style:master-page-name="Default">
      <style:table-properties table:display="true" style:writing-mode="lr-tb" table:tab-color="#3465a4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#d4ea6b"/>
    </style:style>
    <style:style style:name="ce7" style:family="table-cell" style:parent-style-name="Default" style:data-style-name="N37">
      <style:table-cell-properties fo:background-color="#ffffff"/>
    </style:style>
    <style:style style:name="ce35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29">
      <style:table-cell-properties fo:background-color="#d4ea6b"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131">
      <style:table-cell-properties fo:background-color="#dddddd"/>
    </style:style>
    <style:style style:name="ce45" style:family="table-cell" style:parent-style-name="Default" style:data-style-name="N131">
      <style:table-cell-properties fo:background-color="#d4ea6b"/>
    </style:style>
    <style:style style:name="ce61" style:family="table-cell" style:parent-style-name="Default" style:data-style-name="N131">
      <style:table-cell-properties fo:background-color="#ffffff"/>
    </style:style>
    <style:style style:name="ce48" style:family="table-cell" style:parent-style-name="Default" style:data-style-name="N131">
      <style:table-cell-properties fo:background-color="#ffb66c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 style:data-style-name="N132">
      <style:table-cell-properties fo:background-color="#dddddd"/>
    </style:style>
    <style:style style:name="ce56" style:family="table-cell" style:parent-style-name="Default" style:data-style-name="N132">
      <style:table-cell-properties fo:background-color="#d4ea6b"/>
    </style:style>
    <style:style style:name="ce41" style:family="table-cell" style:parent-style-name="Default" style:data-style-name="N132">
      <style:table-cell-properties fo:background-color="#ffffff"/>
    </style:style>
    <style:style style:name="ce10" style:family="table-cell" style:parent-style-name="Default">
      <style:table-cell-properties fo:background-color="#395511" style:text-align-source="fix" style:repeat-content="false" fo:wrap-option="wrap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ackground-color="#395511"/>
      <style:text-properties fo:color="#ffffff"/>
    </style:style>
    <style:style style:name="ce44" style:family="table-cell" style:parent-style-name="Default" style:data-style-name="N36">
      <style:table-cell-properties fo:background-color="#ff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/>
      <style:text-properties fo:color="#ffffff"/>
    </style:style>
    <style:style style:name="ce13" style:family="table-cell" style:parent-style-name="Default">
      <style:table-cell-properties fo:background-color="#2a6099"/>
      <style:text-properties fo:color="#ffffff"/>
    </style:style>
    <style:style style:name="ce49" style:family="table-cell" style:parent-style-name="Default" style:data-style-name="N129">
      <style:table-cell-properties fo:background-color="#dddddd"/>
    </style:style>
    <style:style style:name="ce66" style:family="table-cell" style:parent-style-name="Default" style:data-style-name="N129">
      <style:table-cell-properties fo:background-color="#d4ea6b"/>
    </style:style>
    <style:style style:name="ce67" style:family="table-cell" style:parent-style-name="Default" style:data-style-name="N129">
      <style:table-cell-properties fo:background-color="#ffffff"/>
    </style:style>
    <style:style style:name="ce50" style:family="table-cell" style:parent-style-name="Default" style:data-style-name="N0">
      <style:table-cell-properties fo:background-color="#dddddd"/>
    </style:style>
    <style:style style:name="ce51" style:family="table-cell" style:parent-style-name="Default" style:data-style-name="N36">
      <style:table-cell-properties fo:background-color="#dddddd"/>
    </style:style>
    <style:style style:name="ce52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36">
      <style:table-cell-properties fo:background-color="#d4ea6b"/>
    </style:style>
    <style:style style:name="ce72" style:family="table-cell" style:parent-style-name="Default" style:data-style-name="N36">
      <style:table-cell-properties fo:background-color="#d4ea6b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dddddd"/>
      <style:text-properties fo:color="#000000"/>
    </style:style>
    <style:style style:name="ce7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e8f2a1"/>
    </style:style>
    <style:style style:name="ce81" style:family="table-cell" style:parent-style-name="Default" style:data-style-name="N4">
      <style:table-cell-properties fo:background-color="#d4ea6b"/>
    </style:style>
    <style:style style:name="ce82" style:family="table-cell" style:parent-style-name="Default" style:data-style-name="N4">
      <style:table-cell-properties fo:background-color="#ffffff"/>
    </style:style>
    <style:style style:name="ce2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85" style:family="table-cell" style:parent-style-name="Default" style:data-style-name="N11">
      <style:table-cell-properties fo:background-color="#dddddd"/>
    </style:style>
    <style:style style:name="ce22" style:family="table-cell" style:parent-style-name="Default">
      <style:table-cell-properties fo:background-color="#127622" style:text-align-source="fix" style:repeat-content="false" fo:wrap-option="wrap" style:vertical-align="middle"/>
      <style:paragraph-properties fo:text-align="center"/>
      <style:text-properties fo:color="#ffffff"/>
    </style:style>
    <style:style style:name="ce23" style:family="table-cell" style:parent-style-name="Default">
      <style:table-cell-properties fo:background-color="#127622"/>
      <style:text-properties fo:color="#ffffff"/>
    </style:style>
    <style:style style:name="ce24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/>
      <style:text-properties fo:color="#ffffff"/>
    </style:style>
    <style:style style:name="ce25" style:family="table-cell" style:parent-style-name="Default">
      <style:table-cell-properties fo:background-color="#3465a4"/>
      <style:text-properties fo:color="#ffffff"/>
    </style:style>
    <style:style style:name="ce1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113" style:family="table-cell" style:parent-style-name="Default" style:data-style-name="N134">
      <style:table-cell-properties fo:background-color="#ffffff"/>
    </style:style>
    <style:style style:name="ce9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ff"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ff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31">
      <style:table-cell-properties fo:background-color="#3465a4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31">
      <style:table-cell-properties fo:background-color="#3465a4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3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31">
      <style:table-cell-properties fo:background-color="#ffffff"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oal See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oal_seek.GoalSeeke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8.3303in" svg:height="5.198in" svg:x="35.0559in" svg:y="1.7673in">
            <draw:object draw:notify-on-update-of-ranges="calc.A15:calc.A143 calc.AH11:calc.AH11 calc.AH15:calc.AH144 calc.AJ11:calc.AJ11 calc.AJ15:calc.AJ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GoalSeek" draw:style-name="gr2" draw:text-style-name="P2" svg:width="1.6685in" svg:height="0.7008in" svg:x="32.8138in" svg:y="0.7319in" draw:control="control1">
            <svg:title>Goal Seek</svg:title>
            <svg:desc>Optimize over column AF.</svg:desc>
          </draw:control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6" table:default-cell-style-name="ce1"/>
        <table:table-row table:style-name="ro1">
          <table:table-cell office:value-type="string" calcext:value-type="string">
            <text:p>calendar</text:p>
          </table:table-cell>
          <table:table-cell table:style-name="ce4" office:value-type="string" calcext:value-type="string">
            <text:p>U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 day method</text:p>
          </table:table-cell>
          <table:table-cell table:style-name="ce4" office:value-type="string" calcext:value-type="string">
            <text:p>follow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F day count method</text:p>
          </table:table-cell>
          <table:table-cell table:style-name="ce4" office:value-type="string" calcext:value-type="string">
            <text:p>Actual / 3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R day count method</text:p>
          </table:table-cell>
          <table:table-cell table:style-name="ce4" office:value-type="string" calcext:value-type="string">
            <text:p>Actual / 3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age date</text:p>
          </table:table-cell>
          <table:table-cell table:style-name="ce54" office:value-type="date" office:date-value="2022-05-31" calcext:value-type="date">
            <text:p>31/05/20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ecution date</text:p>
          </table:table-cell>
          <table:table-cell table:style-name="ce54" table:formula="of:=[.B5]" office:value-type="date" office:date-value="2022-05-31" calcext:value-type="date">
            <text:p>31/05/20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tlement date</text:p>
          </table:table-cell>
          <table:table-cell table:style-name="ce54" office:value-type="date" office:date-value="2022-06-02" calcext:value-type="date">
            <text:p>02/06/2022</text:p>
          </table:table-cell>
          <table:table-cell/>
          <table:table-cell table:style-name="ce7"/>
          <table:table-cell table:number-columns-repeated="16380"/>
        </table:table-row>
        <table:table-row table:style-name="ro1">
          <table:table-cell office:value-type="string" calcext:value-type="string">
            <text:p>float leg frequency</text:p>
          </table:table-cell>
          <table:table-cell table:style-name="ce4" office:value-type="string" calcext:value-type="string">
            <text:p>3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ctive nominal</text:p>
          </table:table-cell>
          <table:table-cell table:style-name="ce6" office:value-type="float" office:value="1000000" calcext:value-type="float">
            <text:p>1,000,000</text:p>
          </table:table-cell>
          <table:table-cell table:number-columns-repeated="16382"/>
        </table:table-row>
        <table:table-row table:style-name="ro1">
          <table:table-cell table:number-columns-repeated="8"/>
          <table:table-cell office:value-type="string" calcext:value-type="string">
            <text:p>DEPO / FRA dates</text:p>
          </table:table-cell>
          <table:table-cell table:number-columns-repeated="3"/>
          <table:table-cell office:value-type="string" calcext:value-type="string">
            <text:p>fixed swap leg dates</text:p>
          </table:table-cell>
          <table:table-cell table:number-columns-repeated="3"/>
          <table:table-cell office:value-type="string" calcext:value-type="string">
            <text:p>floating swap leg dates</text:p>
          </table:table-cell>
          <table:table-cell table:number-columns-repeated="3"/>
          <table:table-cell office:value-type="string" calcext:value-type="string">
            <text:p>discount curve</text:p>
          </table:table-cell>
          <table:table-cell/>
          <table:table-cell office:value-type="string" calcext:value-type="string">
            <text:p>swap auxiliaries</text:p>
          </table:table-cell>
          <table:table-cell table:number-columns-repeated="4"/>
          <table:table-cell office:value-type="string" calcext:value-type="string">
            <text:p>to be optimized</text:p>
          </table:table-cell>
          <table:table-cell table:number-columns-repeated="2"/>
          <table:table-cell office:value-type="string" calcext:value-type="string">
            <text:p>results</text:p>
          </table:table-cell>
          <table:table-cell table:number-columns-repeated="3"/>
          <table:table-cell office:value-type="string" calcext:value-type="string">
            <text:p>Murex reference</text:p>
          </table:table-cell>
          <table:table-cell table:number-columns-repeated="16349"/>
        </table:table-row>
        <table:table-row table:style-name="ro2">
          <table:table-cell table:style-name="ce2" office:value-type="string" calcext:value-type="string">
            <text:p>tenor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settlement date</text:p>
          </table:table-cell>
          <table:table-cell table:style-name="ce2" office:value-type="string" calcext:value-type="string">
            <text:p>maturity</text:p>
          </table:table-cell>
          <table:table-cell table:style-name="ce2" office:value-type="string" calcext:value-type="string">
            <text:p>market quote</text:p>
          </table:table-cell>
          <table:table-cell table:style-name="ce2" office:value-type="string" calcext:value-type="string">
            <text:p>cumulative from execution date to maturity</text:p>
          </table:table-cell>
          <table:table-cell table:style-name="ce10" office:value-type="string" calcext:value-type="string">
            <text:p>DEPO / FRA interest date begin</text:p>
          </table:table-cell>
          <table:table-cell table:style-name="ce10" office:value-type="string" calcext:value-type="string">
            <text:p>DEPO / FRA interest date end</text:p>
          </table:table-cell>
          <table:table-cell table:style-name="ce10" office:value-type="string" calcext:value-type="string">
            <text:p>DEPO / FRA day count method</text:p>
          </table:table-cell>
          <table:table-cell table:style-name="ce10" office:value-type="string" calcext:value-type="string">
            <text:p>DEPO / FRA interest period</text:p>
          </table:table-cell>
          <table:table-cell table:style-name="ce12" office:value-type="string" calcext:value-type="string">
            <text:p>swap fixed leg interest rate begin</text:p>
          </table:table-cell>
          <table:table-cell table:style-name="ce12" office:value-type="string" calcext:value-type="string">
            <text:p>swap fixed leg interest rate end</text:p>
          </table:table-cell>
          <table:table-cell table:style-name="ce12" office:value-type="string" calcext:value-type="string">
            <text:p>swap fixed leg day count method</text:p>
          </table:table-cell>
          <table:table-cell table:style-name="ce12" office:value-type="string" calcext:value-type="string">
            <text:p>swap fixed leg interest period</text:p>
          </table:table-cell>
          <table:table-cell table:style-name="ce14" office:value-type="string" calcext:value-type="string">
            <text:p>swap floating leg interest rate begin</text:p>
          </table:table-cell>
          <table:table-cell table:style-name="ce14" office:value-type="string" calcext:value-type="string">
            <text:p>swap floating leg interest rate end</text:p>
          </table:table-cell>
          <table:table-cell table:style-name="ce14" office:value-type="string" calcext:value-type="string">
            <text:p>swap floating leg day count method</text:p>
          </table:table-cell>
          <table:table-cell table:style-name="ce14" office:value-type="string" calcext:value-type="string">
            <text:p>swap floating leg interest period</text:p>
          </table:table-cell>
          <table:table-cell table:style-name="ce16" office:value-type="string" calcext:value-type="string">
            <text:p>discount curve zero rate end date</text:p>
          </table:table-cell>
          <table:table-cell table:style-name="ce16" office:value-type="string" calcext:value-type="string">
            <text:p>discount curve DF end date</text:p>
          </table:table-cell>
          <table:table-cell table:style-name="ce2" office:value-type="string" calcext:value-type="string">
            <text:p>3M swap fixed leg indicator</text:p>
          </table:table-cell>
          <table:table-cell table:style-name="ce2" office:value-type="string" calcext:value-type="string">
            <text:p>6M swap fixed leg indicator</text:p>
          </table:table-cell>
          <table:table-cell table:style-name="ce2" office:value-type="string" calcext:value-type="string">
            <text:p>9M swap fixed leg indicator</text:p>
          </table:table-cell>
          <table:table-cell table:style-name="ce2" office:value-type="string" calcext:value-type="string">
            <text:p>1Y swap fixed leg indicator</text:p>
          </table:table-cell>
          <table:table-cell table:style-name="ce2" office:value-type="string" calcext:value-type="string">
            <text:p>3M swap floating leg indicator</text:p>
          </table:table-cell>
          <table:table-cell table:style-name="ce18" office:value-type="string" calcext:value-type="string">
            <text:p>fixed leg NPV</text:p>
          </table:table-cell>
          <table:table-cell table:style-name="ce18" office:value-type="string" calcext:value-type="string">
            <text:p>floating leg NPV</text:p>
          </table:table-cell>
          <table:table-cell table:style-name="ce18" office:value-type="string" calcext:value-type="string">
            <text:p>total NPV</text:p>
          </table:table-cell>
          <table:table-cell table:style-name="ce20" office:value-type="string" calcext:value-type="string">
            <text:p>DF</text:p>
          </table:table-cell>
          <table:table-cell table:style-name="ce20" office:value-type="string" calcext:value-type="string">
            <text:p>ln(DF)</text:p>
          </table:table-cell>
          <table:table-cell table:style-name="ce20" office:value-type="string" calcext:value-type="string">
            <text:p>3M forward rate</text:p>
          </table:table-cell>
          <table:table-cell table:style-name="ce22" office:value-type="string" calcext:value-type="string">
            <text:p>Calc ZR</text:p>
          </table:table-cell>
          <table:table-cell table:style-name="ce24" office:value-type="string" calcext:value-type="string">
            <text:p>Murex DF</text:p>
          </table:table-cell>
          <table:table-cell table:style-name="ce24" office:value-type="string" calcext:value-type="string">
            <text:p>Murex ZR</text:p>
          </table:table-cell>
          <table:table-cell table:style-name="ce112" office:value-type="string" calcext:value-type="string">
            <text:p>Diff </text:p>
          </table:table-cell>
          <table:table-cell table:number-columns-repeated="16347"/>
        </table:table-row>
        <table:table-row table:style-name="ro1">
          <table:table-cell table:style-name="ce3" table:number-columns-repeated="7"/>
          <table:table-cell table:style-name="ce9" office:value-type="string" calcext:value-type="string">
            <text:p>ACT_365</text:p>
          </table:table-cell>
          <table:table-cell table:style-name="ce11" table:number-columns-repeated="4"/>
          <table:table-cell table:style-name="ce13" table:number-columns-repeated="4"/>
          <table:table-cell table:style-name="ce15" table:number-columns-repeated="4"/>
          <table:table-cell table:style-name="ce17"/>
          <table:table-cell table:style-name="ce78" office:value-type="string" calcext:value-type="string">
            <text:p>ACT_365</text:p>
          </table:table-cell>
          <table:table-cell table:style-name="ce3" table:number-columns-repeated="5"/>
          <table:table-cell table:style-name="ce19" table:number-columns-repeated="3"/>
          <table:table-cell table:style-name="ce21" table:number-columns-repeated="3"/>
          <table:table-cell table:style-name="ce23"/>
          <table:table-cell table:style-name="ce25" table:number-columns-repeated="2"/>
          <table:table-cell table:style-name="ce3"/>
          <table:table-cell table:number-columns-repeated="16347"/>
        </table:table-row>
        <table:table-row table:style-name="ro1">
          <table:table-cell table:style-name="ce29" office:value-type="string" calcext:value-type="string">
            <text:p>O/N</text:p>
          </table:table-cell>
          <table:table-cell table:style-name="ce33" office:value-type="string" calcext:value-type="string">
            <text:p>EUR_3M_MANUAL</text:p>
          </table:table-cell>
          <table:table-cell table:style-name="ce29" office:value-type="string" calcext:value-type="string">
            <text:p>depo</text:p>
          </table:table-cell>
          <table:table-cell table:style-name="ce35" table:formula="of:=[.$B$6]" office:value-type="date" office:date-value="2022-05-31" calcext:value-type="date">
            <text:p>31/05/2022</text:p>
          </table:table-cell>
          <table:table-cell table:style-name="ce35" table:formula="of:=[.$B$7]" office:value-type="date" office:date-value="2022-06-02" calcext:value-type="date">
            <text:p>02/06/2022</text:p>
          </table:table-cell>
          <table:table-cell table:style-name="ce35" office:value-type="date" office:date-value="2022-06-01" calcext:value-type="date">
            <text:p>01/06/2022</text:p>
          </table:table-cell>
          <table:table-cell table:style-name="ce36" office:value-type="percentage" office:value="-0.008452" calcext:value-type="percentage">
            <text:p>-0.845200%</text:p>
          </table:table-cell>
          <table:table-cell table:style-name="ce39" table:formula="of:=CALC_YR_FRAC([.D13];[.F13];[.$H$12])" office:value-type="float" office:value="0.00273972602739726" calcext:value-type="float">
            <text:p>0.002740</text:p>
          </table:table-cell>
          <table:table-cell table:style-name="ce35" office:value-type="date" office:date-value="2022-05-31" calcext:value-type="date">
            <text:p>31/05/2022</text:p>
          </table:table-cell>
          <table:table-cell table:style-name="ce35" office:value-type="date" office:date-value="2022-06-01" calcext:value-type="date">
            <text:p>01/06/2022</text:p>
          </table:table-cell>
          <table:table-cell table:style-name="ce29" office:value-type="string" calcext:value-type="string">
            <text:p>ACT_360</text:p>
          </table:table-cell>
          <table:table-cell table:style-name="ce39" table:formula="of:=CALC_YR_FRAC([.I13];[.J13];[.K13])" office:value-type="float" office:value="0.00277777777777778" calcext:value-type="float">
            <text:p>0.002778</text:p>
          </table:table-cell>
          <table:table-cell table:style-name="ce33" table:number-columns-repeated="2"/>
          <table:table-cell table:style-name="ce50"/>
          <table:table-cell table:style-name="ce33" table:number-columns-repeated="5"/>
          <table:table-cell table:style-name="ce58" table:number-columns-repeated="2"/>
          <table:table-cell table:style-name="ce29" table:number-columns-repeated="5"/>
          <table:table-cell table:style-name="ce33" table:number-columns-repeated="3"/>
          <table:table-cell table:style-name="ce36" table:formula="of:=1/(1+[.G13]*[.L13])" office:value-type="percentage" office:value="1.000023478329" calcext:value-type="percentage">
            <text:p>100.002348%</text:p>
          </table:table-cell>
          <table:table-cell table:style-name="ce33" table:number-columns-repeated="2"/>
          <table:table-cell table:style-name="ce36" table:formula="of:=POWER([.AE13];-1/[.H13])-1" office:value-type="percentage" office:value="-0.00853287607126985" calcext:value-type="percentage">
            <text:p>-0.853288%</text:p>
          </table:table-cell>
          <table:table-cell table:style-name="ce36" office:value-type="percentage" office:value="1.000004653" calcext:value-type="percentage">
            <text:p>100.000465%</text:p>
          </table:table-cell>
          <table:table-cell table:style-name="ce36"/>
          <table:table-cell table:number-columns-repeated="16348"/>
        </table:table-row>
        <table:table-row table:style-name="ro1">
          <table:table-cell table:style-name="ce29" office:value-type="string" calcext:value-type="string">
            <text:p>T/N</text:p>
          </table:table-cell>
          <table:table-cell table:style-name="ce33"/>
          <table:table-cell table:style-name="ce29" office:value-type="string" calcext:value-type="string">
            <text:p>depo</text:p>
          </table:table-cell>
          <table:table-cell table:style-name="ce35" table:formula="of:=[.$B$6]" office:value-type="date" office:date-value="2022-05-31" calcext:value-type="date">
            <text:p>31/05/2022</text:p>
          </table:table-cell>
          <table:table-cell table:style-name="ce35" table:formula="of:=[.$B$7]" office:value-type="date" office:date-value="2022-06-02" calcext:value-type="date">
            <text:p>02/06/2022</text:p>
          </table:table-cell>
          <table:table-cell table:style-name="ce35" office:value-type="date" office:date-value="2022-06-02" calcext:value-type="date">
            <text:p>02/06/2022</text:p>
          </table:table-cell>
          <table:table-cell table:style-name="ce36" office:value-type="percentage" office:value="-0.008452" calcext:value-type="percentage">
            <text:p>-0.845200%</text:p>
          </table:table-cell>
          <table:table-cell table:style-name="ce39" table:formula="of:=CALC_YR_FRAC([.D14];[.F14];[.$H$12])" office:value-type="float" office:value="0.00547945205479452" calcext:value-type="float">
            <text:p>0.005479</text:p>
          </table:table-cell>
          <table:table-cell table:style-name="ce35" table:formula="of:=[.J13]" office:value-type="date" office:date-value="2022-06-01" calcext:value-type="date">
            <text:p>01/06/2022</text:p>
          </table:table-cell>
          <table:table-cell table:style-name="ce35" office:value-type="date" office:date-value="2022-06-02" calcext:value-type="date">
            <text:p>02/06/2022</text:p>
          </table:table-cell>
          <table:table-cell table:style-name="ce29" office:value-type="string" calcext:value-type="string">
            <text:p>ACT_360</text:p>
          </table:table-cell>
          <table:table-cell table:style-name="ce39" table:formula="of:=CALC_YR_FRAC([.I14];[.J14];[.K14])" office:value-type="float" office:value="0.00277777777777778" calcext:value-type="float">
            <text:p>0.002778</text:p>
          </table:table-cell>
          <table:table-cell table:style-name="ce33" table:number-columns-repeated="2"/>
          <table:table-cell table:style-name="ce51"/>
          <table:table-cell table:style-name="ce33" table:number-columns-repeated="5"/>
          <table:table-cell table:style-name="ce58" table:number-columns-repeated="2"/>
          <table:table-cell table:style-name="ce29" table:number-columns-repeated="5"/>
          <table:table-cell table:style-name="ce33" table:number-columns-repeated="3"/>
          <table:table-cell table:style-name="ce36" table:formula="of:=1/(1+[.G14]*[.L14])*[.AE13]" office:value-type="percentage" office:value="1.00004695720923" calcext:value-type="percentage">
            <text:p>100.004696%</text:p>
          </table:table-cell>
          <table:table-cell table:style-name="ce33"/>
          <table:table-cell table:style-name="ce85"/>
          <table:table-cell table:style-name="ce36" table:formula="of:=POWER([.AE14];-1/[.H14])-1" office:value-type="percentage" office:value="-0.00853287607127273" calcext:value-type="percentage">
            <text:p>-0.853288%</text:p>
          </table:table-cell>
          <table:table-cell table:style-name="ce36" table:number-columns-repeated="2"/>
          <table:table-cell table:number-columns-repeated="16348"/>
        </table:table-row>
        <table:table-row table:style-name="ro1">
          <table:table-cell table:style-name="ce29" office:value-type="string" calcext:value-type="string">
            <text:p>1M</text:p>
          </table:table-cell>
          <table:table-cell table:style-name="ce33" office:value-type="string" calcext:value-type="string">
            <text:p>EUR_3M_MANUAL</text:p>
          </table:table-cell>
          <table:table-cell table:style-name="ce29" office:value-type="string" calcext:value-type="string">
            <text:p>depo</text:p>
          </table:table-cell>
          <table:table-cell table:style-name="ce35" table:formula="of:=[.$B$6]" office:value-type="date" office:date-value="2022-05-31" calcext:value-type="date">
            <text:p>31/05/2022</text:p>
          </table:table-cell>
          <table:table-cell table:style-name="ce35" table:formula="of:=[.$B$7]" office:value-type="date" office:date-value="2022-06-02" calcext:value-type="date">
            <text:p>02/06/2022</text:p>
          </table:table-cell>
          <table:table-cell table:style-name="ce35" office:value-type="date" office:date-value="2022-07-04" calcext:value-type="date">
            <text:p>04/07/2022</text:p>
          </table:table-cell>
          <table:table-cell table:style-name="ce36" office:value-type="percentage" office:value="-0.006815" calcext:value-type="percentage">
            <text:p>-0.681500%</text:p>
          </table:table-cell>
          <table:table-cell table:style-name="ce39" table:formula="of:=CALC_YR_FRAC([.D15];[.F15];[.$H$12])" office:value-type="float" office:value="0.0931506849315069" calcext:value-type="float">
            <text:p>0.093151</text:p>
          </table:table-cell>
          <table:table-cell table:style-name="ce35" table:formula="of:=[.J14]" office:value-type="date" office:date-value="2022-06-02" calcext:value-type="date">
            <text:p>02/06/2022</text:p>
          </table:table-cell>
          <table:table-cell table:style-name="ce35" office:value-type="date" office:date-value="2022-07-04" calcext:value-type="date">
            <text:p>04/07/2022</text:p>
          </table:table-cell>
          <table:table-cell table:style-name="ce29" office:value-type="string" calcext:value-type="string">
            <text:p>ACT_360</text:p>
          </table:table-cell>
          <table:table-cell table:style-name="ce39" table:formula="of:=CALC_YR_FRAC([.I15];[.J15];[.K15])" office:value-type="float" office:value="0.0888888888888889" calcext:value-type="float">
            <text:p>0.088889</text:p>
          </table:table-cell>
          <table:table-cell table:style-name="ce33" table:number-columns-repeated="2"/>
          <table:table-cell table:style-name="ce51"/>
          <table:table-cell table:style-name="ce33" table:number-columns-repeated="5"/>
          <table:table-cell table:style-name="ce58" table:number-columns-repeated="2"/>
          <table:table-cell table:style-name="ce29" table:number-columns-repeated="5"/>
          <table:table-cell table:style-name="ce33" table:number-columns-repeated="3"/>
          <table:table-cell table:style-name="ce36" table:formula="of:=1/(1+[.G15]*[.L15])*[.$AE$14]" office:value-type="percentage" office:value="1.00065313063903" calcext:value-type="percentage">
            <text:p>100.065313%</text:p>
          </table:table-cell>
          <table:table-cell table:style-name="ce33"/>
          <table:table-cell table:style-name="ce85"/>
          <table:table-cell table:style-name="ce36" table:formula="of:=POWER([.AE15];-1/[.H15])-1" office:value-type="percentage" office:value="-0.00698475319995806" calcext:value-type="percentage">
            <text:p>-0.698475%</text:p>
          </table:table-cell>
          <table:table-cell table:style-name="ce36" office:value-type="percentage" office:value="1.00065288" calcext:value-type="percentage">
            <text:p>100.065288%</text:p>
          </table:table-cell>
          <table:table-cell table:style-name="ce36" office:value-type="percentage" office:value="-0.006982086" calcext:value-type="percentage">
            <text:p>-0.698209%</text:p>
          </table:table-cell>
          <table:table-cell table:style-name="ce113" table:formula="of:=([.AJ15]-[.AH15])*10000" office:value-type="float" office:value="0.0266719995806013" calcext:value-type="float">
            <text:p>0.03 bps</text:p>
          </table:table-cell>
          <table:table-cell table:number-columns-repeated="16347"/>
        </table:table-row>
        <table:table-row table:style-name="ro1">
          <table:table-cell table:style-name="ce29" office:value-type="string" calcext:value-type="string">
            <text:p>2M</text:p>
          </table:table-cell>
          <table:table-cell table:style-name="ce33" office:value-type="string" calcext:value-type="string">
            <text:p>EUR_3M_MANUAL</text:p>
          </table:table-cell>
          <table:table-cell table:style-name="ce29" office:value-type="string" calcext:value-type="string">
            <text:p>depo</text:p>
          </table:table-cell>
          <table:table-cell table:style-name="ce35" table:formula="of:=[.$B$6]" office:value-type="date" office:date-value="2022-05-31" calcext:value-type="date">
            <text:p>31/05/2022</text:p>
          </table:table-cell>
          <table:table-cell table:style-name="ce35" table:formula="of:=[.$B$7]" office:value-type="date" office:date-value="2022-06-02" calcext:value-type="date">
            <text:p>02/06/2022</text:p>
          </table:table-cell>
          <table:table-cell table:style-name="ce35" office:value-type="date" office:date-value="2022-08-02" calcext:value-type="date">
            <text:p>02/08/2022</text:p>
          </table:table-cell>
          <table:table-cell table:style-name="ce36" office:value-type="percentage" office:value="-0.005172" calcext:value-type="percentage">
            <text:p>-0.517200%</text:p>
          </table:table-cell>
          <table:table-cell table:style-name="ce39" table:formula="of:=CALC_YR_FRAC([.D16];[.F16];[.$H$12])" office:value-type="float" office:value="0.172602739726027" calcext:value-type="float">
            <text:p>0.172603</text:p>
          </table:table-cell>
          <table:table-cell table:style-name="ce35" table:formula="of:=[.I15]" office:value-type="date" office:date-value="2022-06-02" calcext:value-type="date">
            <text:p>02/06/2022</text:p>
          </table:table-cell>
          <table:table-cell table:style-name="ce35" office:value-type="date" office:date-value="2022-08-02" calcext:value-type="date">
            <text:p>02/08/2022</text:p>
          </table:table-cell>
          <table:table-cell table:style-name="ce29" office:value-type="string" calcext:value-type="string">
            <text:p>ACT_360</text:p>
          </table:table-cell>
          <table:table-cell table:style-name="ce39" table:formula="of:=CALC_YR_FRAC([.I16];[.J16];[.K16])" office:value-type="float" office:value="0.169444444444444" calcext:value-type="float">
            <text:p>0.169444</text:p>
          </table:table-cell>
          <table:table-cell table:style-name="ce33" table:number-columns-repeated="2"/>
          <table:table-cell table:style-name="ce51"/>
          <table:table-cell table:style-name="ce33" table:number-columns-repeated="5"/>
          <table:table-cell table:style-name="ce58" table:number-columns-repeated="2"/>
          <table:table-cell table:style-name="ce29" table:number-columns-repeated="5"/>
          <table:table-cell table:style-name="ce33" table:number-columns-repeated="3"/>
          <table:table-cell table:style-name="ce36" table:formula="of:=1/(1+[.G16]*[.L16])*[.$AE$14]" office:value-type="percentage" office:value="1.00092413375591" calcext:value-type="percentage">
            <text:p>100.092413%</text:p>
          </table:table-cell>
          <table:table-cell table:style-name="ce33" table:number-columns-repeated="2"/>
          <table:table-cell table:style-name="ce36" table:formula="of:=POWER([.AE16];-1/[.H16])-1" office:value-type="percentage" office:value="-0.00533734134335351" calcext:value-type="percentage">
            <text:p>-0.533734%</text:p>
          </table:table-cell>
          <table:table-cell table:style-name="ce36" office:value-type="percentage" office:value="1.000923883" calcext:value-type="percentage">
            <text:p>100.092388%</text:p>
          </table:table-cell>
          <table:table-cell table:style-name="ce36" office:value-type="percentage" office:value="-0.005335899" calcext:value-type="percentage">
            <text:p>-0.533590%</text:p>
          </table:table-cell>
          <table:table-cell table:style-name="ce113" table:formula="of:=([.AJ16]-[.AH16])*10000" office:value-type="float" office:value="0.0144234335350789" calcext:value-type="float">
            <text:p>0.01 bps</text:p>
          </table:table-cell>
          <table:table-cell table:number-columns-repeated="16347"/>
        </table:table-row>
        <table:table-row table:style-name="ro1">
          <table:table-cell table:style-name="ce29" office:value-type="string" calcext:value-type="string">
            <text:p>3M</text:p>
          </table:table-cell>
          <table:table-cell table:style-name="ce33" office:value-type="string" calcext:value-type="string">
            <text:p>EUR MM FIX</text:p>
          </table:table-cell>
          <table:table-cell table:style-name="ce29" office:value-type="string" calcext:value-type="string">
            <text:p>depo</text:p>
          </table:table-cell>
          <table:table-cell table:style-name="ce35" table:formula="of:=[.$B$6]" office:value-type="date" office:date-value="2022-05-31" calcext:value-type="date">
            <text:p>31/05/2022</text:p>
          </table:table-cell>
          <table:table-cell table:style-name="ce35" table:formula="of:=[.$B$7]" office:value-type="date" office:date-value="2022-06-02" calcext:value-type="date">
            <text:p>02/06/2022</text:p>
          </table:table-cell>
          <table:table-cell table:style-name="ce35" office:value-type="date" office:date-value="2022-09-02" calcext:value-type="date">
            <text:p>02/09/2022</text:p>
          </table:table-cell>
          <table:table-cell table:style-name="ce36" office:value-type="percentage" office:value="-0.00338" calcext:value-type="percentage">
            <text:p>-0.338000%</text:p>
          </table:table-cell>
          <table:table-cell table:style-name="ce39" table:formula="of:=CALC_YR_FRAC([.D17];[.F17];[.$H$12])" office:value-type="float" office:value="0.257534246575342" calcext:value-type="float">
            <text:p>0.257534</text:p>
          </table:table-cell>
          <table:table-cell table:style-name="ce35" table:formula="of:=[.I16]" office:value-type="date" office:date-value="2022-06-02" calcext:value-type="date">
            <text:p>02/06/2022</text:p>
          </table:table-cell>
          <table:table-cell table:style-name="ce35" office:value-type="date" office:date-value="2022-09-02" calcext:value-type="date">
            <text:p>02/09/2022</text:p>
          </table:table-cell>
          <table:table-cell table:style-name="ce29" office:value-type="string" calcext:value-type="string">
            <text:p>U30_360</text:p>
          </table:table-cell>
          <table:table-cell table:style-name="ce39" table:formula="of:=CALC_YR_FRAC([.I17];[.J17];[.K17])" office:value-type="float" office:value="0.25" calcext:value-type="float">
            <text:p>0.250000</text:p>
          </table:table-cell>
          <table:table-cell table:style-name="ce49" table:formula="of:=[.E17]" office:value-type="date" office:date-value="2022-06-02" calcext:value-type="date">
            <text:p>02/06/2022</text:p>
          </table:table-cell>
          <table:table-cell table:style-name="ce49" table:formula="of:=[.F17]" office:value-type="date" office:date-value="2022-09-02" calcext:value-type="date">
            <text:p>02/09/2022</text:p>
          </table:table-cell>
          <table:table-cell table:style-name="ce52" office:value-type="string" calcext:value-type="string">
            <text:p>ACT_360</text:p>
          </table:table-cell>
          <table:table-cell table:style-name="ce39" table:formula="of:=CALC_YR_FRAC([.M17];[.N17];[.O17])" office:value-type="float" office:value="0.255555555555556" calcext:value-type="float">
            <text:p>0.255556</text:p>
          </table:table-cell>
          <table:table-cell table:style-name="ce49" table:formula="of:=[.E17]" office:value-type="date" office:date-value="2022-06-02" calcext:value-type="date">
            <text:p>02/06/2022</text:p>
          </table:table-cell>
          <table:table-cell table:style-name="ce49" table:formula="of:=[.F17]" office:value-type="date" office:date-value="2022-09-02" calcext:value-type="date">
            <text:p>02/09/2022</text:p>
          </table:table-cell>
          <table:table-cell table:style-name="ce29" office:value-type="string" calcext:value-type="string">
            <text:p>ACT_360</text:p>
          </table:table-cell>
          <table:table-cell table:style-name="ce39" table:formula="of:=CALC_YR_FRAC([.Q17];[.R17];[.S17])" office:value-type="float" office:value="0.255555555555556" calcext:value-type="float">
            <text:p>0.255556</text:p>
          </table:table-cell>
          <table:table-cell table:style-name="ce36" table:formula="of:=LININTERP([$eur_ri_ester.$B$3:.$B$52];[$eur_ri_ester.$C$3:.$C$52];[.J17])" office:value-type="percentage" office:value="-0.00447485284848485" calcext:value-type="percentage">
            <text:p>-0.447485%</text:p>
          </table:table-cell>
          <table:table-cell table:style-name="ce36" table:formula="of:=1/(1+[.U17])^CALC_YR_FRAC([.D17];[.J17];[.$V$12])" office:value-type="percentage" office:value="1.00115568133312" calcext:value-type="percentage">
            <text:p>100.115568%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33" table:number-columns-repeated="3"/>
          <table:table-cell table:style-name="ce36" table:formula="of:=1/(1+[.G17]*[.L17])*[.$AE$14]" office:value-type="percentage" office:value="1.00089271155049" calcext:value-type="percentage">
            <text:p>100.089271%</text:p>
          </table:table-cell>
          <table:table-cell table:style-name="ce33"/>
          <table:table-cell table:style-name="ce36" table:formula="of:=([.AE14]/[.AE17]-1)/[.T17]" office:value-type="percentage" office:value="-0.00330652173913038" calcext:value-type="percentage">
            <text:p>-0.330652%</text:p>
          </table:table-cell>
          <table:table-cell table:style-name="ce36" table:formula="of:=POWER([.AE17];-1/[.H17])-1" office:value-type="percentage" office:value="-0.00345883802869418" calcext:value-type="percentage">
            <text:p>-0.345884%</text:p>
          </table:table-cell>
          <table:table-cell table:style-name="ce36" office:value-type="percentage" office:value="1.000892461" calcext:value-type="percentage">
            <text:p>100.089246%</text:p>
          </table:table-cell>
          <table:table-cell table:style-name="ce36" office:value-type="percentage" office:value="-0.00345787" calcext:value-type="percentage">
            <text:p>-0.345787%</text:p>
          </table:table-cell>
          <table:table-cell table:style-name="ce113" table:formula="of:=([.AJ17]-[.AH17])*10000" office:value-type="float" office:value="0.00968028694177739" calcext:value-type="float">
            <text:p>0.01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1M-4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1x4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2-10-03" calcext:value-type="date">
            <text:p>03/10/2022</text:p>
          </table:table-cell>
          <table:table-cell table:style-name="ce45" office:value-type="percentage" office:value="-0.00104" calcext:value-type="percentage">
            <text:p>-0.104000%</text:p>
          </table:table-cell>
          <table:table-cell table:style-name="ce56" table:formula="of:=CALC_YR_FRAC([.D18];[.F18];[.$H$12])" office:value-type="float" office:value="0.342465753424658" calcext:value-type="float">
            <text:p>0.342466</text:p>
          </table:table-cell>
          <table:table-cell table:style-name="ce42" table:formula="of:=[.J15]" office:value-type="date" office:date-value="2022-07-04" calcext:value-type="date">
            <text:p>04/07/2022</text:p>
          </table:table-cell>
          <table:table-cell table:style-name="ce42" table:formula="of:=[.F18]" office:value-type="date" office:date-value="2022-10-03" calcext:value-type="date">
            <text:p>03/10/2022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18];[.J18];[.K18])" office:value-type="float" office:value="0.252777777777778" calcext:value-type="float">
            <text:p>0.252778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18])" office:value-type="percentage" office:value="-0.00344800789655172" calcext:value-type="percentage">
            <text:p>-0.344801%</text:p>
          </table:table-cell>
          <table:table-cell table:style-name="ce45" table:formula="of:=1/(1+[.U18])^CALC_YR_FRAC([.D18];[.J18];[.$V$12])" office:value-type="percentage" office:value="1.00118356492086" calcext:value-type="percentage">
            <text:p>100.118356%</text:p>
          </table:table-cell>
          <table:table-cell table:style-name="ce28" table:number-columns-repeated="5"/>
          <table:table-cell table:style-name="ce81" table:formula="of:=-[.G18]*[.L18]*[.$B$9]*[.V18]" office:value-type="float" office:value="263.200034955862" calcext:value-type="float">
            <text:p>263.20</text:p>
          </table:table-cell>
          <table:table-cell table:style-name="ce81" table:formula="of:=[.AG18]*[.L18]*[.$B$9]*[.V18]" office:value-type="float" office:value="-263.200034955785" calcext:value-type="float">
            <text:p>-263.20</text:p>
          </table:table-cell>
          <table:table-cell table:style-name="ce81" table:formula="of:=ABS([.AB18]+[.AC18])" office:value-type="float" office:value="0.000000000076397554948926" calcext:value-type="float">
            <text:p>0.00</text:p>
          </table:table-cell>
          <table:table-cell table:style-name="ce45" table:formula="of:=EXP([.AF18])" office:value-type="percentage" office:value="1.0009162604026" calcext:value-type="percentage">
            <text:p>100.091626%</text:p>
          </table:table-cell>
          <table:table-cell table:style-name="ce45" office:value-type="percentage" office:value="0.000915840892269849" calcext:value-type="percentage">
            <text:p>0.091584%</text:p>
          </table:table-cell>
          <table:table-cell table:style-name="ce45" table:formula="of:=([.AE15]/[.AE18]-1)/[.L18]" office:value-type="percentage" office:value="-0.0010399999999997" calcext:value-type="percentage">
            <text:p>-0.104000%</text:p>
          </table:table-cell>
          <table:table-cell table:style-name="ce45" table:formula="of:=POWER([.AE18];-1/[.H18])-1" office:value-type="percentage" office:value="-0.00267068276986415" calcext:value-type="percentage">
            <text:p>-0.267068%</text:p>
          </table:table-cell>
          <table:table-cell table:style-name="ce45" office:value-type="percentage" office:value="1.000920928" calcext:value-type="percentage">
            <text:p>100.092093%</text:p>
          </table:table-cell>
          <table:table-cell table:style-name="ce45" office:value-type="percentage" office:value="-0.002684262" calcext:value-type="percentage">
            <text:p>-0.268426%</text:p>
          </table:table-cell>
          <table:table-cell table:style-name="ce113" table:formula="of:=([.AJ18]-[.AH18])*10000" office:value-type="float" office:value="-0.13579230135848" calcext:value-type="float">
            <text:p>-0.14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2M-5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2x5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2-11-02" calcext:value-type="date">
            <text:p>02/11/2022</text:p>
          </table:table-cell>
          <table:table-cell table:style-name="ce45" office:value-type="percentage" office:value="0.00108" calcext:value-type="percentage">
            <text:p>0.108000%</text:p>
          </table:table-cell>
          <table:table-cell table:style-name="ce56" table:formula="of:=CALC_YR_FRAC([.D19];[.F19];[.$H$12])" office:value-type="float" office:value="0.424657534246575" calcext:value-type="float">
            <text:p>0.424658</text:p>
          </table:table-cell>
          <table:table-cell table:style-name="ce42" table:formula="of:=[.J16]" office:value-type="date" office:date-value="2022-08-02" calcext:value-type="date">
            <text:p>02/08/2022</text:p>
          </table:table-cell>
          <table:table-cell table:style-name="ce42" table:formula="of:=[.F19]" office:value-type="date" office:date-value="2022-11-02" calcext:value-type="date">
            <text:p>02/11/2022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19];[.J19];[.K19])" office:value-type="float" office:value="0.255555555555556" calcext:value-type="float">
            <text:p>0.255556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19])" office:value-type="percentage" office:value="-0.002581539" calcext:value-type="percentage">
            <text:p>-0.258154%</text:p>
          </table:table-cell>
          <table:table-cell table:style-name="ce45" table:formula="of:=1/(1+[.U19])^CALC_YR_FRAC([.D19];[.J19];[.$V$12])" office:value-type="percentage" office:value="1.00109829013757" calcext:value-type="percentage">
            <text:p>100.109829%</text:p>
          </table:table-cell>
          <table:table-cell table:style-name="ce28" table:number-columns-repeated="5"/>
          <table:table-cell table:style-name="ce81" table:formula="of:=-[.G19]*[.L19]*[.$B$9]*[.V19]" office:value-type="float" office:value="-276.30312807797" calcext:value-type="float">
            <text:p>-276.30</text:p>
          </table:table-cell>
          <table:table-cell table:style-name="ce81" table:formula="of:=[.AG19]*[.L19]*[.$B$9]*[.V19]" office:value-type="float" office:value="276.303128163493" calcext:value-type="float">
            <text:p>276.30</text:p>
          </table:table-cell>
          <table:table-cell table:style-name="ce81" table:formula="of:=ABS([.AB19]+[.AC19])" office:value-type="float" office:value="0.0000000855239363772853" calcext:value-type="float">
            <text:p>0.00</text:p>
          </table:table-cell>
          <table:table-cell table:style-name="ce45" table:formula="of:=EXP([.AF19])" office:value-type="percentage" office:value="1.00064795492027" calcext:value-type="percentage">
            <text:p>100.064795%</text:p>
          </table:table-cell>
          <table:table-cell table:style-name="ce45" office:value-type="percentage" office:value="0.000647745088114482" calcext:value-type="percentage">
            <text:p>0.064775%</text:p>
          </table:table-cell>
          <table:table-cell table:style-name="ce45" table:formula="of:=([.AE16]/[.AE19]-1)/[.L19]" office:value-type="percentage" office:value="0.00108000000033429" calcext:value-type="percentage">
            <text:p>0.108000%</text:p>
          </table:table-cell>
          <table:table-cell table:style-name="ce45" table:formula="of:=POWER([.AE19];-1/[.H19])-1" office:value-type="percentage" office:value="-0.00152417247500869" calcext:value-type="percentage">
            <text:p>-0.152417%</text:p>
          </table:table-cell>
          <table:table-cell table:style-name="ce45" office:value-type="percentage" office:value="1.000647705" calcext:value-type="percentage">
            <text:p>100.064771%</text:p>
          </table:table-cell>
          <table:table-cell table:style-name="ce45" office:value-type="percentage" office:value="-0.001523584" calcext:value-type="percentage">
            <text:p>-0.152358%</text:p>
          </table:table-cell>
          <table:table-cell table:style-name="ce113" table:formula="of:=([.AJ19]-[.AH19])*10000" office:value-type="float" office:value="0.00588475008689434" calcext:value-type="float">
            <text:p>0.01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3M-6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3x6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2-12-02" calcext:value-type="date">
            <text:p>02/12/2022</text:p>
          </table:table-cell>
          <table:table-cell table:style-name="ce45" office:value-type="percentage" office:value="0.00284" calcext:value-type="percentage">
            <text:p>0.284000%</text:p>
          </table:table-cell>
          <table:table-cell table:style-name="ce56" table:formula="of:=CALC_YR_FRAC([.D20];[.F20];[.$H$12])" office:value-type="float" office:value="0.506849315068493" calcext:value-type="float">
            <text:p>0.506849</text:p>
          </table:table-cell>
          <table:table-cell table:style-name="ce42" table:formula="of:=[.J17]" office:value-type="date" office:date-value="2022-09-02" calcext:value-type="date">
            <text:p>02/09/2022</text:p>
          </table:table-cell>
          <table:table-cell table:style-name="ce42" table:formula="of:=[.F20]" office:value-type="date" office:date-value="2022-12-02" calcext:value-type="date">
            <text:p>02/12/2022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0];[.J20];[.K20])" office:value-type="float" office:value="0.252777777777778" calcext:value-type="float">
            <text:p>0.252778</text:p>
          </table:table-cell>
          <table:table-cell table:style-name="ce66" table:formula="of:=[.E20]" office:value-type="date" office:date-value="2022-06-02" calcext:value-type="date">
            <text:p>02/06/2022</text:p>
          </table:table-cell>
          <table:table-cell table:style-name="ce66" table:formula="of:=[.F20]" office:value-type="date" office:date-value="2022-12-02" calcext:value-type="date">
            <text:p>02/12/2022</text:p>
          </table:table-cell>
          <table:table-cell table:style-name="ce72" office:value-type="string" calcext:value-type="string">
            <text:p>ACT_360</text:p>
          </table:table-cell>
          <table:table-cell table:style-name="ce56" table:formula="of:=CALC_YR_FRAC([.M20];[.N20];[.O20])" office:value-type="float" office:value="0.508333333333333" calcext:value-type="float">
            <text:p>0.508333</text:p>
          </table:table-cell>
          <table:table-cell table:style-name="ce66" table:formula="of:=[.R17]" office:value-type="date" office:date-value="2022-09-02" calcext:value-type="date">
            <text:p>02/09/2022</text:p>
          </table:table-cell>
          <table:table-cell table:style-name="ce66" table:formula="of:=[.F20]" office:value-type="date" office:date-value="2022-12-02" calcext:value-type="date">
            <text:p>02/12/2022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Q20];[.R20];[.S20])" office:value-type="float" office:value="0.252777777777778" calcext:value-type="float">
            <text:p>0.252778</text:p>
          </table:table-cell>
          <table:table-cell table:style-name="ce45" table:formula="of:=LININTERP([$eur_ri_ester.$B$3:.$B$52];[$eur_ri_ester.$C$3:.$C$52];[.J20])" office:value-type="percentage" office:value="-0.001567847625" calcext:value-type="percentage">
            <text:p>-0.156785%</text:p>
          </table:table-cell>
          <table:table-cell table:style-name="ce45" table:formula="of:=1/(1+[.U20])^CALC_YR_FRAC([.D20];[.J20];[.$V$12])" office:value-type="percentage" office:value="1.00079560242546" calcext:value-type="percentage">
            <text:p>100.079560%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81" table:formula="of:=-[.G20]*[.L20]*[.$B$9]*[.V20]" office:value-type="float" office:value="-718.460043030097" calcext:value-type="float">
            <text:p>-718.46</text:p>
          </table:table-cell>
          <table:table-cell table:style-name="ce81" table:formula="of:=[.AG20]*[.L20]*[.$B$9]*[.V20]" office:value-type="float" office:value="718.460043145337" calcext:value-type="float">
            <text:p>718.46</text:p>
          </table:table-cell>
          <table:table-cell table:style-name="ce81" table:formula="of:=ABS([.AB20]+[.AC20])" office:value-type="float" office:value="0.000000115239572551218" calcext:value-type="float">
            <text:p>0.00</text:p>
          </table:table-cell>
          <table:table-cell table:style-name="ce45" table:formula="of:=EXP([.AF20])" office:value-type="percentage" office:value="1.00017469724827" calcext:value-type="percentage">
            <text:p>100.017470%</text:p>
          </table:table-cell>
          <table:table-cell table:style-name="ce45" office:value-type="percentage" office:value="0.000174681990480821" calcext:value-type="percentage">
            <text:p>0.017468%</text:p>
          </table:table-cell>
          <table:table-cell table:style-name="ce45" table:formula="of:=([.AE17]/[.AE20]-1)/[.L20]" office:value-type="percentage" office:value="0.00284000000045553" calcext:value-type="percentage">
            <text:p>0.284000%</text:p>
          </table:table-cell>
          <table:table-cell table:style-name="ce45" table:formula="of:=POWER([.AE20];-1/[.H20])-1" office:value-type="percentage" office:value="-0.000344583463560255" calcext:value-type="percentage">
            <text:p>-0.034458%</text:p>
          </table:table-cell>
          <table:table-cell table:style-name="ce45" office:value-type="percentage" office:value="1.000174447" calcext:value-type="percentage">
            <text:p>100.017445%</text:p>
          </table:table-cell>
          <table:table-cell table:style-name="ce45" office:value-type="percentage" office:value="-0.00034409" calcext:value-type="percentage">
            <text:p>-0.034409%</text:p>
          </table:table-cell>
          <table:table-cell table:style-name="ce113" table:formula="of:=([.AJ20]-[.AH20])*10000" office:value-type="float" office:value="0.00493463560255134" calcext:value-type="float">
            <text:p>0.00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4M-7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4x7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1-02" calcext:value-type="date">
            <text:p>02/01/2023</text:p>
          </table:table-cell>
          <table:table-cell table:style-name="ce45" office:value-type="percentage" office:value="0.0046" calcext:value-type="percentage">
            <text:p>0.460000%</text:p>
          </table:table-cell>
          <table:table-cell table:style-name="ce56" table:formula="of:=CALC_YR_FRAC([.D21];[.F21];[.$H$12])" office:value-type="float" office:value="0.591780821917808" calcext:value-type="float">
            <text:p>0.591781</text:p>
          </table:table-cell>
          <table:table-cell table:style-name="ce42" table:formula="of:=[.J18]" office:value-type="date" office:date-value="2022-10-03" calcext:value-type="date">
            <text:p>03/10/2022</text:p>
          </table:table-cell>
          <table:table-cell table:style-name="ce42" table:formula="of:=[.F21]" office:value-type="date" office:date-value="2023-01-02" calcext:value-type="date">
            <text:p>02/01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1];[.J21];[.K21])" office:value-type="float" office:value="0.252777777777778" calcext:value-type="float">
            <text:p>0.252778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21])" office:value-type="percentage" office:value="-0.000677587172413793" calcext:value-type="percentage">
            <text:p>-0.067759%</text:p>
          </table:table-cell>
          <table:table-cell table:style-name="ce45" table:formula="of:=1/(1+[.U21])^CALC_YR_FRAC([.D21];[.J21];[.$V$12])" office:value-type="percentage" office:value="1.0004011994647" calcext:value-type="percentage">
            <text:p>100.040120%</text:p>
          </table:table-cell>
          <table:table-cell table:style-name="ce28" table:number-columns-repeated="5"/>
          <table:table-cell table:style-name="ce81" table:formula="of:=-[.G21]*[.L21]*[.$B$9]*[.V21]" office:value-type="float" office:value="-1163.24428359978" calcext:value-type="float">
            <text:p>-1,163.24</text:p>
          </table:table-cell>
          <table:table-cell table:style-name="ce81" table:formula="of:=[.AG21]*[.L21]*[.$B$9]*[.V21]" office:value-type="float" office:value="1163.24428381999" calcext:value-type="float">
            <text:p>1,163.24</text:p>
          </table:table-cell>
          <table:table-cell table:style-name="ce81" table:formula="of:=ABS([.AB21]+[.AC21])" office:value-type="float" office:value="0.000000220202764467103" calcext:value-type="float">
            <text:p>0.00</text:p>
          </table:table-cell>
          <table:table-cell table:style-name="ce45" table:formula="of:=EXP([.AF21])" office:value-type="percentage" office:value="0.999753768936609" calcext:value-type="percentage">
            <text:p>99.975377%</text:p>
          </table:table-cell>
          <table:table-cell table:style-name="ce45" office:value-type="percentage" office:value="-0.000246261383236406" calcext:value-type="percentage">
            <text:p>-0.024626%</text:p>
          </table:table-cell>
          <table:table-cell table:style-name="ce45" table:formula="of:=([.AE18]/[.AE21]-1)/[.L21]" office:value-type="percentage" office:value="0.00460000000087078" calcext:value-type="percentage">
            <text:p>0.460000%</text:p>
          </table:table-cell>
          <table:table-cell table:style-name="ce45" table:formula="of:=POWER([.AE21];-1/[.H21])-1" office:value-type="percentage" office:value="0.000416222730362126" calcext:value-type="percentage">
            <text:p>0.041622%</text:p>
          </table:table-cell>
          <table:table-cell table:style-name="ce45" office:value-type="percentage" office:value="0.999761412" calcext:value-type="percentage">
            <text:p>99.976141%</text:p>
          </table:table-cell>
          <table:table-cell table:style-name="ce45" office:value-type="percentage" office:value="0.0004033" calcext:value-type="percentage">
            <text:p>0.040330%</text:p>
          </table:table-cell>
          <table:table-cell table:style-name="ce113" table:formula="of:=([.AJ21]-[.AH21])*10000" office:value-type="float" office:value="-0.129227303621258" calcext:value-type="float">
            <text:p>-0.13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5M-8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5x8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2-02" calcext:value-type="date">
            <text:p>02/02/2023</text:p>
          </table:table-cell>
          <table:table-cell table:style-name="ce45" office:value-type="percentage" office:value="0.00608" calcext:value-type="percentage">
            <text:p>0.608000%</text:p>
          </table:table-cell>
          <table:table-cell table:style-name="ce56" table:formula="of:=CALC_YR_FRAC([.D22];[.F22];[.$H$12])" office:value-type="float" office:value="0.676712328767123" calcext:value-type="float">
            <text:p>0.676712</text:p>
          </table:table-cell>
          <table:table-cell table:style-name="ce42" table:formula="of:=[.J19]" office:value-type="date" office:date-value="2022-11-02" calcext:value-type="date">
            <text:p>02/11/2022</text:p>
          </table:table-cell>
          <table:table-cell table:style-name="ce42" table:formula="of:=[.F22]" office:value-type="date" office:date-value="2023-02-02" calcext:value-type="date">
            <text:p>02/02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2];[.J22];[.K22])" office:value-type="float" office:value="0.255555555555556" calcext:value-type="float">
            <text:p>0.255556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22])" office:value-type="percentage" office:value="0.000188314090909091" calcext:value-type="percentage">
            <text:p>0.018831%</text:p>
          </table:table-cell>
          <table:table-cell table:style-name="ce45" table:formula="of:=1/(1+[.U22])^CALC_YR_FRAC([.D22];[.J22];[.$V$12])" office:value-type="percentage" office:value="0.999872585648246" calcext:value-type="percentage">
            <text:p>99.987259%</text:p>
          </table:table-cell>
          <table:table-cell table:style-name="ce28" table:number-columns-repeated="5"/>
          <table:table-cell table:style-name="ce81" table:formula="of:=-[.G22]*[.L22]*[.$B$9]*[.V22]" office:value-type="float" office:value="-1553.57980418945" calcext:value-type="float">
            <text:p>-1,553.58</text:p>
          </table:table-cell>
          <table:table-cell table:style-name="ce81" table:formula="of:=[.AG22]*[.L22]*[.$B$9]*[.V22]" office:value-type="float" office:value="1553.57980440579" calcext:value-type="float">
            <text:p>1,553.58</text:p>
          </table:table-cell>
          <table:table-cell table:style-name="ce81" table:formula="of:=ABS([.AB22]+[.AC22])" office:value-type="float" office:value="0.000000216341959458077" calcext:value-type="float">
            <text:p>0.00</text:p>
          </table:table-cell>
          <table:table-cell table:style-name="ce45" table:formula="of:=EXP([.AF22])" office:value-type="percentage" office:value="0.999095582406233" calcext:value-type="percentage">
            <text:p>99.909558%</text:p>
          </table:table-cell>
          <table:table-cell table:style-name="ce45" office:value-type="percentage" office:value="-0.000904826826122393" calcext:value-type="percentage">
            <text:p>-0.090483%</text:p>
          </table:table-cell>
          <table:table-cell table:style-name="ce45" table:formula="of:=([.AE19]/[.AE22]-1)/[.L22]" office:value-type="percentage" office:value="0.00608000000084666" calcext:value-type="percentage">
            <text:p>0.608000%</text:p>
          </table:table-cell>
          <table:table-cell table:style-name="ce45" table:formula="of:=POWER([.AE22];-1/[.H22])-1" office:value-type="percentage" office:value="0.0013379865798393" calcext:value-type="percentage">
            <text:p>0.133799%</text:p>
          </table:table-cell>
          <table:table-cell table:style-name="ce45" office:value-type="percentage" office:value="0.999095332" calcext:value-type="percentage">
            <text:p>99.909533%</text:p>
          </table:table-cell>
          <table:table-cell table:style-name="ce45" office:value-type="percentage" office:value="0.001338357" calcext:value-type="percentage">
            <text:p>0.133836%</text:p>
          </table:table-cell>
          <table:table-cell table:style-name="ce113" table:formula="of:=([.AJ22]-[.AH22])*10000" office:value-type="float" office:value="0.00370420160699173" calcext:value-type="float">
            <text:p>0.00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6M-9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6x9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3-02" calcext:value-type="date">
            <text:p>02/03/2023</text:p>
          </table:table-cell>
          <table:table-cell table:style-name="ce45" office:value-type="percentage" office:value="0.00756" calcext:value-type="percentage">
            <text:p>0.756000%</text:p>
          </table:table-cell>
          <table:table-cell table:style-name="ce56" table:formula="of:=CALC_YR_FRAC([.D23];[.F23];[.$H$12])" office:value-type="float" office:value="0.753424657534247" calcext:value-type="float">
            <text:p>0.753425</text:p>
          </table:table-cell>
          <table:table-cell table:style-name="ce42" table:formula="of:=[.F20]" office:value-type="date" office:date-value="2022-12-02" calcext:value-type="date">
            <text:p>02/12/2022</text:p>
          </table:table-cell>
          <table:table-cell table:style-name="ce42" table:formula="of:=[.F23]" office:value-type="date" office:date-value="2023-03-02" calcext:value-type="date">
            <text:p>02/03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3];[.J23];[.K23])" office:value-type="float" office:value="0.25" calcext:value-type="float">
            <text:p>0.250000</text:p>
          </table:table-cell>
          <table:table-cell table:style-name="ce66" table:formula="of:=[.E23]" office:value-type="date" office:date-value="2022-06-02" calcext:value-type="date">
            <text:p>02/06/2022</text:p>
          </table:table-cell>
          <table:table-cell table:style-name="ce66" table:formula="of:=[.F23]" office:value-type="date" office:date-value="2023-03-02" calcext:value-type="date">
            <text:p>02/03/2023</text:p>
          </table:table-cell>
          <table:table-cell table:style-name="ce72" office:value-type="string" calcext:value-type="string">
            <text:p>ACT_360</text:p>
          </table:table-cell>
          <table:table-cell table:style-name="ce56" table:formula="of:=CALC_YR_FRAC([.M23];[.N23];[.O23])" office:value-type="float" office:value="0.758333333333333" calcext:value-type="float">
            <text:p>0.758333</text:p>
          </table:table-cell>
          <table:table-cell table:style-name="ce66" table:formula="of:=[.R20]" office:value-type="date" office:date-value="2022-12-02" calcext:value-type="date">
            <text:p>02/12/2022</text:p>
          </table:table-cell>
          <table:table-cell table:style-name="ce66" table:formula="of:=[.F23]" office:value-type="date" office:date-value="2023-03-02" calcext:value-type="date">
            <text:p>02/03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Q23];[.R23];[.S23])" office:value-type="float" office:value="0.25" calcext:value-type="float">
            <text:p>0.250000</text:p>
          </table:table-cell>
          <table:table-cell table:style-name="ce45" table:formula="of:=LININTERP([$eur_ri_ester.$B$3:.$B$52];[$eur_ri_ester.$C$3:.$C$52];[.J23])" office:value-type="percentage" office:value="0.000953400142857143" calcext:value-type="percentage">
            <text:p>0.095340%</text:p>
          </table:table-cell>
          <table:table-cell table:style-name="ce45" table:formula="of:=1/(1+[.U23])^CALC_YR_FRAC([.D23];[.J23];[.$V$12])" office:value-type="percentage" office:value="0.999282284708205" calcext:value-type="percentage">
            <text:p>99.928228%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81" table:formula="of:=-[.G23]*[.L23]*[.$B$9]*[.V23]" office:value-type="float" office:value="-1888.64351809851" calcext:value-type="float">
            <text:p>-1,888.64</text:p>
          </table:table-cell>
          <table:table-cell table:style-name="ce81" table:formula="of:=[.AG23]*[.L23]*[.$B$9]*[.V23]" office:value-type="float" office:value="1888.64351843106" calcext:value-type="float">
            <text:p>1,888.64</text:p>
          </table:table-cell>
          <table:table-cell table:style-name="ce81" table:formula="of:=ABS([.AB23]+[.AC23])" office:value-type="float" office:value="0.00000033255332709814" calcext:value-type="float">
            <text:p>0.00</text:p>
          </table:table-cell>
          <table:table-cell table:style-name="ce45" table:formula="of:=EXP([.AF23])" office:value-type="percentage" office:value="0.998287933054463" calcext:value-type="percentage">
            <text:p>99.828793%</text:p>
          </table:table-cell>
          <table:table-cell table:style-name="ce45" office:value-type="percentage" office:value="-0.00171353420708915" calcext:value-type="percentage">
            <text:p>-0.171353%</text:p>
          </table:table-cell>
          <table:table-cell table:style-name="ce45" table:formula="of:=([.AE20]/[.AE23]-1)/[.L23]" office:value-type="percentage" office:value="0.00756000000133117" calcext:value-type="percentage">
            <text:p>0.756000%</text:p>
          </table:table-cell>
          <table:table-cell table:style-name="ce45" table:formula="of:=POWER([.AE23];-1/[.H23])-1" office:value-type="percentage" office:value="0.00227691546427011" calcext:value-type="percentage">
            <text:p>0.227692%</text:p>
          </table:table-cell>
          <table:table-cell table:style-name="ce45" office:value-type="percentage" office:value="0.998287683" calcext:value-type="percentage">
            <text:p>99.828768%</text:p>
          </table:table-cell>
          <table:table-cell table:style-name="ce45" office:value-type="percentage" office:value="0.002277248" calcext:value-type="percentage">
            <text:p>0.227725%</text:p>
          </table:table-cell>
          <table:table-cell table:style-name="ce113" table:formula="of:=([.AJ23]-[.AH23])*10000" office:value-type="float" office:value="0.00332535729887125" calcext:value-type="float">
            <text:p>0.00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7M-10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7x10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4-03" calcext:value-type="date">
            <text:p>03/04/2023</text:p>
          </table:table-cell>
          <table:table-cell table:style-name="ce45" office:value-type="percentage" office:value="0.00907" calcext:value-type="percentage">
            <text:p>0.907000%</text:p>
          </table:table-cell>
          <table:table-cell table:style-name="ce56" table:formula="of:=CALC_YR_FRAC([.D24];[.F24];[.$H$12])" office:value-type="float" office:value="0.841095890410959" calcext:value-type="float">
            <text:p>0.841096</text:p>
          </table:table-cell>
          <table:table-cell table:style-name="ce42" table:formula="of:=[.J21]" office:value-type="date" office:date-value="2023-01-02" calcext:value-type="date">
            <text:p>02/01/2023</text:p>
          </table:table-cell>
          <table:table-cell table:style-name="ce42" table:formula="of:=[.F24]" office:value-type="date" office:date-value="2023-04-03" calcext:value-type="date">
            <text:p>03/04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4];[.J24];[.K24])" office:value-type="float" office:value="0.252777777777778" calcext:value-type="float">
            <text:p>0.252778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24])" office:value-type="percentage" office:value="0.00179481866666667" calcext:value-type="percentage">
            <text:p>0.179482%</text:p>
          </table:table-cell>
          <table:table-cell table:style-name="ce45" table:formula="of:=1/(1+[.U24])^CALC_YR_FRAC([.D24];[.J24];[.$V$12])" office:value-type="percentage" office:value="0.998492875373555" calcext:value-type="percentage">
            <text:p>99.849288%</text:p>
          </table:table-cell>
          <table:table-cell table:style-name="ce28" table:number-columns-repeated="5"/>
          <table:table-cell table:style-name="ce81" table:formula="of:=-[.G24]*[.L24]*[.$B$9]*[.V24]" office:value-type="float" office:value="-2289.23906818631" calcext:value-type="float">
            <text:p>-2,289.24</text:p>
          </table:table-cell>
          <table:table-cell table:style-name="ce81" table:formula="of:=[.AG24]*[.L24]*[.$B$9]*[.V24]" office:value-type="float" office:value="2289.23906868728" calcext:value-type="float">
            <text:p>2,289.24</text:p>
          </table:table-cell>
          <table:table-cell table:style-name="ce81" table:formula="of:=ABS([.AB24]+[.AC24])" office:value-type="float" office:value="0.000000500974238093477" calcext:value-type="float">
            <text:p>0.00</text:p>
          </table:table-cell>
          <table:table-cell table:style-name="ce45" table:formula="of:=EXP([.AF24])" office:value-type="percentage" office:value="0.99746688215687" calcext:value-type="percentage">
            <text:p>99.746688%</text:p>
          </table:table-cell>
          <table:table-cell table:style-name="ce45" office:value-type="percentage" office:value="-0.00253633161452148" calcext:value-type="percentage">
            <text:p>-0.253633%</text:p>
          </table:table-cell>
          <table:table-cell table:style-name="ce45" table:formula="of:=([.AE21]/[.AE24]-1)/[.L24]" office:value-type="percentage" office:value="0.00907000000198487" calcext:value-type="percentage">
            <text:p>0.907000%</text:p>
          </table:table-cell>
          <table:table-cell table:style-name="ce45" table:formula="of:=POWER([.AE24];-1/[.H24])-1" office:value-type="percentage" office:value="0.00302005948999984" calcext:value-type="percentage">
            <text:p>0.302006%</text:p>
          </table:table-cell>
          <table:table-cell table:style-name="ce45" office:value-type="percentage" office:value="0.997474507" calcext:value-type="percentage">
            <text:p>99.747451%</text:p>
          </table:table-cell>
          <table:table-cell table:style-name="ce45" office:value-type="percentage" office:value="0.003010943" calcext:value-type="percentage">
            <text:p>0.301094%</text:p>
          </table:table-cell>
          <table:table-cell table:style-name="ce113" table:formula="of:=([.AJ24]-[.AH24])*10000" office:value-type="float" office:value="-0.09116489999838" calcext:value-type="float">
            <text:p>-0.09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8M-11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8x11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5-02" calcext:value-type="date">
            <text:p>02/05/2023</text:p>
          </table:table-cell>
          <table:table-cell table:style-name="ce45" office:value-type="percentage" office:value="0.01046" calcext:value-type="percentage">
            <text:p>1.046000%</text:p>
          </table:table-cell>
          <table:table-cell table:style-name="ce56" table:formula="of:=CALC_YR_FRAC([.D25];[.F25];[.$H$12])" office:value-type="float" office:value="0.920547945205479" calcext:value-type="float">
            <text:p>0.920548</text:p>
          </table:table-cell>
          <table:table-cell table:style-name="ce42" table:formula="of:=[.J22]" office:value-type="date" office:date-value="2023-02-02" calcext:value-type="date">
            <text:p>02/02/2023</text:p>
          </table:table-cell>
          <table:table-cell table:style-name="ce42" table:formula="of:=[.F25]" office:value-type="date" office:date-value="2023-05-02" calcext:value-type="date">
            <text:p>02/05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5];[.J25];[.K25])" office:value-type="float" office:value="0.247222222222222" calcext:value-type="float">
            <text:p>0.247222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25])" office:value-type="percentage" office:value="0.00252481872413793" calcext:value-type="percentage">
            <text:p>0.252482%</text:p>
          </table:table-cell>
          <table:table-cell table:style-name="ce45" table:formula="of:=1/(1+[.U25])^CALC_YR_FRAC([.D25];[.J25];[.$V$12])" office:value-type="percentage" office:value="0.997681404599372" calcext:value-type="percentage">
            <text:p>99.768140%</text:p>
          </table:table-cell>
          <table:table-cell table:style-name="ce28" table:number-columns-repeated="5"/>
          <table:table-cell table:style-name="ce81" table:formula="of:=-[.G25]*[.L25]*[.$B$9]*[.V25]" office:value-type="float" office:value="-2579.94868554927" calcext:value-type="float">
            <text:p>-2,579.95</text:p>
          </table:table-cell>
          <table:table-cell table:style-name="ce81" table:formula="of:=[.AG25]*[.L25]*[.$B$9]*[.V25]" office:value-type="float" office:value="2579.94868632733" calcext:value-type="float">
            <text:p>2,579.95</text:p>
          </table:table-cell>
          <table:table-cell table:style-name="ce81" table:formula="of:=ABS([.AB25]+[.AC25])" office:value-type="float" office:value="0.000000778056346462108" calcext:value-type="float">
            <text:p>0.00</text:p>
          </table:table-cell>
          <table:table-cell table:style-name="ce45" table:formula="of:=EXP([.AF25])" office:value-type="percentage" office:value="0.996518640563106" calcext:value-type="percentage">
            <text:p>99.651864%</text:p>
          </table:table-cell>
          <table:table-cell table:style-name="ce45" office:value-type="percentage" office:value="-0.00348743347001756" calcext:value-type="percentage">
            <text:p>-0.348743%</text:p>
          </table:table-cell>
          <table:table-cell table:style-name="ce45" table:formula="of:=([.AE22]/[.AE25]-1)/[.L25]" office:value-type="percentage" office:value="0.0104600000031545" calcext:value-type="percentage">
            <text:p>1.046000%</text:p>
          </table:table-cell>
          <table:table-cell table:style-name="ce45" table:formula="of:=POWER([.AE25];-1/[.H25])-1" office:value-type="percentage" office:value="0.00379561737202638" calcext:value-type="percentage">
            <text:p>0.379562%</text:p>
          </table:table-cell>
          <table:table-cell table:style-name="ce45" office:value-type="percentage" office:value="0.996518391" calcext:value-type="percentage">
            <text:p>99.651839%</text:p>
          </table:table-cell>
          <table:table-cell table:style-name="ce45" office:value-type="percentage" office:value="0.00379589" calcext:value-type="percentage">
            <text:p>0.379589%</text:p>
          </table:table-cell>
          <table:table-cell table:style-name="ce113" table:formula="of:=([.AJ25]-[.AH25])*10000" office:value-type="float" office:value="0.00272627973617063" calcext:value-type="float">
            <text:p>0.00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3-06-02" calcext:value-type="date">
            <text:p>02/06/2023</text:p>
          </table:table-cell>
          <table:table-cell table:style-name="ce61" office:value-type="percentage" office:value="0.00479" calcext:value-type="percentage">
            <text:p>0.479000%</text:p>
          </table:table-cell>
          <table:table-cell table:style-name="ce41" table:formula="of:=CALC_YR_FRAC([.D26];[.F26];[.$H$12])" office:value-type="float" office:value="1.00547945205479" calcext:value-type="float">
            <text:p>1.005479</text:p>
          </table:table-cell>
          <table:table-cell/>
          <table:table-cell table:style-name="ce44"/>
          <table:table-cell table:number-columns-repeated="2"/>
          <table:table-cell table:style-name="ce67" table:formula="of:=[.E26]" office:value-type="date" office:date-value="2022-06-02" calcext:value-type="date">
            <text:p>02/06/2022</text:p>
          </table:table-cell>
          <table:table-cell table:style-name="ce67" table:formula="of:=[.F26]" office:value-type="date" office:date-value="2023-06-02" calcext:value-type="date">
            <text:p>02/06/202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26];[.N26];[.O26])" office:value-type="float" office:value="1" calcext:value-type="float">
            <text:p>1.000000</text:p>
          </table:table-cell>
          <table:table-cell table:style-name="ce67" table:formula="of:=[.R23]" office:value-type="date" office:date-value="2023-03-02" calcext:value-type="date">
            <text:p>02/03/2023</text:p>
          </table:table-cell>
          <table:table-cell table:style-name="ce67" table:formula="of:=[.F26]" office:value-type="date" office:date-value="2023-06-02" calcext:value-type="date">
            <text:p>02/06/202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26];[.R26];[.S26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26])" office:value-type="percentage" office:value="0.00329010251515152" calcext:value-type="percentage">
            <text:p>0.329010%</text:p>
          </table:table-cell>
          <table:table-cell table:style-name="ce61" table:formula="of:=1/(1+[.U26])^[.H26]" office:value-type="percentage" office:value="0.996702747578344" calcext:value-type="percentage">
            <text:p>99.670275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26]*SUMPRODUCT([.$P$13:.P26];[.$V$13:.V26];[.$Z$13:.Z26])" office:value-type="float" office:value="-4774.20616090027" calcext:value-type="float">
            <text:p>-4,774.21</text:p>
          </table:table-cell>
          <table:table-cell table:style-name="ce82" table:formula="of:=[.$B$9]*SUMPRODUCT([.$AG$13:.AG26];[.$T$13:.T26];[.$V$13:.V26];[.$AA$13:.AA26])" office:value-type="float" office:value="4774.20616090021" calcext:value-type="float">
            <text:p>4,774.21</text:p>
          </table:table-cell>
          <table:table-cell table:style-name="ce82" table:formula="of:=ABS([.AB26]+[.AC26])" office:value-type="float" office:value="0.0000000000609361450187862" calcext:value-type="float">
            <text:p>0.00</text:p>
          </table:table-cell>
          <table:table-cell table:style-name="ce61" table:formula="of:=EXP([.AF26])" office:value-type="percentage" office:value="0.995279157484032" calcext:value-type="percentage">
            <text:p>99.527916%</text:p>
          </table:table-cell>
          <table:table-cell table:style-name="ce61" office:value-type="percentage" office:value="-0.00473202088776172" calcext:value-type="percentage">
            <text:p>-0.473202%</text:p>
          </table:table-cell>
          <table:table-cell table:style-name="ce61" table:formula="of:=([.AE23]/[.AE26]-1)/[.T26]" office:value-type="percentage" office:value="0.0118293139516617" calcext:value-type="percentage">
            <text:p>1.182931%</text:p>
          </table:table-cell>
          <table:table-cell table:style-name="ce61" table:formula="of:=POWER([.AE26];-1/[.H26])-1" office:value-type="percentage" office:value="0.00471732501719746" calcext:value-type="percentage">
            <text:p>0.471733%</text:p>
          </table:table-cell>
          <table:table-cell table:style-name="ce61" office:value-type="percentage" office:value="0.995260193" calcext:value-type="percentage">
            <text:p>99.526019%</text:p>
          </table:table-cell>
          <table:table-cell table:style-name="ce61" office:value-type="percentage" office:value="0.004736366" calcext:value-type="percentage">
            <text:p>0.473637%</text:p>
          </table:table-cell>
          <table:table-cell table:style-name="ce113" table:formula="of:=([.AJ26]-[.AH26])*10000" office:value-type="float" office:value="0.190409828025396" calcext:value-type="float">
            <text:p>0.19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10M-13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10x13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7-03" calcext:value-type="date">
            <text:p>03/07/2023</text:p>
          </table:table-cell>
          <table:table-cell table:style-name="ce45" office:value-type="percentage" office:value="0.01298" calcext:value-type="percentage">
            <text:p>1.298000%</text:p>
          </table:table-cell>
          <table:table-cell table:style-name="ce56" table:formula="of:=CALC_YR_FRAC([.D27];[.F27];[.$H$12])" office:value-type="float" office:value="1.09041095890411" calcext:value-type="float">
            <text:p>1.090411</text:p>
          </table:table-cell>
          <table:table-cell table:style-name="ce42" table:formula="of:=[.J24]" office:value-type="date" office:date-value="2023-04-03" calcext:value-type="date">
            <text:p>03/04/2023</text:p>
          </table:table-cell>
          <table:table-cell table:style-name="ce42" table:formula="of:=[.F27]" office:value-type="date" office:date-value="2023-07-03" calcext:value-type="date">
            <text:p>03/07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7];[.J27];[.K27])" office:value-type="float" office:value="0.252777777777778" calcext:value-type="float">
            <text:p>0.252778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27])" office:value-type="percentage" office:value="0.00395271334782609" calcext:value-type="percentage">
            <text:p>0.395271%</text:p>
          </table:table-cell>
          <table:table-cell table:style-name="ce45" table:formula="of:=1/(1+[.U27])^CALC_YR_FRAC([.D27];[.J27];[.$V$12])" office:value-type="percentage" office:value="0.995707652496655" calcext:value-type="percentage">
            <text:p>99.570765%</text:p>
          </table:table-cell>
          <table:table-cell table:style-name="ce28" table:number-columns-repeated="5"/>
          <table:table-cell table:style-name="ce81" table:formula="of:=-[.G27]*[.L27]*[.$B$9]*[.V27]" office:value-type="float" office:value="-3266.97212493333" calcext:value-type="float">
            <text:p>-3,266.97</text:p>
          </table:table-cell>
          <table:table-cell table:style-name="ce81" table:formula="of:=[.AG27]*[.L27]*[.$B$9]*[.V27]" office:value-type="float" office:value="3266.97212493335" calcext:value-type="float">
            <text:p>3,266.97</text:p>
          </table:table-cell>
          <table:table-cell table:style-name="ce81" table:formula="of:=ABS([.AB27]+[.AC27])" office:value-type="float" office:value="0.0000000000231921148952097" calcext:value-type="float">
            <text:p>0.00</text:p>
          </table:table-cell>
          <table:table-cell table:style-name="ce45" table:formula="of:=EXP([.AF27])" office:value-type="percentage" office:value="0.994204840840471" calcext:value-type="percentage">
            <text:p>99.420484%</text:p>
          </table:table-cell>
          <table:table-cell table:style-name="ce45" office:value-type="percentage" office:value="-0.00581201625227756" calcext:value-type="percentage">
            <text:p>-0.581202%</text:p>
          </table:table-cell>
          <table:table-cell table:style-name="ce45" table:formula="of:=([.AE24]/[.AE27]-1)/[.L27]" office:value-type="percentage" office:value="0.0129800000000001" calcext:value-type="percentage">
            <text:p>1.298000%</text:p>
          </table:table-cell>
          <table:table-cell table:style-name="ce45" table:formula="of:=POWER([.AE27];-1/[.H27])-1" office:value-type="percentage" office:value="0.00534434574424547" calcext:value-type="percentage">
            <text:p>0.534435%</text:p>
          </table:table-cell>
          <table:table-cell table:style-name="ce45" office:value-type="percentage" office:value="0.994212441" calcext:value-type="percentage">
            <text:p>99.421244%</text:p>
          </table:table-cell>
          <table:table-cell table:style-name="ce45" office:value-type="percentage" office:value="0.005337297" calcext:value-type="percentage">
            <text:p>0.533730%</text:p>
          </table:table-cell>
          <table:table-cell table:style-name="ce113" table:formula="of:=([.AJ27]-[.AH27])*10000" office:value-type="float" office:value="-0.0704874424547076" calcext:value-type="float">
            <text:p>-0.07 bps</text:p>
          </table:table-cell>
          <table:table-cell table:number-columns-repeated="16347"/>
        </table:table-row>
        <table:table-row table:style-name="ro1">
          <table:table-cell table:style-name="ce28" office:value-type="string" calcext:value-type="string">
            <text:p>11M-14M</text:p>
          </table:table-cell>
          <table:table-cell table:style-name="ce37" office:value-type="string" calcext:value-type="string">
            <text:p>EUR EURIBOR 3M RC</text:p>
          </table:table-cell>
          <table:table-cell table:style-name="ce28" office:value-type="string" calcext:value-type="string">
            <text:p>fra_11x14</text:p>
          </table:table-cell>
          <table:table-cell table:style-name="ce42" table:formula="of:=[.$B$6]" office:value-type="date" office:date-value="2022-05-31" calcext:value-type="date">
            <text:p>31/05/2022</text:p>
          </table:table-cell>
          <table:table-cell table:style-name="ce42" table:formula="of:=[.$B$7]" office:value-type="date" office:date-value="2022-06-02" calcext:value-type="date">
            <text:p>02/06/2022</text:p>
          </table:table-cell>
          <table:table-cell table:style-name="ce42" office:value-type="date" office:date-value="2023-08-02" calcext:value-type="date">
            <text:p>02/08/2023</text:p>
          </table:table-cell>
          <table:table-cell table:style-name="ce45" office:value-type="percentage" office:value="0.0138" calcext:value-type="percentage">
            <text:p>1.380000%</text:p>
          </table:table-cell>
          <table:table-cell table:style-name="ce56" table:formula="of:=CALC_YR_FRAC([.D28];[.F28];[.$H$12])" office:value-type="float" office:value="1.17260273972603" calcext:value-type="float">
            <text:p>1.172603</text:p>
          </table:table-cell>
          <table:table-cell table:style-name="ce42" table:formula="of:=[.J25]" office:value-type="date" office:date-value="2023-05-02" calcext:value-type="date">
            <text:p>02/05/2023</text:p>
          </table:table-cell>
          <table:table-cell table:style-name="ce42" table:formula="of:=[.F28]" office:value-type="date" office:date-value="2023-08-02" calcext:value-type="date">
            <text:p>02/08/2023</text:p>
          </table:table-cell>
          <table:table-cell table:style-name="ce28" office:value-type="string" calcext:value-type="string">
            <text:p>ACT_360</text:p>
          </table:table-cell>
          <table:table-cell table:style-name="ce56" table:formula="of:=CALC_YR_FRAC([.I28];[.J28];[.K28])" office:value-type="float" office:value="0.255555555555556" calcext:value-type="float">
            <text:p>0.255556</text:p>
          </table:table-cell>
          <table:table-cell table:style-name="ce37" table:number-columns-repeated="2"/>
          <table:table-cell table:style-name="ce71"/>
          <table:table-cell table:style-name="ce37" table:number-columns-repeated="5"/>
          <table:table-cell table:style-name="ce45" table:formula="of:=LININTERP([$eur_ri_ester.$B$3:.$B$52];[$eur_ri_ester.$C$3:.$C$52];[.J28])" office:value-type="percentage" office:value="0.00457935595652174" calcext:value-type="percentage">
            <text:p>0.457936%</text:p>
          </table:table-cell>
          <table:table-cell table:style-name="ce45" table:formula="of:=1/(1+[.U28])^CALC_YR_FRAC([.D28];[.J28];[.$V$12])" office:value-type="percentage" office:value="0.994656818134962" calcext:value-type="percentage">
            <text:p>99.465682%</text:p>
          </table:table-cell>
          <table:table-cell table:style-name="ce28" table:number-columns-repeated="5"/>
          <table:table-cell table:style-name="ce81" table:formula="of:=-[.G28]*[.L28]*[.$B$9]*[.V28]" office:value-type="float" office:value="-3507.8230452893" calcext:value-type="float">
            <text:p>-3,507.82</text:p>
          </table:table-cell>
          <table:table-cell table:style-name="ce81" table:formula="of:=[.AG28]*[.L28]*[.$B$9]*[.V28]" office:value-type="float" office:value="3507.82304528931" calcext:value-type="float">
            <text:p>3,507.82</text:p>
          </table:table-cell>
          <table:table-cell table:style-name="ce81" table:formula="of:=ABS([.AB28]+[.AC28])" office:value-type="float" office:value="0" calcext:value-type="float">
            <text:p>0.00</text:p>
          </table:table-cell>
          <table:table-cell table:style-name="ce45" table:formula="of:=EXP([.AF28])" office:value-type="percentage" office:value="0.993016602013339" calcext:value-type="percentage">
            <text:p>99.301660%</text:p>
          </table:table-cell>
          <table:table-cell table:style-name="ce45" office:value-type="percentage" office:value="-0.00700789603006055" calcext:value-type="percentage">
            <text:p>-0.700790%</text:p>
          </table:table-cell>
          <table:table-cell table:style-name="ce45" table:formula="of:=([.AE25]/[.AE28]-1)/[.L28]" office:value-type="percentage" office:value="0.0138" calcext:value-type="percentage">
            <text:p>1.380000%</text:p>
          </table:table-cell>
          <table:table-cell table:style-name="ce45" table:formula="of:=POWER([.AE28];-1/[.H28])-1" office:value-type="percentage" office:value="0.00599425400056797" calcext:value-type="percentage">
            <text:p>0.599425%</text:p>
          </table:table-cell>
          <table:table-cell table:style-name="ce45" office:value-type="percentage" office:value="0.993016354" calcext:value-type="percentage">
            <text:p>99.301635%</text:p>
          </table:table-cell>
          <table:table-cell table:style-name="ce45" office:value-type="percentage" office:value="0.005994469" calcext:value-type="percentage">
            <text:p>0.599447%</text:p>
          </table:table-cell>
          <table:table-cell table:style-name="ce113" table:formula="of:=([.AJ28]-[.AH28])*10000" office:value-type="float" office:value="0.0021499943203291" calcext:value-type="float">
            <text:p>0.00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Y3M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3-09-04" calcext:value-type="date">
            <text:p>04/09/2023</text:p>
          </table:table-cell>
          <table:table-cell table:style-name="ce61" office:value-type="percentage" office:value="0.00686" calcext:value-type="percentage">
            <text:p>0.686000%</text:p>
          </table:table-cell>
          <table:table-cell table:style-name="ce41" table:formula="of:=CALC_YR_FRAC([.D29];[.F29];[.$H$12])" office:value-type="float" office:value="1.26301369863014" calcext:value-type="float">
            <text:p>1.263014</text:p>
          </table:table-cell>
          <table:table-cell table:style-name="ce54" table:number-columns-repeated="2"/>
          <table:table-cell table:style-name="ce4"/>
          <table:table-cell table:style-name="ce41"/>
          <table:table-cell table:style-name="ce67" table:formula="of:=[.N17]" office:value-type="date" office:date-value="2022-09-02" calcext:value-type="date">
            <text:p>02/09/2022</text:p>
          </table:table-cell>
          <table:table-cell table:style-name="ce67" table:formula="of:=[.F29]" office:value-type="date" office:date-value="2023-09-04" calcext:value-type="date">
            <text:p>04/09/202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29];[.N29];[.O29])" office:value-type="float" office:value="1.00555555555556" calcext:value-type="float">
            <text:p>1.005556</text:p>
          </table:table-cell>
          <table:table-cell table:style-name="ce67" table:formula="of:=[.R26]" office:value-type="date" office:date-value="2023-06-02" calcext:value-type="date">
            <text:p>02/06/2023</text:p>
          </table:table-cell>
          <table:table-cell table:style-name="ce67" table:formula="of:=[.F29]" office:value-type="date" office:date-value="2023-09-04" calcext:value-type="date">
            <text:p>04/09/202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29];[.R29];[.S29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29])" office:value-type="percentage" office:value="0.00526866282608696" calcext:value-type="percentage">
            <text:p>0.526866%</text:p>
          </table:table-cell>
          <table:table-cell table:style-name="ce61" table:formula="of:=1/(1+[.U29])^[.H29]" office:value-type="percentage" office:value="0.993385050965411" calcext:value-type="percentage">
            <text:p>99.338505%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29]*SUMPRODUCT([.$P$13:.P29];[.$V$13:.V29];[.$W$13:.W29])" office:value-type="float" office:value="-8607.61760657328" calcext:value-type="float">
            <text:p>-8,607.62</text:p>
          </table:table-cell>
          <table:table-cell table:style-name="ce82" table:formula="of:=[.$B$9]*SUMPRODUCT([.$AG$13:.AG29];[.$T$13:.T29];[.$V$13:.V29];[.$AA$13:.AA29])" office:value-type="float" office:value="8607.61760657333" calcext:value-type="float">
            <text:p>8,607.62</text:p>
          </table:table-cell>
          <table:table-cell table:style-name="ce82" table:formula="of:=ABS([.AB29]+[.AC29])" office:value-type="float" office:value="0.0000000000545696821063757" calcext:value-type="float">
            <text:p>0.00</text:p>
          </table:table-cell>
          <table:table-cell table:style-name="ce61" table:formula="of:=EXP([.AF29])" office:value-type="percentage" office:value="0.991453200928119" calcext:value-type="percentage">
            <text:p>99.145320%</text:p>
          </table:table-cell>
          <table:table-cell table:style-name="ce61" office:value-type="percentage" office:value="-0.0085835324104658" calcext:value-type="percentage">
            <text:p>-0.858353%</text:p>
          </table:table-cell>
          <table:table-cell table:style-name="ce61" table:formula="of:=([.AE26]/[.AE29]-1)/[.T29]" office:value-type="percentage" office:value="0.0147789119669194" calcext:value-type="percentage">
            <text:p>1.477891%</text:p>
          </table:table-cell>
          <table:table-cell table:style-name="ce61" table:formula="of:=POWER([.AE29];-1/[.H29])-1" office:value-type="percentage" office:value="0.0068192180018869" calcext:value-type="percentage">
            <text:p>0.681922%</text:p>
          </table:table-cell>
          <table:table-cell table:style-name="ce61" office:value-type="percentage" office:value="0.991472244" calcext:value-type="percentage">
            <text:p>99.147224%</text:p>
          </table:table-cell>
          <table:table-cell table:style-name="ce61" office:value-type="percentage" office:value="0.006803907" calcext:value-type="percentage">
            <text:p>0.680391%</text:p>
          </table:table-cell>
          <table:table-cell table:style-name="ce113" table:formula="of:=([.AJ29]-[.AH29])*10000" office:value-type="float" office:value="-0.153110018868956" calcext:value-type="float">
            <text:p>-0.15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Y6M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3-12-04" calcext:value-type="date">
            <text:p>04/12/2023</text:p>
          </table:table-cell>
          <table:table-cell table:style-name="ce61" office:value-type="percentage" office:value="0.00845" calcext:value-type="percentage">
            <text:p>0.845000%</text:p>
          </table:table-cell>
          <table:table-cell table:style-name="ce41" table:formula="of:=CALC_YR_FRAC([.D30];[.F30];[.$H$12])" office:value-type="float" office:value="1.51232876712329" calcext:value-type="float">
            <text:p>1.512329</text:p>
          </table:table-cell>
          <table:table-cell/>
          <table:table-cell table:style-name="ce44"/>
          <table:table-cell table:number-columns-repeated="2"/>
          <table:table-cell table:style-name="ce67" table:formula="of:=[.N20]" office:value-type="date" office:date-value="2022-12-02" calcext:value-type="date">
            <text:p>02/12/2022</text:p>
          </table:table-cell>
          <table:table-cell table:style-name="ce67" table:formula="of:=[.F30]" office:value-type="date" office:date-value="2023-12-04" calcext:value-type="date">
            <text:p>04/12/202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0];[.N30];[.O30])" office:value-type="float" office:value="1.00555555555556" calcext:value-type="float">
            <text:p>1.005556</text:p>
          </table:table-cell>
          <table:table-cell table:style-name="ce67" table:formula="of:=[.R29]" office:value-type="date" office:date-value="2023-09-04" calcext:value-type="date">
            <text:p>04/09/2023</text:p>
          </table:table-cell>
          <table:table-cell table:style-name="ce67" table:formula="of:=[.F30]" office:value-type="date" office:date-value="2023-12-04" calcext:value-type="date">
            <text:p>04/12/202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0];[.R30];[.S3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0])" office:value-type="percentage" office:value="0.00680056502197802" calcext:value-type="percentage">
            <text:p>0.680057%</text:p>
          </table:table-cell>
          <table:table-cell table:style-name="ce61" table:formula="of:=1/(1+[.U30])^[.H30]" office:value-type="percentage" office:value="0.989802473966062" calcext:value-type="percentage">
            <text:p>98.980247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30]*SUMPRODUCT([.$P$13:.P30];[.$V$13:.V30];[.$X$13:.X30])" office:value-type="float" office:value="-12709.1307428483" calcext:value-type="float">
            <text:p>-12,709.13</text:p>
          </table:table-cell>
          <table:table-cell table:style-name="ce82" table:formula="of:=[.$B$9]*SUMPRODUCT([.$AG$13:.AG30];[.$T$13:.T30];[.$V$13:.V30];[.$AA$13:.AA30])" office:value-type="float" office:value="12709.1307428484" calcext:value-type="float">
            <text:p>12,709.13</text:p>
          </table:table-cell>
          <table:table-cell table:style-name="ce82" table:formula="of:=ABS([.AB30]+[.AC30])" office:value-type="float" office:value="0.000000000132786226458848" calcext:value-type="float">
            <text:p>0.00</text:p>
          </table:table-cell>
          <table:table-cell table:style-name="ce61" table:formula="of:=EXP([.AF30])" office:value-type="percentage" office:value="0.987361801376072" calcext:value-type="percentage">
            <text:p>98.736180%</text:p>
          </table:table-cell>
          <table:table-cell table:style-name="ce61" office:value-type="percentage" office:value="-0.0127187399740896" calcext:value-type="percentage">
            <text:p>-1.271874%</text:p>
          </table:table-cell>
          <table:table-cell table:style-name="ce61" table:formula="of:=([.AE29]/[.AE30]-1)/[.T30]" office:value-type="percentage" office:value="0.0163929336207664" calcext:value-type="percentage">
            <text:p>1.639293%</text:p>
          </table:table-cell>
          <table:table-cell table:style-name="ce61" table:formula="of:=POWER([.AE30];-1/[.H30])-1" office:value-type="percentage" office:value="0.0084455000992989" calcext:value-type="percentage">
            <text:p>0.844550%</text:p>
          </table:table-cell>
          <table:table-cell table:style-name="ce61" office:value-type="percentage" office:value="0.987412873" calcext:value-type="percentage">
            <text:p>98.741287%</text:p>
          </table:table-cell>
          <table:table-cell table:style-name="ce61" office:value-type="percentage" office:value="0.008411011" calcext:value-type="percentage">
            <text:p>0.841101%</text:p>
          </table:table-cell>
          <table:table-cell table:style-name="ce113" table:formula="of:=([.AJ30]-[.AH30])*10000" office:value-type="float" office:value="-0.344890992988976" calcext:value-type="float">
            <text:p>-0.34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Y9M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4-03-04" calcext:value-type="date">
            <text:p>04/03/2024</text:p>
          </table:table-cell>
          <table:table-cell table:style-name="ce61" office:value-type="percentage" office:value="0.00969" calcext:value-type="percentage">
            <text:p>0.969000%</text:p>
          </table:table-cell>
          <table:table-cell table:style-name="ce41" table:formula="of:=CALC_YR_FRAC([.D31];[.F31];[.$H$12])" office:value-type="float" office:value="1.76164383561644" calcext:value-type="float">
            <text:p>1.761644</text:p>
          </table:table-cell>
          <table:table-cell/>
          <table:table-cell table:style-name="ce44"/>
          <table:table-cell table:number-columns-repeated="2"/>
          <table:table-cell table:style-name="ce67" table:formula="of:=[.N23]" office:value-type="date" office:date-value="2023-03-02" calcext:value-type="date">
            <text:p>02/03/2023</text:p>
          </table:table-cell>
          <table:table-cell table:style-name="ce67" table:formula="of:=[.F31]" office:value-type="date" office:date-value="2024-03-04" calcext:value-type="date">
            <text:p>04/03/202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1];[.N31];[.O31])" office:value-type="float" office:value="1.00555555555556" calcext:value-type="float">
            <text:p>1.005556</text:p>
          </table:table-cell>
          <table:table-cell table:style-name="ce67" table:formula="of:=[.R30]" office:value-type="date" office:date-value="2023-12-04" calcext:value-type="date">
            <text:p>04/12/2023</text:p>
          </table:table-cell>
          <table:table-cell table:style-name="ce67" table:formula="of:=[.F31]" office:value-type="date" office:date-value="2024-03-04" calcext:value-type="date">
            <text:p>04/03/202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1];[.R31];[.S31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1])" office:value-type="percentage" office:value="0.00784502058241758" calcext:value-type="percentage">
            <text:p>0.784502%</text:p>
          </table:table-cell>
          <table:table-cell table:style-name="ce61" table:formula="of:=1/(1+[.U31])^[.H31]" office:value-type="percentage" office:value="0.986328116484209" calcext:value-type="percentage">
            <text:p>98.632812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31]*SUMPRODUCT([.$P$13:.P31];[.$V$13:.V31];[.$Y$13:.Y31])" office:value-type="float" office:value="-16953.5928276098" calcext:value-type="float">
            <text:p>-16,953.59</text:p>
          </table:table-cell>
          <table:table-cell table:style-name="ce82" table:formula="of:=[.$B$9]*SUMPRODUCT([.$AG$13:.AG31];[.$T$13:.T31];[.$V$13:.V31];[.$AA$13:.AA31])" office:value-type="float" office:value="16953.5928276098" calcext:value-type="float">
            <text:p>16,953.59</text:p>
          </table:table-cell>
          <table:table-cell table:style-name="ce82" table:formula="of:=ABS([.AB31]+[.AC31])" office:value-type="float" office:value="0" calcext:value-type="float">
            <text:p>0.00</text:p>
          </table:table-cell>
          <table:table-cell table:style-name="ce61" table:formula="of:=EXP([.AF31])" office:value-type="percentage" office:value="0.983131097013211" calcext:value-type="percentage">
            <text:p>98.313110%</text:p>
          </table:table-cell>
          <table:table-cell table:style-name="ce61" office:value-type="percentage" office:value="-0.017012803522495" calcext:value-type="percentage">
            <text:p>-1.701280%</text:p>
          </table:table-cell>
          <table:table-cell table:style-name="ce61" table:formula="of:=([.AE30]/[.AE31]-1)/[.T31]" office:value-type="percentage" office:value="0.0170240291201783" calcext:value-type="percentage">
            <text:p>1.702403%</text:p>
          </table:table-cell>
          <table:table-cell table:style-name="ce61" table:formula="of:=POWER([.AE31];-1/[.H31])-1" office:value-type="percentage" office:value="0.00970412834137746" calcext:value-type="percentage">
            <text:p>0.970413%</text:p>
          </table:table-cell>
          <table:table-cell table:style-name="ce61" office:value-type="percentage" office:value="0.983192093" calcext:value-type="percentage">
            <text:p>98.319209%</text:p>
          </table:table-cell>
          <table:table-cell table:style-name="ce61" office:value-type="percentage" office:value="0.00966857" calcext:value-type="percentage">
            <text:p>0.966857%</text:p>
          </table:table-cell>
          <table:table-cell table:style-name="ce113" table:formula="of:=([.AJ31]-[.AH31])*10000" office:value-type="float" office:value="-0.355583413774608" calcext:value-type="float">
            <text:p>-0.36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4-06-03" calcext:value-type="date">
            <text:p>03/06/2024</text:p>
          </table:table-cell>
          <table:table-cell table:style-name="ce61" office:value-type="percentage" office:value="0.01065" calcext:value-type="percentage">
            <text:p>1.065000%</text:p>
          </table:table-cell>
          <table:table-cell table:style-name="ce41" table:formula="of:=CALC_YR_FRAC([.D32];[.F32];[.$H$12])" office:value-type="float" office:value="2.01095890410959" calcext:value-type="float">
            <text:p>2.010959</text:p>
          </table:table-cell>
          <table:table-cell/>
          <table:table-cell table:style-name="ce44"/>
          <table:table-cell table:number-columns-repeated="2"/>
          <table:table-cell table:style-name="ce67" table:formula="of:=[.N26]" office:value-type="date" office:date-value="2023-06-02" calcext:value-type="date">
            <text:p>02/06/2023</text:p>
          </table:table-cell>
          <table:table-cell table:style-name="ce67" table:formula="of:=[.F32]" office:value-type="date" office:date-value="2024-06-03" calcext:value-type="date">
            <text:p>03/06/202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2];[.N32];[.O32])" office:value-type="float" office:value="1.00277777777778" calcext:value-type="float">
            <text:p>1.002778</text:p>
          </table:table-cell>
          <table:table-cell table:style-name="ce67" table:formula="of:=[.R31]" office:value-type="date" office:date-value="2024-03-04" calcext:value-type="date">
            <text:p>04/03/2024</text:p>
          </table:table-cell>
          <table:table-cell table:style-name="ce67" table:formula="of:=[.F32]" office:value-type="date" office:date-value="2024-06-03" calcext:value-type="date">
            <text:p>03/06/202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2];[.R32];[.S3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2])" office:value-type="percentage" office:value="0.00888580706593407" calcext:value-type="percentage">
            <text:p>0.888581%</text:p>
          </table:table-cell>
          <table:table-cell table:style-name="ce61" table:formula="of:=1/(1+[.U32])^[.H32]" office:value-type="percentage" office:value="0.98236723925095" calcext:value-type="percentage">
            <text:p>98.236724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32]*SUMPRODUCT([.$P$13:.P32];[.$V$13:.V32];[.$Z$13:.Z32])" office:value-type="float" office:value="-21106.1570572265" calcext:value-type="float">
            <text:p>-21,106.16</text:p>
          </table:table-cell>
          <table:table-cell table:style-name="ce82" table:formula="of:=[.$B$9]*SUMPRODUCT([.$AG$13:.AG32];[.$T$13:.T32];[.$V$13:.V32];[.$AA$13:.AA32])" office:value-type="float" office:value="21106.1570572266" calcext:value-type="float">
            <text:p>21,106.16</text:p>
          </table:table-cell>
          <table:table-cell table:style-name="ce82" table:formula="of:=ABS([.AB32]+[.AC32])" office:value-type="float" office:value="0.000000000138243194669485" calcext:value-type="float">
            <text:p>0.00</text:p>
          </table:table-cell>
          <table:table-cell table:style-name="ce61" table:formula="of:=EXP([.AF32])" office:value-type="percentage" office:value="0.978992796887783" calcext:value-type="percentage">
            <text:p>97.899280%</text:p>
          </table:table-cell>
          <table:table-cell table:style-name="ce61" office:value-type="percentage" office:value="-0.0212309941009795" calcext:value-type="percentage">
            <text:p>-2.123099%</text:p>
          </table:table-cell>
          <table:table-cell table:style-name="ce61" table:formula="of:=([.AE31]/[.AE32]-1)/[.T32]" office:value-type="percentage" office:value="0.0167225920880527" calcext:value-type="percentage">
            <text:p>1.672259%</text:p>
          </table:table-cell>
          <table:table-cell table:style-name="ce61" table:formula="of:=POWER([.AE32];-1/[.H32])-1" office:value-type="percentage" office:value="0.010613575536212" calcext:value-type="percentage">
            <text:p>1.061358%</text:p>
          </table:table-cell>
          <table:table-cell table:style-name="ce61" office:value-type="percentage" office:value="0.978973178" calcext:value-type="percentage">
            <text:p>97.897318%</text:p>
          </table:table-cell>
          <table:table-cell table:style-name="ce61" office:value-type="percentage" office:value="0.010623647" calcext:value-type="percentage">
            <text:p>1.062365%</text:p>
          </table:table-cell>
          <table:table-cell table:style-name="ce113" table:formula="of:=([.AJ32]-[.AH32])*10000" office:value-type="float" office:value="0.100714637879945" calcext:value-type="float">
            <text:p>0.10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4-09-02" calcext:value-type="date">
            <text:p>02/09/2024</text:p>
          </table:table-cell>
          <table:table-cell table:style-name="ce48" table:formula="of:=[.G32]+([.G36]-[.G32])/([.F36]-[.F32])*([.F33]-[.F32])" office:value-type="percentage" office:value="0.0111625" calcext:value-type="percentage">
            <text:p>1.116250%</text:p>
          </table:table-cell>
          <table:table-cell table:style-name="ce41" table:formula="of:=CALC_YR_FRAC([.D33];[.F33];[.$H$12])" office:value-type="float" office:value="2.26027397260274" calcext:value-type="float">
            <text:p>2.260274</text:p>
          </table:table-cell>
          <table:table-cell/>
          <table:table-cell table:style-name="ce44"/>
          <table:table-cell table:number-columns-repeated="2"/>
          <table:table-cell table:style-name="ce67" table:formula="of:=[.N29]" office:value-type="date" office:date-value="2023-09-04" calcext:value-type="date">
            <text:p>04/09/2023</text:p>
          </table:table-cell>
          <table:table-cell table:style-name="ce67" table:formula="of:=[.F33]" office:value-type="date" office:date-value="2024-09-02" calcext:value-type="date">
            <text:p>02/09/202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3];[.N33];[.O33])" office:value-type="float" office:value="0.994444444444445" calcext:value-type="float">
            <text:p>0.994444</text:p>
          </table:table-cell>
          <table:table-cell table:style-name="ce67" table:formula="of:=[.R32]" office:value-type="date" office:date-value="2024-06-03" calcext:value-type="date">
            <text:p>03/06/2024</text:p>
          </table:table-cell>
          <table:table-cell table:style-name="ce67" table:formula="of:=[.F33]" office:value-type="date" office:date-value="2024-09-02" calcext:value-type="date">
            <text:p>02/09/202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3];[.R33];[.S33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3])" office:value-type="percentage" office:value="0.00938066935989011" calcext:value-type="percentage">
            <text:p>0.938067%</text:p>
          </table:table-cell>
          <table:table-cell table:style-name="ce61" table:formula="of:=1/(1+[.U33])^[.H33]" office:value-type="percentage" office:value="0.979117080403722" calcext:value-type="percentage">
            <text:p>97.911708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33]*SUMPRODUCT([.$P$13:.P33];[.$V$13:.V33];[.$W$13:.W33])" office:value-type="float" office:value="-24874.8754841519" calcext:value-type="float">
            <text:p>-24,874.88</text:p>
          </table:table-cell>
          <table:table-cell table:style-name="ce82" table:formula="of:=[.$B$9]*SUMPRODUCT([.$AG$13:.AG33];[.$T$13:.T33];[.$V$13:.V33];[.$AA$13:.AA33])" office:value-type="float" office:value="24874.8754841519" calcext:value-type="float">
            <text:p>24,874.88</text:p>
          </table:table-cell>
          <table:table-cell table:style-name="ce82" table:formula="of:=ABS([.AB33]+[.AC33])" office:value-type="float" office:value="0" calcext:value-type="float">
            <text:p>0.00</text:p>
          </table:table-cell>
          <table:table-cell table:style-name="ce61" table:formula="of:=EXP([.AF33])" office:value-type="percentage" office:value="0.975239005554295" calcext:value-type="percentage">
            <text:p>97.523901%</text:p>
          </table:table-cell>
          <table:table-cell table:style-name="ce61" office:value-type="percentage" office:value="-0.0250727041228542" calcext:value-type="percentage">
            <text:p>-2.507270%</text:p>
          </table:table-cell>
          <table:table-cell table:style-name="ce61" table:formula="of:=([.AE32]/[.AE33]-1)/[.T33]" office:value-type="percentage" office:value="0.0152272042366184" calcext:value-type="percentage">
            <text:p>1.522720%</text:p>
          </table:table-cell>
          <table:table-cell table:style-name="ce61" table:formula="of:=POWER([.AE33];-1/[.H33])-1" office:value-type="percentage" office:value="0.011154525049615" calcext:value-type="percentage">
            <text:p>1.115453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4-12-02" calcext:value-type="date">
            <text:p>02/12/2024</text:p>
          </table:table-cell>
          <table:table-cell table:style-name="ce48" table:formula="of:=[.G32]+([.G36]-[.G32])/([.F36]-[.F32])*([.F34]-[.F32])" office:value-type="percentage" office:value="0.011675" calcext:value-type="percentage">
            <text:p>1.167500%</text:p>
          </table:table-cell>
          <table:table-cell table:style-name="ce41" table:formula="of:=CALC_YR_FRAC([.D34];[.F34];[.$H$12])" office:value-type="float" office:value="2.50958904109589" calcext:value-type="float">
            <text:p>2.509589</text:p>
          </table:table-cell>
          <table:table-cell/>
          <table:table-cell table:style-name="ce44"/>
          <table:table-cell table:number-columns-repeated="2"/>
          <table:table-cell table:style-name="ce67" table:formula="of:=[.N30]" office:value-type="date" office:date-value="2023-12-04" calcext:value-type="date">
            <text:p>04/12/2023</text:p>
          </table:table-cell>
          <table:table-cell table:style-name="ce67" table:formula="of:=[.F34]" office:value-type="date" office:date-value="2024-12-02" calcext:value-type="date">
            <text:p>02/12/202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4];[.N34];[.O34])" office:value-type="float" office:value="0.994444444444445" calcext:value-type="float">
            <text:p>0.994444</text:p>
          </table:table-cell>
          <table:table-cell table:style-name="ce67" table:formula="of:=[.R33]" office:value-type="date" office:date-value="2024-09-02" calcext:value-type="date">
            <text:p>02/09/2024</text:p>
          </table:table-cell>
          <table:table-cell table:style-name="ce67" table:formula="of:=[.F34]" office:value-type="date" office:date-value="2024-12-02" calcext:value-type="date">
            <text:p>02/12/202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4];[.R34];[.S3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4])" office:value-type="percentage" office:value="0.00986326010989011" calcext:value-type="percentage">
            <text:p>0.986326%</text:p>
          </table:table-cell>
          <table:table-cell table:style-name="ce61" table:formula="of:=1/(1+[.U34])^[.H34]" office:value-type="percentage" office:value="0.975669423897131" calcext:value-type="percentage">
            <text:p>97.566942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34]*SUMPRODUCT([.$P$13:.P34];[.$V$13:.V34];[.$X$13:.X34])" office:value-type="float" office:value="-28887.3144941949" calcext:value-type="float">
            <text:p>-28,887.31</text:p>
          </table:table-cell>
          <table:table-cell table:style-name="ce82" table:formula="of:=[.$B$9]*SUMPRODUCT([.$AG$13:.AG34];[.$T$13:.T34];[.$V$13:.V34];[.$AA$13:.AA34])" office:value-type="float" office:value="28887.3144941949" calcext:value-type="float">
            <text:p>28,887.31</text:p>
          </table:table-cell>
          <table:table-cell table:style-name="ce82" table:formula="of:=ABS([.AB34]+[.AC34])" office:value-type="float" office:value="0" calcext:value-type="float">
            <text:p>0.00</text:p>
          </table:table-cell>
          <table:table-cell table:style-name="ce61" table:formula="of:=EXP([.AF34])" office:value-type="percentage" office:value="0.971244762955591" calcext:value-type="percentage">
            <text:p>97.124476%</text:p>
          </table:table-cell>
          <table:table-cell table:style-name="ce61" office:value-type="percentage" office:value="-0.0291767693811324" calcext:value-type="percentage">
            <text:p>-2.917677%</text:p>
          </table:table-cell>
          <table:table-cell table:style-name="ce61" table:formula="of:=([.AE33]/[.AE34]-1)/[.T34]" office:value-type="percentage" office:value="0.0162692247044828" calcext:value-type="percentage">
            <text:p>1.626922%</text:p>
          </table:table-cell>
          <table:table-cell table:style-name="ce61" table:formula="of:=POWER([.AE34];-1/[.H34])-1" office:value-type="percentage" office:value="0.011693960378548" calcext:value-type="percentage">
            <text:p>1.16939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5-03-03" calcext:value-type="date">
            <text:p>03/03/2025</text:p>
          </table:table-cell>
          <table:table-cell table:style-name="ce48" table:formula="of:=[.G32]+([.G36]-[.G32])/([.F36]-[.F32])*([.F35]-[.F32])" office:value-type="percentage" office:value="0.0121875" calcext:value-type="percentage">
            <text:p>1.218750%</text:p>
          </table:table-cell>
          <table:table-cell table:style-name="ce41" table:formula="of:=CALC_YR_FRAC([.D35];[.F35];[.$H$12])" office:value-type="float" office:value="2.75890410958904" calcext:value-type="float">
            <text:p>2.758904</text:p>
          </table:table-cell>
          <table:table-cell/>
          <table:table-cell table:style-name="ce44"/>
          <table:table-cell table:number-columns-repeated="2"/>
          <table:table-cell table:style-name="ce67" table:formula="of:=[.N31]" office:value-type="date" office:date-value="2024-03-04" calcext:value-type="date">
            <text:p>04/03/2024</text:p>
          </table:table-cell>
          <table:table-cell table:style-name="ce67" table:formula="of:=[.F35]" office:value-type="date" office:date-value="2025-03-03" calcext:value-type="date">
            <text:p>03/03/202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5];[.N35];[.O35])" office:value-type="float" office:value="0.997222222222222" calcext:value-type="float">
            <text:p>0.997222</text:p>
          </table:table-cell>
          <table:table-cell table:style-name="ce67" table:formula="of:=[.R34]" office:value-type="date" office:date-value="2024-12-02" calcext:value-type="date">
            <text:p>02/12/2024</text:p>
          </table:table-cell>
          <table:table-cell table:style-name="ce67" table:formula="of:=[.F35]" office:value-type="date" office:date-value="2025-03-03" calcext:value-type="date">
            <text:p>03/03/202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5];[.R35];[.S35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5])" office:value-type="percentage" office:value="0.0103458508598901" calcext:value-type="percentage">
            <text:p>1.034585%</text:p>
          </table:table-cell>
          <table:table-cell table:style-name="ce61" table:formula="of:=1/(1+[.U35])^[.H35]" office:value-type="percentage" office:value="0.972002824066429" calcext:value-type="percentage">
            <text:p>97.200282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35]*SUMPRODUCT([.$P$13:.P35];[.$V$13:.V35];[.$Y$13:.Y35])" office:value-type="float" office:value="-33136.588865943" calcext:value-type="float">
            <text:p>-33,136.59</text:p>
          </table:table-cell>
          <table:table-cell table:style-name="ce82" table:formula="of:=[.$B$9]*SUMPRODUCT([.$AG$13:.AG35];[.$T$13:.T35];[.$V$13:.V35];[.$AA$13:.AA35])" office:value-type="float" office:value="33136.5888659435" calcext:value-type="float">
            <text:p>33,136.59</text:p>
          </table:table-cell>
          <table:table-cell table:style-name="ce82" table:formula="of:=ABS([.AB35]+[.AC35])" office:value-type="float" office:value="0.000000000422005541622639" calcext:value-type="float">
            <text:p>0.00</text:p>
          </table:table-cell>
          <table:table-cell table:style-name="ce61" table:formula="of:=EXP([.AF35])" office:value-type="percentage" office:value="0.967017283714804" calcext:value-type="percentage">
            <text:p>96.701728%</text:p>
          </table:table-cell>
          <table:table-cell table:style-name="ce61" office:value-type="percentage" office:value="-0.033538910146893" calcext:value-type="percentage">
            <text:p>-3.353891%</text:p>
          </table:table-cell>
          <table:table-cell table:style-name="ce61" table:formula="of:=([.AE34]/[.AE35]-1)/[.T35]" office:value-type="percentage" office:value="0.0172945137397869" calcext:value-type="percentage">
            <text:p>1.729451%</text:p>
          </table:table-cell>
          <table:table-cell table:style-name="ce61" table:formula="of:=POWER([.AE35];-1/[.H35])-1" office:value-type="percentage" office:value="0.0122307978317711" calcext:value-type="percentage">
            <text:p>1.22308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3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5-06-02" calcext:value-type="date">
            <text:p>02/06/2025</text:p>
          </table:table-cell>
          <table:table-cell table:style-name="ce61" office:value-type="percentage" office:value="0.0127" calcext:value-type="percentage">
            <text:p>1.270000%</text:p>
          </table:table-cell>
          <table:table-cell table:style-name="ce41" table:formula="of:=CALC_YR_FRAC([.D36];[.F36];[.$H$12])" office:value-type="float" office:value="3.00821917808219" calcext:value-type="float">
            <text:p>3.008219</text:p>
          </table:table-cell>
          <table:table-cell/>
          <table:table-cell table:style-name="ce44"/>
          <table:table-cell table:number-columns-repeated="2"/>
          <table:table-cell table:style-name="ce67" table:formula="of:=[.N32]" office:value-type="date" office:date-value="2024-06-03" calcext:value-type="date">
            <text:p>03/06/2024</text:p>
          </table:table-cell>
          <table:table-cell table:style-name="ce67" table:formula="of:=[.F36]" office:value-type="date" office:date-value="2025-06-02" calcext:value-type="date">
            <text:p>02/06/202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6];[.N36];[.O36])" office:value-type="float" office:value="0.997222222222222" calcext:value-type="float">
            <text:p>0.997222</text:p>
          </table:table-cell>
          <table:table-cell table:style-name="ce67" table:formula="of:=[.R35]" office:value-type="date" office:date-value="2025-03-03" calcext:value-type="date">
            <text:p>03/03/2025</text:p>
          </table:table-cell>
          <table:table-cell table:style-name="ce67" table:formula="of:=[.F36]" office:value-type="date" office:date-value="2025-06-02" calcext:value-type="date">
            <text:p>02/06/202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6];[.R36];[.S3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6])" office:value-type="percentage" office:value="0.0108284416098901" calcext:value-type="percentage">
            <text:p>1.082844%</text:p>
          </table:table-cell>
          <table:table-cell table:style-name="ce61" table:formula="of:=1/(1+[.U36])^[.H36]" office:value-type="percentage" office:value="0.96812000813319" calcext:value-type="percentage">
            <text:p>96.812001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36]*SUMPRODUCT([.$P$13:.P36];[.$V$13:.V36];[.$Z$13:.Z36])" office:value-type="float" office:value="-37429.8155466769" calcext:value-type="float">
            <text:p>-37,429.82</text:p>
          </table:table-cell>
          <table:table-cell table:style-name="ce82" table:formula="of:=[.$B$9]*SUMPRODUCT([.$AG$13:.AG36];[.$T$13:.T36];[.$V$13:.V36];[.$AA$13:.AA36])" office:value-type="float" office:value="37429.815546678" calcext:value-type="float">
            <text:p>37,429.82</text:p>
          </table:table-cell>
          <table:table-cell table:style-name="ce82" table:formula="of:=ABS([.AB36]+[.AC36])" office:value-type="float" office:value="0.00000000112777343019843" calcext:value-type="float">
            <text:p>0.00</text:p>
          </table:table-cell>
          <table:table-cell table:style-name="ce61" table:formula="of:=EXP([.AF36])" office:value-type="percentage" office:value="0.962747880281633" calcext:value-type="percentage">
            <text:p>96.274788%</text:p>
          </table:table-cell>
          <table:table-cell table:style-name="ce61" office:value-type="percentage" office:value="-0.037963708022461" calcext:value-type="percentage">
            <text:p>-3.796371%</text:p>
          </table:table-cell>
          <table:table-cell table:style-name="ce61" table:formula="of:=([.AE35]/[.AE36]-1)/[.T36]" office:value-type="percentage" office:value="0.0175434794442446" calcext:value-type="percentage">
            <text:p>1.754348%</text:p>
          </table:table-cell>
          <table:table-cell table:style-name="ce61" table:formula="of:=POWER([.AE36];-1/[.H36])-1" office:value-type="percentage" office:value="0.0126999621844157" calcext:value-type="percentage">
            <text:p>1.269996%</text:p>
          </table:table-cell>
          <table:table-cell table:style-name="ce61" office:value-type="percentage" office:value="0.962732976" calcext:value-type="percentage">
            <text:p>96.273298%</text:p>
          </table:table-cell>
          <table:table-cell table:style-name="ce61" office:value-type="percentage" office:value="0.012705174" calcext:value-type="percentage">
            <text:p>1.270517%</text:p>
          </table:table-cell>
          <table:table-cell table:style-name="ce113" table:formula="of:=([.AJ36]-[.AH36])*10000" office:value-type="float" office:value="0.0521181558428563" calcext:value-type="float">
            <text:p>0.05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3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5-09-02" calcext:value-type="date">
            <text:p>02/09/2025</text:p>
          </table:table-cell>
          <table:table-cell table:style-name="ce48" table:formula="of:=[.G36]+([.G40]-[.G36])/([.F40]-[.F36])*([.F37]-[.F36])" office:value-type="percentage" office:value="0.0130125479452055" calcext:value-type="percentage">
            <text:p>1.301255%</text:p>
          </table:table-cell>
          <table:table-cell table:style-name="ce41" table:formula="of:=CALC_YR_FRAC([.D37];[.F37];[.$H$12])" office:value-type="float" office:value="3.26027397260274" calcext:value-type="float">
            <text:p>3.260274</text:p>
          </table:table-cell>
          <table:table-cell/>
          <table:table-cell table:style-name="ce44"/>
          <table:table-cell table:number-columns-repeated="2"/>
          <table:table-cell table:style-name="ce67" table:formula="of:=[.N33]" office:value-type="date" office:date-value="2024-09-02" calcext:value-type="date">
            <text:p>02/09/2024</text:p>
          </table:table-cell>
          <table:table-cell table:style-name="ce67" table:formula="of:=[.F37]" office:value-type="date" office:date-value="2025-09-02" calcext:value-type="date">
            <text:p>02/09/202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7];[.N37];[.O37])" office:value-type="float" office:value="1" calcext:value-type="float">
            <text:p>1.000000</text:p>
          </table:table-cell>
          <table:table-cell table:style-name="ce67" table:formula="of:=[.R36]" office:value-type="date" office:date-value="2025-06-02" calcext:value-type="date">
            <text:p>02/06/2025</text:p>
          </table:table-cell>
          <table:table-cell table:style-name="ce67" table:formula="of:=[.F37]" office:value-type="date" office:date-value="2025-09-02" calcext:value-type="date">
            <text:p>02/09/202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7];[.R37];[.S37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37])" office:value-type="percentage" office:value="0.0111267212876712" calcext:value-type="percentage">
            <text:p>1.112672%</text:p>
          </table:table-cell>
          <table:table-cell table:style-name="ce61" table:formula="of:=1/(1+[.U37])^[.H37]" office:value-type="percentage" office:value="0.964567150365087" calcext:value-type="percentage">
            <text:p>96.456715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37]*SUMPRODUCT([.$P$13:.P37];[.$V$13:.V37];[.$W$13:.W37])" office:value-type="float" office:value="-41549.0583615861" calcext:value-type="float">
            <text:p>-41,549.06</text:p>
          </table:table-cell>
          <table:table-cell table:style-name="ce82" table:formula="of:=[.$B$9]*SUMPRODUCT([.$AG$13:.AG37];[.$T$13:.T37];[.$V$13:.V37];[.$AA$13:.AA37])" office:value-type="float" office:value="41549.0583615888" calcext:value-type="float">
            <text:p>41,549.06</text:p>
          </table:table-cell>
          <table:table-cell table:style-name="ce82" table:formula="of:=ABS([.AB37]+[.AC37])" office:value-type="float" office:value="0.00000000273576006293297" calcext:value-type="float">
            <text:p>0.00</text:p>
          </table:table-cell>
          <table:table-cell table:style-name="ce61" table:formula="of:=EXP([.AF37])" office:value-type="percentage" office:value="0.958653890403854" calcext:value-type="percentage">
            <text:p>95.865389%</text:p>
          </table:table-cell>
          <table:table-cell table:style-name="ce61" office:value-type="percentage" office:value="-0.0422251760150972" calcext:value-type="percentage">
            <text:p>-4.222518%</text:p>
          </table:table-cell>
          <table:table-cell table:style-name="ce61" table:formula="of:=([.AE36]/[.AE37]-1)/[.T37]" office:value-type="percentage" office:value="0.0167108907100546" calcext:value-type="percentage">
            <text:p>1.671089%</text:p>
          </table:table-cell>
          <table:table-cell table:style-name="ce61" table:formula="of:=POWER([.AE37];-1/[.H37])-1" office:value-type="percentage" office:value="0.0130356524203503" calcext:value-type="percentage">
            <text:p>1.30356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3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5-12-02" calcext:value-type="date">
            <text:p>02/12/2025</text:p>
          </table:table-cell>
          <table:table-cell table:style-name="ce48" table:formula="of:=[.G36]+([.G40]-[.G36])/([.F40]-[.F36])*([.F38]-[.F36])" office:value-type="percentage" office:value="0.013321698630137" calcext:value-type="percentage">
            <text:p>1.332170%</text:p>
          </table:table-cell>
          <table:table-cell table:style-name="ce41" table:formula="of:=CALC_YR_FRAC([.D38];[.F38];[.$H$12])" office:value-type="float" office:value="3.50958904109589" calcext:value-type="float">
            <text:p>3.509589</text:p>
          </table:table-cell>
          <table:table-cell/>
          <table:table-cell table:style-name="ce44"/>
          <table:table-cell table:number-columns-repeated="2"/>
          <table:table-cell table:style-name="ce67" table:formula="of:=[.N34]" office:value-type="date" office:date-value="2024-12-02" calcext:value-type="date">
            <text:p>02/12/2024</text:p>
          </table:table-cell>
          <table:table-cell table:style-name="ce67" table:formula="of:=[.F38]" office:value-type="date" office:date-value="2025-12-02" calcext:value-type="date">
            <text:p>02/12/202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8];[.N38];[.O38])" office:value-type="float" office:value="1" calcext:value-type="float">
            <text:p>1.000000</text:p>
          </table:table-cell>
          <table:table-cell table:style-name="ce67" table:formula="of:=[.R37]" office:value-type="date" office:date-value="2025-09-02" calcext:value-type="date">
            <text:p>02/09/2025</text:p>
          </table:table-cell>
          <table:table-cell table:style-name="ce67" table:formula="of:=[.F38]" office:value-type="date" office:date-value="2025-12-02" calcext:value-type="date">
            <text:p>02/12/202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8];[.R38];[.S38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38])" office:value-type="percentage" office:value="0.0114175909452055" calcext:value-type="percentage">
            <text:p>1.141759%</text:p>
          </table:table-cell>
          <table:table-cell table:style-name="ce61" table:formula="of:=1/(1+[.U38])^[.H38]" office:value-type="percentage" office:value="0.960939313739685" calcext:value-type="percentage">
            <text:p>96.093931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38]*SUMPRODUCT([.$P$13:.P38];[.$V$13:.V38];[.$X$13:.X38])" office:value-type="float" office:value="-45763.0653892255" calcext:value-type="float">
            <text:p>-45,763.07</text:p>
          </table:table-cell>
          <table:table-cell table:style-name="ce82" table:formula="of:=[.$B$9]*SUMPRODUCT([.$AG$13:.AG38];[.$T$13:.T38];[.$V$13:.V38];[.$AA$13:.AA38])" office:value-type="float" office:value="45763.0653892318" calcext:value-type="float">
            <text:p>45,763.07</text:p>
          </table:table-cell>
          <table:table-cell table:style-name="ce82" table:formula="of:=ABS([.AB38]+[.AC38])" office:value-type="float" office:value="0.00000000638101482763886" calcext:value-type="float">
            <text:p>0.00</text:p>
          </table:table-cell>
          <table:table-cell table:style-name="ce61" table:formula="of:=EXP([.AF38])" office:value-type="percentage" office:value="0.954468260883327" calcext:value-type="percentage">
            <text:p>95.446826%</text:p>
          </table:table-cell>
          <table:table-cell table:style-name="ce61" office:value-type="percentage" office:value="-0.0466008884558122" calcext:value-type="percentage">
            <text:p>-4.660089%</text:p>
          </table:table-cell>
          <table:table-cell table:style-name="ce61" table:formula="of:=([.AE37]/[.AE38]-1)/[.T38]" office:value-type="percentage" office:value="0.0173484389639094" calcext:value-type="percentage">
            <text:p>1.734844%</text:p>
          </table:table-cell>
          <table:table-cell table:style-name="ce61" table:formula="of:=POWER([.AE38];-1/[.H38])-1" office:value-type="percentage" office:value="0.0133667072921075" calcext:value-type="percentage">
            <text:p>1.33667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3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6-03-02" calcext:value-type="date">
            <text:p>02/03/2026</text:p>
          </table:table-cell>
          <table:table-cell table:style-name="ce48" table:formula="of:=[.G36]+([.G40]-[.G36])/([.F40]-[.F36])*([.F39]-[.F36])" office:value-type="percentage" office:value="0.0136274520547945" calcext:value-type="percentage">
            <text:p>1.362745%</text:p>
          </table:table-cell>
          <table:table-cell table:style-name="ce41" table:formula="of:=CALC_YR_FRAC([.D39];[.F39];[.$H$12])" office:value-type="float" office:value="3.75616438356164" calcext:value-type="float">
            <text:p>3.756164</text:p>
          </table:table-cell>
          <table:table-cell/>
          <table:table-cell table:style-name="ce44"/>
          <table:table-cell table:number-columns-repeated="2"/>
          <table:table-cell table:style-name="ce67" table:formula="of:=[.N35]" office:value-type="date" office:date-value="2025-03-03" calcext:value-type="date">
            <text:p>03/03/2025</text:p>
          </table:table-cell>
          <table:table-cell table:style-name="ce67" table:formula="of:=[.F39]" office:value-type="date" office:date-value="2026-03-02" calcext:value-type="date">
            <text:p>02/03/202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39];[.N39];[.O39])" office:value-type="float" office:value="0.997222222222222" calcext:value-type="float">
            <text:p>0.997222</text:p>
          </table:table-cell>
          <table:table-cell table:style-name="ce67" table:formula="of:=[.R38]" office:value-type="date" office:date-value="2025-12-02" calcext:value-type="date">
            <text:p>02/12/2025</text:p>
          </table:table-cell>
          <table:table-cell table:style-name="ce67" table:formula="of:=[.F39]" office:value-type="date" office:date-value="2026-03-02" calcext:value-type="date">
            <text:p>02/03/202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39];[.R39];[.S39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39])" office:value-type="percentage" office:value="0.0117052642328767" calcext:value-type="percentage">
            <text:p>1.170526%</text:p>
          </table:table-cell>
          <table:table-cell table:style-name="ce61" table:formula="of:=1/(1+[.U39])^[.H39]" office:value-type="percentage" office:value="0.957230016211279" calcext:value-type="percentage">
            <text:p>95.723002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39]*SUMPRODUCT([.$P$13:.P39];[.$V$13:.V39];[.$Y$13:.Y39])" office:value-type="float" office:value="-50060.0450649153" calcext:value-type="float">
            <text:p>-50,060.05</text:p>
          </table:table-cell>
          <table:table-cell table:style-name="ce82" table:formula="of:=[.$B$9]*SUMPRODUCT([.$AG$13:.AG39];[.$T$13:.T39];[.$V$13:.V39];[.$AA$13:.AA39])" office:value-type="float" office:value="50060.045064929" calcext:value-type="float">
            <text:p>50,060.05</text:p>
          </table:table-cell>
          <table:table-cell table:style-name="ce82" table:formula="of:=ABS([.AB39]+[.AC39])" office:value-type="float" office:value="0.0000000137515598908067" calcext:value-type="float">
            <text:p>0.00</text:p>
          </table:table-cell>
          <table:table-cell table:style-name="ce61" table:formula="of:=EXP([.AF39])" office:value-type="percentage" office:value="0.95020282607426" calcext:value-type="percentage">
            <text:p>95.020283%</text:p>
          </table:table-cell>
          <table:table-cell table:style-name="ce61" office:value-type="percentage" office:value="-0.0510798160448738" calcext:value-type="percentage">
            <text:p>-5.107982%</text:p>
          </table:table-cell>
          <table:table-cell table:style-name="ce61" table:formula="of:=([.AE38]/[.AE39]-1)/[.T39]" office:value-type="percentage" office:value="0.0179558919086329" calcext:value-type="percentage">
            <text:p>1.795589%</text:p>
          </table:table-cell>
          <table:table-cell table:style-name="ce61" table:formula="of:=POWER([.AE39];-1/[.H39])-1" office:value-type="percentage" office:value="0.0136918158927821" calcext:value-type="percentage">
            <text:p>1.36918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4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6-06-02" calcext:value-type="date">
            <text:p>02/06/2026</text:p>
          </table:table-cell>
          <table:table-cell table:style-name="ce61" office:value-type="percentage" office:value="0.01394" calcext:value-type="percentage">
            <text:p>1.394000%</text:p>
          </table:table-cell>
          <table:table-cell table:style-name="ce41" table:formula="of:=CALC_YR_FRAC([.D40];[.F40];[.$H$12])" office:value-type="float" office:value="4.00821917808219" calcext:value-type="float">
            <text:p>4.008219</text:p>
          </table:table-cell>
          <table:table-cell/>
          <table:table-cell table:style-name="ce44"/>
          <table:table-cell table:number-columns-repeated="2"/>
          <table:table-cell table:style-name="ce67" table:formula="of:=[.N36]" office:value-type="date" office:date-value="2025-06-02" calcext:value-type="date">
            <text:p>02/06/2025</text:p>
          </table:table-cell>
          <table:table-cell table:style-name="ce67" table:formula="of:=[.F40]" office:value-type="date" office:date-value="2026-06-02" calcext:value-type="date">
            <text:p>02/06/202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0];[.N40];[.O40])" office:value-type="float" office:value="1" calcext:value-type="float">
            <text:p>1.000000</text:p>
          </table:table-cell>
          <table:table-cell table:style-name="ce67" table:formula="of:=[.R39]" office:value-type="date" office:date-value="2026-03-02" calcext:value-type="date">
            <text:p>02/03/2026</text:p>
          </table:table-cell>
          <table:table-cell table:style-name="ce67" table:formula="of:=[.F40]" office:value-type="date" office:date-value="2026-06-02" calcext:value-type="date">
            <text:p>02/06/202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0];[.R40];[.S40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40])" office:value-type="percentage" office:value="0.011999330260274" calcext:value-type="percentage">
            <text:p>1.199933%</text:p>
          </table:table-cell>
          <table:table-cell table:style-name="ce61" table:formula="of:=1/(1+[.U40])^[.H40]" office:value-type="percentage" office:value="0.953315210600746" calcext:value-type="percentage">
            <text:p>95.331521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40]*SUMPRODUCT([.$P$13:.P40];[.$V$13:.V40];[.$Z$13:.Z40])" office:value-type="float" office:value="-54373.5942500008" calcext:value-type="float">
            <text:p>-54,373.59</text:p>
          </table:table-cell>
          <table:table-cell table:style-name="ce82" table:formula="of:=[.$B$9]*SUMPRODUCT([.$AG$13:.AG40];[.$T$13:.T40];[.$V$13:.V40];[.$AA$13:.AA40])" office:value-type="float" office:value="54373.5942500296" calcext:value-type="float">
            <text:p>54,373.59</text:p>
          </table:table-cell>
          <table:table-cell table:style-name="ce82" table:formula="of:=ABS([.AB40]+[.AC40])" office:value-type="float" office:value="0.0000000287836883217096" calcext:value-type="float">
            <text:p>0.00</text:p>
          </table:table-cell>
          <table:table-cell table:style-name="ce61" table:formula="of:=EXP([.AF40])" office:value-type="percentage" office:value="0.945922726313044" calcext:value-type="percentage">
            <text:p>94.592273%</text:p>
          </table:table-cell>
          <table:table-cell table:style-name="ce61" office:value-type="percentage" office:value="-0.0555943979251484" calcext:value-type="percentage">
            <text:p>-5.559440%</text:p>
          </table:table-cell>
          <table:table-cell table:style-name="ce61" table:formula="of:=([.AE39]/[.AE40]-1)/[.T40]" office:value-type="percentage" office:value="0.0177056920095493" calcext:value-type="percentage">
            <text:p>1.770569%</text:p>
          </table:table-cell>
          <table:table-cell table:style-name="ce61" table:formula="of:=POWER([.AE40];-1/[.H40])-1" office:value-type="percentage" office:value="0.0139667353714583" calcext:value-type="percentage">
            <text:p>1.396674%</text:p>
          </table:table-cell>
          <table:table-cell table:style-name="ce61" office:value-type="percentage" office:value="0.945908183" calcext:value-type="percentage">
            <text:p>94.590818%</text:p>
          </table:table-cell>
          <table:table-cell table:style-name="ce61" office:value-type="percentage" office:value="0.013970625" calcext:value-type="percentage">
            <text:p>1.397063%</text:p>
          </table:table-cell>
          <table:table-cell table:style-name="ce113" table:formula="of:=([.AJ40]-[.AH40])*10000" office:value-type="float" office:value="0.0388962854168395" calcext:value-type="float">
            <text:p>0.04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4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6-09-02" calcext:value-type="date">
            <text:p>02/09/2026</text:p>
          </table:table-cell>
          <table:table-cell table:style-name="ce48" table:formula="of:=[.G40]+([.G44]-[.G40])/([.F44]-[.F40])*([.F41]-[.F40])" office:value-type="percentage" office:value="0.0141693698630137" calcext:value-type="percentage">
            <text:p>1.416937%</text:p>
          </table:table-cell>
          <table:table-cell table:style-name="ce41" table:formula="of:=CALC_YR_FRAC([.D41];[.F41];[.$H$12])" office:value-type="float" office:value="4.26027397260274" calcext:value-type="float">
            <text:p>4.260274</text:p>
          </table:table-cell>
          <table:table-cell/>
          <table:table-cell table:style-name="ce44"/>
          <table:table-cell table:number-columns-repeated="2"/>
          <table:table-cell table:style-name="ce67" table:formula="of:=[.N37]" office:value-type="date" office:date-value="2025-09-02" calcext:value-type="date">
            <text:p>02/09/2025</text:p>
          </table:table-cell>
          <table:table-cell table:style-name="ce67" table:formula="of:=[.F41]" office:value-type="date" office:date-value="2026-09-02" calcext:value-type="date">
            <text:p>02/09/202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1];[.N41];[.O41])" office:value-type="float" office:value="1" calcext:value-type="float">
            <text:p>1.000000</text:p>
          </table:table-cell>
          <table:table-cell table:style-name="ce67" table:formula="of:=[.R40]" office:value-type="date" office:date-value="2026-06-02" calcext:value-type="date">
            <text:p>02/06/2026</text:p>
          </table:table-cell>
          <table:table-cell table:style-name="ce67" table:formula="of:=[.F41]" office:value-type="date" office:date-value="2026-09-02" calcext:value-type="date">
            <text:p>02/09/202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1];[.R41];[.S41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41])" office:value-type="percentage" office:value="0.0122185801506849" calcext:value-type="percentage">
            <text:p>1.221858%</text:p>
          </table:table-cell>
          <table:table-cell table:style-name="ce61" table:formula="of:=1/(1+[.U41])^[.H41]" office:value-type="percentage" office:value="0.949576626607492" calcext:value-type="percentage">
            <text:p>94.95766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41]*SUMPRODUCT([.$P$13:.P41];[.$V$13:.V41];[.$W$13:.W41])" office:value-type="float" office:value="-58697.6925382978" calcext:value-type="float">
            <text:p>-58,697.69</text:p>
          </table:table-cell>
          <table:table-cell table:style-name="ce82" table:formula="of:=[.$B$9]*SUMPRODUCT([.$AG$13:.AG41];[.$T$13:.T41];[.$V$13:.V41];[.$AA$13:.AA41])" office:value-type="float" office:value="58697.6925383549" calcext:value-type="float">
            <text:p>58,697.69</text:p>
          </table:table-cell>
          <table:table-cell table:style-name="ce82" table:formula="of:=ABS([.AB41]+[.AC41])" office:value-type="float" office:value="0.0000000571380951441824" calcext:value-type="float">
            <text:p>0.00</text:p>
          </table:table-cell>
          <table:table-cell table:style-name="ce61" table:formula="of:=EXP([.AF41])" office:value-type="percentage" office:value="0.941634792846818" calcext:value-type="percentage">
            <text:p>94.163479%</text:p>
          </table:table-cell>
          <table:table-cell table:style-name="ce61" office:value-type="percentage" office:value="-0.0601377729468368" calcext:value-type="percentage">
            <text:p>-6.013777%</text:p>
          </table:table-cell>
          <table:table-cell table:style-name="ce61" table:formula="of:=([.AE40]/[.AE41]-1)/[.T41]" office:value-type="percentage" office:value="0.0178188722556714" calcext:value-type="percentage">
            <text:p>1.781887%</text:p>
          </table:table-cell>
          <table:table-cell table:style-name="ce61" table:formula="of:=POWER([.AE41];-1/[.H41])-1" office:value-type="percentage" office:value="0.014216040607469" calcext:value-type="percentage">
            <text:p>1.42160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4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6-12-02" calcext:value-type="date">
            <text:p>02/12/2026</text:p>
          </table:table-cell>
          <table:table-cell table:style-name="ce48" table:formula="of:=[.G40]+([.G44]-[.G40])/([.F44]-[.F40])*([.F42]-[.F40])" office:value-type="percentage" office:value="0.0143962465753425" calcext:value-type="percentage">
            <text:p>1.439625%</text:p>
          </table:table-cell>
          <table:table-cell table:style-name="ce41" table:formula="of:=CALC_YR_FRAC([.D42];[.F42];[.$H$12])" office:value-type="float" office:value="4.50958904109589" calcext:value-type="float">
            <text:p>4.509589</text:p>
          </table:table-cell>
          <table:table-cell/>
          <table:table-cell table:style-name="ce44"/>
          <table:table-cell table:number-columns-repeated="2"/>
          <table:table-cell table:style-name="ce67" table:formula="of:=[.N38]" office:value-type="date" office:date-value="2025-12-02" calcext:value-type="date">
            <text:p>02/12/2025</text:p>
          </table:table-cell>
          <table:table-cell table:style-name="ce67" table:formula="of:=[.F42]" office:value-type="date" office:date-value="2026-12-02" calcext:value-type="date">
            <text:p>02/12/202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2];[.N42];[.O42])" office:value-type="float" office:value="1" calcext:value-type="float">
            <text:p>1.000000</text:p>
          </table:table-cell>
          <table:table-cell table:style-name="ce67" table:formula="of:=[.R41]" office:value-type="date" office:date-value="2026-09-02" calcext:value-type="date">
            <text:p>02/09/2026</text:p>
          </table:table-cell>
          <table:table-cell table:style-name="ce67" table:formula="of:=[.F42]" office:value-type="date" office:date-value="2026-12-02" calcext:value-type="date">
            <text:p>02/12/202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2];[.R42];[.S4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42])" office:value-type="percentage" office:value="0.0124338023808219" calcext:value-type="percentage">
            <text:p>1.243380%</text:p>
          </table:table-cell>
          <table:table-cell table:style-name="ce61" table:formula="of:=1/(1+[.U42])^[.H42]" office:value-type="percentage" office:value="0.945798616237555" calcext:value-type="percentage">
            <text:p>94.579862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42]*SUMPRODUCT([.$P$13:.P42];[.$V$13:.V42];[.$X$13:.X42])" office:value-type="float" office:value="-63070.3321232381" calcext:value-type="float">
            <text:p>-63,070.33</text:p>
          </table:table-cell>
          <table:table-cell table:style-name="ce82" table:formula="of:=[.$B$9]*SUMPRODUCT([.$AG$13:.AG42];[.$T$13:.T42];[.$V$13:.V42];[.$AA$13:.AA42])" office:value-type="float" office:value="63070.3321233474" calcext:value-type="float">
            <text:p>63,070.33</text:p>
          </table:table-cell>
          <table:table-cell table:style-name="ce82" table:formula="of:=ABS([.AB42]+[.AC42])" office:value-type="float" office:value="0.000000109313987195492" calcext:value-type="float">
            <text:p>0.00</text:p>
          </table:table-cell>
          <table:table-cell table:style-name="ce61" table:formula="of:=EXP([.AF42])" office:value-type="percentage" office:value="0.937301437628401" calcext:value-type="percentage">
            <text:p>93.730144%</text:p>
          </table:table-cell>
          <table:table-cell table:style-name="ce61" office:value-type="percentage" office:value="-0.0647503434333689" calcext:value-type="percentage">
            <text:p>-6.475034%</text:p>
          </table:table-cell>
          <table:table-cell table:style-name="ce61" table:formula="of:=([.AE41]/[.AE42]-1)/[.T42]" office:value-type="percentage" office:value="0.0182896803877574" calcext:value-type="percentage">
            <text:p>1.828968%</text:p>
          </table:table-cell>
          <table:table-cell table:style-name="ce61" table:formula="of:=POWER([.AE42];-1/[.H42])-1" office:value-type="percentage" office:value="0.0144619455035622" calcext:value-type="percentage">
            <text:p>1.44619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4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7-03-02" calcext:value-type="date">
            <text:p>02/03/2027</text:p>
          </table:table-cell>
          <table:table-cell table:style-name="ce48" table:formula="of:=[.G40]+([.G44]-[.G40])/([.F44]-[.F40])*([.F43]-[.F40])" office:value-type="percentage" office:value="0.0146206301369863" calcext:value-type="percentage">
            <text:p>1.462063%</text:p>
          </table:table-cell>
          <table:table-cell table:style-name="ce41" table:formula="of:=CALC_YR_FRAC([.D43];[.F43];[.$H$12])" office:value-type="float" office:value="4.75616438356164" calcext:value-type="float">
            <text:p>4.756164</text:p>
          </table:table-cell>
          <table:table-cell/>
          <table:table-cell table:style-name="ce44"/>
          <table:table-cell table:number-columns-repeated="2"/>
          <table:table-cell table:style-name="ce67" table:formula="of:=[.N39]" office:value-type="date" office:date-value="2026-03-02" calcext:value-type="date">
            <text:p>02/03/2026</text:p>
          </table:table-cell>
          <table:table-cell table:style-name="ce67" table:formula="of:=[.F43]" office:value-type="date" office:date-value="2027-03-02" calcext:value-type="date">
            <text:p>02/03/202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3];[.N43];[.O43])" office:value-type="float" office:value="1" calcext:value-type="float">
            <text:p>1.000000</text:p>
          </table:table-cell>
          <table:table-cell table:style-name="ce67" table:formula="of:=[.R42]" office:value-type="date" office:date-value="2026-12-02" calcext:value-type="date">
            <text:p>02/12/2026</text:p>
          </table:table-cell>
          <table:table-cell table:style-name="ce67" table:formula="of:=[.F43]" office:value-type="date" office:date-value="2027-03-02" calcext:value-type="date">
            <text:p>02/03/202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3];[.R43];[.S43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43])" office:value-type="percentage" office:value="0.0126466595315069" calcext:value-type="percentage">
            <text:p>1.264666%</text:p>
          </table:table-cell>
          <table:table-cell table:style-name="ce61" table:formula="of:=1/(1+[.U43])^[.H43]" office:value-type="percentage" office:value="0.941978882339828" calcext:value-type="percentage">
            <text:p>94.197888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43]*SUMPRODUCT([.$P$13:.P43];[.$V$13:.V43];[.$Y$13:.Y43])" office:value-type="float" office:value="-67480.7804288597" calcext:value-type="float">
            <text:p>-67,480.78</text:p>
          </table:table-cell>
          <table:table-cell table:style-name="ce82" table:formula="of:=[.$B$9]*SUMPRODUCT([.$AG$13:.AG43];[.$T$13:.T43];[.$V$13:.V43];[.$AA$13:.AA43])" office:value-type="float" office:value="67480.7804290631" calcext:value-type="float">
            <text:p>67,480.78</text:p>
          </table:table-cell>
          <table:table-cell table:style-name="ce82" table:formula="of:=ABS([.AB43]+[.AC43])" office:value-type="float" office:value="0.000000203392119146884" calcext:value-type="float">
            <text:p>0.00</text:p>
          </table:table-cell>
          <table:table-cell table:style-name="ce61" table:formula="of:=EXP([.AF43])" office:value-type="percentage" office:value="0.932933341535524" calcext:value-type="percentage">
            <text:p>93.293334%</text:p>
          </table:table-cell>
          <table:table-cell table:style-name="ce61" office:value-type="percentage" office:value="-0.0694215259866758" calcext:value-type="percentage">
            <text:p>-6.942153%</text:p>
          </table:table-cell>
          <table:table-cell table:style-name="ce61" table:formula="of:=([.AE42]/[.AE43]-1)/[.T43]" office:value-type="percentage" office:value="0.0187284381355148" calcext:value-type="percentage">
            <text:p>1.872844%</text:p>
          </table:table-cell>
          <table:table-cell table:style-name="ce61" table:formula="of:=POWER([.AE43];-1/[.H43])-1" office:value-type="percentage" office:value="0.0147031592449038" calcext:value-type="percentage">
            <text:p>1.47031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5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7-06-02" calcext:value-type="date">
            <text:p>02/06/2027</text:p>
          </table:table-cell>
          <table:table-cell table:style-name="ce61" office:value-type="percentage" office:value="0.01485" calcext:value-type="percentage">
            <text:p>1.485000%</text:p>
          </table:table-cell>
          <table:table-cell table:style-name="ce41" table:formula="of:=CALC_YR_FRAC([.D44];[.F44];[.$H$12])" office:value-type="float" office:value="5.00821917808219" calcext:value-type="float">
            <text:p>5.008219</text:p>
          </table:table-cell>
          <table:table-cell/>
          <table:table-cell table:style-name="ce44"/>
          <table:table-cell table:number-columns-repeated="2"/>
          <table:table-cell table:style-name="ce67" table:formula="of:=[.N40]" office:value-type="date" office:date-value="2026-06-02" calcext:value-type="date">
            <text:p>02/06/2026</text:p>
          </table:table-cell>
          <table:table-cell table:style-name="ce67" table:formula="of:=[.F44]" office:value-type="date" office:date-value="2027-06-02" calcext:value-type="date">
            <text:p>02/06/202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4];[.N44];[.O44])" office:value-type="float" office:value="1" calcext:value-type="float">
            <text:p>1.000000</text:p>
          </table:table-cell>
          <table:table-cell table:style-name="ce67" table:formula="of:=[.R43]" office:value-type="date" office:date-value="2027-03-02" calcext:value-type="date">
            <text:p>02/03/2027</text:p>
          </table:table-cell>
          <table:table-cell table:style-name="ce67" table:formula="of:=[.F44]" office:value-type="date" office:date-value="2027-06-02" calcext:value-type="date">
            <text:p>02/06/202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4];[.R44];[.S44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44])" office:value-type="percentage" office:value="0.0128642468410959" calcext:value-type="percentage">
            <text:p>1.286425%</text:p>
          </table:table-cell>
          <table:table-cell table:style-name="ce61" table:formula="of:=1/(1+[.U44])^[.H44]" office:value-type="percentage" office:value="0.937989911303022" calcext:value-type="percentage">
            <text:p>93.798991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44]*SUMPRODUCT([.$P$13:.P44];[.$V$13:.V44];[.$Z$13:.Z44])" office:value-type="float" office:value="-71852.2401837475" calcext:value-type="float">
            <text:p>-71,852.24</text:p>
          </table:table-cell>
          <table:table-cell table:style-name="ce82" table:formula="of:=[.$B$9]*SUMPRODUCT([.$AG$13:.AG44];[.$T$13:.T44];[.$V$13:.V44];[.$AA$13:.AA44])" office:value-type="float" office:value="71852.2401841125" calcext:value-type="float">
            <text:p>71,852.24</text:p>
          </table:table-cell>
          <table:table-cell table:style-name="ce82" table:formula="of:=ABS([.AB44]+[.AC44])" office:value-type="float" office:value="0.000000365049345418811" calcext:value-type="float">
            <text:p>0.00</text:p>
          </table:table-cell>
          <table:table-cell table:style-name="ce61" table:formula="of:=EXP([.AF44])" office:value-type="percentage" office:value="0.928605616862252" calcext:value-type="percentage">
            <text:p>92.860562%</text:p>
          </table:table-cell>
          <table:table-cell table:style-name="ce61" office:value-type="percentage" office:value="-0.0740711546721453" calcext:value-type="percentage">
            <text:p>-7.407115%</text:p>
          </table:table-cell>
          <table:table-cell table:style-name="ce61" table:formula="of:=([.AE43]/[.AE44]-1)/[.T44]" office:value-type="percentage" office:value="0.0182365629724238" calcext:value-type="percentage">
            <text:p>1.823656%</text:p>
          </table:table-cell>
          <table:table-cell table:style-name="ce61" table:formula="of:=POWER([.AE44];-1/[.H44])-1" office:value-type="percentage" office:value="0.0148998307822923" calcext:value-type="percentage">
            <text:p>1.489983%</text:p>
          </table:table-cell>
          <table:table-cell table:style-name="ce61" office:value-type="percentage" office:value="0.928591462" calcext:value-type="percentage">
            <text:p>92.859146%</text:p>
          </table:table-cell>
          <table:table-cell table:style-name="ce61" office:value-type="percentage" office:value="0.01490292" calcext:value-type="percentage">
            <text:p>1.490292%</text:p>
          </table:table-cell>
          <table:table-cell table:style-name="ce113" table:formula="of:=([.AJ44]-[.AH44])*10000" office:value-type="float" office:value="0.0308921770771076" calcext:value-type="float">
            <text:p>0.03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5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7-09-02" calcext:value-type="date">
            <text:p>02/09/2027</text:p>
          </table:table-cell>
          <table:table-cell table:style-name="ce48" table:formula="of:=[.G44]+([.G48]-[.G44])/([.F48]-[.F44])*([.F45]-[.F44])" office:value-type="percentage" office:value="0.0150334972677596" calcext:value-type="percentage">
            <text:p>1.503350%</text:p>
          </table:table-cell>
          <table:table-cell table:style-name="ce41" table:formula="of:=CALC_YR_FRAC([.D45];[.F45];[.$H$12])" office:value-type="float" office:value="5.26027397260274" calcext:value-type="float">
            <text:p>5.260274</text:p>
          </table:table-cell>
          <table:table-cell/>
          <table:table-cell table:style-name="ce44"/>
          <table:table-cell table:number-columns-repeated="2"/>
          <table:table-cell table:style-name="ce67" table:formula="of:=[.N41]" office:value-type="date" office:date-value="2026-09-02" calcext:value-type="date">
            <text:p>02/09/2026</text:p>
          </table:table-cell>
          <table:table-cell table:style-name="ce67" table:formula="of:=[.F45]" office:value-type="date" office:date-value="2027-09-02" calcext:value-type="date">
            <text:p>02/09/202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5];[.N45];[.O45])" office:value-type="float" office:value="1" calcext:value-type="float">
            <text:p>1.000000</text:p>
          </table:table-cell>
          <table:table-cell table:style-name="ce67" table:formula="of:=[.R44]" office:value-type="date" office:date-value="2027-06-02" calcext:value-type="date">
            <text:p>02/06/2027</text:p>
          </table:table-cell>
          <table:table-cell table:style-name="ce67" table:formula="of:=[.F45]" office:value-type="date" office:date-value="2027-09-02" calcext:value-type="date">
            <text:p>02/09/202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5];[.R45];[.S45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45])" office:value-type="percentage" office:value="0.0130323793369565" calcext:value-type="percentage">
            <text:p>1.303238%</text:p>
          </table:table-cell>
          <table:table-cell table:style-name="ce61" table:formula="of:=1/(1+[.U45])^[.H45]" office:value-type="percentage" office:value="0.934156758398924" calcext:value-type="percentage">
            <text:p>93.415676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45]*SUMPRODUCT([.$P$13:.P45];[.$V$13:.V45];[.$W$13:.W45])" office:value-type="float" office:value="-76321.0491227032" calcext:value-type="float">
            <text:p>-76,321.05</text:p>
          </table:table-cell>
          <table:table-cell table:style-name="ce82" table:formula="of:=[.$B$9]*SUMPRODUCT([.$AG$13:.AG45];[.$T$13:.T45];[.$V$13:.V45];[.$AA$13:.AA45])" office:value-type="float" office:value="76321.0491233477" calcext:value-type="float">
            <text:p>76,321.05</text:p>
          </table:table-cell>
          <table:table-cell table:style-name="ce82" table:formula="of:=ABS([.AB45]+[.AC45])" office:value-type="float" office:value="0.00000064448977354914" calcext:value-type="float">
            <text:p>0.00</text:p>
          </table:table-cell>
          <table:table-cell table:style-name="ce61" table:formula="of:=EXP([.AF45])" office:value-type="percentage" office:value="0.92418451304188" calcext:value-type="percentage">
            <text:p>92.418451%</text:p>
          </table:table-cell>
          <table:table-cell table:style-name="ce61" office:value-type="percentage" office:value="-0.0788435378364714" calcext:value-type="percentage">
            <text:p>-7.884354%</text:p>
          </table:table-cell>
          <table:table-cell table:style-name="ce61" table:formula="of:=([.AE44]/[.AE45]-1)/[.T45]" office:value-type="percentage" office:value="0.0187191748259027" calcext:value-type="percentage">
            <text:p>1.871917%</text:p>
          </table:table-cell>
          <table:table-cell table:style-name="ce61" table:formula="of:=POWER([.AE45];-1/[.H45])-1" office:value-type="percentage" office:value="0.0151013757144012" calcext:value-type="percentage">
            <text:p>1.51013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5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7-12-02" calcext:value-type="date">
            <text:p>02/12/2027</text:p>
          </table:table-cell>
          <table:table-cell table:style-name="ce48" table:formula="of:=[.G44]+([.G48]-[.G44])/([.F48]-[.F44])*([.F46]-[.F44])" office:value-type="percentage" office:value="0.015215" calcext:value-type="percentage">
            <text:p>1.521500%</text:p>
          </table:table-cell>
          <table:table-cell table:style-name="ce41" table:formula="of:=CALC_YR_FRAC([.D46];[.F46];[.$H$12])" office:value-type="float" office:value="5.50958904109589" calcext:value-type="float">
            <text:p>5.509589</text:p>
          </table:table-cell>
          <table:table-cell/>
          <table:table-cell table:style-name="ce44"/>
          <table:table-cell table:number-columns-repeated="2"/>
          <table:table-cell table:style-name="ce67" table:formula="of:=[.N42]" office:value-type="date" office:date-value="2026-12-02" calcext:value-type="date">
            <text:p>02/12/2026</text:p>
          </table:table-cell>
          <table:table-cell table:style-name="ce67" table:formula="of:=[.F46]" office:value-type="date" office:date-value="2027-12-02" calcext:value-type="date">
            <text:p>02/12/202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6];[.N46];[.O46])" office:value-type="float" office:value="1" calcext:value-type="float">
            <text:p>1.000000</text:p>
          </table:table-cell>
          <table:table-cell table:style-name="ce67" table:formula="of:=[.R45]" office:value-type="date" office:date-value="2027-09-02" calcext:value-type="date">
            <text:p>02/09/2027</text:p>
          </table:table-cell>
          <table:table-cell table:style-name="ce67" table:formula="of:=[.F46]" office:value-type="date" office:date-value="2027-12-02" calcext:value-type="date">
            <text:p>02/12/202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6];[.R46];[.S4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46])" office:value-type="percentage" office:value="0.0131975972554348" calcext:value-type="percentage">
            <text:p>1.319760%</text:p>
          </table:table-cell>
          <table:table-cell table:style-name="ce61" table:formula="of:=1/(1+[.U46])^[.H46]" office:value-type="percentage" office:value="0.930309737842607" calcext:value-type="percentage">
            <text:p>93.030974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46]*SUMPRODUCT([.$P$13:.P46];[.$V$13:.V46];[.$X$13:.X46])" office:value-type="float" office:value="-80811.9749150589" calcext:value-type="float">
            <text:p>-80,811.97</text:p>
          </table:table-cell>
          <table:table-cell table:style-name="ce82" table:formula="of:=[.$B$9]*SUMPRODUCT([.$AG$13:.AG46];[.$T$13:.T46];[.$V$13:.V46];[.$AA$13:.AA46])" office:value-type="float" office:value="80811.9749150589" calcext:value-type="float">
            <text:p>80,811.97</text:p>
          </table:table-cell>
          <table:table-cell table:style-name="ce82" table:formula="of:=ABS([.AB46]+[.AC46])" office:value-type="float" office:value="0" calcext:value-type="float">
            <text:p>0.00</text:p>
          </table:table-cell>
          <table:table-cell table:style-name="ce61" table:formula="of:=EXP([.AF46])" office:value-type="percentage" office:value="0.919744588866191" calcext:value-type="percentage">
            <text:p>91.974459%</text:p>
          </table:table-cell>
          <table:table-cell table:style-name="ce61" office:value-type="percentage" office:value="-0.083659268280457" calcext:value-type="percentage">
            <text:p>-8.365927%</text:p>
          </table:table-cell>
          <table:table-cell table:style-name="ce61" table:formula="of:=([.AE45]/[.AE46]-1)/[.T46]" office:value-type="percentage" office:value="0.0190971878640561" calcext:value-type="percentage">
            <text:p>1.909719%</text:p>
          </table:table-cell>
          <table:table-cell table:style-name="ce61" table:formula="of:=POWER([.AE46];-1/[.H46])-1" office:value-type="percentage" office:value="0.0153001700330835" calcext:value-type="percentage">
            <text:p>1.53001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5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8-03-02" calcext:value-type="date">
            <text:p>02/03/2028</text:p>
          </table:table-cell>
          <table:table-cell table:style-name="ce48" table:formula="of:=[.G44]+([.G48]-[.G44])/([.F48]-[.F44])*([.F47]-[.F44])" office:value-type="percentage" office:value="0.0153965027322404" calcext:value-type="percentage">
            <text:p>1.539650%</text:p>
          </table:table-cell>
          <table:table-cell table:style-name="ce41" table:formula="of:=CALC_YR_FRAC([.D47];[.F47];[.$H$12])" office:value-type="float" office:value="5.75890410958904" calcext:value-type="float">
            <text:p>5.758904</text:p>
          </table:table-cell>
          <table:table-cell/>
          <table:table-cell table:style-name="ce44"/>
          <table:table-cell table:number-columns-repeated="2"/>
          <table:table-cell table:style-name="ce67" table:formula="of:=[.N43]" office:value-type="date" office:date-value="2027-03-02" calcext:value-type="date">
            <text:p>02/03/2027</text:p>
          </table:table-cell>
          <table:table-cell table:style-name="ce67" table:formula="of:=[.F47]" office:value-type="date" office:date-value="2028-03-02" calcext:value-type="date">
            <text:p>02/03/202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7];[.N47];[.O47])" office:value-type="float" office:value="1" calcext:value-type="float">
            <text:p>1.000000</text:p>
          </table:table-cell>
          <table:table-cell table:style-name="ce67" table:formula="of:=[.R46]" office:value-type="date" office:date-value="2027-12-02" calcext:value-type="date">
            <text:p>02/12/2027</text:p>
          </table:table-cell>
          <table:table-cell table:style-name="ce67" table:formula="of:=[.F47]" office:value-type="date" office:date-value="2028-03-02" calcext:value-type="date">
            <text:p>02/03/202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7];[.R47];[.S47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47])" office:value-type="percentage" office:value="0.013362815173913" calcext:value-type="percentage">
            <text:p>1.336282%</text:p>
          </table:table-cell>
          <table:table-cell table:style-name="ce61" table:formula="of:=1/(1+[.U47])^[.H47]" office:value-type="percentage" office:value="0.926403367222537" calcext:value-type="percentage">
            <text:p>92.640337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47]*SUMPRODUCT([.$P$13:.P47];[.$V$13:.V47];[.$Y$13:.Y47])" office:value-type="float" office:value="-85325.1532051038" calcext:value-type="float">
            <text:p>-85,325.15</text:p>
          </table:table-cell>
          <table:table-cell table:style-name="ce82" table:formula="of:=[.$B$9]*SUMPRODUCT([.$AG$13:.AG47];[.$T$13:.T47];[.$V$13:.V47];[.$AA$13:.AA47])" office:value-type="float" office:value="85325.153205104" calcext:value-type="float">
            <text:p>85,325.15</text:p>
          </table:table-cell>
          <table:table-cell table:style-name="ce82" table:formula="of:=ABS([.AB47]+[.AC47])" office:value-type="float" office:value="0" calcext:value-type="float">
            <text:p>0.00</text:p>
          </table:table-cell>
          <table:table-cell table:style-name="ce61" table:formula="of:=EXP([.AF47])" office:value-type="percentage" office:value="0.915285573360594" calcext:value-type="percentage">
            <text:p>91.528557%</text:p>
          </table:table-cell>
          <table:table-cell table:style-name="ce61" office:value-type="percentage" office:value="-0.0885191603668878" calcext:value-type="percentage">
            <text:p>-8.851916%</text:p>
          </table:table-cell>
          <table:table-cell table:style-name="ce61" table:formula="of:=([.AE46]/[.AE47]-1)/[.T47]" office:value-type="percentage" office:value="0.0192727405022407" calcext:value-type="percentage">
            <text:p>1.927274%</text:p>
          </table:table-cell>
          <table:table-cell table:style-name="ce61" table:formula="of:=POWER([.AE47];-1/[.H47])-1" office:value-type="percentage" office:value="0.0154895730857232" calcext:value-type="percentage">
            <text:p>1.54895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6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8-06-02" calcext:value-type="date">
            <text:p>02/06/2028</text:p>
          </table:table-cell>
          <table:table-cell table:style-name="ce61" office:value-type="percentage" office:value="0.01558" calcext:value-type="percentage">
            <text:p>1.558000%</text:p>
          </table:table-cell>
          <table:table-cell table:style-name="ce41" table:formula="of:=CALC_YR_FRAC([.D48];[.F48];[.$H$12])" office:value-type="float" office:value="6.01095890410959" calcext:value-type="float">
            <text:p>6.010959</text:p>
          </table:table-cell>
          <table:table-cell/>
          <table:table-cell table:style-name="ce44"/>
          <table:table-cell table:number-columns-repeated="2"/>
          <table:table-cell table:style-name="ce67" table:formula="of:=[.N44]" office:value-type="date" office:date-value="2027-06-02" calcext:value-type="date">
            <text:p>02/06/2027</text:p>
          </table:table-cell>
          <table:table-cell table:style-name="ce67" table:formula="of:=[.F48]" office:value-type="date" office:date-value="2028-06-02" calcext:value-type="date">
            <text:p>02/06/202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8];[.N48];[.O48])" office:value-type="float" office:value="1" calcext:value-type="float">
            <text:p>1.000000</text:p>
          </table:table-cell>
          <table:table-cell table:style-name="ce67" table:formula="of:=[.R47]" office:value-type="date" office:date-value="2028-03-02" calcext:value-type="date">
            <text:p>02/03/2028</text:p>
          </table:table-cell>
          <table:table-cell table:style-name="ce67" table:formula="of:=[.F48]" office:value-type="date" office:date-value="2028-06-02" calcext:value-type="date">
            <text:p>02/06/202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8];[.R48];[.S48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48])" office:value-type="percentage" office:value="0.013529848673913" calcext:value-type="percentage">
            <text:p>1.352985%</text:p>
          </table:table-cell>
          <table:table-cell table:style-name="ce61" table:formula="of:=1/(1+[.U48])^[.H48]" office:value-type="percentage" office:value="0.922394656039736" calcext:value-type="percentage">
            <text:p>92.239466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48]*SUMPRODUCT([.$P$13:.P48];[.$V$13:.V48];[.$Z$13:.Z48])" office:value-type="float" office:value="-89755.2792503776" calcext:value-type="float">
            <text:p>-89,755.28</text:p>
          </table:table-cell>
          <table:table-cell table:style-name="ce82" table:formula="of:=[.$B$9]*SUMPRODUCT([.$AG$13:.AG48];[.$T$13:.T48];[.$V$13:.V48];[.$AA$13:.AA48])" office:value-type="float" office:value="89755.2792503778" calcext:value-type="float">
            <text:p>89,755.28</text:p>
          </table:table-cell>
          <table:table-cell table:style-name="ce82" table:formula="of:=ABS([.AB48]+[.AC48])" office:value-type="float" office:value="0" calcext:value-type="float">
            <text:p>0.00</text:p>
          </table:table-cell>
          <table:table-cell table:style-name="ce61" table:formula="of:=EXP([.AF48])" office:value-type="percentage" office:value="0.910910603532655" calcext:value-type="percentage">
            <text:p>91.091060%</text:p>
          </table:table-cell>
          <table:table-cell table:style-name="ce61" office:value-type="percentage" office:value="-0.0933105165782394" calcext:value-type="percentage">
            <text:p>-9.331052%</text:p>
          </table:table-cell>
          <table:table-cell table:style-name="ce61" table:formula="of:=([.AE47]/[.AE48]-1)/[.T48]" office:value-type="percentage" office:value="0.0187937730512883" calcext:value-type="percentage">
            <text:p>1.879377%</text:p>
          </table:table-cell>
          <table:table-cell table:style-name="ce61" table:formula="of:=POWER([.AE48];-1/[.H48])-1" office:value-type="percentage" office:value="0.0156445133762986" calcext:value-type="percentage">
            <text:p>1.564451%</text:p>
          </table:table-cell>
          <table:table-cell table:style-name="ce61" office:value-type="percentage" office:value="0.910895794" calcext:value-type="percentage">
            <text:p>91.089579%</text:p>
          </table:table-cell>
          <table:table-cell table:style-name="ce61" office:value-type="percentage" office:value="0.01564726" calcext:value-type="percentage">
            <text:p>1.564726%</text:p>
          </table:table-cell>
          <table:table-cell table:style-name="ce113" table:formula="of:=([.AJ48]-[.AH48])*10000" office:value-type="float" office:value="0.0274662370142523" calcext:value-type="float">
            <text:p>0.03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6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8-09-04" calcext:value-type="date">
            <text:p>04/09/2028</text:p>
          </table:table-cell>
          <table:table-cell table:style-name="ce48" table:formula="of:=[.G48]+([.G52]-[.G48])/([.F52]-[.F48])*([.F49]-[.F48])" office:value-type="percentage" office:value="0.0157567302452316" calcext:value-type="percentage">
            <text:p>1.575673%</text:p>
          </table:table-cell>
          <table:table-cell table:style-name="ce41" table:formula="of:=CALC_YR_FRAC([.D49];[.F49];[.$H$12])" office:value-type="float" office:value="6.26849315068493" calcext:value-type="float">
            <text:p>6.268493</text:p>
          </table:table-cell>
          <table:table-cell/>
          <table:table-cell table:style-name="ce44"/>
          <table:table-cell table:number-columns-repeated="2"/>
          <table:table-cell table:style-name="ce67" table:formula="of:=[.N45]" office:value-type="date" office:date-value="2027-09-02" calcext:value-type="date">
            <text:p>02/09/2027</text:p>
          </table:table-cell>
          <table:table-cell table:style-name="ce67" table:formula="of:=[.F49]" office:value-type="date" office:date-value="2028-09-04" calcext:value-type="date">
            <text:p>04/09/202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49];[.N49];[.O49])" office:value-type="float" office:value="1.00555555555556" calcext:value-type="float">
            <text:p>1.005556</text:p>
          </table:table-cell>
          <table:table-cell table:style-name="ce67" table:formula="of:=[.R48]" office:value-type="date" office:date-value="2028-06-02" calcext:value-type="date">
            <text:p>02/06/2028</text:p>
          </table:table-cell>
          <table:table-cell table:style-name="ce67" table:formula="of:=[.F49]" office:value-type="date" office:date-value="2028-09-04" calcext:value-type="date">
            <text:p>04/09/202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49];[.R49];[.S49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49])" office:value-type="percentage" office:value="0.0136884384794521" calcext:value-type="percentage">
            <text:p>1.368844%</text:p>
          </table:table-cell>
          <table:table-cell table:style-name="ce61" table:formula="of:=1/(1+[.U49])^[.H49]" office:value-type="percentage" office:value="0.918306640218081" calcext:value-type="percentage">
            <text:p>91.830664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49]*SUMPRODUCT([.$P$13:.P49];[.$V$13:.V49];[.$W$13:.W49])" office:value-type="float" office:value="-94542.6059019297" calcext:value-type="float">
            <text:p>-94,542.61</text:p>
          </table:table-cell>
          <table:table-cell table:style-name="ce82" table:formula="of:=[.$B$9]*SUMPRODUCT([.$AG$13:.AG49];[.$T$13:.T49];[.$V$13:.V49];[.$AA$13:.AA49])" office:value-type="float" office:value="94542.6059019299" calcext:value-type="float">
            <text:p>94,542.61</text:p>
          </table:table-cell>
          <table:table-cell table:style-name="ce82" table:formula="of:=ABS([.AB49]+[.AC49])" office:value-type="float" office:value="0" calcext:value-type="float">
            <text:p>0.00</text:p>
          </table:table-cell>
          <table:table-cell table:style-name="ce61" table:formula="of:=EXP([.AF49])" office:value-type="percentage" office:value="0.90618646193279" calcext:value-type="percentage">
            <text:p>90.618646%</text:p>
          </table:table-cell>
          <table:table-cell table:style-name="ce61" office:value-type="percentage" office:value="-0.0985101862418559" calcext:value-type="percentage">
            <text:p>-9.851019%</text:p>
          </table:table-cell>
          <table:table-cell table:style-name="ce61" table:formula="of:=([.AE48]/[.AE49]-1)/[.T49]" office:value-type="percentage" office:value="0.0199654904934065" calcext:value-type="percentage">
            <text:p>1.996549%</text:p>
          </table:table-cell>
          <table:table-cell table:style-name="ce61" table:formula="of:=POWER([.AE49];-1/[.H49])-1" office:value-type="percentage" office:value="0.015839262292443" calcext:value-type="percentage">
            <text:p>1.58392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6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8-12-04" calcext:value-type="date">
            <text:p>04/12/2028</text:p>
          </table:table-cell>
          <table:table-cell table:style-name="ce48" table:formula="of:=[.G48]+([.G52]-[.G48])/([.F52]-[.F48])*([.F50]-[.F48])" office:value-type="percentage" office:value="0.0159278201634877" calcext:value-type="percentage">
            <text:p>1.592782%</text:p>
          </table:table-cell>
          <table:table-cell table:style-name="ce41" table:formula="of:=CALC_YR_FRAC([.D50];[.F50];[.$H$12])" office:value-type="float" office:value="6.51780821917808" calcext:value-type="float">
            <text:p>6.517808</text:p>
          </table:table-cell>
          <table:table-cell/>
          <table:table-cell table:style-name="ce44"/>
          <table:table-cell table:number-columns-repeated="2"/>
          <table:table-cell table:style-name="ce67" table:formula="of:=[.N46]" office:value-type="date" office:date-value="2027-12-02" calcext:value-type="date">
            <text:p>02/12/2027</text:p>
          </table:table-cell>
          <table:table-cell table:style-name="ce67" table:formula="of:=[.F50]" office:value-type="date" office:date-value="2028-12-04" calcext:value-type="date">
            <text:p>04/12/202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0];[.N50];[.O50])" office:value-type="float" office:value="1.00555555555556" calcext:value-type="float">
            <text:p>1.005556</text:p>
          </table:table-cell>
          <table:table-cell table:style-name="ce67" table:formula="of:=[.R49]" office:value-type="date" office:date-value="2028-09-04" calcext:value-type="date">
            <text:p>04/09/2028</text:p>
          </table:table-cell>
          <table:table-cell table:style-name="ce67" table:formula="of:=[.F50]" office:value-type="date" office:date-value="2028-12-04" calcext:value-type="date">
            <text:p>04/12/202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0];[.R50];[.S5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0])" office:value-type="percentage" office:value="0.0138414473753425" calcext:value-type="percentage">
            <text:p>1.384145%</text:p>
          </table:table-cell>
          <table:table-cell table:style-name="ce61" table:formula="of:=1/(1+[.U50])^[.H50]" office:value-type="percentage" office:value="0.914299352175334" calcext:value-type="percentage">
            <text:p>91.429935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50]*SUMPRODUCT([.$P$13:.P50];[.$V$13:.V50];[.$X$13:.X50])" office:value-type="float" office:value="-99241.7022793528" calcext:value-type="float">
            <text:p>-99,241.70</text:p>
          </table:table-cell>
          <table:table-cell table:style-name="ce82" table:formula="of:=[.$B$9]*SUMPRODUCT([.$AG$13:.AG50];[.$T$13:.T50];[.$V$13:.V50];[.$AA$13:.AA50])" office:value-type="float" office:value="99241.7022793528" calcext:value-type="float">
            <text:p>99,241.70</text:p>
          </table:table-cell>
          <table:table-cell table:style-name="ce82" table:formula="of:=ABS([.AB50]+[.AC50])" office:value-type="float" office:value="0" calcext:value-type="float">
            <text:p>0.00</text:p>
          </table:table-cell>
          <table:table-cell table:style-name="ce61" table:formula="of:=EXP([.AF50])" office:value-type="percentage" office:value="0.901552876830178" calcext:value-type="percentage">
            <text:p>90.155288%</text:p>
          </table:table-cell>
          <table:table-cell table:style-name="ce61" office:value-type="percentage" office:value="-0.103636583782457" calcext:value-type="percentage">
            <text:p>-10.363658%</text:p>
          </table:table-cell>
          <table:table-cell table:style-name="ce61" table:formula="of:=([.AE49]/[.AE50]-1)/[.T50]" office:value-type="percentage" office:value="0.0203323252702108" calcext:value-type="percentage">
            <text:p>2.033233%</text:p>
          </table:table-cell>
          <table:table-cell table:style-name="ce61" table:formula="of:=POWER([.AE50];-1/[.H50])-1" office:value-type="percentage" office:value="0.0160276127858097" calcext:value-type="percentage">
            <text:p>1.60276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6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9-03-02" calcext:value-type="date">
            <text:p>02/03/2029</text:p>
          </table:table-cell>
          <table:table-cell table:style-name="ce48" table:formula="of:=[.G48]+([.G52]-[.G48])/([.F52]-[.F48])*([.F51]-[.F48])" office:value-type="percentage" office:value="0.0160932697547684" calcext:value-type="percentage">
            <text:p>1.609327%</text:p>
          </table:table-cell>
          <table:table-cell table:style-name="ce41" table:formula="of:=CALC_YR_FRAC([.D51];[.F51];[.$H$12])" office:value-type="float" office:value="6.75890410958904" calcext:value-type="float">
            <text:p>6.758904</text:p>
          </table:table-cell>
          <table:table-cell/>
          <table:table-cell table:style-name="ce44"/>
          <table:table-cell table:number-columns-repeated="2"/>
          <table:table-cell table:style-name="ce67" table:formula="of:=[.N47]" office:value-type="date" office:date-value="2028-03-02" calcext:value-type="date">
            <text:p>02/03/2028</text:p>
          </table:table-cell>
          <table:table-cell table:style-name="ce67" table:formula="of:=[.F51]" office:value-type="date" office:date-value="2029-03-02" calcext:value-type="date">
            <text:p>02/03/202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1];[.N51];[.O51])" office:value-type="float" office:value="1" calcext:value-type="float">
            <text:p>1.000000</text:p>
          </table:table-cell>
          <table:table-cell table:style-name="ce67" table:formula="of:=[.R50]" office:value-type="date" office:date-value="2028-12-04" calcext:value-type="date">
            <text:p>04/12/2028</text:p>
          </table:table-cell>
          <table:table-cell table:style-name="ce67" table:formula="of:=[.F51]" office:value-type="date" office:date-value="2029-03-02" calcext:value-type="date">
            <text:p>02/03/202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1];[.R51];[.S51])" office:value-type="float" office:value="0.244444444444444" calcext:value-type="float">
            <text:p>0.244444</text:p>
          </table:table-cell>
          <table:table-cell table:style-name="ce61" table:formula="of:=LININTERP([$eur_ri_ester.$B$3:.$B$52];[$eur_ri_ester.$C$3:.$C$52];[.N51])" office:value-type="percentage" office:value="0.0139894120219178" calcext:value-type="percentage">
            <text:p>1.398941%</text:p>
          </table:table-cell>
          <table:table-cell table:style-name="ce61" table:formula="of:=1/(1+[.U51])^[.H51]" office:value-type="percentage" office:value="0.910375772916068" calcext:value-type="percentage">
            <text:p>91.037577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51]*SUMPRODUCT([.$P$13:.P51];[.$V$13:.V51];[.$Y$13:.Y51])" office:value-type="float" office:value="-103837.456436227" calcext:value-type="float">
            <text:p>-103,837.46</text:p>
          </table:table-cell>
          <table:table-cell table:style-name="ce82" table:formula="of:=[.$B$9]*SUMPRODUCT([.$AG$13:.AG51];[.$T$13:.T51];[.$V$13:.V51];[.$AA$13:.AA51])" office:value-type="float" office:value="103837.456436227" calcext:value-type="float">
            <text:p>103,837.46</text:p>
          </table:table-cell>
          <table:table-cell table:style-name="ce82" table:formula="of:=ABS([.AB51]+[.AC51])" office:value-type="float" office:value="0" calcext:value-type="float">
            <text:p>0.00</text:p>
          </table:table-cell>
          <table:table-cell table:style-name="ce61" table:formula="of:=EXP([.AF51])" office:value-type="percentage" office:value="0.897024522385544" calcext:value-type="percentage">
            <text:p>89.702452%</text:p>
          </table:table-cell>
          <table:table-cell table:style-name="ce61" office:value-type="percentage" office:value="-0.108672079074566" calcext:value-type="percentage">
            <text:p>-10.867208%</text:p>
          </table:table-cell>
          <table:table-cell table:style-name="ce61" table:formula="of:=([.AE50]/[.AE51]-1)/[.T51]" office:value-type="percentage" office:value="0.0206517056135149" calcext:value-type="percentage">
            <text:p>2.065171%</text:p>
          </table:table-cell>
          <table:table-cell table:style-name="ce61" table:formula="of:=POWER([.AE51];-1/[.H51])-1" office:value-type="percentage" office:value="0.0162083102038373" calcext:value-type="percentage">
            <text:p>1.62083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7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9-06-04" calcext:value-type="date">
            <text:p>04/06/2029</text:p>
          </table:table-cell>
          <table:table-cell table:style-name="ce61" office:value-type="percentage" office:value="0.01627" calcext:value-type="percentage">
            <text:p>1.627000%</text:p>
          </table:table-cell>
          <table:table-cell table:style-name="ce41" table:formula="of:=CALC_YR_FRAC([.D52];[.F52];[.$H$12])" office:value-type="float" office:value="7.01643835616438" calcext:value-type="float">
            <text:p>7.016438</text:p>
          </table:table-cell>
          <table:table-cell/>
          <table:table-cell table:style-name="ce44"/>
          <table:table-cell table:number-columns-repeated="2"/>
          <table:table-cell table:style-name="ce67" table:formula="of:=[.N48]" office:value-type="date" office:date-value="2028-06-02" calcext:value-type="date">
            <text:p>02/06/2028</text:p>
          </table:table-cell>
          <table:table-cell table:style-name="ce67" table:formula="of:=[.F52]" office:value-type="date" office:date-value="2029-06-04" calcext:value-type="date">
            <text:p>04/06/202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2];[.N52];[.O52])" office:value-type="float" office:value="1.00555555555556" calcext:value-type="float">
            <text:p>1.005556</text:p>
          </table:table-cell>
          <table:table-cell table:style-name="ce67" table:formula="of:=[.R51]" office:value-type="date" office:date-value="2029-03-02" calcext:value-type="date">
            <text:p>02/03/2029</text:p>
          </table:table-cell>
          <table:table-cell table:style-name="ce67" table:formula="of:=[.F52]" office:value-type="date" office:date-value="2029-06-04" calcext:value-type="date">
            <text:p>04/06/202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2];[.R52];[.S52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52])" office:value-type="percentage" office:value="0.0141474651671233" calcext:value-type="percentage">
            <text:p>1.414747%</text:p>
          </table:table-cell>
          <table:table-cell table:style-name="ce61" table:formula="of:=1/(1+[.U52])^[.H52]" office:value-type="percentage" office:value="0.906132988191317" calcext:value-type="percentage">
            <text:p>90.613299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52]*SUMPRODUCT([.$P$13:.P52];[.$V$13:.V52];[.$Z$13:.Z52])" office:value-type="float" office:value="-108555.008572737" calcext:value-type="float">
            <text:p>-108,555.01</text:p>
          </table:table-cell>
          <table:table-cell table:style-name="ce82" table:formula="of:=[.$B$9]*SUMPRODUCT([.$AG$13:.AG52];[.$T$13:.T52];[.$V$13:.V52];[.$AA$13:.AA52])" office:value-type="float" office:value="108555.008572737" calcext:value-type="float">
            <text:p>108,555.01</text:p>
          </table:table-cell>
          <table:table-cell table:style-name="ce82" table:formula="of:=ABS([.AB52]+[.AC52])" office:value-type="float" office:value="0" calcext:value-type="float">
            <text:p>0.00</text:p>
          </table:table-cell>
          <table:table-cell table:style-name="ce61" table:formula="of:=EXP([.AF52])" office:value-type="percentage" office:value="0.892378579099878" calcext:value-type="percentage">
            <text:p>89.237858%</text:p>
          </table:table-cell>
          <table:table-cell table:style-name="ce61" office:value-type="percentage" office:value="-0.113864820409884" calcext:value-type="percentage">
            <text:p>-11.386482%</text:p>
          </table:table-cell>
          <table:table-cell table:style-name="ce61" table:formula="of:=([.AE51]/[.AE52]-1)/[.T52]" office:value-type="percentage" office:value="0.0199388182350573" calcext:value-type="percentage">
            <text:p>1.993882%</text:p>
          </table:table-cell>
          <table:table-cell table:style-name="ce61" table:formula="of:=POWER([.AE52];-1/[.H52])-1" office:value-type="percentage" office:value="0.0163606873804927" calcext:value-type="percentage">
            <text:p>1.636069%</text:p>
          </table:table-cell>
          <table:table-cell table:style-name="ce61" office:value-type="percentage" office:value="0.892364069" calcext:value-type="percentage">
            <text:p>89.236407%</text:p>
          </table:table-cell>
          <table:table-cell table:style-name="ce61" office:value-type="percentage" office:value="0.016363043" calcext:value-type="percentage">
            <text:p>1.636304%</text:p>
          </table:table-cell>
          <table:table-cell table:style-name="ce113" table:formula="of:=([.AJ52]-[.AH52])*10000" office:value-type="float" office:value="0.0235561950732294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7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9-09-03" calcext:value-type="date">
            <text:p>03/09/2029</text:p>
          </table:table-cell>
          <table:table-cell table:style-name="ce48" table:formula="of:=[.G52]+([.G56]-[.G52])/([.F56]-[.F52])*([.F53]-[.F52])" office:value-type="percentage" office:value="0.0164475" calcext:value-type="percentage">
            <text:p>1.644750%</text:p>
          </table:table-cell>
          <table:table-cell table:style-name="ce41" table:formula="of:=CALC_YR_FRAC([.D53];[.F53];[.$H$12])" office:value-type="float" office:value="7.26575342465753" calcext:value-type="float">
            <text:p>7.265753</text:p>
          </table:table-cell>
          <table:table-cell/>
          <table:table-cell table:style-name="ce44"/>
          <table:table-cell table:number-columns-repeated="2"/>
          <table:table-cell table:style-name="ce67" table:formula="of:=[.N49]" office:value-type="date" office:date-value="2028-09-04" calcext:value-type="date">
            <text:p>04/09/2028</text:p>
          </table:table-cell>
          <table:table-cell table:style-name="ce67" table:formula="of:=[.F53]" office:value-type="date" office:date-value="2029-09-03" calcext:value-type="date">
            <text:p>03/09/202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3];[.N53];[.O53])" office:value-type="float" office:value="0.997222222222222" calcext:value-type="float">
            <text:p>0.997222</text:p>
          </table:table-cell>
          <table:table-cell table:style-name="ce67" table:formula="of:=[.R52]" office:value-type="date" office:date-value="2029-06-04" calcext:value-type="date">
            <text:p>04/06/2029</text:p>
          </table:table-cell>
          <table:table-cell table:style-name="ce67" table:formula="of:=[.F53]" office:value-type="date" office:date-value="2029-09-03" calcext:value-type="date">
            <text:p>03/09/202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3];[.R53];[.S53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3])" office:value-type="percentage" office:value="0.0143151246895604" calcext:value-type="percentage">
            <text:p>1.431512%</text:p>
          </table:table-cell>
          <table:table-cell table:style-name="ce61" table:formula="of:=1/(1+[.U53])^[.H53]" office:value-type="percentage" office:value="0.901880964296038" calcext:value-type="percentage">
            <text:p>90.188096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53]*SUMPRODUCT([.$P$13:.P53];[.$V$13:.V53];[.$W$13:.W53])" office:value-type="float" office:value="-113479.80442253" calcext:value-type="float">
            <text:p>-113,479.80</text:p>
          </table:table-cell>
          <table:table-cell table:style-name="ce82" table:formula="of:=[.$B$9]*SUMPRODUCT([.$AG$13:.AG53];[.$T$13:.T53];[.$V$13:.V53];[.$AA$13:.AA53])" office:value-type="float" office:value="113479.80442253" calcext:value-type="float">
            <text:p>113,479.80</text:p>
          </table:table-cell>
          <table:table-cell table:style-name="ce82" table:formula="of:=ABS([.AB53]+[.AC53])" office:value-type="float" office:value="0" calcext:value-type="float">
            <text:p>0.00</text:p>
          </table:table-cell>
          <table:table-cell table:style-name="ce61" table:formula="of:=EXP([.AF53])" office:value-type="percentage" office:value="0.887532136216576" calcext:value-type="percentage">
            <text:p>88.753214%</text:p>
          </table:table-cell>
          <table:table-cell table:style-name="ce61" office:value-type="percentage" office:value="-0.119310548466632" calcext:value-type="percentage">
            <text:p>-11.931055%</text:p>
          </table:table-cell>
          <table:table-cell table:style-name="ce61" table:formula="of:=([.AE52]/[.AE53]-1)/[.T53]" office:value-type="percentage" office:value="0.0216023063215795" calcext:value-type="percentage">
            <text:p>2.160231%</text:p>
          </table:table-cell>
          <table:table-cell table:style-name="ce61" table:formula="of:=POWER([.AE53];-1/[.H53])-1" office:value-type="percentage" office:value="0.0165565112870683" calcext:value-type="percentage">
            <text:p>1.65565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7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29-12-03" calcext:value-type="date">
            <text:p>03/12/2029</text:p>
          </table:table-cell>
          <table:table-cell table:style-name="ce48" table:formula="of:=[.G52]+([.G56]-[.G52])/([.F56]-[.F52])*([.F54]-[.F52])" office:value-type="percentage" office:value="0.016625" calcext:value-type="percentage">
            <text:p>1.662500%</text:p>
          </table:table-cell>
          <table:table-cell table:style-name="ce41" table:formula="of:=CALC_YR_FRAC([.D54];[.F54];[.$H$12])" office:value-type="float" office:value="7.51506849315069" calcext:value-type="float">
            <text:p>7.515068</text:p>
          </table:table-cell>
          <table:table-cell/>
          <table:table-cell table:style-name="ce44"/>
          <table:table-cell table:number-columns-repeated="2"/>
          <table:table-cell table:style-name="ce67" table:formula="of:=[.N50]" office:value-type="date" office:date-value="2028-12-04" calcext:value-type="date">
            <text:p>04/12/2028</text:p>
          </table:table-cell>
          <table:table-cell table:style-name="ce67" table:formula="of:=[.F54]" office:value-type="date" office:date-value="2029-12-03" calcext:value-type="date">
            <text:p>03/12/202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4];[.N54];[.O54])" office:value-type="float" office:value="0.997222222222222" calcext:value-type="float">
            <text:p>0.997222</text:p>
          </table:table-cell>
          <table:table-cell table:style-name="ce67" table:formula="of:=[.R53]" office:value-type="date" office:date-value="2029-09-03" calcext:value-type="date">
            <text:p>03/09/2029</text:p>
          </table:table-cell>
          <table:table-cell table:style-name="ce67" table:formula="of:=[.F54]" office:value-type="date" office:date-value="2029-12-03" calcext:value-type="date">
            <text:p>03/12/202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4];[.R54];[.S5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4])" office:value-type="percentage" office:value="0.0144831134395604" calcext:value-type="percentage">
            <text:p>1.448311%</text:p>
          </table:table-cell>
          <table:table-cell table:style-name="ce61" table:formula="of:=1/(1+[.U54])^[.H54]" office:value-type="percentage" office:value="0.897572900750942" calcext:value-type="percentage">
            <text:p>89.757290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54]*SUMPRODUCT([.$P$13:.P54];[.$V$13:.V54];[.$X$13:.X54])" office:value-type="float" office:value="-118466.329953349" calcext:value-type="float">
            <text:p>-118,466.33</text:p>
          </table:table-cell>
          <table:table-cell table:style-name="ce82" table:formula="of:=[.$B$9]*SUMPRODUCT([.$AG$13:.AG54];[.$T$13:.T54];[.$V$13:.V54];[.$AA$13:.AA54])" office:value-type="float" office:value="118466.329953349" calcext:value-type="float">
            <text:p>118,466.33</text:p>
          </table:table-cell>
          <table:table-cell table:style-name="ce82" table:formula="of:=ABS([.AB54]+[.AC54])" office:value-type="float" office:value="0" calcext:value-type="float">
            <text:p>0.00</text:p>
          </table:table-cell>
          <table:table-cell table:style-name="ce61" table:formula="of:=EXP([.AF54])" office:value-type="percentage" office:value="0.882628634543674" calcext:value-type="percentage">
            <text:p>88.262863%</text:p>
          </table:table-cell>
          <table:table-cell table:style-name="ce61" office:value-type="percentage" office:value="-0.124850739274287" calcext:value-type="percentage">
            <text:p>-12.485074%</text:p>
          </table:table-cell>
          <table:table-cell table:style-name="ce61" table:formula="of:=([.AE53]/[.AE54]-1)/[.T54]" office:value-type="percentage" office:value="0.0219780634769062" calcext:value-type="percentage">
            <text:p>2.197806%</text:p>
          </table:table-cell>
          <table:table-cell table:style-name="ce61" table:formula="of:=POWER([.AE54];-1/[.H54])-1" office:value-type="percentage" office:value="0.0167521564654518" calcext:value-type="percentage">
            <text:p>1.67521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7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0-03-04" calcext:value-type="date">
            <text:p>04/03/2030</text:p>
          </table:table-cell>
          <table:table-cell table:style-name="ce48" table:formula="of:=[.G52]+([.G56]-[.G52])/([.F56]-[.F52])*([.F55]-[.F52])" office:value-type="percentage" office:value="0.0168025" calcext:value-type="percentage">
            <text:p>1.680250%</text:p>
          </table:table-cell>
          <table:table-cell table:style-name="ce41" table:formula="of:=CALC_YR_FRAC([.D55];[.F55];[.$H$12])" office:value-type="float" office:value="7.76438356164384" calcext:value-type="float">
            <text:p>7.764384</text:p>
          </table:table-cell>
          <table:table-cell/>
          <table:table-cell table:style-name="ce44"/>
          <table:table-cell table:number-columns-repeated="2"/>
          <table:table-cell table:style-name="ce67" table:formula="of:=[.N51]" office:value-type="date" office:date-value="2029-03-02" calcext:value-type="date">
            <text:p>02/03/2029</text:p>
          </table:table-cell>
          <table:table-cell table:style-name="ce67" table:formula="of:=[.F55]" office:value-type="date" office:date-value="2030-03-04" calcext:value-type="date">
            <text:p>04/03/203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5];[.N55];[.O55])" office:value-type="float" office:value="1.00555555555556" calcext:value-type="float">
            <text:p>1.005556</text:p>
          </table:table-cell>
          <table:table-cell table:style-name="ce67" table:formula="of:=[.R54]" office:value-type="date" office:date-value="2029-12-03" calcext:value-type="date">
            <text:p>03/12/2029</text:p>
          </table:table-cell>
          <table:table-cell table:style-name="ce67" table:formula="of:=[.F55]" office:value-type="date" office:date-value="2030-03-04" calcext:value-type="date">
            <text:p>04/03/203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5];[.R55];[.S55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5])" office:value-type="percentage" office:value="0.0146511021895604" calcext:value-type="percentage">
            <text:p>1.465110%</text:p>
          </table:table-cell>
          <table:table-cell table:style-name="ce61" table:formula="of:=1/(1+[.U55])^[.H55]" office:value-type="percentage" office:value="0.893211845716781" calcext:value-type="percentage">
            <text:p>89.321185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55]*SUMPRODUCT([.$P$13:.P55];[.$V$13:.V55];[.$Y$13:.Y55])" office:value-type="float" office:value="-123505.143037387" calcext:value-type="float">
            <text:p>-123,505.14</text:p>
          </table:table-cell>
          <table:table-cell table:style-name="ce82" table:formula="of:=[.$B$9]*SUMPRODUCT([.$AG$13:.AG55];[.$T$13:.T55];[.$V$13:.V55];[.$AA$13:.AA55])" office:value-type="float" office:value="123505.143037387" calcext:value-type="float">
            <text:p>123,505.14</text:p>
          </table:table-cell>
          <table:table-cell table:style-name="ce82" table:formula="of:=ABS([.AB55]+[.AC55])" office:value-type="float" office:value="0" calcext:value-type="float">
            <text:p>0.00</text:p>
          </table:table-cell>
          <table:table-cell table:style-name="ce61" table:formula="of:=EXP([.AF55])" office:value-type="percentage" office:value="0.877677454526703" calcext:value-type="percentage">
            <text:p>87.767745%</text:p>
          </table:table-cell>
          <table:table-cell table:style-name="ce61" office:value-type="percentage" office:value="-0.130476116706458" calcext:value-type="percentage">
            <text:p>-13.047612%</text:p>
          </table:table-cell>
          <table:table-cell table:style-name="ce61" table:formula="of:=([.AE54]/[.AE55]-1)/[.T55]" office:value-type="percentage" office:value="0.0223169521791864" calcext:value-type="percentage">
            <text:p>2.231695%</text:p>
          </table:table-cell>
          <table:table-cell table:style-name="ce61" table:formula="of:=POWER([.AE55];-1/[.H55])-1" office:value-type="percentage" office:value="0.0169464287044956" calcext:value-type="percentage">
            <text:p>1.694643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8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0-06-03" calcext:value-type="date">
            <text:p>03/06/2030</text:p>
          </table:table-cell>
          <table:table-cell table:style-name="ce61" office:value-type="percentage" office:value="0.01698" calcext:value-type="percentage">
            <text:p>1.698000%</text:p>
          </table:table-cell>
          <table:table-cell table:style-name="ce41" table:formula="of:=CALC_YR_FRAC([.D56];[.F56];[.$H$12])" office:value-type="float" office:value="8.01369863013699" calcext:value-type="float">
            <text:p>8.013699</text:p>
          </table:table-cell>
          <table:table-cell/>
          <table:table-cell table:style-name="ce44"/>
          <table:table-cell table:number-columns-repeated="2"/>
          <table:table-cell table:style-name="ce67" table:formula="of:=[.N52]" office:value-type="date" office:date-value="2029-06-04" calcext:value-type="date">
            <text:p>04/06/2029</text:p>
          </table:table-cell>
          <table:table-cell table:style-name="ce67" table:formula="of:=[.F56]" office:value-type="date" office:date-value="2030-06-03" calcext:value-type="date">
            <text:p>03/06/203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6];[.N56];[.O56])" office:value-type="float" office:value="0.997222222222222" calcext:value-type="float">
            <text:p>0.997222</text:p>
          </table:table-cell>
          <table:table-cell table:style-name="ce67" table:formula="of:=[.R55]" office:value-type="date" office:date-value="2030-03-04" calcext:value-type="date">
            <text:p>04/03/2030</text:p>
          </table:table-cell>
          <table:table-cell table:style-name="ce67" table:formula="of:=[.F56]" office:value-type="date" office:date-value="2030-06-03" calcext:value-type="date">
            <text:p>03/06/203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6];[.R56];[.S5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6])" office:value-type="percentage" office:value="0.0148190909395604" calcext:value-type="percentage">
            <text:p>1.481909%</text:p>
          </table:table-cell>
          <table:table-cell table:style-name="ce61" table:formula="of:=1/(1+[.U56])^[.H56]" office:value-type="percentage" office:value="0.888798791426595" calcext:value-type="percentage">
            <text:p>88.879879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56]*SUMPRODUCT([.$P$13:.P56];[.$V$13:.V56];[.$Z$13:.Z56])" office:value-type="float" office:value="-128342.078825147" calcext:value-type="float">
            <text:p>-128,342.08</text:p>
          </table:table-cell>
          <table:table-cell table:style-name="ce82" table:formula="of:=[.$B$9]*SUMPRODUCT([.$AG$13:.AG56];[.$T$13:.T56];[.$V$13:.V56];[.$AA$13:.AA56])" office:value-type="float" office:value="128342.078825147" calcext:value-type="float">
            <text:p>128,342.08</text:p>
          </table:table-cell>
          <table:table-cell table:style-name="ce82" table:formula="of:=ABS([.AB56]+[.AC56])" office:value-type="float" office:value="0" calcext:value-type="float">
            <text:p>0.00</text:p>
          </table:table-cell>
          <table:table-cell table:style-name="ce61" table:formula="of:=EXP([.AF56])" office:value-type="percentage" office:value="0.872926895254477" calcext:value-type="percentage">
            <text:p>87.292690%</text:p>
          </table:table-cell>
          <table:table-cell table:style-name="ce61" office:value-type="percentage" office:value="-0.135903466334491" calcext:value-type="percentage">
            <text:p>-13.590347%</text:p>
          </table:table-cell>
          <table:table-cell table:style-name="ce61" table:formula="of:=([.AE55]/[.AE56]-1)/[.T56]" office:value-type="percentage" office:value="0.021529204105048" calcext:value-type="percentage">
            <text:p>2.152920%</text:p>
          </table:table-cell>
          <table:table-cell table:style-name="ce61" table:formula="of:=POWER([.AE56];-1/[.H56])-1" office:value-type="percentage" office:value="0.017103512500082" calcext:value-type="percentage">
            <text:p>1.710351%</text:p>
          </table:table-cell>
          <table:table-cell table:style-name="ce61" office:value-type="percentage" office:value="0.872911891" calcext:value-type="percentage">
            <text:p>87.291189%</text:p>
          </table:table-cell>
          <table:table-cell table:style-name="ce61" office:value-type="percentage" office:value="0.017105694" calcext:value-type="percentage">
            <text:p>1.710569%</text:p>
          </table:table-cell>
          <table:table-cell table:style-name="ce113" table:formula="of:=([.AJ56]-[.AH56])*10000" office:value-type="float" office:value="0.0218149991798242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8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0-09-02" calcext:value-type="date">
            <text:p>02/09/2030</text:p>
          </table:table-cell>
          <table:table-cell table:style-name="ce48" table:formula="of:=[.G56]+([.G60]-[.G56])/([.F60]-[.F56])*([.F57]-[.F56])" office:value-type="percentage" office:value="0.0171520273972603" calcext:value-type="percentage">
            <text:p>1.715203%</text:p>
          </table:table-cell>
          <table:table-cell table:style-name="ce41" table:formula="of:=CALC_YR_FRAC([.D57];[.F57];[.$H$12])" office:value-type="float" office:value="8.26301369863014" calcext:value-type="float">
            <text:p>8.263014</text:p>
          </table:table-cell>
          <table:table-cell/>
          <table:table-cell table:style-name="ce44"/>
          <table:table-cell table:number-columns-repeated="2"/>
          <table:table-cell table:style-name="ce67" table:formula="of:=[.N53]" office:value-type="date" office:date-value="2029-09-03" calcext:value-type="date">
            <text:p>03/09/2029</text:p>
          </table:table-cell>
          <table:table-cell table:style-name="ce67" table:formula="of:=[.F57]" office:value-type="date" office:date-value="2030-09-02" calcext:value-type="date">
            <text:p>02/09/203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7];[.N57];[.O57])" office:value-type="float" office:value="0.997222222222222" calcext:value-type="float">
            <text:p>0.997222</text:p>
          </table:table-cell>
          <table:table-cell table:style-name="ce67" table:formula="of:=[.R56]" office:value-type="date" office:date-value="2030-06-03" calcext:value-type="date">
            <text:p>03/06/2030</text:p>
          </table:table-cell>
          <table:table-cell table:style-name="ce67" table:formula="of:=[.F57]" office:value-type="date" office:date-value="2030-09-02" calcext:value-type="date">
            <text:p>02/09/203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7];[.R57];[.S57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7])" office:value-type="percentage" office:value="0.0149844884203297" calcext:value-type="percentage">
            <text:p>1.498449%</text:p>
          </table:table-cell>
          <table:table-cell table:style-name="ce61" table:formula="of:=1/(1+[.U57])^[.H57]" office:value-type="percentage" office:value="0.884353393521682" calcext:value-type="percentage">
            <text:p>88.435339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57]*SUMPRODUCT([.$P$13:.P57];[.$V$13:.V57];[.$W$13:.W57])" office:value-type="float" office:value="-133467.022156541" calcext:value-type="float">
            <text:p>-133,467.02</text:p>
          </table:table-cell>
          <table:table-cell table:style-name="ce82" table:formula="of:=[.$B$9]*SUMPRODUCT([.$AG$13:.AG57];[.$T$13:.T57];[.$V$13:.V57];[.$AA$13:.AA57])" office:value-type="float" office:value="133467.022156541" calcext:value-type="float">
            <text:p>133,467.02</text:p>
          </table:table-cell>
          <table:table-cell table:style-name="ce82" table:formula="of:=ABS([.AB57]+[.AC57])" office:value-type="float" office:value="0" calcext:value-type="float">
            <text:p>0.00</text:p>
          </table:table-cell>
          <table:table-cell table:style-name="ce61" table:formula="of:=EXP([.AF57])" office:value-type="percentage" office:value="0.867897317033993" calcext:value-type="percentage">
            <text:p>86.789732%</text:p>
          </table:table-cell>
          <table:table-cell table:style-name="ce61" office:value-type="percentage" office:value="-0.141681869667523" calcext:value-type="percentage">
            <text:p>-14.168187%</text:p>
          </table:table-cell>
          <table:table-cell table:style-name="ce61" table:formula="of:=([.AE56]/[.AE57]-1)/[.T57]" office:value-type="percentage" office:value="0.0229257910239822" calcext:value-type="percentage">
            <text:p>2.292579%</text:p>
          </table:table-cell>
          <table:table-cell table:style-name="ce61" table:formula="of:=POWER([.AE57];-1/[.H57])-1" office:value-type="percentage" office:value="0.0172943579925591" calcext:value-type="percentage">
            <text:p>1.72943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8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0-12-02" calcext:value-type="date">
            <text:p>02/12/2030</text:p>
          </table:table-cell>
          <table:table-cell table:style-name="ce48" table:formula="of:=[.G56]+([.G60]-[.G56])/([.F60]-[.F56])*([.F58]-[.F56])" office:value-type="percentage" office:value="0.0173240547945206" calcext:value-type="percentage">
            <text:p>1.732405%</text:p>
          </table:table-cell>
          <table:table-cell table:style-name="ce41" table:formula="of:=CALC_YR_FRAC([.D58];[.F58];[.$H$12])" office:value-type="float" office:value="8.51232876712329" calcext:value-type="float">
            <text:p>8.512329</text:p>
          </table:table-cell>
          <table:table-cell/>
          <table:table-cell table:style-name="ce44"/>
          <table:table-cell table:number-columns-repeated="2"/>
          <table:table-cell table:style-name="ce67" table:formula="of:=[.N54]" office:value-type="date" office:date-value="2029-12-03" calcext:value-type="date">
            <text:p>03/12/2029</text:p>
          </table:table-cell>
          <table:table-cell table:style-name="ce67" table:formula="of:=[.F58]" office:value-type="date" office:date-value="2030-12-02" calcext:value-type="date">
            <text:p>02/12/203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8];[.N58];[.O58])" office:value-type="float" office:value="0.997222222222222" calcext:value-type="float">
            <text:p>0.997222</text:p>
          </table:table-cell>
          <table:table-cell table:style-name="ce67" table:formula="of:=[.R57]" office:value-type="date" office:date-value="2030-09-02" calcext:value-type="date">
            <text:p>02/09/2030</text:p>
          </table:table-cell>
          <table:table-cell table:style-name="ce67" table:formula="of:=[.F58]" office:value-type="date" office:date-value="2030-12-02" calcext:value-type="date">
            <text:p>02/12/203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8];[.R58];[.S58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8])" office:value-type="percentage" office:value="0.0151498276703297" calcext:value-type="percentage">
            <text:p>1.514983%</text:p>
          </table:table-cell>
          <table:table-cell table:style-name="ce61" table:formula="of:=1/(1+[.U58])^[.H58]" office:value-type="percentage" office:value="0.879859356823522" calcext:value-type="percentage">
            <text:p>87.985936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58]*SUMPRODUCT([.$P$13:.P58];[.$V$13:.V58];[.$X$13:.X58])" office:value-type="float" office:value="-138648.041399251" calcext:value-type="float">
            <text:p>-138,648.04</text:p>
          </table:table-cell>
          <table:table-cell table:style-name="ce82" table:formula="of:=[.$B$9]*SUMPRODUCT([.$AG$13:.AG58];[.$T$13:.T58];[.$V$13:.V58];[.$AA$13:.AA58])" office:value-type="float" office:value="138648.041399252" calcext:value-type="float">
            <text:p>138,648.04</text:p>
          </table:table-cell>
          <table:table-cell table:style-name="ce82" table:formula="of:=ABS([.AB58]+[.AC58])" office:value-type="float" office:value="0" calcext:value-type="float">
            <text:p>0.00</text:p>
          </table:table-cell>
          <table:table-cell table:style-name="ce61" table:formula="of:=EXP([.AF58])" office:value-type="percentage" office:value="0.862816653120968" calcext:value-type="percentage">
            <text:p>86.281665%</text:p>
          </table:table-cell>
          <table:table-cell table:style-name="ce61" office:value-type="percentage" office:value="-0.147553063400542" calcext:value-type="percentage">
            <text:p>-14.755306%</text:p>
          </table:table-cell>
          <table:table-cell table:style-name="ce61" table:formula="of:=([.AE57]/[.AE58]-1)/[.T58]" office:value-type="percentage" office:value="0.0232950183484659" calcext:value-type="percentage">
            <text:p>2.329502%</text:p>
          </table:table-cell>
          <table:table-cell table:style-name="ce61" table:formula="of:=POWER([.AE58];-1/[.H58])-1" office:value-type="percentage" office:value="0.0174851482223852" calcext:value-type="percentage">
            <text:p>1.74851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8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1-03-03" calcext:value-type="date">
            <text:p>03/03/2031</text:p>
          </table:table-cell>
          <table:table-cell table:style-name="ce48" table:formula="of:=[.G56]+([.G60]-[.G56])/([.F60]-[.F56])*([.F59]-[.F56])" office:value-type="percentage" office:value="0.0174960821917808" calcext:value-type="percentage">
            <text:p>1.749608%</text:p>
          </table:table-cell>
          <table:table-cell table:style-name="ce41" table:formula="of:=CALC_YR_FRAC([.D59];[.F59];[.$H$12])" office:value-type="float" office:value="8.76164383561644" calcext:value-type="float">
            <text:p>8.761644</text:p>
          </table:table-cell>
          <table:table-cell/>
          <table:table-cell table:style-name="ce44"/>
          <table:table-cell table:number-columns-repeated="2"/>
          <table:table-cell table:style-name="ce67" table:formula="of:=[.N55]" office:value-type="date" office:date-value="2030-03-04" calcext:value-type="date">
            <text:p>04/03/2030</text:p>
          </table:table-cell>
          <table:table-cell table:style-name="ce67" table:formula="of:=[.F59]" office:value-type="date" office:date-value="2031-03-03" calcext:value-type="date">
            <text:p>03/03/203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59];[.N59];[.O59])" office:value-type="float" office:value="0.997222222222222" calcext:value-type="float">
            <text:p>0.997222</text:p>
          </table:table-cell>
          <table:table-cell table:style-name="ce67" table:formula="of:=[.R58]" office:value-type="date" office:date-value="2030-12-02" calcext:value-type="date">
            <text:p>02/12/2030</text:p>
          </table:table-cell>
          <table:table-cell table:style-name="ce67" table:formula="of:=[.F59]" office:value-type="date" office:date-value="2031-03-03" calcext:value-type="date">
            <text:p>03/03/203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59];[.R59];[.S59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59])" office:value-type="percentage" office:value="0.0153151669203297" calcext:value-type="percentage">
            <text:p>1.531517%</text:p>
          </table:table-cell>
          <table:table-cell table:style-name="ce61" table:formula="of:=1/(1+[.U59])^[.H59]" office:value-type="percentage" office:value="0.875317265403431" calcext:value-type="percentage">
            <text:p>87.531727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59]*SUMPRODUCT([.$P$13:.P59];[.$V$13:.V59];[.$Y$13:.Y59])" office:value-type="float" office:value="-143875.333721926" calcext:value-type="float">
            <text:p>-143,875.33</text:p>
          </table:table-cell>
          <table:table-cell table:style-name="ce82" table:formula="of:=[.$B$9]*SUMPRODUCT([.$AG$13:.AG59];[.$T$13:.T59];[.$V$13:.V59];[.$AA$13:.AA59])" office:value-type="float" office:value="143875.333721927" calcext:value-type="float">
            <text:p>143,875.33</text:p>
          </table:table-cell>
          <table:table-cell table:style-name="ce82" table:formula="of:=ABS([.AB59]+[.AC59])" office:value-type="float" office:value="0.000000000640284270048142" calcext:value-type="float">
            <text:p>0.00</text:p>
          </table:table-cell>
          <table:table-cell table:style-name="ce61" table:formula="of:=EXP([.AF59])" office:value-type="percentage" office:value="0.857694601287064" calcext:value-type="percentage">
            <text:p>85.769460%</text:p>
          </table:table-cell>
          <table:table-cell table:style-name="ce61" office:value-type="percentage" office:value="-0.153507185412632" calcext:value-type="percentage">
            <text:p>-15.350719%</text:p>
          </table:table-cell>
          <table:table-cell table:style-name="ce61" table:formula="of:=([.AE58]/[.AE59]-1)/[.T59]" office:value-type="percentage" office:value="0.0236250317649817" calcext:value-type="percentage">
            <text:p>2.362503%</text:p>
          </table:table-cell>
          <table:table-cell table:style-name="ce61" table:formula="of:=POWER([.AE59];-1/[.H59])-1" office:value-type="percentage" office:value="0.017674745423915" calcext:value-type="percentage">
            <text:p>1.76747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9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1-06-03" calcext:value-type="date">
            <text:p>03/06/2031</text:p>
          </table:table-cell>
          <table:table-cell table:style-name="ce61" office:value-type="percentage" office:value="0.01767" calcext:value-type="percentage">
            <text:p>1.767000%</text:p>
          </table:table-cell>
          <table:table-cell table:style-name="ce41" table:formula="of:=CALC_YR_FRAC([.D60];[.F60];[.$H$12])" office:value-type="float" office:value="9.01369863013699" calcext:value-type="float">
            <text:p>9.013699</text:p>
          </table:table-cell>
          <table:table-cell/>
          <table:table-cell table:style-name="ce44"/>
          <table:table-cell table:number-columns-repeated="2"/>
          <table:table-cell table:style-name="ce67" table:formula="of:=[.N56]" office:value-type="date" office:date-value="2030-06-03" calcext:value-type="date">
            <text:p>03/06/2030</text:p>
          </table:table-cell>
          <table:table-cell table:style-name="ce67" table:formula="of:=[.F60]" office:value-type="date" office:date-value="2031-06-03" calcext:value-type="date">
            <text:p>03/06/203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0];[.N60];[.O60])" office:value-type="float" office:value="1" calcext:value-type="float">
            <text:p>1.000000</text:p>
          </table:table-cell>
          <table:table-cell table:style-name="ce67" table:formula="of:=[.R59]" office:value-type="date" office:date-value="2031-03-03" calcext:value-type="date">
            <text:p>03/03/2031</text:p>
          </table:table-cell>
          <table:table-cell table:style-name="ce67" table:formula="of:=[.F60]" office:value-type="date" office:date-value="2031-06-03" calcext:value-type="date">
            <text:p>03/06/203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0];[.R60];[.S60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60])" office:value-type="percentage" office:value="0.0154823230851648" calcext:value-type="percentage">
            <text:p>1.548232%</text:p>
          </table:table-cell>
          <table:table-cell table:style-name="ce61" table:formula="of:=1/(1+[.U60])^[.H60]" office:value-type="percentage" office:value="0.870677430474203" calcext:value-type="percentage">
            <text:p>87.067743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60]*SUMPRODUCT([.$P$13:.P60];[.$V$13:.V60];[.$Z$13:.Z60])" office:value-type="float" office:value="-148942.263178832" calcext:value-type="float">
            <text:p>-148,942.26</text:p>
          </table:table-cell>
          <table:table-cell table:style-name="ce82" table:formula="of:=[.$B$9]*SUMPRODUCT([.$AG$13:.AG60];[.$T$13:.T60];[.$V$13:.V60];[.$AA$13:.AA60])" office:value-type="float" office:value="148942.263178833" calcext:value-type="float">
            <text:p>148,942.26</text:p>
          </table:table-cell>
          <table:table-cell table:style-name="ce82" table:formula="of:=ABS([.AB60]+[.AC60])" office:value-type="float" office:value="0.00000000119325704872608" calcext:value-type="float">
            <text:p>0.00</text:p>
          </table:table-cell>
          <table:table-cell table:style-name="ce61" table:formula="of:=EXP([.AF60])" office:value-type="percentage" office:value="0.852732105107661" calcext:value-type="percentage">
            <text:p>85.273211%</text:p>
          </table:table-cell>
          <table:table-cell table:style-name="ce61" office:value-type="percentage" office:value="-0.159309842825689" calcext:value-type="percentage">
            <text:p>-15.930984%</text:p>
          </table:table-cell>
          <table:table-cell table:style-name="ce61" table:formula="of:=([.AE59]/[.AE60]-1)/[.T60]" office:value-type="percentage" office:value="0.0227720560705904" calcext:value-type="percentage">
            <text:p>2.277206%</text:p>
          </table:table-cell>
          <table:table-cell table:style-name="ce61" table:formula="of:=POWER([.AE60];-1/[.H60])-1" office:value-type="percentage" office:value="0.0178313050746766" calcext:value-type="percentage">
            <text:p>1.783131%</text:p>
          </table:table-cell>
          <table:table-cell table:style-name="ce61" office:value-type="percentage" office:value="0.852757899" calcext:value-type="percentage">
            <text:p>85.275790%</text:p>
          </table:table-cell>
          <table:table-cell table:style-name="ce61" office:value-type="percentage" office:value="0.017833358" calcext:value-type="percentage">
            <text:p>1.783336%</text:p>
          </table:table-cell>
          <table:table-cell table:style-name="ce113" table:formula="of:=([.AJ60]-[.AH60])*10000" office:value-type="float" office:value="0.0205292532343832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9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1-09-02" calcext:value-type="date">
            <text:p>02/09/2031</text:p>
          </table:table-cell>
          <table:table-cell table:style-name="ce48" table:formula="of:=[.G60]+([.G64]-[.G60])/([.F64]-[.F60])*([.F61]-[.F60])" office:value-type="percentage" office:value="0.0178320547945206" calcext:value-type="percentage">
            <text:p>1.783205%</text:p>
          </table:table-cell>
          <table:table-cell table:style-name="ce41" table:formula="of:=CALC_YR_FRAC([.D61];[.F61];[.$H$12])" office:value-type="float" office:value="9.26301369863014" calcext:value-type="float">
            <text:p>9.263014</text:p>
          </table:table-cell>
          <table:table-cell/>
          <table:table-cell table:style-name="ce44"/>
          <table:table-cell table:number-columns-repeated="2"/>
          <table:table-cell table:style-name="ce67" table:formula="of:=[.N57]" office:value-type="date" office:date-value="2030-09-02" calcext:value-type="date">
            <text:p>02/09/2030</text:p>
          </table:table-cell>
          <table:table-cell table:style-name="ce67" table:formula="of:=[.F61]" office:value-type="date" office:date-value="2031-09-02" calcext:value-type="date">
            <text:p>02/09/203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1];[.N61];[.O61])" office:value-type="float" office:value="1" calcext:value-type="float">
            <text:p>1.000000</text:p>
          </table:table-cell>
          <table:table-cell table:style-name="ce67" table:formula="of:=[.R60]" office:value-type="date" office:date-value="2031-06-03" calcext:value-type="date">
            <text:p>03/06/2031</text:p>
          </table:table-cell>
          <table:table-cell table:style-name="ce67" table:formula="of:=[.F61]" office:value-type="date" office:date-value="2031-09-02" calcext:value-type="date">
            <text:p>02/09/203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1];[.R61];[.S61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61])" office:value-type="percentage" office:value="0.0156442531967213" calcext:value-type="percentage">
            <text:p>1.564425%</text:p>
          </table:table-cell>
          <table:table-cell table:style-name="ce61" table:formula="of:=1/(1+[.U61])^[.H61]" office:value-type="percentage" office:value="0.86606866000104" calcext:value-type="percentage">
            <text:p>86.606866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61]*SUMPRODUCT([.$P$13:.P61];[.$V$13:.V61];[.$W$13:.W61])" office:value-type="float" office:value="-154202.380509884" calcext:value-type="float">
            <text:p>-154,202.38</text:p>
          </table:table-cell>
          <table:table-cell table:style-name="ce82" table:formula="of:=[.$B$9]*SUMPRODUCT([.$AG$13:.AG61];[.$T$13:.T61];[.$V$13:.V61];[.$AA$13:.AA61])" office:value-type="float" office:value="154202.380509886" calcext:value-type="float">
            <text:p>154,202.38</text:p>
          </table:table-cell>
          <table:table-cell table:style-name="ce82" table:formula="of:=ABS([.AB61]+[.AC61])" office:value-type="float" office:value="0.00000000221189111471176" calcext:value-type="float">
            <text:p>0.00</text:p>
          </table:table-cell>
          <table:table-cell table:style-name="ce61" table:formula="of:=EXP([.AF61])" office:value-type="percentage" office:value="0.847584253869974" calcext:value-type="percentage">
            <text:p>84.758425%</text:p>
          </table:table-cell>
          <table:table-cell table:style-name="ce61" office:value-type="percentage" office:value="-0.165365030072996" calcext:value-type="percentage">
            <text:p>-16.536503%</text:p>
          </table:table-cell>
          <table:table-cell table:style-name="ce61" table:formula="of:=([.AE60]/[.AE61]-1)/[.T61]" office:value-type="percentage" office:value="0.024027258272535" calcext:value-type="percentage">
            <text:p>2.402726%</text:p>
          </table:table-cell>
          <table:table-cell table:style-name="ce61" table:formula="of:=POWER([.AE61];-1/[.H61])-1" office:value-type="percentage" office:value="0.0180124872977885" calcext:value-type="percentage">
            <text:p>1.80124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9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1-12-02" calcext:value-type="date">
            <text:p>02/12/2031</text:p>
          </table:table-cell>
          <table:table-cell table:style-name="ce48" table:formula="of:=[.G60]+([.G64]-[.G60])/([.F64]-[.F60])*([.F62]-[.F60])" office:value-type="percentage" office:value="0.0179941095890411" calcext:value-type="percentage">
            <text:p>1.799411%</text:p>
          </table:table-cell>
          <table:table-cell table:style-name="ce41" table:formula="of:=CALC_YR_FRAC([.D62];[.F62];[.$H$12])" office:value-type="float" office:value="9.51232876712329" calcext:value-type="float">
            <text:p>9.512329</text:p>
          </table:table-cell>
          <table:table-cell/>
          <table:table-cell table:style-name="ce44"/>
          <table:table-cell table:number-columns-repeated="2"/>
          <table:table-cell table:style-name="ce67" table:formula="of:=[.N58]" office:value-type="date" office:date-value="2030-12-02" calcext:value-type="date">
            <text:p>02/12/2030</text:p>
          </table:table-cell>
          <table:table-cell table:style-name="ce67" table:formula="of:=[.F62]" office:value-type="date" office:date-value="2031-12-02" calcext:value-type="date">
            <text:p>02/12/203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2];[.N62];[.O62])" office:value-type="float" office:value="1" calcext:value-type="float">
            <text:p>1.000000</text:p>
          </table:table-cell>
          <table:table-cell table:style-name="ce67" table:formula="of:=[.R61]" office:value-type="date" office:date-value="2031-09-02" calcext:value-type="date">
            <text:p>02/09/2031</text:p>
          </table:table-cell>
          <table:table-cell table:style-name="ce67" table:formula="of:=[.F62]" office:value-type="date" office:date-value="2031-12-02" calcext:value-type="date">
            <text:p>02/12/203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2];[.R62];[.S6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62])" office:value-type="percentage" office:value="0.0158061454289618" calcext:value-type="percentage">
            <text:p>1.580615%</text:p>
          </table:table-cell>
          <table:table-cell table:style-name="ce61" table:formula="of:=1/(1+[.U62])^[.H62]" office:value-type="percentage" office:value="0.861416308725279" calcext:value-type="percentage">
            <text:p>86.141631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62]*SUMPRODUCT([.$P$13:.P62];[.$V$13:.V62];[.$X$13:.X62])" office:value-type="float" office:value="-159511.049814868" calcext:value-type="float">
            <text:p>-159,511.05</text:p>
          </table:table-cell>
          <table:table-cell table:style-name="ce82" table:formula="of:=[.$B$9]*SUMPRODUCT([.$AG$13:.AG62];[.$T$13:.T62];[.$V$13:.V62];[.$AA$13:.AA62])" office:value-type="float" office:value="159511.049814872" calcext:value-type="float">
            <text:p>159,511.05</text:p>
          </table:table-cell>
          <table:table-cell table:style-name="ce82" table:formula="of:=ABS([.AB62]+[.AC62])" office:value-type="float" office:value="0.00000000410364009439945" calcext:value-type="float">
            <text:p>0.00</text:p>
          </table:table-cell>
          <table:table-cell table:style-name="ce61" table:formula="of:=EXP([.AF62])" office:value-type="percentage" office:value="0.842392821032611" calcext:value-type="percentage">
            <text:p>84.239282%</text:p>
          </table:table-cell>
          <table:table-cell table:style-name="ce61" office:value-type="percentage" office:value="-0.171508840239744" calcext:value-type="percentage">
            <text:p>-17.150884%</text:p>
          </table:table-cell>
          <table:table-cell table:style-name="ce61" table:formula="of:=([.AE61]/[.AE62]-1)/[.T62]" office:value-type="percentage" office:value="0.02437999943338" calcext:value-type="percentage">
            <text:p>2.438000%</text:p>
          </table:table-cell>
          <table:table-cell table:style-name="ce61" table:formula="of:=POWER([.AE62];-1/[.H62])-1" office:value-type="percentage" office:value="0.0181936879232067" calcext:value-type="percentage">
            <text:p>1.81936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9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2-03-02" calcext:value-type="date">
            <text:p>02/03/2032</text:p>
          </table:table-cell>
          <table:table-cell table:style-name="ce48" table:formula="of:=[.G60]+([.G64]-[.G60])/([.F64]-[.F60])*([.F63]-[.F60])" office:value-type="percentage" office:value="0.0181561643835616" calcext:value-type="percentage">
            <text:p>1.815616%</text:p>
          </table:table-cell>
          <table:table-cell table:style-name="ce41" table:formula="of:=CALC_YR_FRAC([.D63];[.F63];[.$H$12])" office:value-type="float" office:value="9.76164383561644" calcext:value-type="float">
            <text:p>9.761644</text:p>
          </table:table-cell>
          <table:table-cell/>
          <table:table-cell table:style-name="ce44"/>
          <table:table-cell table:number-columns-repeated="2"/>
          <table:table-cell table:style-name="ce67" table:formula="of:=[.N59]" office:value-type="date" office:date-value="2031-03-03" calcext:value-type="date">
            <text:p>03/03/2031</text:p>
          </table:table-cell>
          <table:table-cell table:style-name="ce67" table:formula="of:=[.F63]" office:value-type="date" office:date-value="2032-03-02" calcext:value-type="date">
            <text:p>02/03/203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3];[.N63];[.O63])" office:value-type="float" office:value="0.997222222222222" calcext:value-type="float">
            <text:p>0.997222</text:p>
          </table:table-cell>
          <table:table-cell table:style-name="ce67" table:formula="of:=[.R62]" office:value-type="date" office:date-value="2031-12-02" calcext:value-type="date">
            <text:p>02/12/2031</text:p>
          </table:table-cell>
          <table:table-cell table:style-name="ce67" table:formula="of:=[.F63]" office:value-type="date" office:date-value="2032-03-02" calcext:value-type="date">
            <text:p>02/03/203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3];[.R63];[.S63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63])" office:value-type="percentage" office:value="0.0159680376612022" calcext:value-type="percentage">
            <text:p>1.596804%</text:p>
          </table:table-cell>
          <table:table-cell table:style-name="ce61" table:formula="of:=1/(1+[.U63])^[.H63]" office:value-type="percentage" office:value="0.856721071141725" calcext:value-type="percentage">
            <text:p>85.672107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63]*SUMPRODUCT([.$P$13:.P63];[.$V$13:.V63];[.$Y$13:.Y63])" office:value-type="float" office:value="-164814.94101109" calcext:value-type="float">
            <text:p>-164,814.94</text:p>
          </table:table-cell>
          <table:table-cell table:style-name="ce82" table:formula="of:=[.$B$9]*SUMPRODUCT([.$AG$13:.AG63];[.$T$13:.T63];[.$V$13:.V63];[.$AA$13:.AA63])" office:value-type="float" office:value="164814.941011097" calcext:value-type="float">
            <text:p>164,814.94</text:p>
          </table:table-cell>
          <table:table-cell table:style-name="ce82" table:formula="of:=ABS([.AB63]+[.AC63])" office:value-type="float" office:value="0.00000000736326910555363" calcext:value-type="float">
            <text:p>0.00</text:p>
          </table:table-cell>
          <table:table-cell table:style-name="ce61" table:formula="of:=EXP([.AF63])" office:value-type="percentage" office:value="0.837209723022177" calcext:value-type="percentage">
            <text:p>83.720972%</text:p>
          </table:table-cell>
          <table:table-cell table:style-name="ce61" office:value-type="percentage" office:value="-0.177680674738867" calcext:value-type="percentage">
            <text:p>-17.768067%</text:p>
          </table:table-cell>
          <table:table-cell table:style-name="ce61" table:formula="of:=([.AE62]/[.AE63]-1)/[.T63]" office:value-type="percentage" office:value="0.0244915497203523" calcext:value-type="percentage">
            <text:p>2.449155%</text:p>
          </table:table-cell>
          <table:table-cell table:style-name="ce61" table:formula="of:=POWER([.AE63];-1/[.H63])-1" office:value-type="percentage" office:value="0.018368586135955" calcext:value-type="percentage">
            <text:p>1.83685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0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2-06-02" calcext:value-type="date">
            <text:p>02/06/2032</text:p>
          </table:table-cell>
          <table:table-cell table:style-name="ce61" office:value-type="percentage" office:value="0.01832" calcext:value-type="percentage">
            <text:p>1.832000%</text:p>
          </table:table-cell>
          <table:table-cell table:style-name="ce41" table:formula="of:=CALC_YR_FRAC([.D64];[.F64];[.$H$12])" office:value-type="float" office:value="10.013698630137" calcext:value-type="float">
            <text:p>10.013699</text:p>
          </table:table-cell>
          <table:table-cell/>
          <table:table-cell table:style-name="ce44"/>
          <table:table-cell table:number-columns-repeated="2"/>
          <table:table-cell table:style-name="ce67" table:formula="of:=[.N60]" office:value-type="date" office:date-value="2031-06-03" calcext:value-type="date">
            <text:p>03/06/2031</text:p>
          </table:table-cell>
          <table:table-cell table:style-name="ce67" table:formula="of:=[.F64]" office:value-type="date" office:date-value="2032-06-02" calcext:value-type="date">
            <text:p>02/06/203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4];[.N64];[.O64])" office:value-type="float" office:value="0.997222222222222" calcext:value-type="float">
            <text:p>0.997222</text:p>
          </table:table-cell>
          <table:table-cell table:style-name="ce67" table:formula="of:=[.R63]" office:value-type="date" office:date-value="2032-03-02" calcext:value-type="date">
            <text:p>02/03/2032</text:p>
          </table:table-cell>
          <table:table-cell table:style-name="ce67" table:formula="of:=[.F64]" office:value-type="date" office:date-value="2032-06-02" calcext:value-type="date">
            <text:p>02/06/203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4];[.R64];[.S64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64])" office:value-type="percentage" office:value="0.0161317089289617" calcext:value-type="percentage">
            <text:p>1.613171%</text:p>
          </table:table-cell>
          <table:table-cell table:style-name="ce61" table:formula="of:=1/(1+[.U64])^[.H64]" office:value-type="percentage" office:value="0.851931653631296" calcext:value-type="percentage">
            <text:p>85.193165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64]*SUMPRODUCT([.$P$13:.P64];[.$V$13:.V64];[.$Z$13:.Z64])" office:value-type="float" office:value="-169985.214652517" calcext:value-type="float">
            <text:p>-169,985.21</text:p>
          </table:table-cell>
          <table:table-cell table:style-name="ce82" table:formula="of:=[.$B$9]*SUMPRODUCT([.$AG$13:.AG64];[.$T$13:.T64];[.$V$13:.V64];[.$AA$13:.AA64])" office:value-type="float" office:value="169985.21465253" calcext:value-type="float">
            <text:p>169,985.21</text:p>
          </table:table-cell>
          <table:table-cell table:style-name="ce82" table:formula="of:=ABS([.AB64]+[.AC64])" office:value-type="float" office:value="0.000000012892996892333" calcext:value-type="float">
            <text:p>0.00</text:p>
          </table:table-cell>
          <table:table-cell table:style-name="ce61" table:formula="of:=EXP([.AF64])" office:value-type="percentage" office:value="0.832159444606556" calcext:value-type="percentage">
            <text:p>83.215944%</text:p>
          </table:table-cell>
          <table:table-cell table:style-name="ce61" office:value-type="percentage" office:value="-0.183731216369446" calcext:value-type="percentage">
            <text:p>-18.373122%</text:p>
          </table:table-cell>
          <table:table-cell table:style-name="ce61" table:formula="of:=([.AE63]/[.AE64]-1)/[.T64]" office:value-type="percentage" office:value="0.0237478035558335" calcext:value-type="percentage">
            <text:p>2.374780%</text:p>
          </table:table-cell>
          <table:table-cell table:style-name="ce61" table:formula="of:=POWER([.AE64];-1/[.H64])-1" office:value-type="percentage" office:value="0.0185173459389758" calcext:value-type="percentage">
            <text:p>1.851735%</text:p>
          </table:table-cell>
          <table:table-cell table:style-name="ce61" office:value-type="percentage" office:value="0.832143342" calcext:value-type="percentage">
            <text:p>83.214334%</text:p>
          </table:table-cell>
          <table:table-cell table:style-name="ce61" office:value-type="percentage" office:value="0.018519314" calcext:value-type="percentage">
            <text:p>1.851931%</text:p>
          </table:table-cell>
          <table:table-cell table:style-name="ce113" table:formula="of:=([.AJ64]-[.AH64])*10000" office:value-type="float" office:value="0.0196806102419414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0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2-09-02" calcext:value-type="date">
            <text:p>02/09/2032</text:p>
          </table:table-cell>
          <table:table-cell table:style-name="ce48" table:formula="of:=[.G64]+([.G68]-[.G64])/([.F68]-[.F64])*([.F65]-[.F64])" office:value-type="percentage" office:value="0.0184636712328767" calcext:value-type="percentage">
            <text:p>1.846367%</text:p>
          </table:table-cell>
          <table:table-cell table:style-name="ce41" table:formula="of:=CALC_YR_FRAC([.D65];[.F65];[.$H$12])" office:value-type="float" office:value="10.2657534246575" calcext:value-type="float">
            <text:p>10.265753</text:p>
          </table:table-cell>
          <table:table-cell/>
          <table:table-cell table:style-name="ce44"/>
          <table:table-cell table:number-columns-repeated="2"/>
          <table:table-cell table:style-name="ce67" table:formula="of:=[.N61]" office:value-type="date" office:date-value="2031-09-02" calcext:value-type="date">
            <text:p>02/09/2031</text:p>
          </table:table-cell>
          <table:table-cell table:style-name="ce67" table:formula="of:=[.F65]" office:value-type="date" office:date-value="2032-09-02" calcext:value-type="date">
            <text:p>02/09/203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5];[.N65];[.O65])" office:value-type="float" office:value="1" calcext:value-type="float">
            <text:p>1.000000</text:p>
          </table:table-cell>
          <table:table-cell table:style-name="ce67" table:formula="of:=[.R64]" office:value-type="date" office:date-value="2032-06-02" calcext:value-type="date">
            <text:p>02/06/2032</text:p>
          </table:table-cell>
          <table:table-cell table:style-name="ce67" table:formula="of:=[.F65]" office:value-type="date" office:date-value="2032-09-02" calcext:value-type="date">
            <text:p>02/09/203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5];[.R65];[.S65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65])" office:value-type="percentage" office:value="0.0162906616866485" calcext:value-type="percentage">
            <text:p>1.629066%</text:p>
          </table:table-cell>
          <table:table-cell table:style-name="ce61" table:formula="of:=1/(1+[.U65])^[.H65]" office:value-type="percentage" office:value="0.847140820897794" calcext:value-type="percentage">
            <text:p>84.714082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65]*SUMPRODUCT([.$P$13:.P65];[.$V$13:.V65];[.$W$13:.W65])" office:value-type="float" office:value="-175305.602167488" calcext:value-type="float">
            <text:p>-175,305.60</text:p>
          </table:table-cell>
          <table:table-cell table:style-name="ce82" table:formula="of:=[.$B$9]*SUMPRODUCT([.$AG$13:.AG65];[.$T$13:.T65];[.$V$13:.V65];[.$AA$13:.AA65])" office:value-type="float" office:value="175305.60216751" calcext:value-type="float">
            <text:p>175,305.60</text:p>
          </table:table-cell>
          <table:table-cell table:style-name="ce82" table:formula="of:=ABS([.AB65]+[.AC65])" office:value-type="float" office:value="0.0000000221771188080311" calcext:value-type="float">
            <text:p>0.00</text:p>
          </table:table-cell>
          <table:table-cell table:style-name="ce61" table:formula="of:=EXP([.AF65])" office:value-type="percentage" office:value="0.826965764617526" calcext:value-type="percentage">
            <text:p>82.696576%</text:p>
          </table:table-cell>
          <table:table-cell table:style-name="ce61" office:value-type="percentage" office:value="-0.189991981892081" calcext:value-type="percentage">
            <text:p>-18.999198%</text:p>
          </table:table-cell>
          <table:table-cell table:style-name="ce61" table:formula="of:=([.AE64]/[.AE65]-1)/[.T65]" office:value-type="percentage" office:value="0.0245754981388456" calcext:value-type="percentage">
            <text:p>2.457550%</text:p>
          </table:table-cell>
          <table:table-cell table:style-name="ce61" table:formula="of:=POWER([.AE65];-1/[.H65])-1" office:value-type="percentage" office:value="0.0186796813930639" calcext:value-type="percentage">
            <text:p>1.86796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0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2-12-02" calcext:value-type="date">
            <text:p>02/12/2032</text:p>
          </table:table-cell>
          <table:table-cell table:style-name="ce48" table:formula="of:=[.G64]+([.G68]-[.G64])/([.F68]-[.F64])*([.F66]-[.F64])" office:value-type="percentage" office:value="0.0186057808219178" calcext:value-type="percentage">
            <text:p>1.860578%</text:p>
          </table:table-cell>
          <table:table-cell table:style-name="ce41" table:formula="of:=CALC_YR_FRAC([.D66];[.F66];[.$H$12])" office:value-type="float" office:value="10.5150684931507" calcext:value-type="float">
            <text:p>10.515068</text:p>
          </table:table-cell>
          <table:table-cell/>
          <table:table-cell table:style-name="ce44"/>
          <table:table-cell table:number-columns-repeated="2"/>
          <table:table-cell table:style-name="ce67" table:formula="of:=[.N62]" office:value-type="date" office:date-value="2031-12-02" calcext:value-type="date">
            <text:p>02/12/2031</text:p>
          </table:table-cell>
          <table:table-cell table:style-name="ce67" table:formula="of:=[.F66]" office:value-type="date" office:date-value="2032-12-02" calcext:value-type="date">
            <text:p>02/12/203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6];[.N66];[.O66])" office:value-type="float" office:value="1" calcext:value-type="float">
            <text:p>1.000000</text:p>
          </table:table-cell>
          <table:table-cell table:style-name="ce67" table:formula="of:=[.R65]" office:value-type="date" office:date-value="2032-09-02" calcext:value-type="date">
            <text:p>02/09/2032</text:p>
          </table:table-cell>
          <table:table-cell table:style-name="ce67" table:formula="of:=[.F66]" office:value-type="date" office:date-value="2032-12-02" calcext:value-type="date">
            <text:p>02/12/203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6];[.R66];[.S6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66])" office:value-type="percentage" office:value="0.0164477829809264" calcext:value-type="percentage">
            <text:p>1.644778%</text:p>
          </table:table-cell>
          <table:table-cell table:style-name="ce61" table:formula="of:=1/(1+[.U66])^[.H66]" office:value-type="percentage" office:value="0.842364338519318" calcext:value-type="percentage">
            <text:p>84.236434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66]*SUMPRODUCT([.$P$13:.P66];[.$V$13:.V66];[.$X$13:.X66])" office:value-type="float" office:value="-180606.132719553" calcext:value-type="float">
            <text:p>-180,606.13</text:p>
          </table:table-cell>
          <table:table-cell table:style-name="ce82" table:formula="of:=[.$B$9]*SUMPRODUCT([.$AG$13:.AG66];[.$T$13:.T66];[.$V$13:.V66];[.$AA$13:.AA66])" office:value-type="float" office:value="180606.132719591" calcext:value-type="float">
            <text:p>180,606.13</text:p>
          </table:table-cell>
          <table:table-cell table:style-name="ce82" table:formula="of:=ABS([.AB66]+[.AC66])" office:value-type="float" office:value="0.0000000379804987460375" calcext:value-type="float">
            <text:p>0.00</text:p>
          </table:table-cell>
          <table:table-cell table:style-name="ce61" table:formula="of:=EXP([.AF66])" office:value-type="percentage" office:value="0.821794667571023" calcext:value-type="percentage">
            <text:p>82.179467%</text:p>
          </table:table-cell>
          <table:table-cell table:style-name="ce61" office:value-type="percentage" office:value="-0.196264711272519" calcext:value-type="percentage">
            <text:p>-19.626471%</text:p>
          </table:table-cell>
          <table:table-cell table:style-name="ce61" table:formula="of:=([.AE65]/[.AE66]-1)/[.T66]" office:value-type="percentage" office:value="0.0248931856389406" calcext:value-type="percentage">
            <text:p>2.489319%</text:p>
          </table:table-cell>
          <table:table-cell table:style-name="ce61" table:formula="of:=POWER([.AE66];-1/[.H66])-1" office:value-type="percentage" office:value="0.0188403727566644" calcext:value-type="percentage">
            <text:p>1.88403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0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3-03-02" calcext:value-type="date">
            <text:p>02/03/2033</text:p>
          </table:table-cell>
          <table:table-cell table:style-name="ce48" table:formula="of:=[.G64]+([.G68]-[.G64])/([.F68]-[.F64])*([.F67]-[.F64])" office:value-type="percentage" office:value="0.0187463287671233" calcext:value-type="percentage">
            <text:p>1.874633%</text:p>
          </table:table-cell>
          <table:table-cell table:style-name="ce41" table:formula="of:=CALC_YR_FRAC([.D67];[.F67];[.$H$12])" office:value-type="float" office:value="10.7616438356164" calcext:value-type="float">
            <text:p>10.761644</text:p>
          </table:table-cell>
          <table:table-cell/>
          <table:table-cell table:style-name="ce44"/>
          <table:table-cell table:number-columns-repeated="2"/>
          <table:table-cell table:style-name="ce67" table:formula="of:=[.N63]" office:value-type="date" office:date-value="2032-03-02" calcext:value-type="date">
            <text:p>02/03/2032</text:p>
          </table:table-cell>
          <table:table-cell table:style-name="ce67" table:formula="of:=[.F67]" office:value-type="date" office:date-value="2033-03-02" calcext:value-type="date">
            <text:p>02/03/203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7];[.N67];[.O67])" office:value-type="float" office:value="1" calcext:value-type="float">
            <text:p>1.000000</text:p>
          </table:table-cell>
          <table:table-cell table:style-name="ce67" table:formula="of:=[.R66]" office:value-type="date" office:date-value="2032-12-02" calcext:value-type="date">
            <text:p>02/12/2032</text:p>
          </table:table-cell>
          <table:table-cell table:style-name="ce67" table:formula="of:=[.F67]" office:value-type="date" office:date-value="2033-03-02" calcext:value-type="date">
            <text:p>02/03/203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7];[.R67];[.S67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67])" office:value-type="percentage" office:value="0.0166031776675749" calcext:value-type="percentage">
            <text:p>1.660318%</text:p>
          </table:table-cell>
          <table:table-cell table:style-name="ce61" table:formula="of:=1/(1+[.U67])^[.H67]" office:value-type="percentage" office:value="0.837603539036737" calcext:value-type="percentage">
            <text:p>83.760354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67]*SUMPRODUCT([.$P$13:.P67];[.$V$13:.V67];[.$Y$13:.Y67])" office:value-type="float" office:value="-185874.226195356" calcext:value-type="float">
            <text:p>-185,874.23</text:p>
          </table:table-cell>
          <table:table-cell table:style-name="ce82" table:formula="of:=[.$B$9]*SUMPRODUCT([.$AG$13:.AG67];[.$T$13:.T67];[.$V$13:.V67];[.$AA$13:.AA67])" office:value-type="float" office:value="185874.22619542" calcext:value-type="float">
            <text:p>185,874.23</text:p>
          </table:table-cell>
          <table:table-cell table:style-name="ce82" table:formula="of:=ABS([.AB67]+[.AC67])" office:value-type="float" office:value="0.0000000642321538180113" calcext:value-type="float">
            <text:p>0.00</text:p>
          </table:table-cell>
          <table:table-cell table:style-name="ce61" table:formula="of:=EXP([.AF67])" office:value-type="percentage" office:value="0.816658308771289" calcext:value-type="percentage">
            <text:p>81.665831%</text:p>
          </table:table-cell>
          <table:table-cell table:style-name="ce61" office:value-type="percentage" office:value="-0.202534498321449" calcext:value-type="percentage">
            <text:p>-20.253450%</text:p>
          </table:table-cell>
          <table:table-cell table:style-name="ce61" table:formula="of:=([.AE66]/[.AE67]-1)/[.T67]" office:value-type="percentage" office:value="0.0251579332240519" calcext:value-type="percentage">
            <text:p>2.515793%</text:p>
          </table:table-cell>
          <table:table-cell table:style-name="ce61" table:formula="of:=POWER([.AE67];-1/[.H67])-1" office:value-type="percentage" office:value="0.0189982466445013" calcext:value-type="percentage">
            <text:p>1.89982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1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3-06-02" calcext:value-type="date">
            <text:p>02/06/2033</text:p>
          </table:table-cell>
          <table:table-cell table:style-name="ce61" office:value-type="percentage" office:value="0.01889" calcext:value-type="percentage">
            <text:p>1.889000%</text:p>
          </table:table-cell>
          <table:table-cell table:style-name="ce41" table:formula="of:=CALC_YR_FRAC([.D68];[.F68];[.$H$12])" office:value-type="float" office:value="11.013698630137" calcext:value-type="float">
            <text:p>11.013699</text:p>
          </table:table-cell>
          <table:table-cell/>
          <table:table-cell table:style-name="ce44"/>
          <table:table-cell table:number-columns-repeated="2"/>
          <table:table-cell table:style-name="ce67" table:formula="of:=[.N64]" office:value-type="date" office:date-value="2032-06-02" calcext:value-type="date">
            <text:p>02/06/2032</text:p>
          </table:table-cell>
          <table:table-cell table:style-name="ce67" table:formula="of:=[.F68]" office:value-type="date" office:date-value="2033-06-02" calcext:value-type="date">
            <text:p>02/06/203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8];[.N68];[.O68])" office:value-type="float" office:value="1" calcext:value-type="float">
            <text:p>1.000000</text:p>
          </table:table-cell>
          <table:table-cell table:style-name="ce67" table:formula="of:=[.R67]" office:value-type="date" office:date-value="2033-03-02" calcext:value-type="date">
            <text:p>02/03/2033</text:p>
          </table:table-cell>
          <table:table-cell table:style-name="ce67" table:formula="of:=[.F68]" office:value-type="date" office:date-value="2033-06-02" calcext:value-type="date">
            <text:p>02/06/203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8];[.R68];[.S68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68])" office:value-type="percentage" office:value="0.0167620255694823" calcext:value-type="percentage">
            <text:p>1.676203%</text:p>
          </table:table-cell>
          <table:table-cell table:style-name="ce61" table:formula="of:=1/(1+[.U68])^[.H68]" office:value-type="percentage" office:value="0.832700089092482" calcext:value-type="percentage">
            <text:p>83.270009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68]*SUMPRODUCT([.$P$13:.P68];[.$V$13:.V68];[.$Z$13:.Z68])" office:value-type="float" office:value="-191003.76062106" calcext:value-type="float">
            <text:p>-191,003.76</text:p>
          </table:table-cell>
          <table:table-cell table:style-name="ce82" table:formula="of:=[.$B$9]*SUMPRODUCT([.$AG$13:.AG68];[.$T$13:.T68];[.$V$13:.V68];[.$AA$13:.AA68])" office:value-type="float" office:value="191003.760621165" calcext:value-type="float">
            <text:p>191,003.76</text:p>
          </table:table-cell>
          <table:table-cell table:style-name="ce82" table:formula="of:=ABS([.AB68]+[.AC68])" office:value-type="float" office:value="0.000000105384970083833" calcext:value-type="float">
            <text:p>0.00</text:p>
          </table:table-cell>
          <table:table-cell table:style-name="ce61" table:formula="of:=EXP([.AF68])" office:value-type="percentage" office:value="0.811658393763124" calcext:value-type="percentage">
            <text:p>81.165839%</text:p>
          </table:table-cell>
          <table:table-cell table:style-name="ce61" office:value-type="percentage" office:value="-0.208675724674464" calcext:value-type="percentage">
            <text:p>-20.867572%</text:p>
          </table:table-cell>
          <table:table-cell table:style-name="ce61" table:formula="of:=([.AE67]/[.AE68]-1)/[.T68]" office:value-type="percentage" office:value="0.0241048265685359" calcext:value-type="percentage">
            <text:p>2.410483%</text:p>
          </table:table-cell>
          <table:table-cell table:style-name="ce61" table:formula="of:=POWER([.AE68];-1/[.H68])-1" office:value-type="percentage" office:value="0.0191275572419578" calcext:value-type="percentage">
            <text:p>1.912756%</text:p>
          </table:table-cell>
          <table:table-cell table:style-name="ce61" office:value-type="percentage" office:value="0.811641167" calcext:value-type="percentage">
            <text:p>81.164117%</text:p>
          </table:table-cell>
          <table:table-cell table:style-name="ce61" office:value-type="percentage" office:value="0.019129521" calcext:value-type="percentage">
            <text:p>1.912952%</text:p>
          </table:table-cell>
          <table:table-cell table:style-name="ce113" table:formula="of:=([.AJ68]-[.AH68])*10000" office:value-type="float" office:value="0.0196375804219565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1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3-09-02" calcext:value-type="date">
            <text:p>02/09/2033</text:p>
          </table:table-cell>
          <table:table-cell table:style-name="ce48" table:formula="of:=[.G68]+([.G72]-[.G68])/([.F72]-[.F68])*([.F69]-[.F68])" office:value-type="percentage" office:value="0.0190185479452055" calcext:value-type="percentage">
            <text:p>1.901855%</text:p>
          </table:table-cell>
          <table:table-cell table:style-name="ce41" table:formula="of:=CALC_YR_FRAC([.D69];[.F69];[.$H$12])" office:value-type="float" office:value="11.2657534246575" calcext:value-type="float">
            <text:p>11.265753</text:p>
          </table:table-cell>
          <table:table-cell/>
          <table:table-cell table:style-name="ce44"/>
          <table:table-cell table:number-columns-repeated="2"/>
          <table:table-cell table:style-name="ce67" table:formula="of:=[.N65]" office:value-type="date" office:date-value="2032-09-02" calcext:value-type="date">
            <text:p>02/09/2032</text:p>
          </table:table-cell>
          <table:table-cell table:style-name="ce67" table:formula="of:=[.F69]" office:value-type="date" office:date-value="2033-09-02" calcext:value-type="date">
            <text:p>02/09/203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69];[.N69];[.O69])" office:value-type="float" office:value="1" calcext:value-type="float">
            <text:p>1.000000</text:p>
          </table:table-cell>
          <table:table-cell table:style-name="ce67" table:formula="of:=[.R68]" office:value-type="date" office:date-value="2033-06-02" calcext:value-type="date">
            <text:p>02/06/2033</text:p>
          </table:table-cell>
          <table:table-cell table:style-name="ce67" table:formula="of:=[.F69]" office:value-type="date" office:date-value="2033-09-02" calcext:value-type="date">
            <text:p>02/09/203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69];[.R69];[.S69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69])" office:value-type="percentage" office:value="0.0168991153424658" calcext:value-type="percentage">
            <text:p>1.689912%</text:p>
          </table:table-cell>
          <table:table-cell table:style-name="ce61" table:formula="of:=1/(1+[.U69])^[.H69]" office:value-type="percentage" office:value="0.827959925063144" calcext:value-type="percentage">
            <text:p>82.79599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69]*SUMPRODUCT([.$P$13:.P69];[.$V$13:.V69];[.$W$13:.W69])" office:value-type="float" office:value="-196320.543032755" calcext:value-type="float">
            <text:p>-196,320.54</text:p>
          </table:table-cell>
          <table:table-cell table:style-name="ce82" table:formula="of:=[.$B$9]*SUMPRODUCT([.$AG$13:.AG69];[.$T$13:.T69];[.$V$13:.V69];[.$AA$13:.AA69])" office:value-type="float" office:value="196320.54303293" calcext:value-type="float">
            <text:p>196,320.54</text:p>
          </table:table-cell>
          <table:table-cell table:style-name="ce82" table:formula="of:=ABS([.AB69]+[.AC69])" office:value-type="float" office:value="0.00000017500133253634" calcext:value-type="float">
            <text:p>0.00</text:p>
          </table:table-cell>
          <table:table-cell table:style-name="ce61" table:formula="of:=EXP([.AF69])" office:value-type="percentage" office:value="0.806479548568474" calcext:value-type="percentage">
            <text:p>80.647955%</text:p>
          </table:table-cell>
          <table:table-cell table:style-name="ce61" office:value-type="percentage" office:value="-0.215076739991996" calcext:value-type="percentage">
            <text:p>-21.507674%</text:p>
          </table:table-cell>
          <table:table-cell table:style-name="ce61" table:formula="of:=([.AE68]/[.AE69]-1)/[.T69]" office:value-type="percentage" office:value="0.0251277871209757" calcext:value-type="percentage">
            <text:p>2.512779%</text:p>
          </table:table-cell>
          <table:table-cell table:style-name="ce61" table:formula="of:=POWER([.AE69];-1/[.H69])-1" office:value-type="percentage" office:value="0.0192746011557821" calcext:value-type="percentage">
            <text:p>1.92746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1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3-12-02" calcext:value-type="date">
            <text:p>02/12/2033</text:p>
          </table:table-cell>
          <table:table-cell table:style-name="ce48" table:formula="of:=[.G68]+([.G72]-[.G68])/([.F72]-[.F68])*([.F70]-[.F68])" office:value-type="percentage" office:value="0.019145698630137" calcext:value-type="percentage">
            <text:p>1.914570%</text:p>
          </table:table-cell>
          <table:table-cell table:style-name="ce41" table:formula="of:=CALC_YR_FRAC([.D70];[.F70];[.$H$12])" office:value-type="float" office:value="11.5150684931507" calcext:value-type="float">
            <text:p>11.515068</text:p>
          </table:table-cell>
          <table:table-cell/>
          <table:table-cell table:style-name="ce44"/>
          <table:table-cell table:number-columns-repeated="2"/>
          <table:table-cell table:style-name="ce67" table:formula="of:=[.N66]" office:value-type="date" office:date-value="2032-12-02" calcext:value-type="date">
            <text:p>02/12/2032</text:p>
          </table:table-cell>
          <table:table-cell table:style-name="ce67" table:formula="of:=[.F70]" office:value-type="date" office:date-value="2033-12-02" calcext:value-type="date">
            <text:p>02/12/203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0];[.N70];[.O70])" office:value-type="float" office:value="1" calcext:value-type="float">
            <text:p>1.000000</text:p>
          </table:table-cell>
          <table:table-cell table:style-name="ce67" table:formula="of:=[.R69]" office:value-type="date" office:date-value="2033-09-02" calcext:value-type="date">
            <text:p>02/09/2033</text:p>
          </table:table-cell>
          <table:table-cell table:style-name="ce67" table:formula="of:=[.F70]" office:value-type="date" office:date-value="2033-12-02" calcext:value-type="date">
            <text:p>02/12/203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0];[.R70];[.S7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70])" office:value-type="percentage" office:value="0.0170337367534247" calcext:value-type="percentage">
            <text:p>1.703374%</text:p>
          </table:table-cell>
          <table:table-cell table:style-name="ce61" table:formula="of:=1/(1+[.U70])^[.H70]" office:value-type="percentage" office:value="0.823252073934931" calcext:value-type="percentage">
            <text:p>82.325207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70]*SUMPRODUCT([.$P$13:.P70];[.$V$13:.V70];[.$X$13:.X70])" office:value-type="float" office:value="-201608.845714865" calcext:value-type="float">
            <text:p>-201,608.85</text:p>
          </table:table-cell>
          <table:table-cell table:style-name="ce82" table:formula="of:=[.$B$9]*SUMPRODUCT([.$AG$13:.AG70];[.$T$13:.T70];[.$V$13:.V70];[.$AA$13:.AA70])" office:value-type="float" office:value="201608.845715152" calcext:value-type="float">
            <text:p>201,608.85</text:p>
          </table:table-cell>
          <table:table-cell table:style-name="ce82" table:formula="of:=ABS([.AB70]+[.AC70])" office:value-type="float" office:value="0.000000286934664472938" calcext:value-type="float">
            <text:p>0.00</text:p>
          </table:table-cell>
          <table:table-cell table:style-name="ce61" table:formula="of:=EXP([.AF70])" office:value-type="percentage" office:value="0.801332052948206" calcext:value-type="percentage">
            <text:p>80.133205%</text:p>
          </table:table-cell>
          <table:table-cell table:style-name="ce61" office:value-type="percentage" office:value="-0.221479869814804" calcext:value-type="percentage">
            <text:p>-22.147987%</text:p>
          </table:table-cell>
          <table:table-cell table:style-name="ce61" table:formula="of:=([.AE69]/[.AE70]-1)/[.T70]" office:value-type="percentage" office:value="0.0254123354512068" calcext:value-type="percentage">
            <text:p>2.541234%</text:p>
          </table:table-cell>
          <table:table-cell table:style-name="ce61" table:formula="of:=POWER([.AE70];-1/[.H70])-1" office:value-type="percentage" office:value="0.0194200802544806" calcext:value-type="percentage">
            <text:p>1.94200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1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4-03-02" calcext:value-type="date">
            <text:p>02/03/2034</text:p>
          </table:table-cell>
          <table:table-cell table:style-name="ce48" table:formula="of:=[.G68]+([.G72]-[.G68])/([.F72]-[.F68])*([.F71]-[.F68])" office:value-type="percentage" office:value="0.0192714520547945" calcext:value-type="percentage">
            <text:p>1.927145%</text:p>
          </table:table-cell>
          <table:table-cell table:style-name="ce41" table:formula="of:=CALC_YR_FRAC([.D71];[.F71];[.$H$12])" office:value-type="float" office:value="11.7616438356164" calcext:value-type="float">
            <text:p>11.761644</text:p>
          </table:table-cell>
          <table:table-cell/>
          <table:table-cell table:style-name="ce44"/>
          <table:table-cell table:number-columns-repeated="2"/>
          <table:table-cell table:style-name="ce67" table:formula="of:=[.N67]" office:value-type="date" office:date-value="2033-03-02" calcext:value-type="date">
            <text:p>02/03/2033</text:p>
          </table:table-cell>
          <table:table-cell table:style-name="ce67" table:formula="of:=[.F71]" office:value-type="date" office:date-value="2034-03-02" calcext:value-type="date">
            <text:p>02/03/203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1];[.N71];[.O71])" office:value-type="float" office:value="1" calcext:value-type="float">
            <text:p>1.000000</text:p>
          </table:table-cell>
          <table:table-cell table:style-name="ce67" table:formula="of:=[.R70]" office:value-type="date" office:date-value="2033-12-02" calcext:value-type="date">
            <text:p>02/12/2033</text:p>
          </table:table-cell>
          <table:table-cell table:style-name="ce67" table:formula="of:=[.F71]" office:value-type="date" office:date-value="2034-03-02" calcext:value-type="date">
            <text:p>02/03/203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1];[.R71];[.S71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71])" office:value-type="percentage" office:value="0.0171668788082192" calcext:value-type="percentage">
            <text:p>1.716688%</text:p>
          </table:table-cell>
          <table:table-cell table:style-name="ce61" table:formula="of:=1/(1+[.U71])^[.H71]" office:value-type="percentage" office:value="0.818569308338367" calcext:value-type="percentage">
            <text:p>81.856931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71]*SUMPRODUCT([.$P$13:.P71];[.$V$13:.V71];[.$Y$13:.Y71])" office:value-type="float" office:value="-206855.965365706" calcext:value-type="float">
            <text:p>-206,855.97</text:p>
          </table:table-cell>
          <table:table-cell table:style-name="ce82" table:formula="of:=[.$B$9]*SUMPRODUCT([.$AG$13:.AG71];[.$T$13:.T71];[.$V$13:.V71];[.$AA$13:.AA71])" office:value-type="float" office:value="206855.965366171" calcext:value-type="float">
            <text:p>206,855.97</text:p>
          </table:table-cell>
          <table:table-cell table:style-name="ce82" table:formula="of:=ABS([.AB71]+[.AC71])" office:value-type="float" office:value="0.000000464176991954446" calcext:value-type="float">
            <text:p>0.00</text:p>
          </table:table-cell>
          <table:table-cell table:style-name="ce61" table:formula="of:=EXP([.AF71])" office:value-type="percentage" office:value="0.796228142636199" calcext:value-type="percentage">
            <text:p>79.622814%</text:p>
          </table:table-cell>
          <table:table-cell table:style-name="ce61" office:value-type="percentage" office:value="-0.227869522850932" calcext:value-type="percentage">
            <text:p>-22.786952%</text:p>
          </table:table-cell>
          <table:table-cell table:style-name="ce61" table:formula="of:=([.AE70]/[.AE71]-1)/[.T71]" office:value-type="percentage" office:value="0.0256404416709444" calcext:value-type="percentage">
            <text:p>2.564044%</text:p>
          </table:table-cell>
          <table:table-cell table:style-name="ce61" table:formula="of:=POWER([.AE71];-1/[.H71])-1" office:value-type="percentage" office:value="0.019562844880727" calcext:value-type="percentage">
            <text:p>1.95628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2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4-06-02" calcext:value-type="date">
            <text:p>02/06/2034</text:p>
          </table:table-cell>
          <table:table-cell table:style-name="ce61" office:value-type="percentage" office:value="0.0194" calcext:value-type="percentage">
            <text:p>1.940000%</text:p>
          </table:table-cell>
          <table:table-cell table:style-name="ce41" table:formula="of:=CALC_YR_FRAC([.D72];[.F72];[.$H$12])" office:value-type="float" office:value="12.013698630137" calcext:value-type="float">
            <text:p>12.013699</text:p>
          </table:table-cell>
          <table:table-cell/>
          <table:table-cell table:style-name="ce44"/>
          <table:table-cell table:number-columns-repeated="2"/>
          <table:table-cell table:style-name="ce67" table:formula="of:=[.N68]" office:value-type="date" office:date-value="2033-06-02" calcext:value-type="date">
            <text:p>02/06/2033</text:p>
          </table:table-cell>
          <table:table-cell table:style-name="ce67" table:formula="of:=[.F72]" office:value-type="date" office:date-value="2034-06-02" calcext:value-type="date">
            <text:p>02/06/203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2];[.N72];[.O72])" office:value-type="float" office:value="1" calcext:value-type="float">
            <text:p>1.000000</text:p>
          </table:table-cell>
          <table:table-cell table:style-name="ce67" table:formula="of:=[.R71]" office:value-type="date" office:date-value="2034-03-02" calcext:value-type="date">
            <text:p>02/03/2034</text:p>
          </table:table-cell>
          <table:table-cell table:style-name="ce67" table:formula="of:=[.F72]" office:value-type="date" office:date-value="2034-06-02" calcext:value-type="date">
            <text:p>02/06/203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2];[.R72];[.S72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72])" office:value-type="percentage" office:value="0.0173029795753425" calcext:value-type="percentage">
            <text:p>1.730298%</text:p>
          </table:table-cell>
          <table:table-cell table:style-name="ce61" table:formula="of:=1/(1+[.U72])^[.H72]" office:value-type="percentage" office:value="0.813755885879029" calcext:value-type="percentage">
            <text:p>81.375589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72]*SUMPRODUCT([.$P$13:.P72];[.$V$13:.V72];[.$Z$13:.Z72])" office:value-type="float" office:value="-211947.423002812" calcext:value-type="float">
            <text:p>-211,947.42</text:p>
          </table:table-cell>
          <table:table-cell table:style-name="ce82" table:formula="of:=[.$B$9]*SUMPRODUCT([.$AG$13:.AG72];[.$T$13:.T72];[.$V$13:.V72];[.$AA$13:.AA72])" office:value-type="float" office:value="211947.423003546" calcext:value-type="float">
            <text:p>211,947.42</text:p>
          </table:table-cell>
          <table:table-cell table:style-name="ce82" table:formula="of:=ABS([.AB72]+[.AC72])" office:value-type="float" office:value="0.000000734260538592935" calcext:value-type="float">
            <text:p>0.00</text:p>
          </table:table-cell>
          <table:table-cell table:style-name="ce61" table:formula="of:=EXP([.AF72])" office:value-type="percentage" office:value="0.791277327456768" calcext:value-type="percentage">
            <text:p>79.127733%</text:p>
          </table:table-cell>
          <table:table-cell table:style-name="ce61" office:value-type="percentage" office:value="-0.234106769049978" calcext:value-type="percentage">
            <text:p>-23.410677%</text:p>
          </table:table-cell>
          <table:table-cell table:style-name="ce61" table:formula="of:=([.AE71]/[.AE72]-1)/[.T72]" office:value-type="percentage" office:value="0.024482889093025" calcext:value-type="percentage">
            <text:p>2.448289%</text:p>
          </table:table-cell>
          <table:table-cell table:style-name="ce61" table:formula="of:=POWER([.AE72];-1/[.H72])-1" office:value-type="percentage" office:value="0.019677756502549" calcext:value-type="percentage">
            <text:p>1.967776%</text:p>
          </table:table-cell>
          <table:table-cell table:style-name="ce61" office:value-type="percentage" office:value="0.79125949" calcext:value-type="percentage">
            <text:p>79.125949%</text:p>
          </table:table-cell>
          <table:table-cell table:style-name="ce61" office:value-type="percentage" office:value="0.01967967" calcext:value-type="percentage">
            <text:p>1.967967%</text:p>
          </table:table-cell>
          <table:table-cell table:style-name="ce113" table:formula="of:=([.AJ72]-[.AH72])*10000" office:value-type="float" office:value="0.0191349745100669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2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4-09-04" calcext:value-type="date">
            <text:p>04/09/2034</text:p>
          </table:table-cell>
          <table:table-cell table:style-name="ce48" table:formula="of:=[.G72]+([.G76]-[.G72])/([.F76]-[.F72])*([.F73]-[.F72])" office:value-type="percentage" office:value="0.0195003179782016" calcext:value-type="percentage">
            <text:p>1.950032%</text:p>
          </table:table-cell>
          <table:table-cell table:style-name="ce41" table:formula="of:=CALC_YR_FRAC([.D73];[.F73];[.$H$12])" office:value-type="float" office:value="12.2712328767123" calcext:value-type="float">
            <text:p>12.271233</text:p>
          </table:table-cell>
          <table:table-cell/>
          <table:table-cell table:style-name="ce44"/>
          <table:table-cell table:number-columns-repeated="2"/>
          <table:table-cell table:style-name="ce67" table:formula="of:=[.N69]" office:value-type="date" office:date-value="2033-09-02" calcext:value-type="date">
            <text:p>02/09/2033</text:p>
          </table:table-cell>
          <table:table-cell table:style-name="ce67" table:formula="of:=[.F73]" office:value-type="date" office:date-value="2034-09-04" calcext:value-type="date">
            <text:p>04/09/203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3];[.N73];[.O73])" office:value-type="float" office:value="1.00555555555556" calcext:value-type="float">
            <text:p>1.005556</text:p>
          </table:table-cell>
          <table:table-cell table:style-name="ce67" table:formula="of:=[.R72]" office:value-type="date" office:date-value="2034-06-02" calcext:value-type="date">
            <text:p>02/06/2034</text:p>
          </table:table-cell>
          <table:table-cell table:style-name="ce67" table:formula="of:=[.F73]" office:value-type="date" office:date-value="2034-09-04" calcext:value-type="date">
            <text:p>04/09/203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3];[.R73];[.S73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73])" office:value-type="percentage" office:value="0.0174216790821918" calcext:value-type="percentage">
            <text:p>1.742168%</text:p>
          </table:table-cell>
          <table:table-cell table:style-name="ce61" table:formula="of:=1/(1+[.U73])^[.H73]" office:value-type="percentage" office:value="0.809009531311087" calcext:value-type="percentage">
            <text:p>80.90095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73]*SUMPRODUCT([.$P$13:.P73];[.$V$13:.V73];[.$W$13:.W73])" office:value-type="float" office:value="-217157.241505935" calcext:value-type="float">
            <text:p>-217,157.24</text:p>
          </table:table-cell>
          <table:table-cell table:style-name="ce82" table:formula="of:=[.$B$9]*SUMPRODUCT([.$AG$13:.AG73];[.$T$13:.T73];[.$V$13:.V73];[.$AA$13:.AA73])" office:value-type="float" office:value="217157.241505935" calcext:value-type="float">
            <text:p>217,157.24</text:p>
          </table:table-cell>
          <table:table-cell table:style-name="ce82" table:formula="of:=ABS([.AB73]+[.AC73])" office:value-type="float" office:value="0" calcext:value-type="float">
            <text:p>0.00</text:p>
          </table:table-cell>
          <table:table-cell table:style-name="ce61" table:formula="of:=EXP([.AF73])" office:value-type="percentage" office:value="0.786214304498581" calcext:value-type="percentage">
            <text:p>78.621430%</text:p>
          </table:table-cell>
          <table:table-cell table:style-name="ce61" office:value-type="percentage" office:value="-0.240525871681924" calcext:value-type="percentage">
            <text:p>-24.052587%</text:p>
          </table:table-cell>
          <table:table-cell table:style-name="ce61" table:formula="of:=([.AE72]/[.AE73]-1)/[.T73]" office:value-type="percentage" office:value="0.0246628693728673" calcext:value-type="percentage">
            <text:p>2.466287%</text:p>
          </table:table-cell>
          <table:table-cell table:style-name="ce61" table:formula="of:=POWER([.AE73];-1/[.H73])-1" office:value-type="percentage" office:value="0.0197941478154138" calcext:value-type="percentage">
            <text:p>1.97941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2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4-12-04" calcext:value-type="date">
            <text:p>04/12/2034</text:p>
          </table:table-cell>
          <table:table-cell table:style-name="ce48" table:formula="of:=[.G72]+([.G76]-[.G72])/([.F76]-[.F72])*([.F74]-[.F72])" office:value-type="percentage" office:value="0.0195974343188011" calcext:value-type="percentage">
            <text:p>1.959743%</text:p>
          </table:table-cell>
          <table:table-cell table:style-name="ce41" table:formula="of:=CALC_YR_FRAC([.D74];[.F74];[.$H$12])" office:value-type="float" office:value="12.5205479452055" calcext:value-type="float">
            <text:p>12.520548</text:p>
          </table:table-cell>
          <table:table-cell/>
          <table:table-cell table:style-name="ce44"/>
          <table:table-cell table:number-columns-repeated="2"/>
          <table:table-cell table:style-name="ce67" table:formula="of:=[.N70]" office:value-type="date" office:date-value="2033-12-02" calcext:value-type="date">
            <text:p>02/12/2033</text:p>
          </table:table-cell>
          <table:table-cell table:style-name="ce67" table:formula="of:=[.F74]" office:value-type="date" office:date-value="2034-12-04" calcext:value-type="date">
            <text:p>04/12/203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4];[.N74];[.O74])" office:value-type="float" office:value="1.00555555555556" calcext:value-type="float">
            <text:p>1.005556</text:p>
          </table:table-cell>
          <table:table-cell table:style-name="ce67" table:formula="of:=[.R73]" office:value-type="date" office:date-value="2034-09-04" calcext:value-type="date">
            <text:p>04/09/2034</text:p>
          </table:table-cell>
          <table:table-cell table:style-name="ce67" table:formula="of:=[.F74]" office:value-type="date" office:date-value="2034-12-04" calcext:value-type="date">
            <text:p>04/12/203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4];[.R74];[.S7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74])" office:value-type="percentage" office:value="0.0175357142986301" calcext:value-type="percentage">
            <text:p>1.753571%</text:p>
          </table:table-cell>
          <table:table-cell table:style-name="ce61" table:formula="of:=1/(1+[.U74])^[.H74]" office:value-type="percentage" office:value="0.80440377981399" calcext:value-type="percentage">
            <text:p>80.440378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74]*SUMPRODUCT([.$P$13:.P74];[.$V$13:.V74];[.$X$13:.X74])" office:value-type="float" office:value="-222217.561383985" calcext:value-type="float">
            <text:p>-222,217.56</text:p>
          </table:table-cell>
          <table:table-cell table:style-name="ce82" table:formula="of:=[.$B$9]*SUMPRODUCT([.$AG$13:.AG74];[.$T$13:.T74];[.$V$13:.V74];[.$AA$13:.AA74])" office:value-type="float" office:value="222217.561383985" calcext:value-type="float">
            <text:p>222,217.56</text:p>
          </table:table-cell>
          <table:table-cell table:style-name="ce82" table:formula="of:=ABS([.AB74]+[.AC74])" office:value-type="float" office:value="0" calcext:value-type="float">
            <text:p>0.00</text:p>
          </table:table-cell>
          <table:table-cell table:style-name="ce61" table:formula="of:=EXP([.AF74])" office:value-type="percentage" office:value="0.781299329424362" calcext:value-type="percentage">
            <text:p>78.129933%</text:p>
          </table:table-cell>
          <table:table-cell table:style-name="ce61" office:value-type="percentage" office:value="-0.246796938261694" calcext:value-type="percentage">
            <text:p>-24.679694%</text:p>
          </table:table-cell>
          <table:table-cell table:style-name="ce61" table:formula="of:=([.AE73]/[.AE74]-1)/[.T74]" office:value-type="percentage" office:value="0.0248865661395058" calcext:value-type="percentage">
            <text:p>2.488657%</text:p>
          </table:table-cell>
          <table:table-cell table:style-name="ce61" table:formula="of:=POWER([.AE74];-1/[.H74])-1" office:value-type="percentage" office:value="0.0199069043004267" calcext:value-type="percentage">
            <text:p>1.99069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2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5-03-02" calcext:value-type="date">
            <text:p>02/03/2035</text:p>
          </table:table-cell>
          <table:table-cell table:style-name="ce48" table:formula="of:=[.G72]+([.G76]-[.G72])/([.F76]-[.F72])*([.F75]-[.F72])" office:value-type="percentage" office:value="0.0196913490217984" calcext:value-type="percentage">
            <text:p>1.969135%</text:p>
          </table:table-cell>
          <table:table-cell table:style-name="ce41" table:formula="of:=CALC_YR_FRAC([.D75];[.F75];[.$H$12])" office:value-type="float" office:value="12.7616438356164" calcext:value-type="float">
            <text:p>12.761644</text:p>
          </table:table-cell>
          <table:table-cell/>
          <table:table-cell table:style-name="ce44"/>
          <table:table-cell table:number-columns-repeated="2"/>
          <table:table-cell table:style-name="ce67" table:formula="of:=[.N71]" office:value-type="date" office:date-value="2034-03-02" calcext:value-type="date">
            <text:p>02/03/2034</text:p>
          </table:table-cell>
          <table:table-cell table:style-name="ce67" table:formula="of:=[.F75]" office:value-type="date" office:date-value="2035-03-02" calcext:value-type="date">
            <text:p>02/03/203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5];[.N75];[.O75])" office:value-type="float" office:value="1" calcext:value-type="float">
            <text:p>1.000000</text:p>
          </table:table-cell>
          <table:table-cell table:style-name="ce67" table:formula="of:=[.R74]" office:value-type="date" office:date-value="2034-12-04" calcext:value-type="date">
            <text:p>04/12/2034</text:p>
          </table:table-cell>
          <table:table-cell table:style-name="ce67" table:formula="of:=[.F75]" office:value-type="date" office:date-value="2035-03-02" calcext:value-type="date">
            <text:p>02/03/203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5];[.R75];[.S75])" office:value-type="float" office:value="0.244444444444444" calcext:value-type="float">
            <text:p>0.244444</text:p>
          </table:table-cell>
          <table:table-cell table:style-name="ce61" table:formula="of:=LININTERP([$eur_ri_ester.$B$3:.$B$52];[$eur_ri_ester.$C$3:.$C$52];[.N75])" office:value-type="percentage" office:value="0.0176459901123288" calcext:value-type="percentage">
            <text:p>1.764599%</text:p>
          </table:table-cell>
          <table:table-cell table:style-name="ce61" table:formula="of:=1/(1+[.U75])^[.H75]" office:value-type="percentage" office:value="0.799932409592566" calcext:value-type="percentage">
            <text:p>79.993241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75]*SUMPRODUCT([.$P$13:.P75];[.$V$13:.V75];[.$Y$13:.Y75])" office:value-type="float" office:value="-227114.804862597" calcext:value-type="float">
            <text:p>-227,114.80</text:p>
          </table:table-cell>
          <table:table-cell table:style-name="ce82" table:formula="of:=[.$B$9]*SUMPRODUCT([.$AG$13:.AG75];[.$T$13:.T75];[.$V$13:.V75];[.$AA$13:.AA75])" office:value-type="float" office:value="227114.804862597" calcext:value-type="float">
            <text:p>227,114.80</text:p>
          </table:table-cell>
          <table:table-cell table:style-name="ce82" table:formula="of:=ABS([.AB75]+[.AC75])" office:value-type="float" office:value="0" calcext:value-type="float">
            <text:p>0.00</text:p>
          </table:table-cell>
          <table:table-cell table:style-name="ce61" table:formula="of:=EXP([.AF75])" office:value-type="percentage" office:value="0.776545263727023" calcext:value-type="percentage">
            <text:p>77.654526%</text:p>
          </table:table-cell>
          <table:table-cell table:style-name="ce61" office:value-type="percentage" office:value="-0.252900346106444" calcext:value-type="percentage">
            <text:p>-25.290035%</text:p>
          </table:table-cell>
          <table:table-cell table:style-name="ce61" table:formula="of:=([.AE74]/[.AE75]-1)/[.T75]" office:value-type="percentage" office:value="0.0250448383223408" calcext:value-type="percentage">
            <text:p>2.504484%</text:p>
          </table:table-cell>
          <table:table-cell table:style-name="ce61" table:formula="of:=POWER([.AE75];-1/[.H75])-1" office:value-type="percentage" office:value="0.0200148880757876" calcext:value-type="percentage">
            <text:p>2.00148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3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5-06-04" calcext:value-type="date">
            <text:p>04/06/2035</text:p>
          </table:table-cell>
          <table:table-cell table:style-name="ce61" office:value-type="percentage" office:value="0.019791667" calcext:value-type="percentage">
            <text:p>1.979167%</text:p>
          </table:table-cell>
          <table:table-cell table:style-name="ce41" table:formula="of:=CALC_YR_FRAC([.D76];[.F76];[.$H$12])" office:value-type="float" office:value="13.0191780821918" calcext:value-type="float">
            <text:p>13.019178</text:p>
          </table:table-cell>
          <table:table-cell/>
          <table:table-cell table:style-name="ce44"/>
          <table:table-cell table:number-columns-repeated="2"/>
          <table:table-cell table:style-name="ce67" table:formula="of:=[.N72]" office:value-type="date" office:date-value="2034-06-02" calcext:value-type="date">
            <text:p>02/06/2034</text:p>
          </table:table-cell>
          <table:table-cell table:style-name="ce67" table:formula="of:=[.F76]" office:value-type="date" office:date-value="2035-06-04" calcext:value-type="date">
            <text:p>04/06/203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6];[.N76];[.O76])" office:value-type="float" office:value="1.00555555555556" calcext:value-type="float">
            <text:p>1.005556</text:p>
          </table:table-cell>
          <table:table-cell table:style-name="ce67" table:formula="of:=[.R75]" office:value-type="date" office:date-value="2035-03-02" calcext:value-type="date">
            <text:p>02/03/2035</text:p>
          </table:table-cell>
          <table:table-cell table:style-name="ce67" table:formula="of:=[.F76]" office:value-type="date" office:date-value="2035-06-04" calcext:value-type="date">
            <text:p>04/06/203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6];[.R76];[.S76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76])" office:value-type="percentage" office:value="0.0177637847315069" calcext:value-type="percentage">
            <text:p>1.776378%</text:p>
          </table:table-cell>
          <table:table-cell table:style-name="ce61" table:formula="of:=1/(1+[.U76])^[.H76]" office:value-type="percentage" office:value="0.795137861219466" calcext:value-type="percentage">
            <text:p>79.513786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76]*SUMPRODUCT([.$P$13:.P76];[.$V$13:.V76];[.$Z$13:.Z76])" office:value-type="float" office:value="-232050.966018482" calcext:value-type="float">
            <text:p>-232,050.97</text:p>
          </table:table-cell>
          <table:table-cell table:style-name="ce82" table:formula="of:=[.$B$9]*SUMPRODUCT([.$AG$13:.AG76];[.$T$13:.T76];[.$V$13:.V76];[.$AA$13:.AA76])" office:value-type="float" office:value="232050.966018482" calcext:value-type="float">
            <text:p>232,050.97</text:p>
          </table:table-cell>
          <table:table-cell table:style-name="ce82" table:formula="of:=ABS([.AB76]+[.AC76])" office:value-type="float" office:value="0" calcext:value-type="float">
            <text:p>0.00</text:p>
          </table:table-cell>
          <table:table-cell table:style-name="ce61" table:formula="of:=EXP([.AF76])" office:value-type="percentage" office:value="0.771754266320039" calcext:value-type="percentage">
            <text:p>77.175427%</text:p>
          </table:table-cell>
          <table:table-cell table:style-name="ce61" office:value-type="percentage" office:value="-0.259089087503663" calcext:value-type="percentage">
            <text:p>-25.908909%</text:p>
          </table:table-cell>
          <table:table-cell table:style-name="ce61" table:formula="of:=([.AE75]/[.AE76]-1)/[.T76]" office:value-type="percentage" office:value="0.0237750557506993" calcext:value-type="percentage">
            <text:p>2.377506%</text:p>
          </table:table-cell>
          <table:table-cell table:style-name="ce61" table:formula="of:=POWER([.AE76];-1/[.H76])-1" office:value-type="percentage" office:value="0.0200999082318614" calcext:value-type="percentage">
            <text:p>2.009991%</text:p>
          </table:table-cell>
          <table:table-cell table:style-name="ce61" office:value-type="percentage" office:value="0.77173648" calcext:value-type="percentage">
            <text:p>77.173648%</text:p>
          </table:table-cell>
          <table:table-cell table:style-name="ce61" office:value-type="percentage" office:value="0.020101714" calcext:value-type="percentage">
            <text:p>2.010171%</text:p>
          </table:table-cell>
          <table:table-cell table:style-name="ce113" table:formula="of:=([.AJ76]-[.AH76])*10000" office:value-type="float" office:value="0.0180576813863659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3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5-09-03" calcext:value-type="date">
            <text:p>03/09/2035</text:p>
          </table:table-cell>
          <table:table-cell table:style-name="ce48" table:formula="of:=[.G76]+([.G80]-[.G76])/([.F80]-[.F76])*([.F77]-[.F76])" office:value-type="percentage" office:value="0.0198618905780822" calcext:value-type="percentage">
            <text:p>1.986189%</text:p>
          </table:table-cell>
          <table:table-cell table:style-name="ce41" table:formula="of:=CALC_YR_FRAC([.D77];[.F77];[.$H$12])" office:value-type="float" office:value="13.2684931506849" calcext:value-type="float">
            <text:p>13.268493</text:p>
          </table:table-cell>
          <table:table-cell/>
          <table:table-cell table:style-name="ce44"/>
          <table:table-cell table:number-columns-repeated="2"/>
          <table:table-cell table:style-name="ce67" table:formula="of:=[.N73]" office:value-type="date" office:date-value="2034-09-04" calcext:value-type="date">
            <text:p>04/09/2034</text:p>
          </table:table-cell>
          <table:table-cell table:style-name="ce67" table:formula="of:=[.F77]" office:value-type="date" office:date-value="2035-09-03" calcext:value-type="date">
            <text:p>03/09/203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7];[.N77];[.O77])" office:value-type="float" office:value="0.997222222222222" calcext:value-type="float">
            <text:p>0.997222</text:p>
          </table:table-cell>
          <table:table-cell table:style-name="ce67" table:formula="of:=[.R76]" office:value-type="date" office:date-value="2035-06-04" calcext:value-type="date">
            <text:p>04/06/2035</text:p>
          </table:table-cell>
          <table:table-cell table:style-name="ce67" table:formula="of:=[.F77]" office:value-type="date" office:date-value="2035-09-03" calcext:value-type="date">
            <text:p>03/09/203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7];[.R77];[.S77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77])" office:value-type="percentage" office:value="0.0178575223571429" calcext:value-type="percentage">
            <text:p>1.785752%</text:p>
          </table:table-cell>
          <table:table-cell table:style-name="ce61" table:formula="of:=1/(1+[.U77])^[.H77]" office:value-type="percentage" office:value="0.790688127997336" calcext:value-type="percentage">
            <text:p>79.06881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77]*SUMPRODUCT([.$P$13:.P77];[.$V$13:.V77];[.$W$13:.W77])" office:value-type="float" office:value="-236844.682807584" calcext:value-type="float">
            <text:p>-236,844.68</text:p>
          </table:table-cell>
          <table:table-cell table:style-name="ce82" table:formula="of:=[.$B$9]*SUMPRODUCT([.$AG$13:.AG77];[.$T$13:.T77];[.$V$13:.V77];[.$AA$13:.AA77])" office:value-type="float" office:value="236844.682807584" calcext:value-type="float">
            <text:p>236,844.68</text:p>
          </table:table-cell>
          <table:table-cell table:style-name="ce82" table:formula="of:=ABS([.AB77]+[.AC77])" office:value-type="float" office:value="0" calcext:value-type="float">
            <text:p>0.00</text:p>
          </table:table-cell>
          <table:table-cell table:style-name="ce61" table:formula="of:=EXP([.AF77])" office:value-type="percentage" office:value="0.767103536189909" calcext:value-type="percentage">
            <text:p>76.710354%</text:p>
          </table:table-cell>
          <table:table-cell table:style-name="ce61" office:value-type="percentage" office:value="-0.26513349821144" calcext:value-type="percentage">
            <text:p>-26.513350%</text:p>
          </table:table-cell>
          <table:table-cell table:style-name="ce61" table:formula="of:=([.AE76]/[.AE77]-1)/[.T77]" office:value-type="percentage" office:value="0.0239843671088716" calcext:value-type="percentage">
            <text:p>2.398437%</text:p>
          </table:table-cell>
          <table:table-cell table:style-name="ce61" table:formula="of:=POWER([.AE77];-1/[.H77])-1" office:value-type="percentage" office:value="0.0201831663323171" calcext:value-type="percentage">
            <text:p>2.01831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3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5-12-03" calcext:value-type="date">
            <text:p>03/12/2035</text:p>
          </table:table-cell>
          <table:table-cell table:style-name="ce48" table:formula="of:=[.G76]+([.G80]-[.G76])/([.F80]-[.F76])*([.F78]-[.F76])" office:value-type="percentage" office:value="0.0199321141561644" calcext:value-type="percentage">
            <text:p>1.993211%</text:p>
          </table:table-cell>
          <table:table-cell table:style-name="ce41" table:formula="of:=CALC_YR_FRAC([.D78];[.F78];[.$H$12])" office:value-type="float" office:value="13.5178082191781" calcext:value-type="float">
            <text:p>13.517808</text:p>
          </table:table-cell>
          <table:table-cell/>
          <table:table-cell table:style-name="ce44"/>
          <table:table-cell table:number-columns-repeated="2"/>
          <table:table-cell table:style-name="ce67" table:formula="of:=[.N74]" office:value-type="date" office:date-value="2034-12-04" calcext:value-type="date">
            <text:p>04/12/2034</text:p>
          </table:table-cell>
          <table:table-cell table:style-name="ce67" table:formula="of:=[.F78]" office:value-type="date" office:date-value="2035-12-03" calcext:value-type="date">
            <text:p>03/12/203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8];[.N78];[.O78])" office:value-type="float" office:value="0.997222222222222" calcext:value-type="float">
            <text:p>0.997222</text:p>
          </table:table-cell>
          <table:table-cell table:style-name="ce67" table:formula="of:=[.R77]" office:value-type="date" office:date-value="2035-09-03" calcext:value-type="date">
            <text:p>03/09/2035</text:p>
          </table:table-cell>
          <table:table-cell table:style-name="ce67" table:formula="of:=[.F78]" office:value-type="date" office:date-value="2035-12-03" calcext:value-type="date">
            <text:p>03/12/203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8];[.R78];[.S78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78])" office:value-type="percentage" office:value="0.0179508038571429" calcext:value-type="percentage">
            <text:p>1.795080%</text:p>
          </table:table-cell>
          <table:table-cell table:style-name="ce61" table:formula="of:=1/(1+[.U78])^[.H78]" office:value-type="percentage" office:value="0.786232042332197" calcext:value-type="percentage">
            <text:p>78.623204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78]*SUMPRODUCT([.$P$13:.P78];[.$V$13:.V78];[.$X$13:.X78])" office:value-type="float" office:value="-241640.270071248" calcext:value-type="float">
            <text:p>-241,640.27</text:p>
          </table:table-cell>
          <table:table-cell table:style-name="ce82" table:formula="of:=[.$B$9]*SUMPRODUCT([.$AG$13:.AG78];[.$T$13:.T78];[.$V$13:.V78];[.$AA$13:.AA78])" office:value-type="float" office:value="241640.270071248" calcext:value-type="float">
            <text:p>241,640.27</text:p>
          </table:table-cell>
          <table:table-cell table:style-name="ce82" table:formula="of:=ABS([.AB78]+[.AC78])" office:value-type="float" office:value="0" calcext:value-type="float">
            <text:p>0.00</text:p>
          </table:table-cell>
          <table:table-cell table:style-name="ce61" table:formula="of:=EXP([.AF78])" office:value-type="percentage" office:value="0.762452988205961" calcext:value-type="percentage">
            <text:p>76.245299%</text:p>
          </table:table-cell>
          <table:table-cell table:style-name="ce61" office:value-type="percentage" office:value="-0.271214427213161" calcext:value-type="percentage">
            <text:p>-27.121443%</text:p>
          </table:table-cell>
          <table:table-cell table:style-name="ce61" table:formula="of:=([.AE77]/[.AE78]-1)/[.T78]" office:value-type="percentage" office:value="0.0241297136069703" calcext:value-type="percentage">
            <text:p>2.412971%</text:p>
          </table:table-cell>
          <table:table-cell table:style-name="ce61" table:formula="of:=POWER([.AE78];-1/[.H78])-1" office:value-type="percentage" office:value="0.0202661159631909" calcext:value-type="percentage">
            <text:p>2.02661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3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6-03-03" calcext:value-type="date">
            <text:p>03/03/2036</text:p>
          </table:table-cell>
          <table:table-cell table:style-name="ce48" table:formula="of:=[.G76]+([.G80]-[.G76])/([.F80]-[.F76])*([.F79]-[.F76])" office:value-type="percentage" office:value="0.0200023377342466" calcext:value-type="percentage">
            <text:p>2.000234%</text:p>
          </table:table-cell>
          <table:table-cell table:style-name="ce41" table:formula="of:=CALC_YR_FRAC([.D79];[.F79];[.$H$12])" office:value-type="float" office:value="13.7671232876712" calcext:value-type="float">
            <text:p>13.767123</text:p>
          </table:table-cell>
          <table:table-cell/>
          <table:table-cell table:style-name="ce44"/>
          <table:table-cell table:number-columns-repeated="2"/>
          <table:table-cell table:style-name="ce67" table:formula="of:=[.N75]" office:value-type="date" office:date-value="2035-03-02" calcext:value-type="date">
            <text:p>02/03/2035</text:p>
          </table:table-cell>
          <table:table-cell table:style-name="ce67" table:formula="of:=[.F79]" office:value-type="date" office:date-value="2036-03-03" calcext:value-type="date">
            <text:p>03/03/203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79];[.N79];[.O79])" office:value-type="float" office:value="1.00277777777778" calcext:value-type="float">
            <text:p>1.002778</text:p>
          </table:table-cell>
          <table:table-cell table:style-name="ce67" table:formula="of:=[.R78]" office:value-type="date" office:date-value="2035-12-03" calcext:value-type="date">
            <text:p>03/12/2035</text:p>
          </table:table-cell>
          <table:table-cell table:style-name="ce67" table:formula="of:=[.F79]" office:value-type="date" office:date-value="2036-03-03" calcext:value-type="date">
            <text:p>03/03/203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79];[.R79];[.S79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79])" office:value-type="percentage" office:value="0.0180440853571429" calcext:value-type="percentage">
            <text:p>1.804409%</text:p>
          </table:table-cell>
          <table:table-cell table:style-name="ce61" table:formula="of:=1/(1+[.U79])^[.H79]" office:value-type="percentage" office:value="0.781765436773637" calcext:value-type="percentage">
            <text:p>78.176544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79]*SUMPRODUCT([.$P$13:.P79];[.$V$13:.V79];[.$Y$13:.Y79])" office:value-type="float" office:value="-246382.23909951" calcext:value-type="float">
            <text:p>-246,382.24</text:p>
          </table:table-cell>
          <table:table-cell table:style-name="ce82" table:formula="of:=[.$B$9]*SUMPRODUCT([.$AG$13:.AG79];[.$T$13:.T79];[.$V$13:.V79];[.$AA$13:.AA79])" office:value-type="float" office:value="246382.23909951" calcext:value-type="float">
            <text:p>246,382.24</text:p>
          </table:table-cell>
          <table:table-cell table:style-name="ce82" table:formula="of:=ABS([.AB79]+[.AC79])" office:value-type="float" office:value="0" calcext:value-type="float">
            <text:p>0.00</text:p>
          </table:table-cell>
          <table:table-cell table:style-name="ce61" table:formula="of:=EXP([.AF79])" office:value-type="percentage" office:value="0.757856046805399" calcext:value-type="percentage">
            <text:p>75.785605%</text:p>
          </table:table-cell>
          <table:table-cell table:style-name="ce61" office:value-type="percentage" office:value="-0.277261823241535" calcext:value-type="percentage">
            <text:p>-27.726182%</text:p>
          </table:table-cell>
          <table:table-cell table:style-name="ce61" table:formula="of:=([.AE78]/[.AE79]-1)/[.T79]" office:value-type="percentage" office:value="0.0239962487871379" calcext:value-type="percentage">
            <text:p>2.399625%</text:p>
          </table:table-cell>
          <table:table-cell table:style-name="ce61" table:formula="of:=POWER([.AE79];-1/[.H79])-1" office:value-type="percentage" office:value="0.0203435823488591" calcext:value-type="percentage">
            <text:p>2.03435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4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6-06-03" calcext:value-type="date">
            <text:p>03/06/2036</text:p>
          </table:table-cell>
          <table:table-cell table:style-name="ce61" office:value-type="percentage" office:value="0.020073333" calcext:value-type="percentage">
            <text:p>2.007333%</text:p>
          </table:table-cell>
          <table:table-cell table:style-name="ce41" table:formula="of:=CALC_YR_FRAC([.D80];[.F80];[.$H$12])" office:value-type="float" office:value="14.0191780821918" calcext:value-type="float">
            <text:p>14.019178</text:p>
          </table:table-cell>
          <table:table-cell/>
          <table:table-cell table:style-name="ce44"/>
          <table:table-cell table:number-columns-repeated="2"/>
          <table:table-cell table:style-name="ce67" table:formula="of:=[.N76]" office:value-type="date" office:date-value="2035-06-04" calcext:value-type="date">
            <text:p>04/06/2035</text:p>
          </table:table-cell>
          <table:table-cell table:style-name="ce67" table:formula="of:=[.F80]" office:value-type="date" office:date-value="2036-06-03" calcext:value-type="date">
            <text:p>03/06/203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0];[.N80];[.O80])" office:value-type="float" office:value="0.997222222222222" calcext:value-type="float">
            <text:p>0.997222</text:p>
          </table:table-cell>
          <table:table-cell table:style-name="ce67" table:formula="of:=[.R79]" office:value-type="date" office:date-value="2036-03-03" calcext:value-type="date">
            <text:p>03/03/2036</text:p>
          </table:table-cell>
          <table:table-cell table:style-name="ce67" table:formula="of:=[.F80]" office:value-type="date" office:date-value="2036-06-03" calcext:value-type="date">
            <text:p>03/06/203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0];[.R80];[.S80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80])" office:value-type="percentage" office:value="0.0181383919285714" calcext:value-type="percentage">
            <text:p>1.813839%</text:p>
          </table:table-cell>
          <table:table-cell table:style-name="ce61" table:formula="of:=1/(1+[.U80])^[.H80]" office:value-type="percentage" office:value="0.777239533870764" calcext:value-type="percentage">
            <text:p>77.723953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80]*SUMPRODUCT([.$P$13:.P80];[.$V$13:.V80];[.$Z$13:.Z80])" office:value-type="float" office:value="-250911.85947331" calcext:value-type="float">
            <text:p>-250,911.86</text:p>
          </table:table-cell>
          <table:table-cell table:style-name="ce82" table:formula="of:=[.$B$9]*SUMPRODUCT([.$AG$13:.AG80];[.$T$13:.T80];[.$V$13:.V80];[.$AA$13:.AA80])" office:value-type="float" office:value="250911.85947331" calcext:value-type="float">
            <text:p>250,911.86</text:p>
          </table:table-cell>
          <table:table-cell table:style-name="ce82" table:formula="of:=ABS([.AB80]+[.AC80])" office:value-type="float" office:value="0" calcext:value-type="float">
            <text:p>0.00</text:p>
          </table:table-cell>
          <table:table-cell table:style-name="ce61" table:formula="of:=EXP([.AF80])" office:value-type="percentage" office:value="0.753464980502286" calcext:value-type="percentage">
            <text:p>75.346498%</text:p>
          </table:table-cell>
          <table:table-cell table:style-name="ce61" office:value-type="percentage" office:value="-0.28307273777228" calcext:value-type="percentage">
            <text:p>-28.307274%</text:p>
          </table:table-cell>
          <table:table-cell table:style-name="ce61" table:formula="of:=([.AE79]/[.AE80]-1)/[.T80]" office:value-type="percentage" office:value="0.0228045546968283" calcext:value-type="percentage">
            <text:p>2.280455%</text:p>
          </table:table-cell>
          <table:table-cell table:style-name="ce61" table:formula="of:=POWER([.AE80];-1/[.H80])-1" office:value-type="percentage" office:value="0.0203970550837611" calcext:value-type="percentage">
            <text:p>2.039706%</text:p>
          </table:table-cell>
          <table:table-cell table:style-name="ce61" office:value-type="percentage" office:value="0.753487752" calcext:value-type="percentage">
            <text:p>75.348775%</text:p>
          </table:table-cell>
          <table:table-cell table:style-name="ce61" office:value-type="percentage" office:value="0.020398882" calcext:value-type="percentage">
            <text:p>2.039888%</text:p>
          </table:table-cell>
          <table:table-cell table:style-name="ce113" table:formula="of:=([.AJ80]-[.AH80])*10000" office:value-type="float" office:value="0.0182691623889369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4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6-09-02" calcext:value-type="date">
            <text:p>02/09/2036</text:p>
          </table:table-cell>
          <table:table-cell table:style-name="ce48" table:formula="of:=[.G80]+([.G84]-[.G80])/([.F84]-[.F80])*([.F81]-[.F80])" office:value-type="percentage" office:value="0.02011749975" calcext:value-type="percentage">
            <text:p>2.011750%</text:p>
          </table:table-cell>
          <table:table-cell table:style-name="ce41" table:formula="of:=CALC_YR_FRAC([.D81];[.F81];[.$H$12])" office:value-type="float" office:value="14.2684931506849" calcext:value-type="float">
            <text:p>14.268493</text:p>
          </table:table-cell>
          <table:table-cell/>
          <table:table-cell table:style-name="ce44"/>
          <table:table-cell table:number-columns-repeated="2"/>
          <table:table-cell table:style-name="ce67" table:formula="of:=[.N77]" office:value-type="date" office:date-value="2035-09-03" calcext:value-type="date">
            <text:p>03/09/2035</text:p>
          </table:table-cell>
          <table:table-cell table:style-name="ce67" table:formula="of:=[.F81]" office:value-type="date" office:date-value="2036-09-02" calcext:value-type="date">
            <text:p>02/09/203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1];[.N81];[.O81])" office:value-type="float" office:value="0.997222222222222" calcext:value-type="float">
            <text:p>0.997222</text:p>
          </table:table-cell>
          <table:table-cell table:style-name="ce67" table:formula="of:=[.R80]" office:value-type="date" office:date-value="2036-06-03" calcext:value-type="date">
            <text:p>03/06/2036</text:p>
          </table:table-cell>
          <table:table-cell table:style-name="ce67" table:formula="of:=[.F81]" office:value-type="date" office:date-value="2036-09-02" calcext:value-type="date">
            <text:p>02/09/203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1];[.R81];[.S81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81])" office:value-type="percentage" office:value="0.0182020000410959" calcext:value-type="percentage">
            <text:p>1.820200%</text:p>
          </table:table-cell>
          <table:table-cell table:style-name="ce61" table:formula="of:=1/(1+[.U81])^[.H81]" office:value-type="percentage" office:value="0.773074589095609" calcext:value-type="percentage">
            <text:p>77.307459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81]*SUMPRODUCT([.$P$13:.P81];[.$V$13:.V81];[.$W$13:.W81])" office:value-type="float" office:value="-255401.841507223" calcext:value-type="float">
            <text:p>-255,401.84</text:p>
          </table:table-cell>
          <table:table-cell table:style-name="ce82" table:formula="of:=[.$B$9]*SUMPRODUCT([.$AG$13:.AG81];[.$T$13:.T81];[.$V$13:.V81];[.$AA$13:.AA81])" office:value-type="float" office:value="255401.841507224" calcext:value-type="float">
            <text:p>255,401.84</text:p>
          </table:table-cell>
          <table:table-cell table:style-name="ce82" table:formula="of:=ABS([.AB81]+[.AC81])" office:value-type="float" office:value="0" calcext:value-type="float">
            <text:p>0.00</text:p>
          </table:table-cell>
          <table:table-cell table:style-name="ce61" table:formula="of:=EXP([.AF81])" office:value-type="percentage" office:value="0.749114159552813" calcext:value-type="percentage">
            <text:p>74.911416%</text:p>
          </table:table-cell>
          <table:table-cell table:style-name="ce61" office:value-type="percentage" office:value="-0.288863891120688" calcext:value-type="percentage">
            <text:p>-28.886389%</text:p>
          </table:table-cell>
          <table:table-cell table:style-name="ce61" table:formula="of:=([.AE80]/[.AE81]-1)/[.T81]" office:value-type="percentage" office:value="0.0229765232728579" calcext:value-type="percentage">
            <text:p>2.297652%</text:p>
          </table:table-cell>
          <table:table-cell table:style-name="ce61" table:formula="of:=POWER([.AE81];-1/[.H81])-1" office:value-type="percentage" office:value="0.020451194626038" calcext:value-type="percentage">
            <text:p>2.04511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4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6-12-02" calcext:value-type="date">
            <text:p>02/12/2036</text:p>
          </table:table-cell>
          <table:table-cell table:style-name="ce48" table:formula="of:=[.G80]+([.G84]-[.G80])/([.F84]-[.F80])*([.F82]-[.F80])" office:value-type="percentage" office:value="0.0201616665" calcext:value-type="percentage">
            <text:p>2.016167%</text:p>
          </table:table-cell>
          <table:table-cell table:style-name="ce41" table:formula="of:=CALC_YR_FRAC([.D82];[.F82];[.$H$12])" office:value-type="float" office:value="14.5178082191781" calcext:value-type="float">
            <text:p>14.517808</text:p>
          </table:table-cell>
          <table:table-cell/>
          <table:table-cell table:style-name="ce44"/>
          <table:table-cell table:number-columns-repeated="2"/>
          <table:table-cell table:style-name="ce67" table:formula="of:=[.N78]" office:value-type="date" office:date-value="2035-12-03" calcext:value-type="date">
            <text:p>03/12/2035</text:p>
          </table:table-cell>
          <table:table-cell table:style-name="ce67" table:formula="of:=[.F82]" office:value-type="date" office:date-value="2036-12-02" calcext:value-type="date">
            <text:p>02/12/203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2];[.N82];[.O82])" office:value-type="float" office:value="0.997222222222222" calcext:value-type="float">
            <text:p>0.997222</text:p>
          </table:table-cell>
          <table:table-cell table:style-name="ce67" table:formula="of:=[.R81]" office:value-type="date" office:date-value="2036-09-02" calcext:value-type="date">
            <text:p>02/09/2036</text:p>
          </table:table-cell>
          <table:table-cell table:style-name="ce67" table:formula="of:=[.F82]" office:value-type="date" office:date-value="2036-12-02" calcext:value-type="date">
            <text:p>02/12/203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2];[.R82];[.S8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82])" office:value-type="percentage" office:value="0.0182652784493151" calcext:value-type="percentage">
            <text:p>1.826528%</text:p>
          </table:table-cell>
          <table:table-cell table:style-name="ce61" table:formula="of:=1/(1+[.U82])^[.H82]" office:value-type="percentage" office:value="0.76891166819323" calcext:value-type="percentage">
            <text:p>76.891167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82]*SUMPRODUCT([.$P$13:.P82];[.$V$13:.V82];[.$X$13:.X82])" office:value-type="float" office:value="-259882.648575897" calcext:value-type="float">
            <text:p>-259,882.65</text:p>
          </table:table-cell>
          <table:table-cell table:style-name="ce82" table:formula="of:=[.$B$9]*SUMPRODUCT([.$AG$13:.AG82];[.$T$13:.T82];[.$V$13:.V82];[.$AA$13:.AA82])" office:value-type="float" office:value="259882.648575898" calcext:value-type="float">
            <text:p>259,882.65</text:p>
          </table:table-cell>
          <table:table-cell table:style-name="ce82" table:formula="of:=ABS([.AB82]+[.AC82])" office:value-type="float" office:value="0" calcext:value-type="float">
            <text:p>0.00</text:p>
          </table:table-cell>
          <table:table-cell table:style-name="ce61" table:formula="of:=EXP([.AF82])" office:value-type="percentage" office:value="0.744774013858699" calcext:value-type="percentage">
            <text:p>74.477401%</text:p>
          </table:table-cell>
          <table:table-cell table:style-name="ce61" office:value-type="percentage" office:value="-0.294674443721" calcext:value-type="percentage">
            <text:p>-29.467444%</text:p>
          </table:table-cell>
          <table:table-cell table:style-name="ce61" table:formula="of:=([.AE81]/[.AE82]-1)/[.T82]" office:value-type="percentage" office:value="0.023053714042186" calcext:value-type="percentage">
            <text:p>2.305371%</text:p>
          </table:table-cell>
          <table:table-cell table:style-name="ce61" table:formula="of:=POWER([.AE82];-1/[.H82])-1" office:value-type="percentage" office:value="0.0205048410490005" calcext:value-type="percentage">
            <text:p>2.05048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4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7-03-02" calcext:value-type="date">
            <text:p>02/03/2037</text:p>
          </table:table-cell>
          <table:table-cell table:style-name="ce48" table:formula="of:=[.G80]+([.G84]-[.G80])/([.F84]-[.F80])*([.F83]-[.F80])" office:value-type="percentage" office:value="0.0202053479010989" calcext:value-type="percentage">
            <text:p>2.020535%</text:p>
          </table:table-cell>
          <table:table-cell table:style-name="ce41" table:formula="of:=CALC_YR_FRAC([.D83];[.F83];[.$H$12])" office:value-type="float" office:value="14.7643835616438" calcext:value-type="float">
            <text:p>14.764384</text:p>
          </table:table-cell>
          <table:table-cell/>
          <table:table-cell table:style-name="ce44"/>
          <table:table-cell table:number-columns-repeated="2"/>
          <table:table-cell table:style-name="ce67" table:formula="of:=[.N79]" office:value-type="date" office:date-value="2036-03-03" calcext:value-type="date">
            <text:p>03/03/2036</text:p>
          </table:table-cell>
          <table:table-cell table:style-name="ce67" table:formula="of:=[.F83]" office:value-type="date" office:date-value="2037-03-02" calcext:value-type="date">
            <text:p>02/03/203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3];[.N83];[.O83])" office:value-type="float" office:value="0.997222222222222" calcext:value-type="float">
            <text:p>0.997222</text:p>
          </table:table-cell>
          <table:table-cell table:style-name="ce67" table:formula="of:=[.R82]" office:value-type="date" office:date-value="2036-12-02" calcext:value-type="date">
            <text:p>02/12/2036</text:p>
          </table:table-cell>
          <table:table-cell table:style-name="ce67" table:formula="of:=[.F83]" office:value-type="date" office:date-value="2037-03-02" calcext:value-type="date">
            <text:p>02/03/203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3];[.R83];[.S83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83])" office:value-type="percentage" office:value="0.018327861490411" calcext:value-type="percentage">
            <text:p>1.832786%</text:p>
          </table:table-cell>
          <table:table-cell table:style-name="ce61" table:formula="of:=1/(1+[.U83])^[.H83]" office:value-type="percentage" office:value="0.764793275534084" calcext:value-type="percentage">
            <text:p>76.479328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83]*SUMPRODUCT([.$P$13:.P83];[.$V$13:.V83];[.$Y$13:.Y83])" office:value-type="float" office:value="-264292.841227474" calcext:value-type="float">
            <text:p>-264,292.84</text:p>
          </table:table-cell>
          <table:table-cell table:style-name="ce82" table:formula="of:=[.$B$9]*SUMPRODUCT([.$AG$13:.AG83];[.$T$13:.T83];[.$V$13:.V83];[.$AA$13:.AA83])" office:value-type="float" office:value="264292.841227475" calcext:value-type="float">
            <text:p>264,292.84</text:p>
          </table:table-cell>
          <table:table-cell table:style-name="ce82" table:formula="of:=ABS([.AB83]+[.AC83])" office:value-type="float" office:value="0" calcext:value-type="float">
            <text:p>0.00</text:p>
          </table:table-cell>
          <table:table-cell table:style-name="ce61" table:formula="of:=EXP([.AF83])" office:value-type="percentage" office:value="0.740503886358166" calcext:value-type="percentage">
            <text:p>74.050389%</text:p>
          </table:table-cell>
          <table:table-cell table:style-name="ce61" office:value-type="percentage" office:value="-0.300424396998838" calcext:value-type="percentage">
            <text:p>-30.042440%</text:p>
          </table:table-cell>
          <table:table-cell table:style-name="ce61" table:formula="of:=([.AE82]/[.AE83]-1)/[.T83]" office:value-type="percentage" office:value="0.0230660639556337" calcext:value-type="percentage">
            <text:p>2.306606%</text:p>
          </table:table-cell>
          <table:table-cell table:style-name="ce61" table:formula="of:=POWER([.AE83];-1/[.H83])-1" office:value-type="percentage" office:value="0.0205563434180294" calcext:value-type="percentage">
            <text:p>2.05563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5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7-06-02" calcext:value-type="date">
            <text:p>02/06/2037</text:p>
          </table:table-cell>
          <table:table-cell table:style-name="ce61" office:value-type="percentage" office:value="0.02025" calcext:value-type="percentage">
            <text:p>2.025000%</text:p>
          </table:table-cell>
          <table:table-cell table:style-name="ce41" table:formula="of:=CALC_YR_FRAC([.D84];[.F84];[.$H$12])" office:value-type="float" office:value="15.0164383561644" calcext:value-type="float">
            <text:p>15.016438</text:p>
          </table:table-cell>
          <table:table-cell/>
          <table:table-cell table:style-name="ce44"/>
          <table:table-cell table:number-columns-repeated="2"/>
          <table:table-cell table:style-name="ce67" table:formula="of:=[.N80]" office:value-type="date" office:date-value="2036-06-03" calcext:value-type="date">
            <text:p>03/06/2036</text:p>
          </table:table-cell>
          <table:table-cell table:style-name="ce67" table:formula="of:=[.F84]" office:value-type="date" office:date-value="2037-06-02" calcext:value-type="date">
            <text:p>02/06/203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4];[.N84];[.O84])" office:value-type="float" office:value="0.997222222222222" calcext:value-type="float">
            <text:p>0.997222</text:p>
          </table:table-cell>
          <table:table-cell table:style-name="ce67" table:formula="of:=[.R83]" office:value-type="date" office:date-value="2037-03-02" calcext:value-type="date">
            <text:p>02/03/2037</text:p>
          </table:table-cell>
          <table:table-cell table:style-name="ce67" table:formula="of:=[.F84]" office:value-type="date" office:date-value="2037-06-02" calcext:value-type="date">
            <text:p>02/06/203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4];[.R84];[.S84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84])" office:value-type="percentage" office:value="0.0183918352657534" calcext:value-type="percentage">
            <text:p>1.839184%</text:p>
          </table:table-cell>
          <table:table-cell table:style-name="ce61" table:formula="of:=1/(1+[.U84])^[.H84]" office:value-type="percentage" office:value="0.760582379663577" calcext:value-type="percentage">
            <text:p>76.058238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84]*SUMPRODUCT([.$P$13:.P84];[.$V$13:.V84];[.$Z$13:.Z84])" office:value-type="float" office:value="-268479.165130821" calcext:value-type="float">
            <text:p>-268,479.17</text:p>
          </table:table-cell>
          <table:table-cell table:style-name="ce82" table:formula="of:=[.$B$9]*SUMPRODUCT([.$AG$13:.AG84];[.$T$13:.T84];[.$V$13:.V84];[.$AA$13:.AA84])" office:value-type="float" office:value="268479.165130821" calcext:value-type="float">
            <text:p>268,479.17</text:p>
          </table:table-cell>
          <table:table-cell table:style-name="ce82" table:formula="of:=ABS([.AB84]+[.AC84])" office:value-type="float" office:value="0" calcext:value-type="float">
            <text:p>0.00</text:p>
          </table:table-cell>
          <table:table-cell table:style-name="ce61" table:formula="of:=EXP([.AF84])" office:value-type="percentage" office:value="0.736450387430289" calcext:value-type="percentage">
            <text:p>73.645039%</text:p>
          </table:table-cell>
          <table:table-cell table:style-name="ce61" office:value-type="percentage" office:value="-0.305913407968526" calcext:value-type="percentage">
            <text:p>-30.591341%</text:p>
          </table:table-cell>
          <table:table-cell table:style-name="ce61" table:formula="of:=([.AE83]/[.AE84]-1)/[.T84]" office:value-type="percentage" office:value="0.0215377950973893" calcext:value-type="percentage">
            <text:p>2.153780%</text:p>
          </table:table-cell>
          <table:table-cell table:style-name="ce61" table:formula="of:=POWER([.AE84];-1/[.H84])-1" office:value-type="percentage" office:value="0.0205808253293023" calcext:value-type="percentage">
            <text:p>2.058083%</text:p>
          </table:table-cell>
          <table:table-cell table:style-name="ce61" office:value-type="percentage" office:value="0.736432318" calcext:value-type="percentage">
            <text:p>73.643232%</text:p>
          </table:table-cell>
          <table:table-cell table:style-name="ce61" office:value-type="percentage" office:value="0.020582493" calcext:value-type="percentage">
            <text:p>2.058249%</text:p>
          </table:table-cell>
          <table:table-cell table:style-name="ce113" table:formula="of:=([.AJ84]-[.AH84])*10000" office:value-type="float" office:value="0.0166767069772339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5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7-09-02" calcext:value-type="date">
            <text:p>02/09/2037</text:p>
          </table:table-cell>
          <table:table-cell table:style-name="ce48" table:formula="of:=[.G84]+([.G88]-[.G84])/([.F88]-[.F84])*([.F85]-[.F84])" office:value-type="percentage" office:value="0.020262602739726" calcext:value-type="percentage">
            <text:p>2.026260%</text:p>
          </table:table-cell>
          <table:table-cell table:style-name="ce41" table:formula="of:=CALC_YR_FRAC([.D85];[.F85];[.$H$12])" office:value-type="float" office:value="15.2684931506849" calcext:value-type="float">
            <text:p>15.268493</text:p>
          </table:table-cell>
          <table:table-cell/>
          <table:table-cell table:style-name="ce44"/>
          <table:table-cell table:number-columns-repeated="2"/>
          <table:table-cell table:style-name="ce67" table:formula="of:=[.N81]" office:value-type="date" office:date-value="2036-09-02" calcext:value-type="date">
            <text:p>02/09/2036</text:p>
          </table:table-cell>
          <table:table-cell table:style-name="ce67" table:formula="of:=[.F85]" office:value-type="date" office:date-value="2037-09-02" calcext:value-type="date">
            <text:p>02/09/203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5];[.N85];[.O85])" office:value-type="float" office:value="1" calcext:value-type="float">
            <text:p>1.000000</text:p>
          </table:table-cell>
          <table:table-cell table:style-name="ce67" table:formula="of:=[.R84]" office:value-type="date" office:date-value="2037-06-02" calcext:value-type="date">
            <text:p>02/06/2037</text:p>
          </table:table-cell>
          <table:table-cell table:style-name="ce67" table:formula="of:=[.F85]" office:value-type="date" office:date-value="2037-09-02" calcext:value-type="date">
            <text:p>02/09/203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5];[.R85];[.S85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85])" office:value-type="percentage" office:value="0.0184320773972603" calcext:value-type="percentage">
            <text:p>1.843208%</text:p>
          </table:table-cell>
          <table:table-cell table:style-name="ce61" table:formula="of:=1/(1+[.U85])^[.H85]" office:value-type="percentage" office:value="0.756639913621262" calcext:value-type="percentage">
            <text:p>75.663991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85]*SUMPRODUCT([.$P$13:.P85];[.$V$13:.V85];[.$W$13:.W85])" office:value-type="float" office:value="-272575.491390299" calcext:value-type="float">
            <text:p>-272,575.49</text:p>
          </table:table-cell>
          <table:table-cell table:style-name="ce82" table:formula="of:=[.$B$9]*SUMPRODUCT([.$AG$13:.AG85];[.$T$13:.T85];[.$V$13:.V85];[.$AA$13:.AA85])" office:value-type="float" office:value="272575.491390299" calcext:value-type="float">
            <text:p>272,575.49</text:p>
          </table:table-cell>
          <table:table-cell table:style-name="ce82" table:formula="of:=ABS([.AB85]+[.AC85])" office:value-type="float" office:value="0" calcext:value-type="float">
            <text:p>0.00</text:p>
          </table:table-cell>
          <table:table-cell table:style-name="ce61" table:formula="of:=EXP([.AF85])" office:value-type="percentage" office:value="0.732484832875788" calcext:value-type="percentage">
            <text:p>73.248483%</text:p>
          </table:table-cell>
          <table:table-cell table:style-name="ce61" office:value-type="percentage" office:value="-0.311312644276907" calcext:value-type="percentage">
            <text:p>-31.131264%</text:p>
          </table:table-cell>
          <table:table-cell table:style-name="ce61" table:formula="of:=([.AE84]/[.AE85]-1)/[.T85]" office:value-type="percentage" office:value="0.0211845852510782" calcext:value-type="percentage">
            <text:p>2.118459%</text:p>
          </table:table-cell>
          <table:table-cell table:style-name="ce61" table:formula="of:=POWER([.AE85];-1/[.H85])-1" office:value-type="percentage" office:value="0.0205984986320726" calcext:value-type="percentage">
            <text:p>2.05985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5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7-12-02" calcext:value-type="date">
            <text:p>02/12/2037</text:p>
          </table:table-cell>
          <table:table-cell table:style-name="ce48" table:formula="of:=[.G84]+([.G88]-[.G84])/([.F88]-[.F84])*([.F86]-[.F84])" office:value-type="percentage" office:value="0.0202750684931507" calcext:value-type="percentage">
            <text:p>2.027507%</text:p>
          </table:table-cell>
          <table:table-cell table:style-name="ce41" table:formula="of:=CALC_YR_FRAC([.D86];[.F86];[.$H$12])" office:value-type="float" office:value="15.5178082191781" calcext:value-type="float">
            <text:p>15.517808</text:p>
          </table:table-cell>
          <table:table-cell/>
          <table:table-cell table:style-name="ce44"/>
          <table:table-cell table:number-columns-repeated="2"/>
          <table:table-cell table:style-name="ce67" table:formula="of:=[.N82]" office:value-type="date" office:date-value="2036-12-02" calcext:value-type="date">
            <text:p>02/12/2036</text:p>
          </table:table-cell>
          <table:table-cell table:style-name="ce67" table:formula="of:=[.F86]" office:value-type="date" office:date-value="2037-12-02" calcext:value-type="date">
            <text:p>02/12/203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6];[.N86];[.O86])" office:value-type="float" office:value="1" calcext:value-type="float">
            <text:p>1.000000</text:p>
          </table:table-cell>
          <table:table-cell table:style-name="ce67" table:formula="of:=[.R85]" office:value-type="date" office:date-value="2037-09-02" calcext:value-type="date">
            <text:p>02/09/2037</text:p>
          </table:table-cell>
          <table:table-cell table:style-name="ce67" table:formula="of:=[.F86]" office:value-type="date" office:date-value="2037-12-02" calcext:value-type="date">
            <text:p>02/12/203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6];[.R86];[.S8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86])" office:value-type="percentage" office:value="0.0184713604767123" calcext:value-type="percentage">
            <text:p>1.847136%</text:p>
          </table:table-cell>
          <table:table-cell table:style-name="ce61" table:formula="of:=1/(1+[.U86])^[.H86]" office:value-type="percentage" office:value="0.752751654245065" calcext:value-type="percentage">
            <text:p>75.275165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86]*SUMPRODUCT([.$P$13:.P86];[.$V$13:.V86];[.$X$13:.X86])" office:value-type="float" office:value="-276606.484682786" calcext:value-type="float">
            <text:p>-276,606.48</text:p>
          </table:table-cell>
          <table:table-cell table:style-name="ce82" table:formula="of:=[.$B$9]*SUMPRODUCT([.$AG$13:.AG86];[.$T$13:.T86];[.$V$13:.V86];[.$AA$13:.AA86])" office:value-type="float" office:value="276606.484682786" calcext:value-type="float">
            <text:p>276,606.48</text:p>
          </table:table-cell>
          <table:table-cell table:style-name="ce82" table:formula="of:=ABS([.AB86]+[.AC86])" office:value-type="float" office:value="0" calcext:value-type="float">
            <text:p>0.00</text:p>
          </table:table-cell>
          <table:table-cell table:style-name="ce61" table:formula="of:=EXP([.AF86])" office:value-type="percentage" office:value="0.728583261588737" calcext:value-type="percentage">
            <text:p>72.858326%</text:p>
          </table:table-cell>
          <table:table-cell table:style-name="ce61" office:value-type="percentage" office:value="-0.316653368060618" calcext:value-type="percentage">
            <text:p>-31.665337%</text:p>
          </table:table-cell>
          <table:table-cell table:style-name="ce61" table:formula="of:=([.AE85]/[.AE86]-1)/[.T86]" office:value-type="percentage" office:value="0.0211846583951925" calcext:value-type="percentage">
            <text:p>2.118466%</text:p>
          </table:table-cell>
          <table:table-cell table:style-name="ce61" table:formula="of:=POWER([.AE86];-1/[.H86])-1" office:value-type="percentage" office:value="0.0206154268130616" calcext:value-type="percentage">
            <text:p>2.061543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5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8-03-02" calcext:value-type="date">
            <text:p>02/03/2038</text:p>
          </table:table-cell>
          <table:table-cell table:style-name="ce48" table:formula="of:=[.G84]+([.G88]-[.G84])/([.F88]-[.F84])*([.F87]-[.F84])" office:value-type="percentage" office:value="0.020287397260274" calcext:value-type="percentage">
            <text:p>2.028740%</text:p>
          </table:table-cell>
          <table:table-cell table:style-name="ce41" table:formula="of:=CALC_YR_FRAC([.D87];[.F87];[.$H$12])" office:value-type="float" office:value="15.7643835616438" calcext:value-type="float">
            <text:p>15.764384</text:p>
          </table:table-cell>
          <table:table-cell/>
          <table:table-cell table:style-name="ce44"/>
          <table:table-cell table:number-columns-repeated="2"/>
          <table:table-cell table:style-name="ce67" table:formula="of:=[.N83]" office:value-type="date" office:date-value="2037-03-02" calcext:value-type="date">
            <text:p>02/03/2037</text:p>
          </table:table-cell>
          <table:table-cell table:style-name="ce67" table:formula="of:=[.F87]" office:value-type="date" office:date-value="2038-03-02" calcext:value-type="date">
            <text:p>02/03/203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7];[.N87];[.O87])" office:value-type="float" office:value="1" calcext:value-type="float">
            <text:p>1.000000</text:p>
          </table:table-cell>
          <table:table-cell table:style-name="ce67" table:formula="of:=[.R86]" office:value-type="date" office:date-value="2037-12-02" calcext:value-type="date">
            <text:p>02/12/2037</text:p>
          </table:table-cell>
          <table:table-cell table:style-name="ce67" table:formula="of:=[.F87]" office:value-type="date" office:date-value="2038-03-02" calcext:value-type="date">
            <text:p>02/03/203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7];[.R87];[.S87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87])" office:value-type="percentage" office:value="0.0185102118739726" calcext:value-type="percentage">
            <text:p>1.851021%</text:p>
          </table:table-cell>
          <table:table-cell table:style-name="ce61" table:formula="of:=1/(1+[.U87])^[.H87]" office:value-type="percentage" office:value="0.748911626386275" calcext:value-type="percentage">
            <text:p>74.891163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87]*SUMPRODUCT([.$P$13:.P87];[.$V$13:.V87];[.$Y$13:.Y87])" office:value-type="float" office:value="-280559.542504322" calcext:value-type="float">
            <text:p>-280,559.54</text:p>
          </table:table-cell>
          <table:table-cell table:style-name="ce82" table:formula="of:=[.$B$9]*SUMPRODUCT([.$AG$13:.AG87];[.$T$13:.T87];[.$V$13:.V87];[.$AA$13:.AA87])" office:value-type="float" office:value="280559.542504322" calcext:value-type="float">
            <text:p>280,559.54</text:p>
          </table:table-cell>
          <table:table-cell table:style-name="ce82" table:formula="of:=ABS([.AB87]+[.AC87])" office:value-type="float" office:value="0" calcext:value-type="float">
            <text:p>0.00</text:p>
          </table:table-cell>
          <table:table-cell table:style-name="ce61" table:formula="of:=EXP([.AF87])" office:value-type="percentage" office:value="0.724757697949908" calcext:value-type="percentage">
            <text:p>72.475770%</text:p>
          </table:table-cell>
          <table:table-cell table:style-name="ce61" office:value-type="percentage" office:value="-0.321917889712243" calcext:value-type="percentage">
            <text:p>-32.191789%</text:p>
          </table:table-cell>
          <table:table-cell table:style-name="ce61" table:formula="of:=([.AE86]/[.AE87]-1)/[.T87]" office:value-type="percentage" office:value="0.0211136143825712" calcext:value-type="percentage">
            <text:p>2.111361%</text:p>
          </table:table-cell>
          <table:table-cell table:style-name="ce61" table:formula="of:=POWER([.AE87];-1/[.H87])-1" office:value-type="percentage" office:value="0.0206305087533569" calcext:value-type="percentage">
            <text:p>2.06305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6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8-06-02" calcext:value-type="date">
            <text:p>02/06/2038</text:p>
          </table:table-cell>
          <table:table-cell table:style-name="ce61" office:value-type="percentage" office:value="0.0203" calcext:value-type="percentage">
            <text:p>2.030000%</text:p>
          </table:table-cell>
          <table:table-cell table:style-name="ce41" table:formula="of:=CALC_YR_FRAC([.D88];[.F88];[.$H$12])" office:value-type="float" office:value="16.0164383561644" calcext:value-type="float">
            <text:p>16.016438</text:p>
          </table:table-cell>
          <table:table-cell/>
          <table:table-cell table:style-name="ce44"/>
          <table:table-cell table:number-columns-repeated="2"/>
          <table:table-cell table:style-name="ce67" table:formula="of:=[.N84]" office:value-type="date" office:date-value="2037-06-02" calcext:value-type="date">
            <text:p>02/06/2037</text:p>
          </table:table-cell>
          <table:table-cell table:style-name="ce67" table:formula="of:=[.F88]" office:value-type="date" office:date-value="2038-06-02" calcext:value-type="date">
            <text:p>02/06/203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8];[.N88];[.O88])" office:value-type="float" office:value="1" calcext:value-type="float">
            <text:p>1.000000</text:p>
          </table:table-cell>
          <table:table-cell table:style-name="ce67" table:formula="of:=[.R87]" office:value-type="date" office:date-value="2038-03-02" calcext:value-type="date">
            <text:p>02/03/2038</text:p>
          </table:table-cell>
          <table:table-cell table:style-name="ce67" table:formula="of:=[.F88]" office:value-type="date" office:date-value="2038-06-02" calcext:value-type="date">
            <text:p>02/06/203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8];[.R88];[.S88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88])" office:value-type="percentage" office:value="0.0185499266356164" calcext:value-type="percentage">
            <text:p>1.854993%</text:p>
          </table:table-cell>
          <table:table-cell table:style-name="ce61" table:formula="of:=1/(1+[.U88])^[.H88]" office:value-type="percentage" office:value="0.744992043421921" calcext:value-type="percentage">
            <text:p>74.499204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88]*SUMPRODUCT([.$P$13:.P88];[.$V$13:.V88];[.$Z$13:.Z88])" office:value-type="float" office:value="-284265.415131128" calcext:value-type="float">
            <text:p>-284,265.42</text:p>
          </table:table-cell>
          <table:table-cell table:style-name="ce82" table:formula="of:=[.$B$9]*SUMPRODUCT([.$AG$13:.AG88];[.$T$13:.T88];[.$V$13:.V88];[.$AA$13:.AA88])" office:value-type="float" office:value="284265.415131128" calcext:value-type="float">
            <text:p>284,265.42</text:p>
          </table:table-cell>
          <table:table-cell table:style-name="ce82" table:formula="of:=ABS([.AB88]+[.AC88])" office:value-type="float" office:value="0" calcext:value-type="float">
            <text:p>0.00</text:p>
          </table:table-cell>
          <table:table-cell table:style-name="ce61" table:formula="of:=EXP([.AF88])" office:value-type="percentage" office:value="0.721170323581252" calcext:value-type="percentage">
            <text:p>72.117032%</text:p>
          </table:table-cell>
          <table:table-cell table:style-name="ce61" office:value-type="percentage" office:value="-0.326879937166754" calcext:value-type="percentage">
            <text:p>-32.687994%</text:p>
          </table:table-cell>
          <table:table-cell table:style-name="ce61" table:formula="of:=([.AE87]/[.AE88]-1)/[.T88]" office:value-type="percentage" office:value="0.019464960520894" calcext:value-type="percentage">
            <text:p>1.946496%</text:p>
          </table:table-cell>
          <table:table-cell table:style-name="ce61" table:formula="of:=POWER([.AE88];-1/[.H88])-1" office:value-type="percentage" office:value="0.0206187161853202" calcext:value-type="percentage">
            <text:p>2.061872%</text:p>
          </table:table-cell>
          <table:table-cell table:style-name="ce61" office:value-type="percentage" office:value="0.721152303" calcext:value-type="percentage">
            <text:p>72.115230%</text:p>
          </table:table-cell>
          <table:table-cell table:style-name="ce61" office:value-type="percentage" office:value="0.020620309" calcext:value-type="percentage">
            <text:p>2.062031%</text:p>
          </table:table-cell>
          <table:table-cell table:style-name="ce113" table:formula="of:=([.AJ88]-[.AH88])*10000" office:value-type="float" office:value="0.0159281467981484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6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8-09-02" calcext:value-type="date">
            <text:p>02/09/2038</text:p>
          </table:table-cell>
          <table:table-cell table:style-name="ce48" table:formula="of:=[.G88]+([.G92]-[.G88])/([.F92]-[.F88])*([.F89]-[.F88])" office:value-type="percentage" office:value="0.0202911780821918" calcext:value-type="percentage">
            <text:p>2.029118%</text:p>
          </table:table-cell>
          <table:table-cell table:style-name="ce41" table:formula="of:=CALC_YR_FRAC([.D89];[.F89];[.$H$12])" office:value-type="float" office:value="16.2684931506849" calcext:value-type="float">
            <text:p>16.268493</text:p>
          </table:table-cell>
          <table:table-cell/>
          <table:table-cell table:style-name="ce44"/>
          <table:table-cell table:number-columns-repeated="2"/>
          <table:table-cell table:style-name="ce67" table:formula="of:=[.N85]" office:value-type="date" office:date-value="2037-09-02" calcext:value-type="date">
            <text:p>02/09/2037</text:p>
          </table:table-cell>
          <table:table-cell table:style-name="ce67" table:formula="of:=[.F89]" office:value-type="date" office:date-value="2038-09-02" calcext:value-type="date">
            <text:p>02/09/203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89];[.N89];[.O89])" office:value-type="float" office:value="1" calcext:value-type="float">
            <text:p>1.000000</text:p>
          </table:table-cell>
          <table:table-cell table:style-name="ce67" table:formula="of:=[.R88]" office:value-type="date" office:date-value="2038-06-02" calcext:value-type="date">
            <text:p>02/06/2038</text:p>
          </table:table-cell>
          <table:table-cell table:style-name="ce67" table:formula="of:=[.F89]" office:value-type="date" office:date-value="2038-09-02" calcext:value-type="date">
            <text:p>02/09/203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89];[.R89];[.S89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89])" office:value-type="percentage" office:value="0.0185636585286104" calcext:value-type="percentage">
            <text:p>1.856366%</text:p>
          </table:table-cell>
          <table:table-cell table:style-name="ce61" table:formula="of:=1/(1+[.U89])^[.H89]" office:value-type="percentage" office:value="0.741386031823277" calcext:value-type="percentage">
            <text:p>74.13860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89]*SUMPRODUCT([.$P$13:.P89];[.$V$13:.V89];[.$W$13:.W89])" office:value-type="float" office:value="-288003.487069928" calcext:value-type="float">
            <text:p>-288,003.49</text:p>
          </table:table-cell>
          <table:table-cell table:style-name="ce82" table:formula="of:=[.$B$9]*SUMPRODUCT([.$AG$13:.AG89];[.$T$13:.T89];[.$V$13:.V89];[.$AA$13:.AA89])" office:value-type="float" office:value="288003.487069929" calcext:value-type="float">
            <text:p>288,003.49</text:p>
          </table:table-cell>
          <table:table-cell table:style-name="ce82" table:formula="of:=ABS([.AB89]+[.AC89])" office:value-type="float" office:value="0" calcext:value-type="float">
            <text:p>0.00</text:p>
          </table:table-cell>
          <table:table-cell table:style-name="ce61" table:formula="of:=EXP([.AF89])" office:value-type="percentage" office:value="0.71755242082376" calcext:value-type="percentage">
            <text:p>71.755242%</text:p>
          </table:table-cell>
          <table:table-cell table:style-name="ce61" office:value-type="percentage" office:value="-0.331909273635594" calcext:value-type="percentage">
            <text:p>-33.190927%</text:p>
          </table:table-cell>
          <table:table-cell table:style-name="ce61" table:formula="of:=([.AE88]/[.AE89]-1)/[.T89]" office:value-type="percentage" office:value="0.0197295840406134" calcext:value-type="percentage">
            <text:p>1.972958%</text:p>
          </table:table-cell>
          <table:table-cell table:style-name="ce61" table:formula="of:=POWER([.AE89];-1/[.H89])-1" office:value-type="percentage" office:value="0.0206115105609634" calcext:value-type="percentage">
            <text:p>2.06115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6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8-12-02" calcext:value-type="date">
            <text:p>02/12/2038</text:p>
          </table:table-cell>
          <table:table-cell table:style-name="ce48" table:formula="of:=[.G88]+([.G92]-[.G88])/([.F92]-[.F88])*([.F90]-[.F88])" office:value-type="percentage" office:value="0.0202824520547945" calcext:value-type="percentage">
            <text:p>2.028245%</text:p>
          </table:table-cell>
          <table:table-cell table:style-name="ce41" table:formula="of:=CALC_YR_FRAC([.D90];[.F90];[.$H$12])" office:value-type="float" office:value="16.5178082191781" calcext:value-type="float">
            <text:p>16.517808</text:p>
          </table:table-cell>
          <table:table-cell/>
          <table:table-cell table:style-name="ce44"/>
          <table:table-cell table:number-columns-repeated="2"/>
          <table:table-cell table:style-name="ce67" table:formula="of:=[.N86]" office:value-type="date" office:date-value="2037-12-02" calcext:value-type="date">
            <text:p>02/12/2037</text:p>
          </table:table-cell>
          <table:table-cell table:style-name="ce67" table:formula="of:=[.F90]" office:value-type="date" office:date-value="2038-12-02" calcext:value-type="date">
            <text:p>02/12/203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0];[.N90];[.O90])" office:value-type="float" office:value="1" calcext:value-type="float">
            <text:p>1.000000</text:p>
          </table:table-cell>
          <table:table-cell table:style-name="ce67" table:formula="of:=[.R89]" office:value-type="date" office:date-value="2038-09-02" calcext:value-type="date">
            <text:p>02/09/2038</text:p>
          </table:table-cell>
          <table:table-cell table:style-name="ce67" table:formula="of:=[.F90]" office:value-type="date" office:date-value="2038-12-02" calcext:value-type="date">
            <text:p>02/12/203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0];[.R90];[.S9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90])" office:value-type="percentage" office:value="0.0185766700408719" calcext:value-type="percentage">
            <text:p>1.857667%</text:p>
          </table:table-cell>
          <table:table-cell table:style-name="ce61" table:formula="of:=1/(1+[.U90])^[.H90]" office:value-type="percentage" office:value="0.737838289732168" calcext:value-type="percentage">
            <text:p>73.783829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90]*SUMPRODUCT([.$P$13:.P90];[.$V$13:.V90];[.$X$13:.X90])" office:value-type="float" office:value="-291672.386064897" calcext:value-type="float">
            <text:p>-291,672.39</text:p>
          </table:table-cell>
          <table:table-cell table:style-name="ce82" table:formula="of:=[.$B$9]*SUMPRODUCT([.$AG$13:.AG90];[.$T$13:.T90];[.$V$13:.V90];[.$AA$13:.AA90])" office:value-type="float" office:value="291672.386064898" calcext:value-type="float">
            <text:p>291,672.39</text:p>
          </table:table-cell>
          <table:table-cell table:style-name="ce82" table:formula="of:=ABS([.AB90]+[.AC90])" office:value-type="float" office:value="0" calcext:value-type="float">
            <text:p>0.00</text:p>
          </table:table-cell>
          <table:table-cell table:style-name="ce61" table:formula="of:=EXP([.AF90])" office:value-type="percentage" office:value="0.714002047481976" calcext:value-type="percentage">
            <text:p>71.400205%</text:p>
          </table:table-cell>
          <table:table-cell table:style-name="ce61" office:value-type="percentage" office:value="-0.336869449024849" calcext:value-type="percentage">
            <text:p>-33.686945%</text:p>
          </table:table-cell>
          <table:table-cell table:style-name="ce61" table:formula="of:=([.AE89]/[.AE90]-1)/[.T90]" office:value-type="percentage" office:value="0.0196714183803755" calcext:value-type="percentage">
            <text:p>1.967142%</text:p>
          </table:table-cell>
          <table:table-cell table:style-name="ce61" table:formula="of:=POWER([.AE90];-1/[.H90])-1" office:value-type="percentage" office:value="0.0206037040632225" calcext:value-type="percentage">
            <text:p>2.06037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6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9-03-02" calcext:value-type="date">
            <text:p>02/03/2039</text:p>
          </table:table-cell>
          <table:table-cell table:style-name="ce48" table:formula="of:=[.G88]+([.G92]-[.G88])/([.F92]-[.F88])*([.F91]-[.F88])" office:value-type="percentage" office:value="0.0202738219178082" calcext:value-type="percentage">
            <text:p>2.027382%</text:p>
          </table:table-cell>
          <table:table-cell table:style-name="ce41" table:formula="of:=CALC_YR_FRAC([.D91];[.F91];[.$H$12])" office:value-type="float" office:value="16.7643835616438" calcext:value-type="float">
            <text:p>16.764384</text:p>
          </table:table-cell>
          <table:table-cell/>
          <table:table-cell table:style-name="ce44"/>
          <table:table-cell table:number-columns-repeated="2"/>
          <table:table-cell table:style-name="ce67" table:formula="of:=[.N87]" office:value-type="date" office:date-value="2038-03-02" calcext:value-type="date">
            <text:p>02/03/2038</text:p>
          </table:table-cell>
          <table:table-cell table:style-name="ce67" table:formula="of:=[.F91]" office:value-type="date" office:date-value="2039-03-02" calcext:value-type="date">
            <text:p>02/03/203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1];[.N91];[.O91])" office:value-type="float" office:value="1" calcext:value-type="float">
            <text:p>1.000000</text:p>
          </table:table-cell>
          <table:table-cell table:style-name="ce67" table:formula="of:=[.R90]" office:value-type="date" office:date-value="2038-12-02" calcext:value-type="date">
            <text:p>02/12/2038</text:p>
          </table:table-cell>
          <table:table-cell table:style-name="ce67" table:formula="of:=[.F91]" office:value-type="date" office:date-value="2039-03-02" calcext:value-type="date">
            <text:p>02/03/203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1];[.R91];[.S91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91])" office:value-type="percentage" office:value="0.0185895385694823" calcext:value-type="percentage">
            <text:p>1.858954%</text:p>
          </table:table-cell>
          <table:table-cell table:style-name="ce61" table:formula="of:=1/(1+[.U91])^[.H91]" office:value-type="percentage" office:value="0.734341633530477" calcext:value-type="percentage">
            <text:p>73.434163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91]*SUMPRODUCT([.$P$13:.P91];[.$V$13:.V91];[.$Y$13:.Y91])" office:value-type="float" office:value="-295259.717168461" calcext:value-type="float">
            <text:p>-295,259.72</text:p>
          </table:table-cell>
          <table:table-cell table:style-name="ce82" table:formula="of:=[.$B$9]*SUMPRODUCT([.$AG$13:.AG91];[.$T$13:.T91];[.$V$13:.V91];[.$AA$13:.AA91])" office:value-type="float" office:value="295259.717168461" calcext:value-type="float">
            <text:p>295,259.72</text:p>
          </table:table-cell>
          <table:table-cell table:style-name="ce82" table:formula="of:=ABS([.AB91]+[.AC91])" office:value-type="float" office:value="0" calcext:value-type="float">
            <text:p>0.00</text:p>
          </table:table-cell>
          <table:table-cell table:style-name="ce61" table:formula="of:=EXP([.AF91])" office:value-type="percentage" office:value="0.710531033501368" calcext:value-type="percentage">
            <text:p>71.053103%</text:p>
          </table:table-cell>
          <table:table-cell table:style-name="ce61" office:value-type="percentage" office:value="-0.341742654001433" calcext:value-type="percentage">
            <text:p>-34.174265%</text:p>
          </table:table-cell>
          <table:table-cell table:style-name="ce61" table:formula="of:=([.AE90]/[.AE91]-1)/[.T91]" office:value-type="percentage" office:value="0.0195403934069045" calcext:value-type="percentage">
            <text:p>1.954039%</text:p>
          </table:table-cell>
          <table:table-cell table:style-name="ce61" table:formula="of:=POWER([.AE91];-1/[.H91])-1" office:value-type="percentage" office:value="0.0205942354786774" calcext:value-type="percentage">
            <text:p>2.05942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7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9-06-02" calcext:value-type="date">
            <text:p>02/06/2039</text:p>
          </table:table-cell>
          <table:table-cell table:style-name="ce61" office:value-type="percentage" office:value="0.020265" calcext:value-type="percentage">
            <text:p>2.026500%</text:p>
          </table:table-cell>
          <table:table-cell table:style-name="ce41" table:formula="of:=CALC_YR_FRAC([.D92];[.F92];[.$H$12])" office:value-type="float" office:value="17.0164383561644" calcext:value-type="float">
            <text:p>17.016438</text:p>
          </table:table-cell>
          <table:table-cell/>
          <table:table-cell table:style-name="ce44"/>
          <table:table-cell table:number-columns-repeated="2"/>
          <table:table-cell table:style-name="ce67" table:formula="of:=[.N88]" office:value-type="date" office:date-value="2038-06-02" calcext:value-type="date">
            <text:p>02/06/2038</text:p>
          </table:table-cell>
          <table:table-cell table:style-name="ce67" table:formula="of:=[.F92]" office:value-type="date" office:date-value="2039-06-02" calcext:value-type="date">
            <text:p>02/06/203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2];[.N92];[.O92])" office:value-type="float" office:value="1" calcext:value-type="float">
            <text:p>1.000000</text:p>
          </table:table-cell>
          <table:table-cell table:style-name="ce67" table:formula="of:=[.R91]" office:value-type="date" office:date-value="2039-03-02" calcext:value-type="date">
            <text:p>02/03/2039</text:p>
          </table:table-cell>
          <table:table-cell table:style-name="ce67" table:formula="of:=[.F92]" office:value-type="date" office:date-value="2039-06-02" calcext:value-type="date">
            <text:p>02/06/203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2];[.R92];[.S92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92])" office:value-type="percentage" office:value="0.0186026930653951" calcext:value-type="percentage">
            <text:p>1.860269%</text:p>
          </table:table-cell>
          <table:table-cell table:style-name="ce61" table:formula="of:=1/(1+[.U92])^[.H92]" office:value-type="percentage" office:value="0.730779696690509" calcext:value-type="percentage">
            <text:p>73.077970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92]*SUMPRODUCT([.$P$13:.P92];[.$V$13:.V92];[.$Z$13:.Z92])" office:value-type="float" office:value="-298584.552899852" calcext:value-type="float">
            <text:p>-298,584.55</text:p>
          </table:table-cell>
          <table:table-cell table:style-name="ce82" table:formula="of:=[.$B$9]*SUMPRODUCT([.$AG$13:.AG92];[.$T$13:.T92];[.$V$13:.V92];[.$AA$13:.AA92])" office:value-type="float" office:value="298584.552899853" calcext:value-type="float">
            <text:p>298,584.55</text:p>
          </table:table-cell>
          <table:table-cell table:style-name="ce82" table:formula="of:=ABS([.AB92]+[.AC92])" office:value-type="float" office:value="0.00000000110594555735588" calcext:value-type="float">
            <text:p>0.00</text:p>
          </table:table-cell>
          <table:table-cell table:style-name="ce61" table:formula="of:=EXP([.AF92])" office:value-type="percentage" office:value="0.707312964596856" calcext:value-type="percentage">
            <text:p>70.731296%</text:p>
          </table:table-cell>
          <table:table-cell table:style-name="ce61" office:value-type="percentage" office:value="-0.346282045408114" calcext:value-type="percentage">
            <text:p>-34.628205%</text:p>
          </table:table-cell>
          <table:table-cell table:style-name="ce61" table:formula="of:=([.AE91]/[.AE92]-1)/[.T92]" office:value-type="percentage" office:value="0.0178032132446097" calcext:value-type="percentage">
            <text:p>1.780321%</text:p>
          </table:table-cell>
          <table:table-cell table:style-name="ce61" table:formula="of:=POWER([.AE92];-1/[.H92])-1" office:value-type="percentage" office:value="0.0205583245442391" calcext:value-type="percentage">
            <text:p>2.055832%</text:p>
          </table:table-cell>
          <table:table-cell table:style-name="ce61" office:value-type="percentage" office:value="0.707294342" calcext:value-type="percentage">
            <text:p>70.729434%</text:p>
          </table:table-cell>
          <table:table-cell table:style-name="ce61" office:value-type="percentage" office:value="0.020559904" calcext:value-type="percentage">
            <text:p>2.055990%</text:p>
          </table:table-cell>
          <table:table-cell table:style-name="ce113" table:formula="of:=([.AJ92]-[.AH92])*10000" office:value-type="float" office:value="0.0157945576088545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7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9-09-02" calcext:value-type="date">
            <text:p>02/09/2039</text:p>
          </table:table-cell>
          <table:table-cell table:style-name="ce48" table:formula="of:=[.G92]+([.G96]-[.G92])/([.F96]-[.F92])*([.F93]-[.F92])" office:value-type="percentage" office:value="0.02023875" calcext:value-type="percentage">
            <text:p>2.023875%</text:p>
          </table:table-cell>
          <table:table-cell table:style-name="ce41" table:formula="of:=CALC_YR_FRAC([.D93];[.F93];[.$H$12])" office:value-type="float" office:value="17.2684931506849" calcext:value-type="float">
            <text:p>17.268493</text:p>
          </table:table-cell>
          <table:table-cell/>
          <table:table-cell table:style-name="ce44"/>
          <table:table-cell table:number-columns-repeated="2"/>
          <table:table-cell table:style-name="ce67" table:formula="of:=[.N89]" office:value-type="date" office:date-value="2038-09-02" calcext:value-type="date">
            <text:p>02/09/2038</text:p>
          </table:table-cell>
          <table:table-cell table:style-name="ce67" table:formula="of:=[.F93]" office:value-type="date" office:date-value="2039-09-02" calcext:value-type="date">
            <text:p>02/09/203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3];[.N93];[.O93])" office:value-type="float" office:value="1" calcext:value-type="float">
            <text:p>1.000000</text:p>
          </table:table-cell>
          <table:table-cell table:style-name="ce67" table:formula="of:=[.R92]" office:value-type="date" office:date-value="2039-06-02" calcext:value-type="date">
            <text:p>02/06/2039</text:p>
          </table:table-cell>
          <table:table-cell table:style-name="ce67" table:formula="of:=[.F93]" office:value-type="date" office:date-value="2039-09-02" calcext:value-type="date">
            <text:p>02/09/203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3];[.R93];[.S93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93])" office:value-type="percentage" office:value="0.0185958643442623" calcext:value-type="percentage">
            <text:p>1.859586%</text:p>
          </table:table-cell>
          <table:table-cell table:style-name="ce61" table:formula="of:=1/(1+[.U93])^[.H93]" office:value-type="percentage" office:value="0.727476715223008" calcext:value-type="percentage">
            <text:p>72.747672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93]*SUMPRODUCT([.$P$13:.P93];[.$V$13:.V93];[.$W$13:.W93])" office:value-type="float" office:value="-301982.566773616" calcext:value-type="float">
            <text:p>-301,982.57</text:p>
          </table:table-cell>
          <table:table-cell table:style-name="ce82" table:formula="of:=[.$B$9]*SUMPRODUCT([.$AG$13:.AG93];[.$T$13:.T93];[.$V$13:.V93];[.$AA$13:.AA93])" office:value-type="float" office:value="301982.566773617" calcext:value-type="float">
            <text:p>301,982.57</text:p>
          </table:table-cell>
          <table:table-cell table:style-name="ce82" table:formula="of:=ABS([.AB93]+[.AC93])" office:value-type="float" office:value="0.00000000139698386192322" calcext:value-type="float">
            <text:p>0.00</text:p>
          </table:table-cell>
          <table:table-cell table:style-name="ce61" table:formula="of:=EXP([.AF93])" office:value-type="percentage" office:value="0.70402449508066" calcext:value-type="percentage">
            <text:p>70.402450%</text:p>
          </table:table-cell>
          <table:table-cell table:style-name="ce61" office:value-type="percentage" office:value="-0.350942129280733" calcext:value-type="percentage">
            <text:p>-35.094213%</text:p>
          </table:table-cell>
          <table:table-cell table:style-name="ce61" table:formula="of:=([.AE92]/[.AE93]-1)/[.T93]" office:value-type="percentage" office:value="0.0182776654558572" calcext:value-type="percentage">
            <text:p>1.827767%</text:p>
          </table:table-cell>
          <table:table-cell table:style-name="ce61" table:formula="of:=POWER([.AE93];-1/[.H93])-1" office:value-type="percentage" office:value="0.0205305957854398" calcext:value-type="percentage">
            <text:p>2.05306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7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39-12-02" calcext:value-type="date">
            <text:p>02/12/2039</text:p>
          </table:table-cell>
          <table:table-cell table:style-name="ce48" table:formula="of:=[.G92]+([.G96]-[.G92])/([.F96]-[.F92])*([.F94]-[.F92])" office:value-type="percentage" office:value="0.020212785326087" calcext:value-type="percentage">
            <text:p>2.021279%</text:p>
          </table:table-cell>
          <table:table-cell table:style-name="ce41" table:formula="of:=CALC_YR_FRAC([.D94];[.F94];[.$H$12])" office:value-type="float" office:value="17.5178082191781" calcext:value-type="float">
            <text:p>17.517808</text:p>
          </table:table-cell>
          <table:table-cell/>
          <table:table-cell table:style-name="ce44"/>
          <table:table-cell table:number-columns-repeated="2"/>
          <table:table-cell table:style-name="ce67" table:formula="of:=[.N90]" office:value-type="date" office:date-value="2038-12-02" calcext:value-type="date">
            <text:p>02/12/2038</text:p>
          </table:table-cell>
          <table:table-cell table:style-name="ce67" table:formula="of:=[.F94]" office:value-type="date" office:date-value="2039-12-02" calcext:value-type="date">
            <text:p>02/12/203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4];[.N94];[.O94])" office:value-type="float" office:value="1" calcext:value-type="float">
            <text:p>1.000000</text:p>
          </table:table-cell>
          <table:table-cell table:style-name="ce67" table:formula="of:=[.R93]" office:value-type="date" office:date-value="2039-09-02" calcext:value-type="date">
            <text:p>02/09/2039</text:p>
          </table:table-cell>
          <table:table-cell table:style-name="ce67" table:formula="of:=[.F94]" office:value-type="date" office:date-value="2039-12-02" calcext:value-type="date">
            <text:p>02/12/203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4];[.R94];[.S9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94])" office:value-type="percentage" office:value="0.0185882113934426" calcext:value-type="percentage">
            <text:p>1.858821%</text:p>
          </table:table-cell>
          <table:table-cell table:style-name="ce61" table:formula="of:=1/(1+[.U94])^[.H94]" office:value-type="percentage" office:value="0.724237921289672" calcext:value-type="percentage">
            <text:p>72.423792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94]*SUMPRODUCT([.$P$13:.P94];[.$V$13:.V94];[.$X$13:.X94])" office:value-type="float" office:value="-305309.40729382" calcext:value-type="float">
            <text:p>-305,309.41</text:p>
          </table:table-cell>
          <table:table-cell table:style-name="ce82" table:formula="of:=[.$B$9]*SUMPRODUCT([.$AG$13:.AG94];[.$T$13:.T94];[.$V$13:.V94];[.$AA$13:.AA94])" office:value-type="float" office:value="305309.407293822" calcext:value-type="float">
            <text:p>305,309.41</text:p>
          </table:table-cell>
          <table:table-cell table:style-name="ce82" table:formula="of:=ABS([.AB94]+[.AC94])" office:value-type="float" office:value="0.00000000227009877562523" calcext:value-type="float">
            <text:p>0.00</text:p>
          </table:table-cell>
          <table:table-cell table:style-name="ce61" table:formula="of:=EXP([.AF94])" office:value-type="percentage" office:value="0.700805294068746" calcext:value-type="percentage">
            <text:p>70.080529%</text:p>
          </table:table-cell>
          <table:table-cell table:style-name="ce61" office:value-type="percentage" office:value="-0.355525185066649" calcext:value-type="percentage">
            <text:p>-35.552519%</text:p>
          </table:table-cell>
          <table:table-cell table:style-name="ce61" table:formula="of:=([.AE93]/[.AE94]-1)/[.T94]" office:value-type="percentage" office:value="0.0181723808513683" calcext:value-type="percentage">
            <text:p>1.817238%</text:p>
          </table:table-cell>
          <table:table-cell table:style-name="ce61" table:formula="of:=POWER([.AE94];-1/[.H94])-1" office:value-type="percentage" office:value="0.0205024176422579" calcext:value-type="percentage">
            <text:p>2.05024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7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0-03-02" calcext:value-type="date">
            <text:p>02/03/2040</text:p>
          </table:table-cell>
          <table:table-cell table:style-name="ce48" table:formula="of:=[.G92]+([.G96]-[.G92])/([.F96]-[.F92])*([.F95]-[.F92])" office:value-type="percentage" office:value="0.0201868206521739" calcext:value-type="percentage">
            <text:p>2.018682%</text:p>
          </table:table-cell>
          <table:table-cell table:style-name="ce41" table:formula="of:=CALC_YR_FRAC([.D95];[.F95];[.$H$12])" office:value-type="float" office:value="17.7671232876712" calcext:value-type="float">
            <text:p>17.767123</text:p>
          </table:table-cell>
          <table:table-cell/>
          <table:table-cell table:style-name="ce44"/>
          <table:table-cell table:number-columns-repeated="2"/>
          <table:table-cell table:style-name="ce67" table:formula="of:=[.N91]" office:value-type="date" office:date-value="2039-03-02" calcext:value-type="date">
            <text:p>02/03/2039</text:p>
          </table:table-cell>
          <table:table-cell table:style-name="ce67" table:formula="of:=[.F95]" office:value-type="date" office:date-value="2040-03-02" calcext:value-type="date">
            <text:p>02/03/204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5];[.N95];[.O95])" office:value-type="float" office:value="1" calcext:value-type="float">
            <text:p>1.000000</text:p>
          </table:table-cell>
          <table:table-cell table:style-name="ce67" table:formula="of:=[.R94]" office:value-type="date" office:date-value="2039-12-02" calcext:value-type="date">
            <text:p>02/12/2039</text:p>
          </table:table-cell>
          <table:table-cell table:style-name="ce67" table:formula="of:=[.F95]" office:value-type="date" office:date-value="2040-03-02" calcext:value-type="date">
            <text:p>02/03/204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5];[.R95];[.S95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95])" office:value-type="percentage" office:value="0.018580558442623" calcext:value-type="percentage">
            <text:p>1.858056%</text:p>
          </table:table-cell>
          <table:table-cell table:style-name="ce61" table:formula="of:=1/(1+[.U95])^[.H95]" office:value-type="percentage" office:value="0.721016248657839" calcext:value-type="percentage">
            <text:p>72.101625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95]*SUMPRODUCT([.$P$13:.P95];[.$V$13:.V95];[.$Y$13:.Y95])" office:value-type="float" office:value="-308547.691731791" calcext:value-type="float">
            <text:p>-308,547.69</text:p>
          </table:table-cell>
          <table:table-cell table:style-name="ce82" table:formula="of:=[.$B$9]*SUMPRODUCT([.$AG$13:.AG95];[.$T$13:.T95];[.$V$13:.V95];[.$AA$13:.AA95])" office:value-type="float" office:value="308547.691731795" calcext:value-type="float">
            <text:p>308,547.69</text:p>
          </table:table-cell>
          <table:table-cell table:style-name="ce82" table:formula="of:=ABS([.AB95]+[.AC95])" office:value-type="float" office:value="0.00000000337604433298111" calcext:value-type="float">
            <text:p>0.00</text:p>
          </table:table-cell>
          <table:table-cell table:style-name="ce61" table:formula="of:=EXP([.AF95])" office:value-type="percentage" office:value="0.697671855789622" calcext:value-type="percentage">
            <text:p>69.767186%</text:p>
          </table:table-cell>
          <table:table-cell table:style-name="ce61" office:value-type="percentage" office:value="-0.360006407406363" calcext:value-type="percentage">
            <text:p>-36.000641%</text:p>
          </table:table-cell>
          <table:table-cell table:style-name="ce61" table:formula="of:=([.AE94]/[.AE95]-1)/[.T95]" office:value-type="percentage" office:value="0.0177676933115439" calcext:value-type="percentage">
            <text:p>1.776769%</text:p>
          </table:table-cell>
          <table:table-cell table:style-name="ce61" table:formula="of:=POWER([.AE95];-1/[.H95])-1" office:value-type="percentage" office:value="0.0204691821540255" calcext:value-type="percentage">
            <text:p>2.04691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8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0-06-04" calcext:value-type="date">
            <text:p>04/06/2040</text:p>
          </table:table-cell>
          <table:table-cell table:style-name="ce61" office:value-type="percentage" office:value="0.02016" calcext:value-type="percentage">
            <text:p>2.016000%</text:p>
          </table:table-cell>
          <table:table-cell table:style-name="ce41" table:formula="of:=CALC_YR_FRAC([.D96];[.F96];[.$H$12])" office:value-type="float" office:value="18.0246575342466" calcext:value-type="float">
            <text:p>18.024658</text:p>
          </table:table-cell>
          <table:table-cell/>
          <table:table-cell table:style-name="ce44"/>
          <table:table-cell table:number-columns-repeated="2"/>
          <table:table-cell table:style-name="ce67" table:formula="of:=[.N92]" office:value-type="date" office:date-value="2039-06-02" calcext:value-type="date">
            <text:p>02/06/2039</text:p>
          </table:table-cell>
          <table:table-cell table:style-name="ce67" table:formula="of:=[.F96]" office:value-type="date" office:date-value="2040-06-04" calcext:value-type="date">
            <text:p>04/06/204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6];[.N96];[.O96])" office:value-type="float" office:value="1.00555555555556" calcext:value-type="float">
            <text:p>1.005556</text:p>
          </table:table-cell>
          <table:table-cell table:style-name="ce67" table:formula="of:=[.R95]" office:value-type="date" office:date-value="2040-03-02" calcext:value-type="date">
            <text:p>02/03/2040</text:p>
          </table:table-cell>
          <table:table-cell table:style-name="ce67" table:formula="of:=[.F96]" office:value-type="date" office:date-value="2040-06-04" calcext:value-type="date">
            <text:p>04/06/204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6];[.R96];[.S96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96])" office:value-type="percentage" office:value="0.0185726531967213" calcext:value-type="percentage">
            <text:p>1.857265%</text:p>
          </table:table-cell>
          <table:table-cell table:style-name="ce61" table:formula="of:=1/(1+[.U96])^[.H96]" office:value-type="percentage" office:value="0.717706237916748" calcext:value-type="percentage">
            <text:p>71.770624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96]*SUMPRODUCT([.$P$13:.P96];[.$V$13:.V96];[.$Z$13:.Z96])" office:value-type="float" office:value="-311586.823532621" calcext:value-type="float">
            <text:p>-311,586.82</text:p>
          </table:table-cell>
          <table:table-cell table:style-name="ce82" table:formula="of:=[.$B$9]*SUMPRODUCT([.$AG$13:.AG96];[.$T$13:.T96];[.$V$13:.V96];[.$AA$13:.AA96])" office:value-type="float" office:value="311586.823532626" calcext:value-type="float">
            <text:p>311,586.82</text:p>
          </table:table-cell>
          <table:table-cell table:style-name="ce82" table:formula="of:=ABS([.AB96]+[.AC96])" office:value-type="float" office:value="0.00000000471482053399086" calcext:value-type="float">
            <text:p>0.00</text:p>
          </table:table-cell>
          <table:table-cell table:style-name="ce61" table:formula="of:=EXP([.AF96])" office:value-type="percentage" office:value="0.694730016948109" calcext:value-type="percentage">
            <text:p>69.473002%</text:p>
          </table:table-cell>
          <table:table-cell table:style-name="ce61" office:value-type="percentage" office:value="-0.364231973712215" calcext:value-type="percentage">
            <text:p>-36.423197%</text:p>
          </table:table-cell>
          <table:table-cell table:style-name="ce61" table:formula="of:=([.AE95]/[.AE96]-1)/[.T96]" office:value-type="percentage" office:value="0.0162172593165434" calcext:value-type="percentage">
            <text:p>1.621726%</text:p>
          </table:table-cell>
          <table:table-cell table:style-name="ce61" table:formula="of:=POWER([.AE96];-1/[.H96])-1" office:value-type="percentage" office:value="0.0204129805466855" calcext:value-type="percentage">
            <text:p>2.041298%</text:p>
          </table:table-cell>
          <table:table-cell table:style-name="ce61" office:value-type="percentage" office:value="0.69471047" calcext:value-type="percentage">
            <text:p>69.471047%</text:p>
          </table:table-cell>
          <table:table-cell table:style-name="ce61" office:value-type="percentage" office:value="0.020414573" calcext:value-type="percentage">
            <text:p>2.041457%</text:p>
          </table:table-cell>
          <table:table-cell table:style-name="ce113" table:formula="of:=([.AJ96]-[.AH96])*10000" office:value-type="float" office:value="0.015924533144987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8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0-09-03" calcext:value-type="date">
            <text:p>03/09/2040</text:p>
          </table:table-cell>
          <table:table-cell table:style-name="ce48" table:formula="of:=[.G96]+([.G100]-[.G96])/([.F100]-[.F96])*([.F97]-[.F96])" office:value-type="percentage" office:value="0.02012375" calcext:value-type="percentage">
            <text:p>2.012375%</text:p>
          </table:table-cell>
          <table:table-cell table:style-name="ce41" table:formula="of:=CALC_YR_FRAC([.D97];[.F97];[.$H$12])" office:value-type="float" office:value="18.2739726027397" calcext:value-type="float">
            <text:p>18.273973</text:p>
          </table:table-cell>
          <table:table-cell/>
          <table:table-cell table:style-name="ce44"/>
          <table:table-cell table:number-columns-repeated="2"/>
          <table:table-cell table:style-name="ce67" table:formula="of:=[.N93]" office:value-type="date" office:date-value="2039-09-02" calcext:value-type="date">
            <text:p>02/09/2039</text:p>
          </table:table-cell>
          <table:table-cell table:style-name="ce67" table:formula="of:=[.F97]" office:value-type="date" office:date-value="2040-09-03" calcext:value-type="date">
            <text:p>03/09/204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7];[.N97];[.O97])" office:value-type="float" office:value="1.00277777777778" calcext:value-type="float">
            <text:p>1.002778</text:p>
          </table:table-cell>
          <table:table-cell table:style-name="ce67" table:formula="of:=[.R96]" office:value-type="date" office:date-value="2040-06-04" calcext:value-type="date">
            <text:p>04/06/2040</text:p>
          </table:table-cell>
          <table:table-cell table:style-name="ce67" table:formula="of:=[.F97]" office:value-type="date" office:date-value="2040-09-03" calcext:value-type="date">
            <text:p>03/09/204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7];[.R97];[.S97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97])" office:value-type="percentage" office:value="0.0185536849725275" calcext:value-type="percentage">
            <text:p>1.855368%</text:p>
          </table:table-cell>
          <table:table-cell table:style-name="ce61" table:formula="of:=1/(1+[.U97])^[.H97]" office:value-type="percentage" office:value="0.714664131337389" calcext:value-type="percentage">
            <text:p>71.46641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97]*SUMPRODUCT([.$P$13:.P97];[.$V$13:.V97];[.$W$13:.W97])" office:value-type="float" office:value="-314688.322303704" calcext:value-type="float">
            <text:p>-314,688.32</text:p>
          </table:table-cell>
          <table:table-cell table:style-name="ce82" table:formula="of:=[.$B$9]*SUMPRODUCT([.$AG$13:.AG97];[.$T$13:.T97];[.$V$13:.V97];[.$AA$13:.AA97])" office:value-type="float" office:value="314688.32230371" calcext:value-type="float">
            <text:p>314,688.32</text:p>
          </table:table-cell>
          <table:table-cell table:style-name="ce82" table:formula="of:=ABS([.AB97]+[.AC97])" office:value-type="float" office:value="0.00000000669388100504875" calcext:value-type="float">
            <text:p>0.00</text:p>
          </table:table-cell>
          <table:table-cell table:style-name="ce61" table:formula="of:=EXP([.AF97])" office:value-type="percentage" office:value="0.69172805613609" calcext:value-type="percentage">
            <text:p>69.172806%</text:p>
          </table:table-cell>
          <table:table-cell table:style-name="ce61" office:value-type="percentage" office:value="-0.368562383064609" calcext:value-type="percentage">
            <text:p>-36.856238%</text:p>
          </table:table-cell>
          <table:table-cell table:style-name="ce61" table:formula="of:=([.AE96]/[.AE97]-1)/[.T97]" office:value-type="percentage" office:value="0.0171684360946787" calcext:value-type="percentage">
            <text:p>1.716844%</text:p>
          </table:table-cell>
          <table:table-cell table:style-name="ce61" table:formula="of:=POWER([.AE97];-1/[.H97])-1" office:value-type="percentage" office:value="0.0203734687553492" calcext:value-type="percentage">
            <text:p>2.03734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8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0-12-03" calcext:value-type="date">
            <text:p>03/12/2040</text:p>
          </table:table-cell>
          <table:table-cell table:style-name="ce48" table:formula="of:=[.G96]+([.G100]-[.G96])/([.F100]-[.F96])*([.F98]-[.F96])" office:value-type="percentage" office:value="0.0200875" calcext:value-type="percentage">
            <text:p>2.008750%</text:p>
          </table:table-cell>
          <table:table-cell table:style-name="ce41" table:formula="of:=CALC_YR_FRAC([.D98];[.F98];[.$H$12])" office:value-type="float" office:value="18.5232876712329" calcext:value-type="float">
            <text:p>18.523288</text:p>
          </table:table-cell>
          <table:table-cell/>
          <table:table-cell table:style-name="ce44"/>
          <table:table-cell table:number-columns-repeated="2"/>
          <table:table-cell table:style-name="ce67" table:formula="of:=[.N94]" office:value-type="date" office:date-value="2039-12-02" calcext:value-type="date">
            <text:p>02/12/2039</text:p>
          </table:table-cell>
          <table:table-cell table:style-name="ce67" table:formula="of:=[.F98]" office:value-type="date" office:date-value="2040-12-03" calcext:value-type="date">
            <text:p>03/12/204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8];[.N98];[.O98])" office:value-type="float" office:value="1.00277777777778" calcext:value-type="float">
            <text:p>1.002778</text:p>
          </table:table-cell>
          <table:table-cell table:style-name="ce67" table:formula="of:=[.R97]" office:value-type="date" office:date-value="2040-09-03" calcext:value-type="date">
            <text:p>03/09/2040</text:p>
          </table:table-cell>
          <table:table-cell table:style-name="ce67" table:formula="of:=[.F98]" office:value-type="date" office:date-value="2040-12-03" calcext:value-type="date">
            <text:p>03/12/204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8];[.R98];[.S98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98])" office:value-type="percentage" office:value="0.0185344624725275" calcext:value-type="percentage">
            <text:p>1.853446%</text:p>
          </table:table-cell>
          <table:table-cell table:style-name="ce61" table:formula="of:=1/(1+[.U98])^[.H98]" office:value-type="percentage" office:value="0.711644822718956" calcext:value-type="percentage">
            <text:p>71.164482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98]*SUMPRODUCT([.$P$13:.P98];[.$V$13:.V98];[.$X$13:.X98])" office:value-type="float" office:value="-317751.875837789" calcext:value-type="float">
            <text:p>-317,751.88</text:p>
          </table:table-cell>
          <table:table-cell table:style-name="ce82" table:formula="of:=[.$B$9]*SUMPRODUCT([.$AG$13:.AG98];[.$T$13:.T98];[.$V$13:.V98];[.$AA$13:.AA98])" office:value-type="float" office:value="317751.875837798" calcext:value-type="float">
            <text:p>317,751.88</text:p>
          </table:table-cell>
          <table:table-cell table:style-name="ce82" table:formula="of:=ABS([.AB98]+[.AC98])" office:value-type="float" office:value="0.00000000977888703346252" calcext:value-type="float">
            <text:p>0.00</text:p>
          </table:table-cell>
          <table:table-cell table:style-name="ce61" table:formula="of:=EXP([.AF98])" office:value-type="percentage" office:value="0.688763006331982" calcext:value-type="percentage">
            <text:p>68.876301%</text:p>
          </table:table-cell>
          <table:table-cell table:style-name="ce61" office:value-type="percentage" office:value="-0.372858034726733" calcext:value-type="percentage">
            <text:p>-37.285803%</text:p>
          </table:table-cell>
          <table:table-cell table:style-name="ce61" table:formula="of:=([.AE97]/[.AE98]-1)/[.T98]" office:value-type="percentage" office:value="0.0170303388089612" calcext:value-type="percentage">
            <text:p>1.703034%</text:p>
          </table:table-cell>
          <table:table-cell table:style-name="ce61" table:formula="of:=POWER([.AE98];-1/[.H98])-1" office:value-type="percentage" office:value="0.0203331074668787" calcext:value-type="percentage">
            <text:p>2.03331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8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1-03-04" calcext:value-type="date">
            <text:p>04/03/2041</text:p>
          </table:table-cell>
          <table:table-cell table:style-name="ce48" table:formula="of:=[.G96]+([.G100]-[.G96])/([.F100]-[.F96])*([.F99]-[.F96])" office:value-type="percentage" office:value="0.02005125" calcext:value-type="percentage">
            <text:p>2.005125%</text:p>
          </table:table-cell>
          <table:table-cell table:style-name="ce41" table:formula="of:=CALC_YR_FRAC([.D99];[.F99];[.$H$12])" office:value-type="float" office:value="18.772602739726" calcext:value-type="float">
            <text:p>18.772603</text:p>
          </table:table-cell>
          <table:table-cell/>
          <table:table-cell table:style-name="ce44"/>
          <table:table-cell table:number-columns-repeated="2"/>
          <table:table-cell table:style-name="ce67" table:formula="of:=[.N95]" office:value-type="date" office:date-value="2040-03-02" calcext:value-type="date">
            <text:p>02/03/2040</text:p>
          </table:table-cell>
          <table:table-cell table:style-name="ce67" table:formula="of:=[.F99]" office:value-type="date" office:date-value="2041-03-04" calcext:value-type="date">
            <text:p>04/03/204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99];[.N99];[.O99])" office:value-type="float" office:value="1.00555555555556" calcext:value-type="float">
            <text:p>1.005556</text:p>
          </table:table-cell>
          <table:table-cell table:style-name="ce67" table:formula="of:=[.R98]" office:value-type="date" office:date-value="2040-12-03" calcext:value-type="date">
            <text:p>03/12/2040</text:p>
          </table:table-cell>
          <table:table-cell table:style-name="ce67" table:formula="of:=[.F99]" office:value-type="date" office:date-value="2041-03-04" calcext:value-type="date">
            <text:p>04/03/204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99];[.R99];[.S99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99])" office:value-type="percentage" office:value="0.0185152399725275" calcext:value-type="percentage">
            <text:p>1.851524%</text:p>
          </table:table-cell>
          <table:table-cell table:style-name="ce61" table:formula="of:=1/(1+[.U99])^[.H99]" office:value-type="percentage" office:value="0.708644943403626" calcext:value-type="percentage">
            <text:p>70.864494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99]*SUMPRODUCT([.$P$13:.P99];[.$V$13:.V99];[.$Y$13:.Y99])" office:value-type="float" office:value="-320763.704127938" calcext:value-type="float">
            <text:p>-320,763.70</text:p>
          </table:table-cell>
          <table:table-cell table:style-name="ce82" table:formula="of:=[.$B$9]*SUMPRODUCT([.$AG$13:.AG99];[.$T$13:.T99];[.$V$13:.V99];[.$AA$13:.AA99])" office:value-type="float" office:value="320763.704127952" calcext:value-type="float">
            <text:p>320,763.70</text:p>
          </table:table-cell>
          <table:table-cell table:style-name="ce82" table:formula="of:=ABS([.AB99]+[.AC99])" office:value-type="float" office:value="0.0000000136788003146648" calcext:value-type="float">
            <text:p>0.00</text:p>
          </table:table-cell>
          <table:table-cell table:style-name="ce61" table:formula="of:=EXP([.AF99])" office:value-type="percentage" office:value="0.685848067571904" calcext:value-type="percentage">
            <text:p>68.584807%</text:p>
          </table:table-cell>
          <table:table-cell table:style-name="ce61" office:value-type="percentage" office:value="-0.377099151628353" calcext:value-type="percentage">
            <text:p>-37.709915%</text:p>
          </table:table-cell>
          <table:table-cell table:style-name="ce61" table:formula="of:=([.AE98]/[.AE99]-1)/[.T99]" office:value-type="percentage" office:value="0.0168136740617618" calcext:value-type="percentage">
            <text:p>1.681367%</text:p>
          </table:table-cell>
          <table:table-cell table:style-name="ce61" table:formula="of:=POWER([.AE99];-1/[.H99])-1" office:value-type="percentage" office:value="0.0202908558035411" calcext:value-type="percentage">
            <text:p>2.02908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9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1-06-03" calcext:value-type="date">
            <text:p>03/06/2041</text:p>
          </table:table-cell>
          <table:table-cell table:style-name="ce61" office:value-type="percentage" office:value="0.020015" calcext:value-type="percentage">
            <text:p>2.001500%</text:p>
          </table:table-cell>
          <table:table-cell table:style-name="ce41" table:formula="of:=CALC_YR_FRAC([.D100];[.F100];[.$H$12])" office:value-type="float" office:value="19.0219178082192" calcext:value-type="float">
            <text:p>19.021918</text:p>
          </table:table-cell>
          <table:table-cell/>
          <table:table-cell table:style-name="ce44"/>
          <table:table-cell table:number-columns-repeated="2"/>
          <table:table-cell table:style-name="ce67" table:formula="of:=[.N96]" office:value-type="date" office:date-value="2040-06-04" calcext:value-type="date">
            <text:p>04/06/2040</text:p>
          </table:table-cell>
          <table:table-cell table:style-name="ce67" table:formula="of:=[.F100]" office:value-type="date" office:date-value="2041-06-03" calcext:value-type="date">
            <text:p>03/06/204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0];[.N100];[.O100])" office:value-type="float" office:value="0.997222222222222" calcext:value-type="float">
            <text:p>0.997222</text:p>
          </table:table-cell>
          <table:table-cell table:style-name="ce67" table:formula="of:=[.R99]" office:value-type="date" office:date-value="2041-03-04" calcext:value-type="date">
            <text:p>04/03/2041</text:p>
          </table:table-cell>
          <table:table-cell table:style-name="ce67" table:formula="of:=[.F100]" office:value-type="date" office:date-value="2041-06-03" calcext:value-type="date">
            <text:p>03/06/204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0];[.R100];[.S10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00])" office:value-type="percentage" office:value="0.0184960174725275" calcext:value-type="percentage">
            <text:p>1.849602%</text:p>
          </table:table-cell>
          <table:table-cell table:style-name="ce61" table:formula="of:=1/(1+[.U100])^[.H100]" office:value-type="percentage" office:value="0.705664355295479" calcext:value-type="percentage">
            <text:p>70.566436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00]*SUMPRODUCT([.$P$13:.P100];[.$V$13:.V100];[.$Z$13:.Z100])" office:value-type="float" office:value="-323430.386762183" calcext:value-type="float">
            <text:p>-323,430.39</text:p>
          </table:table-cell>
          <table:table-cell table:style-name="ce82" table:formula="of:=[.$B$9]*SUMPRODUCT([.$AG$13:.AG100];[.$T$13:.T100];[.$V$13:.V100];[.$AA$13:.AA100])" office:value-type="float" office:value="323430.386762201" calcext:value-type="float">
            <text:p>323,430.39</text:p>
          </table:table-cell>
          <table:table-cell table:style-name="ce82" table:formula="of:=ABS([.AB100]+[.AC100])" office:value-type="float" office:value="0.0000000184518285095692" calcext:value-type="float">
            <text:p>0.00</text:p>
          </table:table-cell>
          <table:table-cell table:style-name="ce61" table:formula="of:=EXP([.AF100])" office:value-type="percentage" office:value="0.683266027489526" calcext:value-type="percentage">
            <text:p>68.326603%</text:p>
          </table:table-cell>
          <table:table-cell table:style-name="ce61" office:value-type="percentage" office:value="-0.380870996725669" calcext:value-type="percentage">
            <text:p>-38.087100%</text:p>
          </table:table-cell>
          <table:table-cell table:style-name="ce61" table:formula="of:=([.AE99]/[.AE100]-1)/[.T100]" office:value-type="percentage" office:value="0.0149497613684795" calcext:value-type="percentage">
            <text:p>1.494976%</text:p>
          </table:table-cell>
          <table:table-cell table:style-name="ce61" table:formula="of:=POWER([.AE100];-1/[.H100])-1" office:value-type="percentage" office:value="0.0202245440750706" calcext:value-type="percentage">
            <text:p>2.022454%</text:p>
          </table:table-cell>
          <table:table-cell table:style-name="ce61" office:value-type="percentage" office:value="0.683244757" calcext:value-type="percentage">
            <text:p>68.324476%</text:p>
          </table:table-cell>
          <table:table-cell table:style-name="ce61" office:value-type="percentage" office:value="0.020226214" calcext:value-type="percentage">
            <text:p>2.022621%</text:p>
          </table:table-cell>
          <table:table-cell table:style-name="ce113" table:formula="of:=([.AJ100]-[.AH100])*10000" office:value-type="float" office:value="0.0166992492942747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19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1-09-02" calcext:value-type="date">
            <text:p>02/09/2041</text:p>
          </table:table-cell>
          <table:table-cell table:style-name="ce48" table:formula="of:=[.G100]+([.G104]-[.G100])/([.F104]-[.F100])*([.F101]-[.F100])" office:value-type="percentage" office:value="0.01997375" calcext:value-type="percentage">
            <text:p>1.997375%</text:p>
          </table:table-cell>
          <table:table-cell table:style-name="ce41" table:formula="of:=CALC_YR_FRAC([.D101];[.F101];[.$H$12])" office:value-type="float" office:value="19.2712328767123" calcext:value-type="float">
            <text:p>19.271233</text:p>
          </table:table-cell>
          <table:table-cell/>
          <table:table-cell table:style-name="ce44"/>
          <table:table-cell table:number-columns-repeated="2"/>
          <table:table-cell table:style-name="ce67" table:formula="of:=[.N97]" office:value-type="date" office:date-value="2040-09-03" calcext:value-type="date">
            <text:p>03/09/2040</text:p>
          </table:table-cell>
          <table:table-cell table:style-name="ce67" table:formula="of:=[.F101]" office:value-type="date" office:date-value="2041-09-02" calcext:value-type="date">
            <text:p>02/09/204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1];[.N101];[.O101])" office:value-type="float" office:value="0.997222222222222" calcext:value-type="float">
            <text:p>0.997222</text:p>
          </table:table-cell>
          <table:table-cell table:style-name="ce67" table:formula="of:=[.R100]" office:value-type="date" office:date-value="2041-06-03" calcext:value-type="date">
            <text:p>03/06/2041</text:p>
          </table:table-cell>
          <table:table-cell table:style-name="ce67" table:formula="of:=[.F101]" office:value-type="date" office:date-value="2041-09-02" calcext:value-type="date">
            <text:p>02/09/204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1];[.R101];[.S101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01])" office:value-type="percentage" office:value="0.0184712278269231" calcext:value-type="percentage">
            <text:p>1.847123%</text:p>
          </table:table-cell>
          <table:table-cell table:style-name="ce61" table:formula="of:=1/(1+[.U101])^[.H101]" office:value-type="percentage" office:value="0.702776947844079" calcext:value-type="percentage">
            <text:p>70.277695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01]*SUMPRODUCT([.$P$13:.P101];[.$V$13:.V101];[.$W$13:.W101])" office:value-type="float" office:value="-326340.772730239" calcext:value-type="float">
            <text:p>-326,340.77</text:p>
          </table:table-cell>
          <table:table-cell table:style-name="ce82" table:formula="of:=[.$B$9]*SUMPRODUCT([.$AG$13:.AG101];[.$T$13:.T101];[.$V$13:.V101];[.$AA$13:.AA101])" office:value-type="float" office:value="326340.772730265" calcext:value-type="float">
            <text:p>326,340.77</text:p>
          </table:table-cell>
          <table:table-cell table:style-name="ce82" table:formula="of:=ABS([.AB101]+[.AC101])" office:value-type="float" office:value="0.000000025902409106493" calcext:value-type="float">
            <text:p>0.00</text:p>
          </table:table-cell>
          <table:table-cell table:style-name="ce61" table:formula="of:=EXP([.AF101])" office:value-type="percentage" office:value="0.680448111163725" calcext:value-type="percentage">
            <text:p>68.044811%</text:p>
          </table:table-cell>
          <table:table-cell table:style-name="ce61" office:value-type="percentage" office:value="-0.3850037108431" calcext:value-type="percentage">
            <text:p>-38.500371%</text:p>
          </table:table-cell>
          <table:table-cell table:style-name="ce61" table:formula="of:=([.AE100]/[.AE101]-1)/[.T101]" office:value-type="percentage" office:value="0.0163830285754735" calcext:value-type="percentage">
            <text:p>1.638303%</text:p>
          </table:table-cell>
          <table:table-cell table:style-name="ce61" table:formula="of:=POWER([.AE101];-1/[.H101])-1" office:value-type="percentage" office:value="0.0201790557395558" calcext:value-type="percentage">
            <text:p>2.01790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9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1-12-02" calcext:value-type="date">
            <text:p>02/12/2041</text:p>
          </table:table-cell>
          <table:table-cell table:style-name="ce48" table:formula="of:=[.G100]+([.G104]-[.G100])/([.F104]-[.F100])*([.F102]-[.F100])" office:value-type="percentage" office:value="0.0199325" calcext:value-type="percentage">
            <text:p>1.993250%</text:p>
          </table:table-cell>
          <table:table-cell table:style-name="ce41" table:formula="of:=CALC_YR_FRAC([.D102];[.F102];[.$H$12])" office:value-type="float" office:value="19.5205479452055" calcext:value-type="float">
            <text:p>19.520548</text:p>
          </table:table-cell>
          <table:table-cell/>
          <table:table-cell table:style-name="ce44"/>
          <table:table-cell table:number-columns-repeated="2"/>
          <table:table-cell table:style-name="ce67" table:formula="of:=[.N98]" office:value-type="date" office:date-value="2040-12-03" calcext:value-type="date">
            <text:p>03/12/2040</text:p>
          </table:table-cell>
          <table:table-cell table:style-name="ce67" table:formula="of:=[.F102]" office:value-type="date" office:date-value="2041-12-02" calcext:value-type="date">
            <text:p>02/12/204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2];[.N102];[.O102])" office:value-type="float" office:value="0.997222222222222" calcext:value-type="float">
            <text:p>0.997222</text:p>
          </table:table-cell>
          <table:table-cell table:style-name="ce67" table:formula="of:=[.R101]" office:value-type="date" office:date-value="2041-09-02" calcext:value-type="date">
            <text:p>02/09/2041</text:p>
          </table:table-cell>
          <table:table-cell table:style-name="ce67" table:formula="of:=[.F102]" office:value-type="date" office:date-value="2041-12-02" calcext:value-type="date">
            <text:p>02/12/204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2];[.R102];[.S10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02])" office:value-type="percentage" office:value="0.0184463130769231" calcext:value-type="percentage">
            <text:p>1.844631%</text:p>
          </table:table-cell>
          <table:table-cell table:style-name="ce61" table:formula="of:=1/(1+[.U102])^[.H102]" office:value-type="percentage" office:value="0.6999115357864" calcext:value-type="percentage">
            <text:p>69.991154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02]*SUMPRODUCT([.$P$13:.P102];[.$V$13:.V102];[.$X$13:.X102])" office:value-type="float" office:value="-329212.259590906" calcext:value-type="float">
            <text:p>-329,212.26</text:p>
          </table:table-cell>
          <table:table-cell table:style-name="ce82" table:formula="of:=[.$B$9]*SUMPRODUCT([.$AG$13:.AG102];[.$T$13:.T102];[.$V$13:.V102];[.$AA$13:.AA102])" office:value-type="float" office:value="329212.259590942" calcext:value-type="float">
            <text:p>329,212.26</text:p>
          </table:table-cell>
          <table:table-cell table:style-name="ce82" table:formula="of:=ABS([.AB102]+[.AC102])" office:value-type="float" office:value="0.0000000362633727490902" calcext:value-type="float">
            <text:p>0.00</text:p>
          </table:table-cell>
          <table:table-cell table:style-name="ce61" table:formula="of:=EXP([.AF102])" office:value-type="percentage" office:value="0.677667882063682" calcext:value-type="percentage">
            <text:p>67.766788%</text:p>
          </table:table-cell>
          <table:table-cell table:style-name="ce61" office:value-type="percentage" office:value="-0.38909796052078" calcext:value-type="percentage">
            <text:p>-38.909796%</text:p>
          </table:table-cell>
          <table:table-cell table:style-name="ce61" table:formula="of:=([.AE101]/[.AE102]-1)/[.T102]" office:value-type="percentage" office:value="0.0162302343356547" calcext:value-type="percentage">
            <text:p>1.623023%</text:p>
          </table:table-cell>
          <table:table-cell table:style-name="ce61" table:formula="of:=POWER([.AE102];-1/[.H102])-1" office:value-type="percentage" office:value="0.0201327211711193" calcext:value-type="percentage">
            <text:p>2.01327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19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2-03-03" calcext:value-type="date">
            <text:p>03/03/2042</text:p>
          </table:table-cell>
          <table:table-cell table:style-name="ce48" table:formula="of:=[.G100]+([.G104]-[.G100])/([.F104]-[.F100])*([.F103]-[.F100])" office:value-type="percentage" office:value="0.01989125" calcext:value-type="percentage">
            <text:p>1.989125%</text:p>
          </table:table-cell>
          <table:table-cell table:style-name="ce41" table:formula="of:=CALC_YR_FRAC([.D103];[.F103];[.$H$12])" office:value-type="float" office:value="19.7698630136986" calcext:value-type="float">
            <text:p>19.769863</text:p>
          </table:table-cell>
          <table:table-cell/>
          <table:table-cell table:style-name="ce44"/>
          <table:table-cell table:number-columns-repeated="2"/>
          <table:table-cell table:style-name="ce67" table:formula="of:=[.N99]" office:value-type="date" office:date-value="2041-03-04" calcext:value-type="date">
            <text:p>04/03/2041</text:p>
          </table:table-cell>
          <table:table-cell table:style-name="ce67" table:formula="of:=[.F103]" office:value-type="date" office:date-value="2042-03-03" calcext:value-type="date">
            <text:p>03/03/204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3];[.N103];[.O103])" office:value-type="float" office:value="0.997222222222222" calcext:value-type="float">
            <text:p>0.997222</text:p>
          </table:table-cell>
          <table:table-cell table:style-name="ce67" table:formula="of:=[.R102]" office:value-type="date" office:date-value="2041-12-02" calcext:value-type="date">
            <text:p>02/12/2041</text:p>
          </table:table-cell>
          <table:table-cell table:style-name="ce67" table:formula="of:=[.F103]" office:value-type="date" office:date-value="2042-03-03" calcext:value-type="date">
            <text:p>03/03/204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3];[.R103];[.S103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03])" office:value-type="percentage" office:value="0.0184213983269231" calcext:value-type="percentage">
            <text:p>1.842140%</text:p>
          </table:table-cell>
          <table:table-cell table:style-name="ce61" table:formula="of:=1/(1+[.U103])^[.H103]" office:value-type="percentage" office:value="0.69706631785876" calcext:value-type="percentage">
            <text:p>69.706632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03]*SUMPRODUCT([.$P$13:.P103];[.$V$13:.V103];[.$Y$13:.Y103])" office:value-type="float" office:value="-332031.158404476" calcext:value-type="float">
            <text:p>-332,031.16</text:p>
          </table:table-cell>
          <table:table-cell table:style-name="ce82" table:formula="of:=[.$B$9]*SUMPRODUCT([.$AG$13:.AG103];[.$T$13:.T103];[.$V$13:.V103];[.$AA$13:.AA103])" office:value-type="float" office:value="332031.158404527" calcext:value-type="float">
            <text:p>332,031.16</text:p>
          </table:table-cell>
          <table:table-cell table:style-name="ce82" table:formula="of:=ABS([.AB103]+[.AC103])" office:value-type="float" office:value="0.0000000502332113683224" calcext:value-type="float">
            <text:p>0.00</text:p>
          </table:table-cell>
          <table:table-cell table:style-name="ce61" table:formula="of:=EXP([.AF103])" office:value-type="percentage" office:value="0.67493846709213" calcext:value-type="percentage">
            <text:p>67.493847%</text:p>
          </table:table-cell>
          <table:table-cell table:style-name="ce61" office:value-type="percentage" office:value="-0.393133752128431" calcext:value-type="percentage">
            <text:p>-39.313375%</text:p>
          </table:table-cell>
          <table:table-cell table:style-name="ce61" table:formula="of:=([.AE102]/[.AE103]-1)/[.T103]" office:value-type="percentage" office:value="0.0159980296400433" calcext:value-type="percentage">
            <text:p>1.599803%</text:p>
          </table:table-cell>
          <table:table-cell table:style-name="ce61" table:formula="of:=POWER([.AE103];-1/[.H103])-1" office:value-type="percentage" office:value="0.0200845409446739" calcext:value-type="percentage">
            <text:p>2.00845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0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2-06-02" calcext:value-type="date">
            <text:p>02/06/2042</text:p>
          </table:table-cell>
          <table:table-cell table:style-name="ce61" office:value-type="percentage" office:value="0.01985" calcext:value-type="percentage">
            <text:p>1.985000%</text:p>
          </table:table-cell>
          <table:table-cell table:style-name="ce41" table:formula="of:=CALC_YR_FRAC([.D104];[.F104];[.$H$12])" office:value-type="float" office:value="20.0191780821918" calcext:value-type="float">
            <text:p>20.019178</text:p>
          </table:table-cell>
          <table:table-cell/>
          <table:table-cell table:style-name="ce44"/>
          <table:table-cell table:number-columns-repeated="2"/>
          <table:table-cell table:style-name="ce67" table:formula="of:=[.N100]" office:value-type="date" office:date-value="2041-06-03" calcext:value-type="date">
            <text:p>03/06/2041</text:p>
          </table:table-cell>
          <table:table-cell table:style-name="ce67" table:formula="of:=[.F104]" office:value-type="date" office:date-value="2042-06-02" calcext:value-type="date">
            <text:p>02/06/204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4];[.N104];[.O104])" office:value-type="float" office:value="0.997222222222222" calcext:value-type="float">
            <text:p>0.997222</text:p>
          </table:table-cell>
          <table:table-cell table:style-name="ce67" table:formula="of:=[.R103]" office:value-type="date" office:date-value="2042-03-03" calcext:value-type="date">
            <text:p>03/03/2042</text:p>
          </table:table-cell>
          <table:table-cell table:style-name="ce67" table:formula="of:=[.F104]" office:value-type="date" office:date-value="2042-06-02" calcext:value-type="date">
            <text:p>02/06/204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4];[.R104];[.S10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04])" office:value-type="percentage" office:value="0.0183964835769231" calcext:value-type="percentage">
            <text:p>1.839648%</text:p>
          </table:table-cell>
          <table:table-cell table:style-name="ce61" table:formula="of:=1/(1+[.U104])^[.H104]" office:value-type="percentage" office:value="0.694241142942005" calcext:value-type="percentage">
            <text:p>69.424114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04]*SUMPRODUCT([.$P$13:.P104];[.$V$13:.V104];[.$Z$13:.Z104])" office:value-type="float" office:value="-334506.492799275" calcext:value-type="float">
            <text:p>-334,506.49</text:p>
          </table:table-cell>
          <table:table-cell table:style-name="ce82" table:formula="of:=[.$B$9]*SUMPRODUCT([.$AG$13:.AG104];[.$T$13:.T104];[.$V$13:.V104];[.$AA$13:.AA104])" office:value-type="float" office:value="334506.492799341" calcext:value-type="float">
            <text:p>334,506.49</text:p>
          </table:table-cell>
          <table:table-cell table:style-name="ce82" table:formula="of:=ABS([.AB104]+[.AC104])" office:value-type="float" office:value="0.0000000662985257804394" calcext:value-type="float">
            <text:p>0.00</text:p>
          </table:table-cell>
          <table:table-cell table:style-name="ce61" table:formula="of:=EXP([.AF104])" office:value-type="percentage" office:value="0.672540506865378" calcext:value-type="percentage">
            <text:p>67.254051%</text:p>
          </table:table-cell>
          <table:table-cell table:style-name="ce61" office:value-type="percentage" office:value="-0.396692936063025" calcext:value-type="percentage">
            <text:p>-39.669294%</text:p>
          </table:table-cell>
          <table:table-cell table:style-name="ce61" table:formula="of:=([.AE103]/[.AE104]-1)/[.T104]" office:value-type="percentage" office:value="0.0141053750146458" calcext:value-type="percentage">
            <text:p>1.410538%</text:p>
          </table:table-cell>
          <table:table-cell table:style-name="ce61" table:formula="of:=POWER([.AE104];-1/[.H104])-1" office:value-type="percentage" office:value="0.0200132786535614" calcext:value-type="percentage">
            <text:p>2.001328%</text:p>
          </table:table-cell>
          <table:table-cell table:style-name="ce61" office:value-type="percentage" office:value="0.672517538" calcext:value-type="percentage">
            <text:p>67.251754%</text:p>
          </table:table-cell>
          <table:table-cell table:style-name="ce61" office:value-type="percentage" office:value="0.020015019" calcext:value-type="percentage">
            <text:p>2.001502%</text:p>
          </table:table-cell>
          <table:table-cell table:style-name="ce113" table:formula="of:=([.AJ104]-[.AH104])*10000" office:value-type="float" office:value="0.0174034643860357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0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2-09-02" calcext:value-type="date">
            <text:p>02/09/2042</text:p>
          </table:table-cell>
          <table:table-cell table:style-name="ce48" table:formula="of:=[.G104]+([.G108]-[.G104])/([.F108]-[.F104])*([.F105]-[.F104])" office:value-type="percentage" office:value="0.0198018575342466" calcext:value-type="percentage">
            <text:p>1.980186%</text:p>
          </table:table-cell>
          <table:table-cell table:style-name="ce41" table:formula="of:=CALC_YR_FRAC([.D105];[.F105];[.$H$12])" office:value-type="float" office:value="20.2712328767123" calcext:value-type="float">
            <text:p>20.271233</text:p>
          </table:table-cell>
          <table:table-cell/>
          <table:table-cell table:style-name="ce44"/>
          <table:table-cell table:number-columns-repeated="2"/>
          <table:table-cell table:style-name="ce67" table:formula="of:=[.N101]" office:value-type="date" office:date-value="2041-09-02" calcext:value-type="date">
            <text:p>02/09/2041</text:p>
          </table:table-cell>
          <table:table-cell table:style-name="ce67" table:formula="of:=[.F105]" office:value-type="date" office:date-value="2042-09-02" calcext:value-type="date">
            <text:p>02/09/204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5];[.N105];[.O105])" office:value-type="float" office:value="1" calcext:value-type="float">
            <text:p>1.000000</text:p>
          </table:table-cell>
          <table:table-cell table:style-name="ce67" table:formula="of:=[.R104]" office:value-type="date" office:date-value="2042-06-02" calcext:value-type="date">
            <text:p>02/06/2042</text:p>
          </table:table-cell>
          <table:table-cell table:style-name="ce67" table:formula="of:=[.F105]" office:value-type="date" office:date-value="2042-09-02" calcext:value-type="date">
            <text:p>02/09/204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5];[.R105];[.S105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05])" office:value-type="percentage" office:value="0.0183613067123288" calcext:value-type="percentage">
            <text:p>1.836131%</text:p>
          </table:table-cell>
          <table:table-cell table:style-name="ce61" table:formula="of:=1/(1+[.U105])^[.H105]" office:value-type="percentage" office:value="0.691542625558" calcext:value-type="percentage">
            <text:p>69.154263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05]*SUMPRODUCT([.$P$13:.P105];[.$V$13:.V105];[.$W$13:.W105])" office:value-type="float" office:value="-337226.139168853" calcext:value-type="float">
            <text:p>-337,226.14</text:p>
          </table:table-cell>
          <table:table-cell table:style-name="ce82" table:formula="of:=[.$B$9]*SUMPRODUCT([.$AG$13:.AG105];[.$T$13:.T105];[.$V$13:.V105];[.$AA$13:.AA105])" office:value-type="float" office:value="337226.139168943" calcext:value-type="float">
            <text:p>337,226.14</text:p>
          </table:table-cell>
          <table:table-cell table:style-name="ce82" table:formula="of:=ABS([.AB105]+[.AC105])" office:value-type="float" office:value="0.0000000903964973986149" calcext:value-type="float">
            <text:p>0.00</text:p>
          </table:table-cell>
          <table:table-cell table:style-name="ce61" table:formula="of:=EXP([.AF105])" office:value-type="percentage" office:value="0.669905951565652" calcext:value-type="percentage">
            <text:p>66.990595%</text:p>
          </table:table-cell>
          <table:table-cell table:style-name="ce61" office:value-type="percentage" office:value="-0.400617947247562" calcext:value-type="percentage">
            <text:p>-40.061795%</text:p>
          </table:table-cell>
          <table:table-cell table:style-name="ce61" table:formula="of:=([.AE104]/[.AE105]-1)/[.T105]" office:value-type="percentage" office:value="0.0153889205038656" calcext:value-type="percentage">
            <text:p>1.538892%</text:p>
          </table:table-cell>
          <table:table-cell table:style-name="ce61" table:formula="of:=POWER([.AE105];-1/[.H105])-1" office:value-type="percentage" office:value="0.0199594587876657" calcext:value-type="percentage">
            <text:p>1.99594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0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2-12-02" calcext:value-type="date">
            <text:p>02/12/2042</text:p>
          </table:table-cell>
          <table:table-cell table:style-name="ce48" table:formula="of:=[.G104]+([.G108]-[.G104])/([.F108]-[.F104])*([.F106]-[.F104])" office:value-type="percentage" office:value="0.0197542383561644" calcext:value-type="percentage">
            <text:p>1.975424%</text:p>
          </table:table-cell>
          <table:table-cell table:style-name="ce41" table:formula="of:=CALC_YR_FRAC([.D106];[.F106];[.$H$12])" office:value-type="float" office:value="20.5205479452055" calcext:value-type="float">
            <text:p>20.520548</text:p>
          </table:table-cell>
          <table:table-cell/>
          <table:table-cell table:style-name="ce44"/>
          <table:table-cell table:number-columns-repeated="2"/>
          <table:table-cell table:style-name="ce67" table:formula="of:=[.N102]" office:value-type="date" office:date-value="2041-12-02" calcext:value-type="date">
            <text:p>02/12/2041</text:p>
          </table:table-cell>
          <table:table-cell table:style-name="ce67" table:formula="of:=[.F106]" office:value-type="date" office:date-value="2042-12-02" calcext:value-type="date">
            <text:p>02/12/204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6];[.N106];[.O106])" office:value-type="float" office:value="1" calcext:value-type="float">
            <text:p>1.000000</text:p>
          </table:table-cell>
          <table:table-cell table:style-name="ce67" table:formula="of:=[.R105]" office:value-type="date" office:date-value="2042-09-02" calcext:value-type="date">
            <text:p>02/09/2042</text:p>
          </table:table-cell>
          <table:table-cell table:style-name="ce67" table:formula="of:=[.F106]" office:value-type="date" office:date-value="2042-12-02" calcext:value-type="date">
            <text:p>02/12/204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6];[.R106];[.S10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06])" office:value-type="percentage" office:value="0.0183262926547945" calcext:value-type="percentage">
            <text:p>1.832629%</text:p>
          </table:table-cell>
          <table:table-cell table:style-name="ce61" table:formula="of:=1/(1+[.U106])^[.H106]" office:value-type="percentage" office:value="0.688898623933733" calcext:value-type="percentage">
            <text:p>68.889862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06]*SUMPRODUCT([.$P$13:.P106];[.$V$13:.V106];[.$X$13:.X106])" office:value-type="float" office:value="-339876.694497642" calcext:value-type="float">
            <text:p>-339,876.69</text:p>
          </table:table-cell>
          <table:table-cell table:style-name="ce82" table:formula="of:=[.$B$9]*SUMPRODUCT([.$AG$13:.AG106];[.$T$13:.T106];[.$V$13:.V106];[.$AA$13:.AA106])" office:value-type="float" office:value="339876.694497765" calcext:value-type="float">
            <text:p>339,876.69</text:p>
          </table:table-cell>
          <table:table-cell table:style-name="ce82" table:formula="of:=ABS([.AB106]+[.AC106])" office:value-type="float" office:value="0.000000122410710901022" calcext:value-type="float">
            <text:p>0.00</text:p>
          </table:table-cell>
          <table:table-cell table:style-name="ce61" table:formula="of:=EXP([.AF106])" office:value-type="percentage" office:value="0.667338349950355" calcext:value-type="percentage">
            <text:p>66.733835%</text:p>
          </table:table-cell>
          <table:table-cell table:style-name="ce61" office:value-type="percentage" office:value="-0.404458090395212" calcext:value-type="percentage">
            <text:p>-40.445809%</text:p>
          </table:table-cell>
          <table:table-cell table:style-name="ce61" table:formula="of:=([.AE105]/[.AE106]-1)/[.T106]" office:value-type="percentage" office:value="0.0152209817590733" calcext:value-type="percentage">
            <text:p>1.522098%</text:p>
          </table:table-cell>
          <table:table-cell table:style-name="ce61" table:formula="of:=POWER([.AE106];-1/[.H106])-1" office:value-type="percentage" office:value="0.0199054296229231" calcext:value-type="percentage">
            <text:p>1.990543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0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3-03-02" calcext:value-type="date">
            <text:p>02/03/2043</text:p>
          </table:table-cell>
          <table:table-cell table:style-name="ce48" table:formula="of:=[.G104]+([.G108]-[.G104])/([.F108]-[.F104])*([.F107]-[.F104])" office:value-type="percentage" office:value="0.0197071424657534" calcext:value-type="percentage">
            <text:p>1.970714%</text:p>
          </table:table-cell>
          <table:table-cell table:style-name="ce41" table:formula="of:=CALC_YR_FRAC([.D107];[.F107];[.$H$12])" office:value-type="float" office:value="20.7671232876712" calcext:value-type="float">
            <text:p>20.767123</text:p>
          </table:table-cell>
          <table:table-cell/>
          <table:table-cell table:style-name="ce44"/>
          <table:table-cell table:number-columns-repeated="2"/>
          <table:table-cell table:style-name="ce67" table:formula="of:=[.N103]" office:value-type="date" office:date-value="2042-03-03" calcext:value-type="date">
            <text:p>03/03/2042</text:p>
          </table:table-cell>
          <table:table-cell table:style-name="ce67" table:formula="of:=[.F107]" office:value-type="date" office:date-value="2043-03-02" calcext:value-type="date">
            <text:p>02/03/204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7];[.N107];[.O107])" office:value-type="float" office:value="0.997222222222222" calcext:value-type="float">
            <text:p>0.997222</text:p>
          </table:table-cell>
          <table:table-cell table:style-name="ce67" table:formula="of:=[.R106]" office:value-type="date" office:date-value="2042-12-02" calcext:value-type="date">
            <text:p>02/12/2042</text:p>
          </table:table-cell>
          <table:table-cell table:style-name="ce67" table:formula="of:=[.F107]" office:value-type="date" office:date-value="2043-03-02" calcext:value-type="date">
            <text:p>02/03/204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7];[.R107];[.S107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107])" office:value-type="percentage" office:value="0.0182916633671233" calcext:value-type="percentage">
            <text:p>1.829166%</text:p>
          </table:table-cell>
          <table:table-cell table:style-name="ce61" table:formula="of:=1/(1+[.U107])^[.H107]" office:value-type="percentage" office:value="0.686305209945666" calcext:value-type="percentage">
            <text:p>68.630521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07]*SUMPRODUCT([.$P$13:.P107];[.$V$13:.V107];[.$Y$13:.Y107])" office:value-type="float" office:value="-342445.520867011" calcext:value-type="float">
            <text:p>-342,445.52</text:p>
          </table:table-cell>
          <table:table-cell table:style-name="ce82" table:formula="of:=[.$B$9]*SUMPRODUCT([.$AG$13:.AG107];[.$T$13:.T107];[.$V$13:.V107];[.$AA$13:.AA107])" office:value-type="float" office:value="342445.520867175" calcext:value-type="float">
            <text:p>342,445.52</text:p>
          </table:table-cell>
          <table:table-cell table:style-name="ce82" table:formula="of:=ABS([.AB107]+[.AC107])" office:value-type="float" office:value="0.000000163621734827757" calcext:value-type="float">
            <text:p>0.00</text:p>
          </table:table-cell>
          <table:table-cell table:style-name="ce61" table:formula="of:=EXP([.AF107])" office:value-type="percentage" office:value="0.664849830627082" calcext:value-type="percentage">
            <text:p>66.484983%</text:p>
          </table:table-cell>
          <table:table-cell table:style-name="ce61" office:value-type="percentage" office:value="-0.408194082433035" calcext:value-type="percentage">
            <text:p>-40.819408%</text:p>
          </table:table-cell>
          <table:table-cell table:style-name="ce61" table:formula="of:=([.AE106]/[.AE107]-1)/[.T107]" office:value-type="percentage" office:value="0.0149719182205441" calcext:value-type="percentage">
            <text:p>1.497192%</text:p>
          </table:table-cell>
          <table:table-cell table:style-name="ce61" table:formula="of:=POWER([.AE107];-1/[.H107])-1" office:value-type="percentage" office:value="0.0198502304803505" calcext:value-type="percentage">
            <text:p>1.985023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1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3-06-02" calcext:value-type="date">
            <text:p>02/06/2043</text:p>
          </table:table-cell>
          <table:table-cell table:style-name="ce61" office:value-type="percentage" office:value="0.019659" calcext:value-type="percentage">
            <text:p>1.965900%</text:p>
          </table:table-cell>
          <table:table-cell table:style-name="ce41" table:formula="of:=CALC_YR_FRAC([.D108];[.F108];[.$H$12])" office:value-type="float" office:value="21.0191780821918" calcext:value-type="float">
            <text:p>21.019178</text:p>
          </table:table-cell>
          <table:table-cell/>
          <table:table-cell table:style-name="ce44"/>
          <table:table-cell table:number-columns-repeated="2"/>
          <table:table-cell table:style-name="ce67" table:formula="of:=[.N104]" office:value-type="date" office:date-value="2042-06-02" calcext:value-type="date">
            <text:p>02/06/2042</text:p>
          </table:table-cell>
          <table:table-cell table:style-name="ce67" table:formula="of:=[.F108]" office:value-type="date" office:date-value="2043-06-02" calcext:value-type="date">
            <text:p>02/06/204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8];[.N108];[.O108])" office:value-type="float" office:value="1" calcext:value-type="float">
            <text:p>1.000000</text:p>
          </table:table-cell>
          <table:table-cell table:style-name="ce67" table:formula="of:=[.R107]" office:value-type="date" office:date-value="2043-03-02" calcext:value-type="date">
            <text:p>02/03/2043</text:p>
          </table:table-cell>
          <table:table-cell table:style-name="ce67" table:formula="of:=[.F108]" office:value-type="date" office:date-value="2043-06-02" calcext:value-type="date">
            <text:p>02/06/204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8];[.R108];[.S108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08])" office:value-type="percentage" office:value="0.018256264539726" calcext:value-type="percentage">
            <text:p>1.825626%</text:p>
          </table:table-cell>
          <table:table-cell table:style-name="ce61" table:formula="of:=1/(1+[.U108])^[.H108]" office:value-type="percentage" office:value="0.68367612283317" calcext:value-type="percentage">
            <text:p>68.367612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08]*SUMPRODUCT([.$P$13:.P108];[.$V$13:.V108];[.$Z$13:.Z108])" office:value-type="float" office:value="-344728.204613686" calcext:value-type="float">
            <text:p>-344,728.20</text:p>
          </table:table-cell>
          <table:table-cell table:style-name="ce82" table:formula="of:=[.$B$9]*SUMPRODUCT([.$AG$13:.AG108];[.$T$13:.T108];[.$V$13:.V108];[.$AA$13:.AA108])" office:value-type="float" office:value="344728.204613898" calcext:value-type="float">
            <text:p>344,728.20</text:p>
          </table:table-cell>
          <table:table-cell table:style-name="ce82" table:formula="of:=ABS([.AB108]+[.AC108])" office:value-type="float" office:value="0.000000211934093385935" calcext:value-type="float">
            <text:p>0.00</text:p>
          </table:table-cell>
          <table:table-cell table:style-name="ce61" table:formula="of:=EXP([.AF108])" office:value-type="percentage" office:value="0.662637391792816" calcext:value-type="percentage">
            <text:p>66.263739%</text:p>
          </table:table-cell>
          <table:table-cell table:style-name="ce61" office:value-type="percentage" office:value="-0.411527358784603" calcext:value-type="percentage">
            <text:p>-41.152736%</text:p>
          </table:table-cell>
          <table:table-cell table:style-name="ce61" table:formula="of:=([.AE107]/[.AE108]-1)/[.T108]" office:value-type="percentage" office:value="0.0130650178494348" calcext:value-type="percentage">
            <text:p>1.306502%</text:p>
          </table:table-cell>
          <table:table-cell table:style-name="ce61" table:formula="of:=POWER([.AE108];-1/[.H108])-1" office:value-type="percentage" office:value="0.0197715797938067" calcext:value-type="percentage">
            <text:p>1.977158%</text:p>
          </table:table-cell>
          <table:table-cell table:style-name="ce61" office:value-type="percentage" office:value="0.662613154" calcext:value-type="percentage">
            <text:p>66.261315%</text:p>
          </table:table-cell>
          <table:table-cell table:style-name="ce61" office:value-type="percentage" office:value="0.019773354" calcext:value-type="percentage">
            <text:p>1.977335%</text:p>
          </table:table-cell>
          <table:table-cell table:style-name="ce113" table:formula="of:=([.AJ108]-[.AH108])*10000" office:value-type="float" office:value="0.0177420619327379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1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3-09-02" calcext:value-type="date">
            <text:p>02/09/2043</text:p>
          </table:table-cell>
          <table:table-cell table:style-name="ce48" table:formula="of:=[.G108]+([.G112]-[.G108])/([.F112]-[.F108])*([.F109]-[.F108])" office:value-type="percentage" office:value="0.0196084754098361" calcext:value-type="percentage">
            <text:p>1.960848%</text:p>
          </table:table-cell>
          <table:table-cell table:style-name="ce41" table:formula="of:=CALC_YR_FRAC([.D109];[.F109];[.$H$12])" office:value-type="float" office:value="21.2712328767123" calcext:value-type="float">
            <text:p>21.271233</text:p>
          </table:table-cell>
          <table:table-cell/>
          <table:table-cell table:style-name="ce44"/>
          <table:table-cell table:number-columns-repeated="2"/>
          <table:table-cell table:style-name="ce67" table:formula="of:=[.N105]" office:value-type="date" office:date-value="2042-09-02" calcext:value-type="date">
            <text:p>02/09/2042</text:p>
          </table:table-cell>
          <table:table-cell table:style-name="ce67" table:formula="of:=[.F109]" office:value-type="date" office:date-value="2043-09-02" calcext:value-type="date">
            <text:p>02/09/204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09];[.N109];[.O109])" office:value-type="float" office:value="1" calcext:value-type="float">
            <text:p>1.000000</text:p>
          </table:table-cell>
          <table:table-cell table:style-name="ce67" table:formula="of:=[.R108]" office:value-type="date" office:date-value="2043-06-02" calcext:value-type="date">
            <text:p>02/06/2043</text:p>
          </table:table-cell>
          <table:table-cell table:style-name="ce67" table:formula="of:=[.F109]" office:value-type="date" office:date-value="2043-09-02" calcext:value-type="date">
            <text:p>02/09/204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09];[.R109];[.S109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09])" office:value-type="percentage" office:value="0.0182182645923913" calcext:value-type="percentage">
            <text:p>1.821826%</text:p>
          </table:table-cell>
          <table:table-cell table:style-name="ce61" table:formula="of:=1/(1+[.U109])^[.H109]" office:value-type="percentage" office:value="0.681106069695814" calcext:value-type="percentage">
            <text:p>68.110607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09]*SUMPRODUCT([.$P$13:.P109];[.$V$13:.V109];[.$W$13:.W109])" office:value-type="float" office:value="-347288.288273982" calcext:value-type="float">
            <text:p>-347,288.29</text:p>
          </table:table-cell>
          <table:table-cell table:style-name="ce82" table:formula="of:=[.$B$9]*SUMPRODUCT([.$AG$13:.AG109];[.$T$13:.T109];[.$V$13:.V109];[.$AA$13:.AA109])" office:value-type="float" office:value="347288.288274265" calcext:value-type="float">
            <text:p>347,288.29</text:p>
          </table:table-cell>
          <table:table-cell table:style-name="ce82" table:formula="of:=ABS([.AB109]+[.AC109])" office:value-type="float" office:value="0.000000283180270344019" calcext:value-type="float">
            <text:p>0.00</text:p>
          </table:table-cell>
          <table:table-cell table:style-name="ce61" table:formula="of:=EXP([.AF109])" office:value-type="percentage" office:value="0.660156053275253" calcext:value-type="percentage">
            <text:p>66.015605%</text:p>
          </table:table-cell>
          <table:table-cell table:style-name="ce61" office:value-type="percentage" office:value="-0.415279027553784" calcext:value-type="percentage">
            <text:p>-41.527903%</text:p>
          </table:table-cell>
          <table:table-cell table:style-name="ce61" table:formula="of:=([.AE108]/[.AE109]-1)/[.T109]" office:value-type="percentage" office:value="0.0147080155598609" calcext:value-type="percentage">
            <text:p>1.470802%</text:p>
          </table:table-cell>
          <table:table-cell table:style-name="ce61" table:formula="of:=POWER([.AE109];-1/[.H109])-1" office:value-type="percentage" office:value="0.0197148558948164" calcext:value-type="percentage">
            <text:p>1.97148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1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3-12-02" calcext:value-type="date">
            <text:p>02/12/2043</text:p>
          </table:table-cell>
          <table:table-cell table:style-name="ce48" table:formula="of:=[.G108]+([.G112]-[.G108])/([.F112]-[.F108])*([.F110]-[.F108])" office:value-type="percentage" office:value="0.0195585" calcext:value-type="percentage">
            <text:p>1.955850%</text:p>
          </table:table-cell>
          <table:table-cell table:style-name="ce41" table:formula="of:=CALC_YR_FRAC([.D110];[.F110];[.$H$12])" office:value-type="float" office:value="21.5205479452055" calcext:value-type="float">
            <text:p>21.520548</text:p>
          </table:table-cell>
          <table:table-cell/>
          <table:table-cell table:style-name="ce44"/>
          <table:table-cell table:number-columns-repeated="2"/>
          <table:table-cell table:style-name="ce67" table:formula="of:=[.N106]" office:value-type="date" office:date-value="2042-12-02" calcext:value-type="date">
            <text:p>02/12/2042</text:p>
          </table:table-cell>
          <table:table-cell table:style-name="ce67" table:formula="of:=[.F110]" office:value-type="date" office:date-value="2043-12-02" calcext:value-type="date">
            <text:p>02/12/2043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0];[.N110];[.O110])" office:value-type="float" office:value="1" calcext:value-type="float">
            <text:p>1.000000</text:p>
          </table:table-cell>
          <table:table-cell table:style-name="ce67" table:formula="of:=[.R109]" office:value-type="date" office:date-value="2043-09-02" calcext:value-type="date">
            <text:p>02/09/2043</text:p>
          </table:table-cell>
          <table:table-cell table:style-name="ce67" table:formula="of:=[.F110]" office:value-type="date" office:date-value="2043-12-02" calcext:value-type="date">
            <text:p>02/12/2043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0];[.R110];[.S11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10])" office:value-type="percentage" office:value="0.018180620513587" calcext:value-type="percentage">
            <text:p>1.818062%</text:p>
          </table:table-cell>
          <table:table-cell table:style-name="ce61" table:formula="of:=1/(1+[.U110])^[.H110]" office:value-type="percentage" office:value="0.678586855165976" calcext:value-type="percentage">
            <text:p>67.858686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10]*SUMPRODUCT([.$P$13:.P110];[.$V$13:.V110];[.$X$13:.X110])" office:value-type="float" office:value="-349781.107309571" calcext:value-type="float">
            <text:p>-349,781.11</text:p>
          </table:table-cell>
          <table:table-cell table:style-name="ce82" table:formula="of:=[.$B$9]*SUMPRODUCT([.$AG$13:.AG110];[.$T$13:.T110];[.$V$13:.V110];[.$AA$13:.AA110])" office:value-type="float" office:value="349781.107309946" calcext:value-type="float">
            <text:p>349,781.11</text:p>
          </table:table-cell>
          <table:table-cell table:style-name="ce82" table:formula="of:=ABS([.AB110]+[.AC110])" office:value-type="float" office:value="0.000000375090166926384" calcext:value-type="float">
            <text:p>0.00</text:p>
          </table:table-cell>
          <table:table-cell table:style-name="ce61" table:formula="of:=EXP([.AF110])" office:value-type="percentage" office:value="0.657739816763639" calcext:value-type="percentage">
            <text:p>65.773982%</text:p>
          </table:table-cell>
          <table:table-cell table:style-name="ce61" office:value-type="percentage" office:value="-0.418945841106874" calcext:value-type="percentage">
            <text:p>-41.894584%</text:p>
          </table:table-cell>
          <table:table-cell table:style-name="ce61" table:formula="of:=([.AE109]/[.AE110]-1)/[.T110]" office:value-type="percentage" office:value="0.0145327036687187" calcext:value-type="percentage">
            <text:p>1.453270%</text:p>
          </table:table-cell>
          <table:table-cell table:style-name="ce61" table:formula="of:=POWER([.AE110];-1/[.H110])-1" office:value-type="percentage" office:value="0.019657970341431" calcext:value-type="percentage">
            <text:p>1.96579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1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4-03-02" calcext:value-type="date">
            <text:p>02/03/2044</text:p>
          </table:table-cell>
          <table:table-cell table:style-name="ce48" table:formula="of:=[.G108]+([.G112]-[.G108])/([.F112]-[.F108])*([.F111]-[.F108])" office:value-type="percentage" office:value="0.0195085245901639" calcext:value-type="percentage">
            <text:p>1.950852%</text:p>
          </table:table-cell>
          <table:table-cell table:style-name="ce41" table:formula="of:=CALC_YR_FRAC([.D111];[.F111];[.$H$12])" office:value-type="float" office:value="21.7698630136986" calcext:value-type="float">
            <text:p>21.769863</text:p>
          </table:table-cell>
          <table:table-cell/>
          <table:table-cell table:style-name="ce44"/>
          <table:table-cell table:number-columns-repeated="2"/>
          <table:table-cell table:style-name="ce67" table:formula="of:=[.N107]" office:value-type="date" office:date-value="2043-03-02" calcext:value-type="date">
            <text:p>02/03/2043</text:p>
          </table:table-cell>
          <table:table-cell table:style-name="ce67" table:formula="of:=[.F111]" office:value-type="date" office:date-value="2044-03-02" calcext:value-type="date">
            <text:p>02/03/204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1];[.N111];[.O111])" office:value-type="float" office:value="1" calcext:value-type="float">
            <text:p>1.000000</text:p>
          </table:table-cell>
          <table:table-cell table:style-name="ce67" table:formula="of:=[.R110]" office:value-type="date" office:date-value="2043-12-02" calcext:value-type="date">
            <text:p>02/12/2043</text:p>
          </table:table-cell>
          <table:table-cell table:style-name="ce67" table:formula="of:=[.F111]" office:value-type="date" office:date-value="2044-03-02" calcext:value-type="date">
            <text:p>02/03/204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1];[.R111];[.S111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11])" office:value-type="percentage" office:value="0.0181429764347826" calcext:value-type="percentage">
            <text:p>1.814298%</text:p>
          </table:table-cell>
          <table:table-cell table:style-name="ce61" table:formula="of:=1/(1+[.U111])^[.H111]" office:value-type="percentage" office:value="0.676089442172235" calcext:value-type="percentage">
            <text:p>67.608944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11]*SUMPRODUCT([.$P$13:.P111];[.$V$13:.V111];[.$Y$13:.Y111])" office:value-type="float" office:value="-352183.700919368" calcext:value-type="float">
            <text:p>-352,183.70</text:p>
          </table:table-cell>
          <table:table-cell table:style-name="ce82" table:formula="of:=[.$B$9]*SUMPRODUCT([.$AG$13:.AG111];[.$T$13:.T111];[.$V$13:.V111];[.$AA$13:.AA111])" office:value-type="float" office:value="352183.70091986" calcext:value-type="float">
            <text:p>352,183.70</text:p>
          </table:table-cell>
          <table:table-cell table:style-name="ce82" table:formula="of:=ABS([.AB111]+[.AC111])" office:value-type="float" office:value="0.000000491912942379713" calcext:value-type="float">
            <text:p>0.00</text:p>
          </table:table-cell>
          <table:table-cell table:style-name="ce61" table:formula="of:=EXP([.AF111])" office:value-type="percentage" office:value="0.655410708391835" calcext:value-type="percentage">
            <text:p>65.541071%</text:p>
          </table:table-cell>
          <table:table-cell table:style-name="ce61" office:value-type="percentage" office:value="-0.422493204138913" calcext:value-type="percentage">
            <text:p>-42.249320%</text:p>
          </table:table-cell>
          <table:table-cell table:style-name="ce61" table:formula="of:=([.AE110]/[.AE111]-1)/[.T111]" office:value-type="percentage" office:value="0.014058444543656" calcext:value-type="percentage">
            <text:p>1.405844%</text:p>
          </table:table-cell>
          <table:table-cell table:style-name="ce61" table:formula="of:=POWER([.AE111];-1/[.H111])-1" office:value-type="percentage" office:value="0.0195967962850723" calcext:value-type="percentage">
            <text:p>1.95968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2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4-06-02" calcext:value-type="date">
            <text:p>02/06/2044</text:p>
          </table:table-cell>
          <table:table-cell table:style-name="ce61" office:value-type="percentage" office:value="0.019458" calcext:value-type="percentage">
            <text:p>1.945800%</text:p>
          </table:table-cell>
          <table:table-cell table:style-name="ce41" table:formula="of:=CALC_YR_FRAC([.D112];[.F112];[.$H$12])" office:value-type="float" office:value="22.0219178082192" calcext:value-type="float">
            <text:p>22.021918</text:p>
          </table:table-cell>
          <table:table-cell/>
          <table:table-cell table:style-name="ce44"/>
          <table:table-cell table:number-columns-repeated="2"/>
          <table:table-cell table:style-name="ce67" table:formula="of:=[.N108]" office:value-type="date" office:date-value="2043-06-02" calcext:value-type="date">
            <text:p>02/06/2043</text:p>
          </table:table-cell>
          <table:table-cell table:style-name="ce67" table:formula="of:=[.F112]" office:value-type="date" office:date-value="2044-06-02" calcext:value-type="date">
            <text:p>02/06/204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2];[.N112];[.O112])" office:value-type="float" office:value="1" calcext:value-type="float">
            <text:p>1.000000</text:p>
          </table:table-cell>
          <table:table-cell table:style-name="ce67" table:formula="of:=[.R111]" office:value-type="date" office:date-value="2044-03-02" calcext:value-type="date">
            <text:p>02/03/2044</text:p>
          </table:table-cell>
          <table:table-cell table:style-name="ce67" table:formula="of:=[.F112]" office:value-type="date" office:date-value="2044-06-02" calcext:value-type="date">
            <text:p>02/06/204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2];[.R112];[.S112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12])" office:value-type="percentage" office:value="0.0181049186847826" calcext:value-type="percentage">
            <text:p>1.810492%</text:p>
          </table:table-cell>
          <table:table-cell table:style-name="ce61" table:formula="of:=1/(1+[.U112])^[.H112]" office:value-type="percentage" office:value="0.673586572219655" calcext:value-type="percentage">
            <text:p>67.358657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12]*SUMPRODUCT([.$P$13:.P112];[.$V$13:.V112];[.$Z$13:.Z112])" office:value-type="float" office:value="-354310.239026045" calcext:value-type="float">
            <text:p>-354,310.24</text:p>
          </table:table-cell>
          <table:table-cell table:style-name="ce82" table:formula="of:=[.$B$9]*SUMPRODUCT([.$AG$13:.AG112];[.$T$13:.T112];[.$V$13:.V112];[.$AA$13:.AA112])" office:value-type="float" office:value="354310.23902667" calcext:value-type="float">
            <text:p>354,310.24</text:p>
          </table:table-cell>
          <table:table-cell table:style-name="ce82" table:formula="of:=ABS([.AB112]+[.AC112])" office:value-type="float" office:value="0.000000624509993940592" calcext:value-type="float">
            <text:p>0.00</text:p>
          </table:table-cell>
          <table:table-cell table:style-name="ce61" table:formula="of:=EXP([.AF112])" office:value-type="percentage" office:value="0.653348064015536" calcext:value-type="percentage">
            <text:p>65.334806%</text:p>
          </table:table-cell>
          <table:table-cell table:style-name="ce61" office:value-type="percentage" office:value="-0.425645268717308" calcext:value-type="percentage">
            <text:p>-42.564527%</text:p>
          </table:table-cell>
          <table:table-cell table:style-name="ce61" table:formula="of:=([.AE111]/[.AE112]-1)/[.T112]" office:value-type="percentage" office:value="0.0123536252254929" calcext:value-type="percentage">
            <text:p>1.235363%</text:p>
          </table:table-cell>
          <table:table-cell table:style-name="ce61" table:formula="of:=POWER([.AE112];-1/[.H112])-1" office:value-type="percentage" office:value="0.0195162561958107" calcext:value-type="percentage">
            <text:p>1.951626%</text:p>
          </table:table-cell>
          <table:table-cell table:style-name="ce61" office:value-type="percentage" office:value="0.653322198" calcext:value-type="percentage">
            <text:p>65.332220%</text:p>
          </table:table-cell>
          <table:table-cell table:style-name="ce61" office:value-type="percentage" office:value="0.019518089" calcext:value-type="percentage">
            <text:p>1.951809%</text:p>
          </table:table-cell>
          <table:table-cell table:style-name="ce113" table:formula="of:=([.AJ112]-[.AH112])*10000" office:value-type="float" office:value="0.0183280418934381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2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4-09-02" calcext:value-type="date">
            <text:p>02/09/2044</text:p>
          </table:table-cell>
          <table:table-cell table:style-name="ce48" table:formula="of:=[.G112]+([.G116]-[.G112])/([.F116]-[.F112])*([.F113]-[.F112])" office:value-type="percentage" office:value="0.0194073369863014" calcext:value-type="percentage">
            <text:p>1.940734%</text:p>
          </table:table-cell>
          <table:table-cell table:style-name="ce41" table:formula="of:=CALC_YR_FRAC([.D113];[.F113];[.$H$12])" office:value-type="float" office:value="22.2739726027397" calcext:value-type="float">
            <text:p>22.273973</text:p>
          </table:table-cell>
          <table:table-cell/>
          <table:table-cell table:style-name="ce44"/>
          <table:table-cell table:number-columns-repeated="2"/>
          <table:table-cell table:style-name="ce67" table:formula="of:=[.N109]" office:value-type="date" office:date-value="2043-09-02" calcext:value-type="date">
            <text:p>02/09/2043</text:p>
          </table:table-cell>
          <table:table-cell table:style-name="ce67" table:formula="of:=[.F113]" office:value-type="date" office:date-value="2044-09-02" calcext:value-type="date">
            <text:p>02/09/204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3];[.N113];[.O113])" office:value-type="float" office:value="1" calcext:value-type="float">
            <text:p>1.000000</text:p>
          </table:table-cell>
          <table:table-cell table:style-name="ce67" table:formula="of:=[.R112]" office:value-type="date" office:date-value="2044-06-02" calcext:value-type="date">
            <text:p>02/06/2044</text:p>
          </table:table-cell>
          <table:table-cell table:style-name="ce67" table:formula="of:=[.F113]" office:value-type="date" office:date-value="2044-09-02" calcext:value-type="date">
            <text:p>02/09/204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3];[.R113];[.S113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13])" office:value-type="percentage" office:value="0.0180670774356164" calcext:value-type="percentage">
            <text:p>1.806708%</text:p>
          </table:table-cell>
          <table:table-cell table:style-name="ce61" table:formula="of:=1/(1+[.U113])^[.H113]" office:value-type="percentage" office:value="0.671102455904854" calcext:value-type="percentage">
            <text:p>67.110246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13]*SUMPRODUCT([.$P$13:.P113];[.$V$13:.V113];[.$W$13:.W113])" office:value-type="float" office:value="-356750.21070092" calcext:value-type="float">
            <text:p>-356,750.21</text:p>
          </table:table-cell>
          <table:table-cell table:style-name="ce82" table:formula="of:=[.$B$9]*SUMPRODUCT([.$AG$13:.AG113];[.$T$13:.T113];[.$V$13:.V113];[.$AA$13:.AA113])" office:value-type="float" office:value="356750.210701742" calcext:value-type="float">
            <text:p>356,750.21</text:p>
          </table:table-cell>
          <table:table-cell table:style-name="ce82" table:formula="of:=ABS([.AB113]+[.AC113])" office:value-type="float" office:value="0.000000821950379759073" calcext:value-type="float">
            <text:p>0.00</text:p>
          </table:table-cell>
          <table:table-cell table:style-name="ce61" table:formula="of:=EXP([.AF113])" office:value-type="percentage" office:value="0.650981248348275" calcext:value-type="percentage">
            <text:p>65.098125%</text:p>
          </table:table-cell>
          <table:table-cell table:style-name="ce61" office:value-type="percentage" office:value="-0.429274441568952" calcext:value-type="percentage">
            <text:p>-42.927444%</text:p>
          </table:table-cell>
          <table:table-cell table:style-name="ce61" table:formula="of:=([.AE112]/[.AE113]-1)/[.T113]" office:value-type="percentage" office:value="0.0142269115040114" calcext:value-type="percentage">
            <text:p>1.422691%</text:p>
          </table:table-cell>
          <table:table-cell table:style-name="ce61" table:formula="of:=POWER([.AE113];-1/[.H113])-1" office:value-type="percentage" office:value="0.0194593816317799" calcext:value-type="percentage">
            <text:p>1.94593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2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4-12-02" calcext:value-type="date">
            <text:p>02/12/2044</text:p>
          </table:table-cell>
          <table:table-cell table:style-name="ce48" table:formula="of:=[.G112]+([.G116]-[.G112])/([.F116]-[.F112])*([.F114]-[.F112])" office:value-type="percentage" office:value="0.0193572246575342" calcext:value-type="percentage">
            <text:p>1.935722%</text:p>
          </table:table-cell>
          <table:table-cell table:style-name="ce41" table:formula="of:=CALC_YR_FRAC([.D114];[.F114];[.$H$12])" office:value-type="float" office:value="22.5232876712329" calcext:value-type="float">
            <text:p>22.523288</text:p>
          </table:table-cell>
          <table:table-cell/>
          <table:table-cell table:style-name="ce44"/>
          <table:table-cell table:number-columns-repeated="2"/>
          <table:table-cell table:style-name="ce67" table:formula="of:=[.N110]" office:value-type="date" office:date-value="2043-12-02" calcext:value-type="date">
            <text:p>02/12/2043</text:p>
          </table:table-cell>
          <table:table-cell table:style-name="ce67" table:formula="of:=[.F114]" office:value-type="date" office:date-value="2044-12-02" calcext:value-type="date">
            <text:p>02/12/2044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4];[.N114];[.O114])" office:value-type="float" office:value="1" calcext:value-type="float">
            <text:p>1.000000</text:p>
          </table:table-cell>
          <table:table-cell table:style-name="ce67" table:formula="of:=[.R113]" office:value-type="date" office:date-value="2044-09-02" calcext:value-type="date">
            <text:p>02/09/2044</text:p>
          </table:table-cell>
          <table:table-cell table:style-name="ce67" table:formula="of:=[.F114]" office:value-type="date" office:date-value="2044-12-02" calcext:value-type="date">
            <text:p>02/12/2044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4];[.R114];[.S11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14])" office:value-type="percentage" office:value="0.0180296572383562" calcext:value-type="percentage">
            <text:p>1.802966%</text:p>
          </table:table-cell>
          <table:table-cell table:style-name="ce61" table:formula="of:=1/(1+[.U114])^[.H114]" office:value-type="percentage" office:value="0.668666555102618" calcext:value-type="percentage">
            <text:p>66.866656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14]*SUMPRODUCT([.$P$13:.P114];[.$V$13:.V114];[.$X$13:.X114])" office:value-type="float" office:value="-359125.059783777" calcext:value-type="float">
            <text:p>-359,125.06</text:p>
          </table:table-cell>
          <table:table-cell table:style-name="ce82" table:formula="of:=[.$B$9]*SUMPRODUCT([.$AG$13:.AG114];[.$T$13:.T114];[.$V$13:.V114];[.$AA$13:.AA114])" office:value-type="float" office:value="359125.059783777" calcext:value-type="float">
            <text:p>359,125.06</text:p>
          </table:table-cell>
          <table:table-cell table:style-name="ce82" table:formula="of:=ABS([.AB114]+[.AC114])" office:value-type="float" office:value="0" calcext:value-type="float">
            <text:p>0.00</text:p>
          </table:table-cell>
          <table:table-cell table:style-name="ce61" table:formula="of:=EXP([.AF114])" office:value-type="percentage" office:value="0.648677393160769" calcext:value-type="percentage">
            <text:p>64.867739%</text:p>
          </table:table-cell>
          <table:table-cell table:style-name="ce61" office:value-type="percentage" office:value="-0.43281976882195" calcext:value-type="percentage">
            <text:p>-43.281977%</text:p>
          </table:table-cell>
          <table:table-cell table:style-name="ce61" table:formula="of:=([.AE113]/[.AE114]-1)/[.T114]" office:value-type="percentage" office:value="0.0140503623006221" calcext:value-type="percentage">
            <text:p>1.405036%</text:p>
          </table:table-cell>
          <table:table-cell table:style-name="ce61" table:formula="of:=POWER([.AE114];-1/[.H114])-1" office:value-type="percentage" office:value="0.0194023711025333" calcext:value-type="percentage">
            <text:p>1.94023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2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5-03-02" calcext:value-type="date">
            <text:p>02/03/2045</text:p>
          </table:table-cell>
          <table:table-cell table:style-name="ce48" table:formula="of:=[.G112]+([.G116]-[.G112])/([.F116]-[.F112])*([.F115]-[.F112])" office:value-type="percentage" office:value="0.0193076630136986" calcext:value-type="percentage">
            <text:p>1.930766%</text:p>
          </table:table-cell>
          <table:table-cell table:style-name="ce41" table:formula="of:=CALC_YR_FRAC([.D115];[.F115];[.$H$12])" office:value-type="float" office:value="22.7698630136986" calcext:value-type="float">
            <text:p>22.769863</text:p>
          </table:table-cell>
          <table:table-cell/>
          <table:table-cell table:style-name="ce44"/>
          <table:table-cell table:number-columns-repeated="2"/>
          <table:table-cell table:style-name="ce67" table:formula="of:=[.N111]" office:value-type="date" office:date-value="2044-03-02" calcext:value-type="date">
            <text:p>02/03/2044</text:p>
          </table:table-cell>
          <table:table-cell table:style-name="ce67" table:formula="of:=[.F115]" office:value-type="date" office:date-value="2045-03-02" calcext:value-type="date">
            <text:p>02/03/204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5];[.N115];[.O115])" office:value-type="float" office:value="1" calcext:value-type="float">
            <text:p>1.000000</text:p>
          </table:table-cell>
          <table:table-cell table:style-name="ce67" table:formula="of:=[.R114]" office:value-type="date" office:date-value="2044-12-02" calcext:value-type="date">
            <text:p>02/12/2044</text:p>
          </table:table-cell>
          <table:table-cell table:style-name="ce67" table:formula="of:=[.F115]" office:value-type="date" office:date-value="2045-03-02" calcext:value-type="date">
            <text:p>02/03/204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5];[.R115];[.S115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115])" office:value-type="percentage" office:value="0.0179926482520548" calcext:value-type="percentage">
            <text:p>1.799265%</text:p>
          </table:table-cell>
          <table:table-cell table:style-name="ce61" table:formula="of:=1/(1+[.U115])^[.H115]" office:value-type="percentage" office:value="0.666278150017307" calcext:value-type="percentage">
            <text:p>66.627815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15]*SUMPRODUCT([.$P$13:.P115];[.$V$13:.V115];[.$Y$13:.Y115])" office:value-type="float" office:value="-361421.858902053" calcext:value-type="float">
            <text:p>-361,421.86</text:p>
          </table:table-cell>
          <table:table-cell table:style-name="ce82" table:formula="of:=[.$B$9]*SUMPRODUCT([.$AG$13:.AG115];[.$T$13:.T115];[.$V$13:.V115];[.$AA$13:.AA115])" office:value-type="float" office:value="361421.858902053" calcext:value-type="float">
            <text:p>361,421.86</text:p>
          </table:table-cell>
          <table:table-cell table:style-name="ce82" table:formula="of:=ABS([.AB115]+[.AC115])" office:value-type="float" office:value="0" calcext:value-type="float">
            <text:p>0.00</text:p>
          </table:table-cell>
          <table:table-cell table:style-name="ce61" table:formula="of:=EXP([.AF115])" office:value-type="percentage" office:value="0.646448949413985" calcext:value-type="percentage">
            <text:p>64.644895%</text:p>
          </table:table-cell>
          <table:table-cell table:style-name="ce61" office:value-type="percentage" office:value="-0.436261048444957" calcext:value-type="percentage">
            <text:p>-43.626105%</text:p>
          </table:table-cell>
          <table:table-cell table:style-name="ce61" table:formula="of:=([.AE114]/[.AE115]-1)/[.T115]" office:value-type="percentage" office:value="0.0137888304949927" calcext:value-type="percentage">
            <text:p>1.378883%</text:p>
          </table:table-cell>
          <table:table-cell table:style-name="ce61" table:formula="of:=POWER([.AE115];-1/[.H115])-1" office:value-type="percentage" office:value="0.0193443042342514" calcext:value-type="percentage">
            <text:p>1.934430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3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5-06-02" calcext:value-type="date">
            <text:p>02/06/2045</text:p>
          </table:table-cell>
          <table:table-cell table:style-name="ce61" office:value-type="percentage" office:value="0.019257" calcext:value-type="percentage">
            <text:p>1.925700%</text:p>
          </table:table-cell>
          <table:table-cell table:style-name="ce41" table:formula="of:=CALC_YR_FRAC([.D116];[.F116];[.$H$12])" office:value-type="float" office:value="23.0219178082192" calcext:value-type="float">
            <text:p>23.021918</text:p>
          </table:table-cell>
          <table:table-cell/>
          <table:table-cell table:style-name="ce44"/>
          <table:table-cell table:number-columns-repeated="2"/>
          <table:table-cell table:style-name="ce67" table:formula="of:=[.N112]" office:value-type="date" office:date-value="2044-06-02" calcext:value-type="date">
            <text:p>02/06/2044</text:p>
          </table:table-cell>
          <table:table-cell table:style-name="ce67" table:formula="of:=[.F116]" office:value-type="date" office:date-value="2045-06-02" calcext:value-type="date">
            <text:p>02/06/204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6];[.N116];[.O116])" office:value-type="float" office:value="1" calcext:value-type="float">
            <text:p>1.000000</text:p>
          </table:table-cell>
          <table:table-cell table:style-name="ce67" table:formula="of:=[.R115]" office:value-type="date" office:date-value="2045-03-02" calcext:value-type="date">
            <text:p>02/03/2045</text:p>
          </table:table-cell>
          <table:table-cell table:style-name="ce67" table:formula="of:=[.F116]" office:value-type="date" office:date-value="2045-06-02" calcext:value-type="date">
            <text:p>02/06/204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6];[.R116];[.S116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16])" office:value-type="percentage" office:value="0.0179548168438356" calcext:value-type="percentage">
            <text:p>1.795482%</text:p>
          </table:table-cell>
          <table:table-cell table:style-name="ce61" table:formula="of:=1/(1+[.U116])^[.H116]" office:value-type="percentage" office:value="0.663857808769406" calcext:value-type="percentage">
            <text:p>66.385781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16]*SUMPRODUCT([.$P$13:.P116];[.$V$13:.V116];[.$Z$13:.Z116])" office:value-type="float" office:value="-363434.14483861" calcext:value-type="float">
            <text:p>-363,434.14</text:p>
          </table:table-cell>
          <table:table-cell table:style-name="ce82" table:formula="of:=[.$B$9]*SUMPRODUCT([.$AG$13:.AG116];[.$T$13:.T116];[.$V$13:.V116];[.$AA$13:.AA116])" office:value-type="float" office:value="363434.14483861" calcext:value-type="float">
            <text:p>363,434.14</text:p>
          </table:table-cell>
          <table:table-cell table:style-name="ce82" table:formula="of:=ABS([.AB116]+[.AC116])" office:value-type="float" office:value="0" calcext:value-type="float">
            <text:p>0.00</text:p>
          </table:table-cell>
          <table:table-cell table:style-name="ce61" table:formula="of:=EXP([.AF116])" office:value-type="percentage" office:value="0.644495354951717" calcext:value-type="percentage">
            <text:p>64.449535%</text:p>
          </table:table-cell>
          <table:table-cell table:style-name="ce61" office:value-type="percentage" office:value="-0.439287663841099" calcext:value-type="percentage">
            <text:p>-43.928766%</text:p>
          </table:table-cell>
          <table:table-cell table:style-name="ce61" table:formula="of:=([.AE115]/[.AE116]-1)/[.T116]" office:value-type="percentage" office:value="0.0118612182555127" calcext:value-type="percentage">
            <text:p>1.186122%</text:p>
          </table:table-cell>
          <table:table-cell table:style-name="ce61" table:formula="of:=POWER([.AE116];-1/[.H116])-1" office:value-type="percentage" office:value="0.0192644912458166" calcext:value-type="percentage">
            <text:p>1.926449%</text:p>
          </table:table-cell>
          <table:table-cell table:style-name="ce61" office:value-type="percentage" office:value="0.644467902" calcext:value-type="percentage">
            <text:p>64.446790%</text:p>
          </table:table-cell>
          <table:table-cell table:style-name="ce61" office:value-type="percentage" office:value="0.019266377" calcext:value-type="percentage">
            <text:p>1.926638%</text:p>
          </table:table-cell>
          <table:table-cell table:style-name="ce113" table:formula="of:=([.AJ116]-[.AH116])*10000" office:value-type="float" office:value="0.0188575418336168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3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5-09-04" calcext:value-type="date">
            <text:p>04/09/2045</text:p>
          </table:table-cell>
          <table:table-cell table:style-name="ce48" table:formula="of:=[.G116]+([.G120]-[.G116])/([.F120]-[.F116])*([.F117]-[.F116])" office:value-type="percentage" office:value="0.0192055177111717" calcext:value-type="percentage">
            <text:p>1.920552%</text:p>
          </table:table-cell>
          <table:table-cell table:style-name="ce41" table:formula="of:=CALC_YR_FRAC([.D117];[.F117];[.$H$12])" office:value-type="float" office:value="23.2794520547945" calcext:value-type="float">
            <text:p>23.279452</text:p>
          </table:table-cell>
          <table:table-cell/>
          <table:table-cell table:style-name="ce44"/>
          <table:table-cell table:number-columns-repeated="2"/>
          <table:table-cell table:style-name="ce67" table:formula="of:=[.N113]" office:value-type="date" office:date-value="2044-09-02" calcext:value-type="date">
            <text:p>02/09/2044</text:p>
          </table:table-cell>
          <table:table-cell table:style-name="ce67" table:formula="of:=[.F117]" office:value-type="date" office:date-value="2045-09-04" calcext:value-type="date">
            <text:p>04/09/204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7];[.N117];[.O117])" office:value-type="float" office:value="1.00555555555556" calcext:value-type="float">
            <text:p>1.005556</text:p>
          </table:table-cell>
          <table:table-cell table:style-name="ce67" table:formula="of:=[.R116]" office:value-type="date" office:date-value="2045-06-02" calcext:value-type="date">
            <text:p>02/06/2045</text:p>
          </table:table-cell>
          <table:table-cell table:style-name="ce67" table:formula="of:=[.F117]" office:value-type="date" office:date-value="2045-09-04" calcext:value-type="date">
            <text:p>04/09/204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7];[.R117];[.S117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117])" office:value-type="percentage" office:value="0.017916596739726" calcext:value-type="percentage">
            <text:p>1.791660%</text:p>
          </table:table-cell>
          <table:table-cell table:style-name="ce61" table:formula="of:=1/(1+[.U117])^[.H117]" office:value-type="percentage" office:value="0.661400191479741" calcext:value-type="percentage">
            <text:p>66.140019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17]*SUMPRODUCT([.$P$13:.P117];[.$V$13:.V117];[.$W$13:.W117])" office:value-type="float" office:value="-365813.42427032" calcext:value-type="float">
            <text:p>-365,813.42</text:p>
          </table:table-cell>
          <table:table-cell table:style-name="ce82" table:formula="of:=[.$B$9]*SUMPRODUCT([.$AG$13:.AG117];[.$T$13:.T117];[.$V$13:.V117];[.$AA$13:.AA117])" office:value-type="float" office:value="365813.42427032" calcext:value-type="float">
            <text:p>365,813.42</text:p>
          </table:table-cell>
          <table:table-cell table:style-name="ce82" table:formula="of:=ABS([.AB117]+[.AC117])" office:value-type="float" office:value="0" calcext:value-type="float">
            <text:p>0.00</text:p>
          </table:table-cell>
          <table:table-cell table:style-name="ce61" table:formula="of:=EXP([.AF117])" office:value-type="percentage" office:value="0.642185198327313" calcext:value-type="percentage">
            <text:p>64.218520%</text:p>
          </table:table-cell>
          <table:table-cell table:style-name="ce61" office:value-type="percentage" office:value="-0.442878545977092" calcext:value-type="percentage">
            <text:p>-44.287855%</text:p>
          </table:table-cell>
          <table:table-cell table:style-name="ce61" table:formula="of:=([.AE116]/[.AE117]-1)/[.T117]" office:value-type="percentage" office:value="0.0137770356149973" calcext:value-type="percentage">
            <text:p>1.377704%</text:p>
          </table:table-cell>
          <table:table-cell table:style-name="ce61" table:formula="of:=POWER([.AE117];-1/[.H117])-1" office:value-type="percentage" office:value="0.0192065580333523" calcext:value-type="percentage">
            <text:p>1.92065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3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5-12-04" calcext:value-type="date">
            <text:p>04/12/2045</text:p>
          </table:table-cell>
          <table:table-cell table:style-name="ce48" table:formula="of:=[.G116]+([.G120]-[.G116])/([.F120]-[.F116])*([.F118]-[.F116])" office:value-type="percentage" office:value="0.0191556784741144" calcext:value-type="percentage">
            <text:p>1.915568%</text:p>
          </table:table-cell>
          <table:table-cell table:style-name="ce41" table:formula="of:=CALC_YR_FRAC([.D118];[.F118];[.$H$12])" office:value-type="float" office:value="23.5287671232877" calcext:value-type="float">
            <text:p>23.528767</text:p>
          </table:table-cell>
          <table:table-cell/>
          <table:table-cell table:style-name="ce44"/>
          <table:table-cell table:number-columns-repeated="2"/>
          <table:table-cell table:style-name="ce67" table:formula="of:=[.N114]" office:value-type="date" office:date-value="2044-12-02" calcext:value-type="date">
            <text:p>02/12/2044</text:p>
          </table:table-cell>
          <table:table-cell table:style-name="ce67" table:formula="of:=[.F118]" office:value-type="date" office:date-value="2045-12-04" calcext:value-type="date">
            <text:p>04/12/2045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8];[.N118];[.O118])" office:value-type="float" office:value="1.00555555555556" calcext:value-type="float">
            <text:p>1.005556</text:p>
          </table:table-cell>
          <table:table-cell table:style-name="ce67" table:formula="of:=[.R117]" office:value-type="date" office:date-value="2045-09-04" calcext:value-type="date">
            <text:p>04/09/2045</text:p>
          </table:table-cell>
          <table:table-cell table:style-name="ce67" table:formula="of:=[.F118]" office:value-type="date" office:date-value="2045-12-04" calcext:value-type="date">
            <text:p>04/12/2045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8];[.R118];[.S118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18])" office:value-type="percentage" office:value="0.0178796150876712" calcext:value-type="percentage">
            <text:p>1.787962%</text:p>
          </table:table-cell>
          <table:table-cell table:style-name="ce61" table:formula="of:=1/(1+[.U118])^[.H118]" office:value-type="percentage" office:value="0.659041554417373" calcext:value-type="percentage">
            <text:p>65.904155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18]*SUMPRODUCT([.$P$13:.P118];[.$V$13:.V118];[.$X$13:.X118])" office:value-type="float" office:value="-368080.396268161" calcext:value-type="float">
            <text:p>-368,080.40</text:p>
          </table:table-cell>
          <table:table-cell table:style-name="ce82" table:formula="of:=[.$B$9]*SUMPRODUCT([.$AG$13:.AG118];[.$T$13:.T118];[.$V$13:.V118];[.$AA$13:.AA118])" office:value-type="float" office:value="368080.396268161" calcext:value-type="float">
            <text:p>368,080.40</text:p>
          </table:table-cell>
          <table:table-cell table:style-name="ce82" table:formula="of:=ABS([.AB118]+[.AC118])" office:value-type="float" office:value="0" calcext:value-type="float">
            <text:p>0.00</text:p>
          </table:table-cell>
          <table:table-cell table:style-name="ce61" table:formula="of:=EXP([.AF118])" office:value-type="percentage" office:value="0.639983781282341" calcext:value-type="percentage">
            <text:p>63.998378%</text:p>
          </table:table-cell>
          <table:table-cell table:style-name="ce61" office:value-type="percentage" office:value="-0.446312444695869" calcext:value-type="percentage">
            <text:p>-44.631244%</text:p>
          </table:table-cell>
          <table:table-cell table:style-name="ce61" table:formula="of:=([.AE117]/[.AE118]-1)/[.T118]" office:value-type="percentage" office:value="0.013608005156076" calcext:value-type="percentage">
            <text:p>1.360801%</text:p>
          </table:table-cell>
          <table:table-cell table:style-name="ce61" table:formula="of:=POWER([.AE118];-1/[.H118])-1" office:value-type="percentage" office:value="0.0191498492117588" calcext:value-type="percentage">
            <text:p>1.91498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3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6-03-02" calcext:value-type="date">
            <text:p>02/03/2046</text:p>
          </table:table-cell>
          <table:table-cell table:style-name="ce48" table:formula="of:=[.G116]+([.G120]-[.G116])/([.F120]-[.F116])*([.F119]-[.F116])" office:value-type="percentage" office:value="0.0191074822888283" calcext:value-type="percentage">
            <text:p>1.910748%</text:p>
          </table:table-cell>
          <table:table-cell table:style-name="ce41" table:formula="of:=CALC_YR_FRAC([.D119];[.F119];[.$H$12])" office:value-type="float" office:value="23.7698630136986" calcext:value-type="float">
            <text:p>23.769863</text:p>
          </table:table-cell>
          <table:table-cell/>
          <table:table-cell table:style-name="ce44"/>
          <table:table-cell table:number-columns-repeated="2"/>
          <table:table-cell table:style-name="ce67" table:formula="of:=[.N115]" office:value-type="date" office:date-value="2045-03-02" calcext:value-type="date">
            <text:p>02/03/2045</text:p>
          </table:table-cell>
          <table:table-cell table:style-name="ce67" table:formula="of:=[.F119]" office:value-type="date" office:date-value="2046-03-02" calcext:value-type="date">
            <text:p>02/03/204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19];[.N119];[.O119])" office:value-type="float" office:value="1" calcext:value-type="float">
            <text:p>1.000000</text:p>
          </table:table-cell>
          <table:table-cell table:style-name="ce67" table:formula="of:=[.R118]" office:value-type="date" office:date-value="2045-12-04" calcext:value-type="date">
            <text:p>04/12/2045</text:p>
          </table:table-cell>
          <table:table-cell table:style-name="ce67" table:formula="of:=[.F119]" office:value-type="date" office:date-value="2046-03-02" calcext:value-type="date">
            <text:p>02/03/204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19];[.R119];[.S119])" office:value-type="float" office:value="0.244444444444444" calcext:value-type="float">
            <text:p>0.244444</text:p>
          </table:table-cell>
          <table:table-cell table:style-name="ce61" table:formula="of:=LININTERP([$eur_ri_ester.$B$3:.$B$52];[$eur_ri_ester.$C$3:.$C$52];[.N119])" office:value-type="percentage" office:value="0.0178438526109589" calcext:value-type="percentage">
            <text:p>1.784385%</text:p>
          </table:table-cell>
          <table:table-cell table:style-name="ce61" table:formula="of:=1/(1+[.U119])^[.H119]" office:value-type="percentage" office:value="0.65678001053993" calcext:value-type="percentage">
            <text:p>65.678001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19]*SUMPRODUCT([.$P$13:.P119];[.$V$13:.V119];[.$Y$13:.Y119])" office:value-type="float" office:value="-370224.070551767" calcext:value-type="float">
            <text:p>-370,224.07</text:p>
          </table:table-cell>
          <table:table-cell table:style-name="ce82" table:formula="of:=[.$B$9]*SUMPRODUCT([.$AG$13:.AG119];[.$T$13:.T119];[.$V$13:.V119];[.$AA$13:.AA119])" office:value-type="float" office:value="370224.070551767" calcext:value-type="float">
            <text:p>370,224.07</text:p>
          </table:table-cell>
          <table:table-cell table:style-name="ce82" table:formula="of:=ABS([.AB119]+[.AC119])" office:value-type="float" office:value="0" calcext:value-type="float">
            <text:p>0.00</text:p>
          </table:table-cell>
          <table:table-cell table:style-name="ce61" table:formula="of:=EXP([.AF119])" office:value-type="percentage" office:value="0.637901724125408" calcext:value-type="percentage">
            <text:p>63.790172%</text:p>
          </table:table-cell>
          <table:table-cell table:style-name="ce61" office:value-type="percentage" office:value="-0.44957104492332" calcext:value-type="percentage">
            <text:p>-44.957104%</text:p>
          </table:table-cell>
          <table:table-cell table:style-name="ce61" table:formula="of:=([.AE118]/[.AE119]-1)/[.T119]" office:value-type="percentage" office:value="0.0133523805140489" calcext:value-type="percentage">
            <text:p>1.335238%</text:p>
          </table:table-cell>
          <table:table-cell table:style-name="ce61" table:formula="of:=POWER([.AE119];-1/[.H119])-1" office:value-type="percentage" office:value="0.0190934821053967" calcext:value-type="percentage">
            <text:p>1.90934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4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6-06-04" calcext:value-type="date">
            <text:p>04/06/2046</text:p>
          </table:table-cell>
          <table:table-cell table:style-name="ce61" office:value-type="percentage" office:value="0.019056" calcext:value-type="percentage">
            <text:p>1.905600%</text:p>
          </table:table-cell>
          <table:table-cell table:style-name="ce41" table:formula="of:=CALC_YR_FRAC([.D120];[.F120];[.$H$12])" office:value-type="float" office:value="24.027397260274" calcext:value-type="float">
            <text:p>24.027397</text:p>
          </table:table-cell>
          <table:table-cell/>
          <table:table-cell table:style-name="ce44"/>
          <table:table-cell table:number-columns-repeated="2"/>
          <table:table-cell table:style-name="ce67" table:formula="of:=[.N116]" office:value-type="date" office:date-value="2045-06-02" calcext:value-type="date">
            <text:p>02/06/2045</text:p>
          </table:table-cell>
          <table:table-cell table:style-name="ce67" table:formula="of:=[.F120]" office:value-type="date" office:date-value="2046-06-04" calcext:value-type="date">
            <text:p>04/06/204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0];[.N120];[.O120])" office:value-type="float" office:value="1.00555555555556" calcext:value-type="float">
            <text:p>1.005556</text:p>
          </table:table-cell>
          <table:table-cell table:style-name="ce67" table:formula="of:=[.R119]" office:value-type="date" office:date-value="2046-03-02" calcext:value-type="date">
            <text:p>02/03/2046</text:p>
          </table:table-cell>
          <table:table-cell table:style-name="ce67" table:formula="of:=[.F120]" office:value-type="date" office:date-value="2046-06-04" calcext:value-type="date">
            <text:p>04/06/204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0];[.R120];[.S120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120])" office:value-type="percentage" office:value="0.0178056517835616" calcext:value-type="percentage">
            <text:p>1.780565%</text:p>
          </table:table-cell>
          <table:table-cell table:style-name="ce61" table:formula="of:=1/(1+[.U120])^[.H120]" office:value-type="percentage" office:value="0.654385109566919" calcext:value-type="percentage">
            <text:p>65.438511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20]*SUMPRODUCT([.$P$13:.P120];[.$V$13:.V120];[.$Z$13:.Z120])" office:value-type="float" office:value="-372179.945626314" calcext:value-type="float">
            <text:p>-372,179.95</text:p>
          </table:table-cell>
          <table:table-cell table:style-name="ce82" table:formula="of:=[.$B$9]*SUMPRODUCT([.$AG$13:.AG120];[.$T$13:.T120];[.$V$13:.V120];[.$AA$13:.AA120])" office:value-type="float" office:value="372179.945626314" calcext:value-type="float">
            <text:p>372,179.95</text:p>
          </table:table-cell>
          <table:table-cell table:style-name="ce82" table:formula="of:=ABS([.AB120]+[.AC120])" office:value-type="float" office:value="0" calcext:value-type="float">
            <text:p>0.00</text:p>
          </table:table-cell>
          <table:table-cell table:style-name="ce61" table:formula="of:=EXP([.AF120])" office:value-type="percentage" office:value="0.636000797455547" calcext:value-type="percentage">
            <text:p>63.600080%</text:p>
          </table:table-cell>
          <table:table-cell table:style-name="ce61" office:value-type="percentage" office:value="-0.452555461781877" calcext:value-type="percentage">
            <text:p>-45.255546%</text:p>
          </table:table-cell>
          <table:table-cell table:style-name="ce61" table:formula="of:=([.AE119]/[.AE120]-1)/[.T120]" office:value-type="percentage" office:value="0.0114467540327116" calcext:value-type="percentage">
            <text:p>1.144675%</text:p>
          </table:table-cell>
          <table:table-cell table:style-name="ce61" table:formula="of:=POWER([.AE120];-1/[.H120])-1" office:value-type="percentage" office:value="0.0190134735302125" calcext:value-type="percentage">
            <text:p>1.901347%</text:p>
          </table:table-cell>
          <table:table-cell table:style-name="ce61" office:value-type="percentage" office:value="0.635971695" calcext:value-type="percentage">
            <text:p>63.597169%</text:p>
          </table:table-cell>
          <table:table-cell table:style-name="ce61" office:value-type="percentage" office:value="0.019015414" calcext:value-type="percentage">
            <text:p>1.901541%</text:p>
          </table:table-cell>
          <table:table-cell table:style-name="ce113" table:formula="of:=([.AJ120]-[.AH120])*10000" office:value-type="float" office:value="0.0194046978745782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4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6-09-03" calcext:value-type="date">
            <text:p>03/09/2046</text:p>
          </table:table-cell>
          <table:table-cell table:style-name="ce48" table:formula="of:=[.G120]+([.G124]-[.G120])/([.F124]-[.F120])*([.F121]-[.F120])" office:value-type="percentage" office:value="0.0190071342465753" calcext:value-type="percentage">
            <text:p>1.900713%</text:p>
          </table:table-cell>
          <table:table-cell table:style-name="ce41" table:formula="of:=CALC_YR_FRAC([.D121];[.F121];[.$H$12])" office:value-type="float" office:value="24.2767123287671" calcext:value-type="float">
            <text:p>24.276712</text:p>
          </table:table-cell>
          <table:table-cell/>
          <table:table-cell table:style-name="ce44"/>
          <table:table-cell table:number-columns-repeated="2"/>
          <table:table-cell table:style-name="ce67" table:formula="of:=[.N117]" office:value-type="date" office:date-value="2045-09-04" calcext:value-type="date">
            <text:p>04/09/2045</text:p>
          </table:table-cell>
          <table:table-cell table:style-name="ce67" table:formula="of:=[.F121]" office:value-type="date" office:date-value="2046-09-03" calcext:value-type="date">
            <text:p>03/09/204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1];[.N121];[.O121])" office:value-type="float" office:value="0.997222222222222" calcext:value-type="float">
            <text:p>0.997222</text:p>
          </table:table-cell>
          <table:table-cell table:style-name="ce67" table:formula="of:=[.R120]" office:value-type="date" office:date-value="2046-06-04" calcext:value-type="date">
            <text:p>04/06/2046</text:p>
          </table:table-cell>
          <table:table-cell table:style-name="ce67" table:formula="of:=[.F121]" office:value-type="date" office:date-value="2046-09-03" calcext:value-type="date">
            <text:p>03/09/204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1];[.R121];[.S121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21])" office:value-type="percentage" office:value="0.0177685871483516" calcext:value-type="percentage">
            <text:p>1.776859%</text:p>
          </table:table-cell>
          <table:table-cell table:style-name="ce61" table:formula="of:=1/(1+[.U121])^[.H121]" office:value-type="percentage" office:value="0.65208828176095" calcext:value-type="percentage">
            <text:p>65.208828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21]*SUMPRODUCT([.$P$13:.P121];[.$V$13:.V121];[.$W$13:.W121])" office:value-type="float" office:value="-374394.654001419" calcext:value-type="float">
            <text:p>-374,394.65</text:p>
          </table:table-cell>
          <table:table-cell table:style-name="ce82" table:formula="of:=[.$B$9]*SUMPRODUCT([.$AG$13:.AG121];[.$T$13:.T121];[.$V$13:.V121];[.$AA$13:.AA121])" office:value-type="float" office:value="374394.654001419" calcext:value-type="float">
            <text:p>374,394.65</text:p>
          </table:table-cell>
          <table:table-cell table:style-name="ce82" table:formula="of:=ABS([.AB121]+[.AC121])" office:value-type="float" office:value="0" calcext:value-type="float">
            <text:p>0.00</text:p>
          </table:table-cell>
          <table:table-cell table:style-name="ce61" table:formula="of:=EXP([.AF121])" office:value-type="percentage" office:value="0.633848039002762" calcext:value-type="percentage">
            <text:p>63.384804%</text:p>
          </table:table-cell>
          <table:table-cell table:style-name="ce61" office:value-type="percentage" office:value="-0.455946039389737" calcext:value-type="percentage">
            <text:p>-45.594604%</text:p>
          </table:table-cell>
          <table:table-cell table:style-name="ce61" table:formula="of:=([.AE120]/[.AE121]-1)/[.T121]" office:value-type="percentage" office:value="0.0134360391480649" calcext:value-type="percentage">
            <text:p>1.343604%</text:p>
          </table:table-cell>
          <table:table-cell table:style-name="ce61" table:formula="of:=POWER([.AE121];-1/[.H121])-1" office:value-type="percentage" office:value="0.0189586865515818" calcext:value-type="percentage">
            <text:p>1.89586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4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6-12-03" calcext:value-type="date">
            <text:p>03/12/2046</text:p>
          </table:table-cell>
          <table:table-cell table:style-name="ce48" table:formula="of:=[.G120]+([.G124]-[.G120])/([.F124]-[.F120])*([.F122]-[.F120])" office:value-type="percentage" office:value="0.0189582684931507" calcext:value-type="percentage">
            <text:p>1.895827%</text:p>
          </table:table-cell>
          <table:table-cell table:style-name="ce41" table:formula="of:=CALC_YR_FRAC([.D122];[.F122];[.$H$12])" office:value-type="float" office:value="24.5260273972603" calcext:value-type="float">
            <text:p>24.526027</text:p>
          </table:table-cell>
          <table:table-cell/>
          <table:table-cell table:style-name="ce44"/>
          <table:table-cell table:number-columns-repeated="2"/>
          <table:table-cell table:style-name="ce67" table:formula="of:=[.N118]" office:value-type="date" office:date-value="2045-12-04" calcext:value-type="date">
            <text:p>04/12/2045</text:p>
          </table:table-cell>
          <table:table-cell table:style-name="ce67" table:formula="of:=[.F122]" office:value-type="date" office:date-value="2046-12-03" calcext:value-type="date">
            <text:p>03/12/2046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2];[.N122];[.O122])" office:value-type="float" office:value="0.997222222222222" calcext:value-type="float">
            <text:p>0.997222</text:p>
          </table:table-cell>
          <table:table-cell table:style-name="ce67" table:formula="of:=[.R121]" office:value-type="date" office:date-value="2046-09-03" calcext:value-type="date">
            <text:p>03/09/2046</text:p>
          </table:table-cell>
          <table:table-cell table:style-name="ce67" table:formula="of:=[.F122]" office:value-type="date" office:date-value="2046-12-03" calcext:value-type="date">
            <text:p>03/12/2046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2];[.R122];[.S12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22])" office:value-type="percentage" office:value="0.0177315206483516" calcext:value-type="percentage">
            <text:p>1.773152%</text:p>
          </table:table-cell>
          <table:table-cell table:style-name="ce61" table:formula="of:=1/(1+[.U122])^[.H122]" office:value-type="percentage" office:value="0.649811365462591" calcext:value-type="percentage">
            <text:p>64.981137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22]*SUMPRODUCT([.$P$13:.P122];[.$V$13:.V122];[.$X$13:.X122])" office:value-type="float" office:value="-376572.199970502" calcext:value-type="float">
            <text:p>-376,572.20</text:p>
          </table:table-cell>
          <table:table-cell table:style-name="ce82" table:formula="of:=[.$B$9]*SUMPRODUCT([.$AG$13:.AG122];[.$T$13:.T122];[.$V$13:.V122];[.$AA$13:.AA122])" office:value-type="float" office:value="376572.199970503" calcext:value-type="float">
            <text:p>376,572.20</text:p>
          </table:table-cell>
          <table:table-cell table:style-name="ce82" table:formula="of:=ABS([.AB122]+[.AC122])" office:value-type="float" office:value="0" calcext:value-type="float">
            <text:p>0.00</text:p>
          </table:table-cell>
          <table:table-cell table:style-name="ce61" table:formula="of:=EXP([.AF122])" office:value-type="percentage" office:value="0.631731080848809" calcext:value-type="percentage">
            <text:p>63.173108%</text:p>
          </table:table-cell>
          <table:table-cell table:style-name="ce61" office:value-type="percentage" office:value="-0.459291480374276" calcext:value-type="percentage">
            <text:p>-45.929148%</text:p>
          </table:table-cell>
          <table:table-cell table:style-name="ce61" table:formula="of:=([.AE121]/[.AE122]-1)/[.T122]" office:value-type="percentage" office:value="0.0132568742682264" calcext:value-type="percentage">
            <text:p>1.325687%</text:p>
          </table:table-cell>
          <table:table-cell table:style-name="ce61" table:formula="of:=POWER([.AE122];-1/[.H122])-1" office:value-type="percentage" office:value="0.0189031411380523" calcext:value-type="percentage">
            <text:p>1.89031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4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7-03-04" calcext:value-type="date">
            <text:p>04/03/2047</text:p>
          </table:table-cell>
          <table:table-cell table:style-name="ce48" table:formula="of:=[.G120]+([.G124]-[.G120])/([.F124]-[.F120])*([.F123]-[.F120])" office:value-type="percentage" office:value="0.018909402739726" calcext:value-type="percentage">
            <text:p>1.890940%</text:p>
          </table:table-cell>
          <table:table-cell table:style-name="ce41" table:formula="of:=CALC_YR_FRAC([.D123];[.F123];[.$H$12])" office:value-type="float" office:value="24.7753424657534" calcext:value-type="float">
            <text:p>24.775342</text:p>
          </table:table-cell>
          <table:table-cell/>
          <table:table-cell table:style-name="ce44"/>
          <table:table-cell table:number-columns-repeated="2"/>
          <table:table-cell table:style-name="ce67" table:formula="of:=[.N119]" office:value-type="date" office:date-value="2046-03-02" calcext:value-type="date">
            <text:p>02/03/2046</text:p>
          </table:table-cell>
          <table:table-cell table:style-name="ce67" table:formula="of:=[.F123]" office:value-type="date" office:date-value="2047-03-04" calcext:value-type="date">
            <text:p>04/03/204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3];[.N123];[.O123])" office:value-type="float" office:value="1.00555555555556" calcext:value-type="float">
            <text:p>1.005556</text:p>
          </table:table-cell>
          <table:table-cell table:style-name="ce67" table:formula="of:=[.R122]" office:value-type="date" office:date-value="2046-12-03" calcext:value-type="date">
            <text:p>03/12/2046</text:p>
          </table:table-cell>
          <table:table-cell table:style-name="ce67" table:formula="of:=[.F123]" office:value-type="date" office:date-value="2047-03-04" calcext:value-type="date">
            <text:p>04/03/204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3];[.R123];[.S123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23])" office:value-type="percentage" office:value="0.0176944541483516" calcext:value-type="percentage">
            <text:p>1.769445%</text:p>
          </table:table-cell>
          <table:table-cell table:style-name="ce61" table:formula="of:=1/(1+[.U123])^[.H123]" office:value-type="percentage" office:value="0.647554180383859" calcext:value-type="percentage">
            <text:p>64.755418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23]*SUMPRODUCT([.$P$13:.P123];[.$V$13:.V123];[.$Y$13:.Y123])" office:value-type="float" office:value="-378698.996998104" calcext:value-type="float">
            <text:p>-378,699.00</text:p>
          </table:table-cell>
          <table:table-cell table:style-name="ce82" table:formula="of:=[.$B$9]*SUMPRODUCT([.$AG$13:.AG123];[.$T$13:.T123];[.$V$13:.V123];[.$AA$13:.AA123])" office:value-type="float" office:value="378698.996998104" calcext:value-type="float">
            <text:p>378,699.00</text:p>
          </table:table-cell>
          <table:table-cell table:style-name="ce82" table:formula="of:=ABS([.AB123]+[.AC123])" office:value-type="float" office:value="0" calcext:value-type="float">
            <text:p>0.00</text:p>
          </table:table-cell>
          <table:table-cell table:style-name="ce61" table:formula="of:=EXP([.AF123])" office:value-type="percentage" office:value="0.629663044640722" calcext:value-type="percentage">
            <text:p>62.966304%</text:p>
          </table:table-cell>
          <table:table-cell table:style-name="ce61" office:value-type="percentage" office:value="-0.462570452456354" calcext:value-type="percentage">
            <text:p>-46.257045%</text:p>
          </table:table-cell>
          <table:table-cell table:style-name="ce61" table:formula="of:=([.AE122]/[.AE123]-1)/[.T123]" office:value-type="percentage" office:value="0.0129930479667142" calcext:value-type="percentage">
            <text:p>1.299305%</text:p>
          </table:table-cell>
          <table:table-cell table:style-name="ce61" table:formula="of:=POWER([.AE123];-1/[.H123])-1" office:value-type="percentage" office:value="0.0188459831421528" calcext:value-type="percentage">
            <text:p>1.88459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5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7-06-04" calcext:value-type="date">
            <text:p>04/06/2047</text:p>
          </table:table-cell>
          <table:table-cell table:style-name="ce61" office:value-type="percentage" office:value="0.01886" calcext:value-type="percentage">
            <text:p>1.886000%</text:p>
          </table:table-cell>
          <table:table-cell table:style-name="ce41" table:formula="of:=CALC_YR_FRAC([.D124];[.F124];[.$H$12])" office:value-type="float" office:value="25.027397260274" calcext:value-type="float">
            <text:p>25.027397</text:p>
          </table:table-cell>
          <table:table-cell/>
          <table:table-cell table:style-name="ce44"/>
          <table:table-cell table:number-columns-repeated="2"/>
          <table:table-cell table:style-name="ce67" table:formula="of:=[.N120]" office:value-type="date" office:date-value="2046-06-04" calcext:value-type="date">
            <text:p>04/06/2046</text:p>
          </table:table-cell>
          <table:table-cell table:style-name="ce67" table:formula="of:=[.F124]" office:value-type="date" office:date-value="2047-06-04" calcext:value-type="date">
            <text:p>04/06/204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4];[.N124];[.O124])" office:value-type="float" office:value="1" calcext:value-type="float">
            <text:p>1.000000</text:p>
          </table:table-cell>
          <table:table-cell table:style-name="ce67" table:formula="of:=[.R123]" office:value-type="date" office:date-value="2047-03-04" calcext:value-type="date">
            <text:p>04/03/2047</text:p>
          </table:table-cell>
          <table:table-cell table:style-name="ce67" table:formula="of:=[.F124]" office:value-type="date" office:date-value="2047-06-04" calcext:value-type="date">
            <text:p>04/06/204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4];[.R124];[.S124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24])" office:value-type="percentage" office:value="0.0176569803241758" calcext:value-type="percentage">
            <text:p>1.765698%</text:p>
          </table:table-cell>
          <table:table-cell table:style-name="ce61" table:formula="of:=1/(1+[.U124])^[.H124]" office:value-type="percentage" office:value="0.645292095806419" calcext:value-type="percentage">
            <text:p>64.529210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24]*SUMPRODUCT([.$P$13:.P124];[.$V$13:.V124];[.$Z$13:.Z124])" office:value-type="float" office:value="-380522.10725354" calcext:value-type="float">
            <text:p>-380,522.11</text:p>
          </table:table-cell>
          <table:table-cell table:style-name="ce82" table:formula="of:=[.$B$9]*SUMPRODUCT([.$AG$13:.AG124];[.$T$13:.T124];[.$V$13:.V124];[.$AA$13:.AA124])" office:value-type="float" office:value="380522.10725354" calcext:value-type="float">
            <text:p>380,522.11</text:p>
          </table:table-cell>
          <table:table-cell table:style-name="ce82" table:formula="of:=ABS([.AB124]+[.AC124])" office:value-type="float" office:value="0" calcext:value-type="float">
            <text:p>0.00</text:p>
          </table:table-cell>
          <table:table-cell table:style-name="ce61" table:formula="of:=EXP([.AF124])" office:value-type="percentage" office:value="0.627889102159692" calcext:value-type="percentage">
            <text:p>62.788910%</text:p>
          </table:table-cell>
          <table:table-cell table:style-name="ce61" office:value-type="percentage" office:value="-0.465391717025286" calcext:value-type="percentage">
            <text:p>-46.539172%</text:p>
          </table:table-cell>
          <table:table-cell table:style-name="ce61" table:formula="of:=([.AE123]/[.AE124]-1)/[.T124]" office:value-type="percentage" office:value="0.0110553185782781" calcext:value-type="percentage">
            <text:p>1.105532%</text:p>
          </table:table-cell>
          <table:table-cell table:style-name="ce61" table:formula="of:=POWER([.AE124];-1/[.H124])-1" office:value-type="percentage" office:value="0.0187692593530846" calcext:value-type="percentage">
            <text:p>1.876926%</text:p>
          </table:table-cell>
          <table:table-cell table:style-name="ce61" office:value-type="percentage" office:value="0.627890798" calcext:value-type="percentage">
            <text:p>62.789080%</text:p>
          </table:table-cell>
          <table:table-cell table:style-name="ce61" office:value-type="percentage" office:value="0.018771223" calcext:value-type="percentage">
            <text:p>1.877122%</text:p>
          </table:table-cell>
          <table:table-cell table:style-name="ce113" table:formula="of:=([.AJ124]-[.AH124])*10000" office:value-type="float" office:value="0.0196364691540038" calcext:value-type="float">
            <text:p>0.02 bps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25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7-09-02" calcext:value-type="date">
            <text:p>02/09/2047</text:p>
          </table:table-cell>
          <table:table-cell table:style-name="ce48" table:formula="of:=[.$G$124]+([.$G$144]-[.$G$124])/([.$F$144]-[.$F$124])*([.F125]-[.$F$124])" office:value-type="percentage" office:value="0.0188112048192771" calcext:value-type="percentage">
            <text:p>1.881120%</text:p>
          </table:table-cell>
          <table:table-cell table:style-name="ce41" table:formula="of:=CALC_YR_FRAC([.D125];[.F125];[.$H$12])" office:value-type="float" office:value="25.2739726027397" calcext:value-type="float">
            <text:p>25.273973</text:p>
          </table:table-cell>
          <table:table-cell/>
          <table:table-cell table:style-name="ce44"/>
          <table:table-cell table:number-columns-repeated="2"/>
          <table:table-cell table:style-name="ce67" table:formula="of:=[.N121]" office:value-type="date" office:date-value="2046-09-03" calcext:value-type="date">
            <text:p>03/09/2046</text:p>
          </table:table-cell>
          <table:table-cell table:style-name="ce67" table:formula="of:=[.F125]" office:value-type="date" office:date-value="2047-09-02" calcext:value-type="date">
            <text:p>02/09/204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5];[.N125];[.O125])" office:value-type="float" office:value="0.997222222222222" calcext:value-type="float">
            <text:p>0.997222</text:p>
          </table:table-cell>
          <table:table-cell table:style-name="ce67" table:formula="of:=[.R124]" office:value-type="date" office:date-value="2047-06-04" calcext:value-type="date">
            <text:p>04/06/2047</text:p>
          </table:table-cell>
          <table:table-cell table:style-name="ce67" table:formula="of:=[.F125]" office:value-type="date" office:date-value="2047-09-02" calcext:value-type="date">
            <text:p>02/09/204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5];[.R125];[.S125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125])" office:value-type="percentage" office:value="0.0176140197835616" calcext:value-type="percentage">
            <text:p>1.761402%</text:p>
          </table:table-cell>
          <table:table-cell table:style-name="ce61" table:formula="of:=1/(1+[.U125])^[.H125]" office:value-type="percentage" office:value="0.643199060873341" calcext:value-type="percentage">
            <text:p>64.319906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25]*SUMPRODUCT([.$P$13:.P125];[.$V$13:.V125];[.$W$13:.W125])" office:value-type="float" office:value="-382601.05730403" calcext:value-type="float">
            <text:p>-382,601.06</text:p>
          </table:table-cell>
          <table:table-cell table:style-name="ce82" table:formula="of:=[.$B$9]*SUMPRODUCT([.$AG$13:.AG125];[.$T$13:.T125];[.$V$13:.V125];[.$AA$13:.AA125])" office:value-type="float" office:value="382601.05730403" calcext:value-type="float">
            <text:p>382,601.06</text:p>
          </table:table-cell>
          <table:table-cell table:style-name="ce82" table:formula="of:=ABS([.AB125]+[.AC125])" office:value-type="float" office:value="0" calcext:value-type="float">
            <text:p>0.00</text:p>
          </table:table-cell>
          <table:table-cell table:style-name="ce61" table:formula="of:=EXP([.AF125])" office:value-type="percentage" office:value="0.625866175516386" calcext:value-type="percentage">
            <text:p>62.586618%</text:p>
          </table:table-cell>
          <table:table-cell table:style-name="ce61" office:value-type="percentage" office:value="-0.468618707866001" calcext:value-type="percentage">
            <text:p>-46.861871%</text:p>
          </table:table-cell>
          <table:table-cell table:style-name="ce61" table:formula="of:=([.AE124]/[.AE125]-1)/[.T125]" office:value-type="percentage" office:value="0.0129288127234988" calcext:value-type="percentage">
            <text:p>1.292881%</text:p>
          </table:table-cell>
          <table:table-cell table:style-name="ce61" table:formula="of:=POWER([.AE125];-1/[.H125])-1" office:value-type="percentage" office:value="0.01871451514925" calcext:value-type="percentage">
            <text:p>1.87145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5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7-12-02" calcext:value-type="date">
            <text:p>02/12/2047</text:p>
          </table:table-cell>
          <table:table-cell table:style-name="ce48" table:formula="of:=[.$G$124]+([.$G$144]-[.$G$124])/([.$F$144]-[.$F$124])*([.F126]-[.$F$124])" office:value-type="percentage" office:value="0.0187618674698795" calcext:value-type="percentage">
            <text:p>1.876187%</text:p>
          </table:table-cell>
          <table:table-cell table:style-name="ce41" table:formula="of:=CALC_YR_FRAC([.D126];[.F126];[.$H$12])" office:value-type="float" office:value="25.5232876712329" calcext:value-type="float">
            <text:p>25.523288</text:p>
          </table:table-cell>
          <table:table-cell/>
          <table:table-cell table:style-name="ce44"/>
          <table:table-cell table:number-columns-repeated="2"/>
          <table:table-cell table:style-name="ce67" table:formula="of:=[.N122]" office:value-type="date" office:date-value="2046-12-03" calcext:value-type="date">
            <text:p>03/12/2046</text:p>
          </table:table-cell>
          <table:table-cell table:style-name="ce67" table:formula="of:=[.F126]" office:value-type="date" office:date-value="2047-12-02" calcext:value-type="date">
            <text:p>02/12/2047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6];[.N126];[.O126])" office:value-type="float" office:value="0.997222222222222" calcext:value-type="float">
            <text:p>0.997222</text:p>
          </table:table-cell>
          <table:table-cell table:style-name="ce67" table:formula="of:=[.R125]" office:value-type="date" office:date-value="2047-09-02" calcext:value-type="date">
            <text:p>02/09/2047</text:p>
          </table:table-cell>
          <table:table-cell table:style-name="ce67" table:formula="of:=[.F126]" office:value-type="date" office:date-value="2047-12-02" calcext:value-type="date">
            <text:p>02/12/2047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6];[.R126];[.S126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26])" office:value-type="percentage" office:value="0.0175705103150685" calcext:value-type="percentage">
            <text:p>1.757051%</text:p>
          </table:table-cell>
          <table:table-cell table:style-name="ce61" table:formula="of:=1/(1+[.U126])^[.H126]" office:value-type="percentage" office:value="0.641104423344965" calcext:value-type="percentage">
            <text:p>64.110442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26]*SUMPRODUCT([.$P$13:.P126];[.$V$13:.V126];[.$X$13:.X126])" office:value-type="float" office:value="-384665.948072793" calcext:value-type="float">
            <text:p>-384,665.95</text:p>
          </table:table-cell>
          <table:table-cell table:style-name="ce82" table:formula="of:=[.$B$9]*SUMPRODUCT([.$AG$13:.AG126];[.$T$13:.T126];[.$V$13:.V126];[.$AA$13:.AA126])" office:value-type="float" office:value="384665.948072793" calcext:value-type="float">
            <text:p>384,665.95</text:p>
          </table:table-cell>
          <table:table-cell table:style-name="ce82" table:formula="of:=ABS([.AB126]+[.AC126])" office:value-type="float" office:value="0" calcext:value-type="float">
            <text:p>0.00</text:p>
          </table:table-cell>
          <table:table-cell table:style-name="ce61" table:formula="of:=EXP([.AF126])" office:value-type="percentage" office:value="0.623856836358025" calcext:value-type="percentage">
            <text:p>62.385684%</text:p>
          </table:table-cell>
          <table:table-cell table:style-name="ce61" office:value-type="percentage" office:value="-0.47183436584897" calcext:value-type="percentage">
            <text:p>-47.183437%</text:p>
          </table:table-cell>
          <table:table-cell table:style-name="ce61" table:formula="of:=([.AE125]/[.AE126]-1)/[.T126]" office:value-type="percentage" office:value="0.012741759919599" calcext:value-type="percentage">
            <text:p>1.274176%</text:p>
          </table:table-cell>
          <table:table-cell table:style-name="ce61" table:formula="of:=POWER([.AE126];-1/[.H126])-1" office:value-type="percentage" office:value="0.0186583576889643" calcext:value-type="percentage">
            <text:p>1.86583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5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8-03-02" calcext:value-type="date">
            <text:p>02/03/2048</text:p>
          </table:table-cell>
          <table:table-cell table:style-name="ce48" table:formula="of:=[.$G$124]+([.$G$144]-[.$G$124])/([.$F$144]-[.$F$124])*([.F127]-[.$F$124])" office:value-type="percentage" office:value="0.0187125301204819" calcext:value-type="percentage">
            <text:p>1.871253%</text:p>
          </table:table-cell>
          <table:table-cell table:style-name="ce41" table:formula="of:=CALC_YR_FRAC([.D127];[.F127];[.$H$12])" office:value-type="float" office:value="25.772602739726" calcext:value-type="float">
            <text:p>25.772603</text:p>
          </table:table-cell>
          <table:table-cell/>
          <table:table-cell table:style-name="ce44"/>
          <table:table-cell table:number-columns-repeated="2"/>
          <table:table-cell table:style-name="ce67" table:formula="of:=[.N123]" office:value-type="date" office:date-value="2047-03-04" calcext:value-type="date">
            <text:p>04/03/2047</text:p>
          </table:table-cell>
          <table:table-cell table:style-name="ce67" table:formula="of:=[.F127]" office:value-type="date" office:date-value="2048-03-02" calcext:value-type="date">
            <text:p>02/03/204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7];[.N127];[.O127])" office:value-type="float" office:value="0.994444444444445" calcext:value-type="float">
            <text:p>0.994444</text:p>
          </table:table-cell>
          <table:table-cell table:style-name="ce67" table:formula="of:=[.R126]" office:value-type="date" office:date-value="2047-12-02" calcext:value-type="date">
            <text:p>02/12/2047</text:p>
          </table:table-cell>
          <table:table-cell table:style-name="ce67" table:formula="of:=[.F127]" office:value-type="date" office:date-value="2048-03-02" calcext:value-type="date">
            <text:p>02/03/204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7];[.R127];[.S127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27])" office:value-type="percentage" office:value="0.0175270008465753" calcext:value-type="percentage">
            <text:p>1.752700%</text:p>
          </table:table-cell>
          <table:table-cell table:style-name="ce61" table:formula="of:=1/(1+[.U127])^[.H127]" office:value-type="percentage" office:value="0.639030261329127" calcext:value-type="percentage">
            <text:p>63.903026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27]*SUMPRODUCT([.$P$13:.P127];[.$V$13:.V127];[.$Y$13:.Y127])" office:value-type="float" office:value="-386647.665394633" calcext:value-type="float">
            <text:p>-386,647.67</text:p>
          </table:table-cell>
          <table:table-cell table:style-name="ce82" table:formula="of:=[.$B$9]*SUMPRODUCT([.$AG$13:.AG127];[.$T$13:.T127];[.$V$13:.V127];[.$AA$13:.AA127])" office:value-type="float" office:value="386647.665394633" calcext:value-type="float">
            <text:p>386,647.67</text:p>
          </table:table-cell>
          <table:table-cell table:style-name="ce82" table:formula="of:=ABS([.AB127]+[.AC127])" office:value-type="float" office:value="0" calcext:value-type="float">
            <text:p>0.00</text:p>
          </table:table-cell>
          <table:table-cell table:style-name="ce61" table:formula="of:=EXP([.AF127])" office:value-type="percentage" office:value="0.621928154929074" calcext:value-type="percentage">
            <text:p>62.192815%</text:p>
          </table:table-cell>
          <table:table-cell table:style-name="ce61" office:value-type="percentage" office:value="-0.474930699459249" calcext:value-type="percentage">
            <text:p>-47.493070%</text:p>
          </table:table-cell>
          <table:table-cell table:style-name="ce61" table:formula="of:=([.AE126]/[.AE127]-1)/[.T127]" office:value-type="percentage" office:value="0.012268215306967" calcext:value-type="percentage">
            <text:p>1.226822%</text:p>
          </table:table-cell>
          <table:table-cell table:style-name="ce61" table:formula="of:=POWER([.AE127];-1/[.H127])-1" office:value-type="percentage" office:value="0.0185985737175498" calcext:value-type="percentage">
            <text:p>1.85985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6Y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8-06-02" calcext:value-type="date">
            <text:p>02/06/2048</text:p>
          </table:table-cell>
          <table:table-cell table:style-name="ce48" table:formula="of:=[.$G$124]+([.$G$144]-[.$G$124])/([.$F$144]-[.$F$124])*([.F128]-[.$F$124])" office:value-type="percentage" office:value="0.0186626506024096" calcext:value-type="percentage">
            <text:p>1.866265%</text:p>
          </table:table-cell>
          <table:table-cell table:style-name="ce41" table:formula="of:=CALC_YR_FRAC([.D128];[.F128];[.$H$12])" office:value-type="float" office:value="26.0246575342466" calcext:value-type="float">
            <text:p>26.024658</text:p>
          </table:table-cell>
          <table:table-cell/>
          <table:table-cell table:style-name="ce44"/>
          <table:table-cell table:number-columns-repeated="2"/>
          <table:table-cell table:style-name="ce67" table:formula="of:=[.N124]" office:value-type="date" office:date-value="2047-06-04" calcext:value-type="date">
            <text:p>04/06/2047</text:p>
          </table:table-cell>
          <table:table-cell table:style-name="ce67" table:formula="of:=[.F128]" office:value-type="date" office:date-value="2048-06-02" calcext:value-type="date">
            <text:p>02/06/204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8];[.N128];[.O128])" office:value-type="float" office:value="0.994444444444445" calcext:value-type="float">
            <text:p>0.994444</text:p>
          </table:table-cell>
          <table:table-cell table:style-name="ce67" table:formula="of:=[.R127]" office:value-type="date" office:date-value="2048-03-02" calcext:value-type="date">
            <text:p>02/03/2048</text:p>
          </table:table-cell>
          <table:table-cell table:style-name="ce67" table:formula="of:=[.F128]" office:value-type="date" office:date-value="2048-06-02" calcext:value-type="date">
            <text:p>02/06/204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8];[.R128];[.S128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28])" office:value-type="percentage" office:value="0.0174830132520548" calcext:value-type="percentage">
            <text:p>1.748301%</text:p>
          </table:table-cell>
          <table:table-cell table:style-name="ce61" table:formula="of:=1/(1+[.U128])^[.H128]" office:value-type="percentage" office:value="0.636953963601658" calcext:value-type="percentage">
            <text:p>63.695396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28]*SUMPRODUCT([.$P$13:.P128];[.$V$13:.V128];[.$Z$13:.Z128])" office:value-type="float" office:value="-388361.566059515" calcext:value-type="float">
            <text:p>-388,361.57</text:p>
          </table:table-cell>
          <table:table-cell table:style-name="ce82" table:formula="of:=[.$B$9]*SUMPRODUCT([.$AG$13:.AG128];[.$T$13:.T128];[.$V$13:.V128];[.$AA$13:.AA128])" office:value-type="float" office:value="388361.566059516" calcext:value-type="float">
            <text:p>388,361.57</text:p>
          </table:table-cell>
          <table:table-cell table:style-name="ce82" table:formula="of:=ABS([.AB128]+[.AC128])" office:value-type="float" office:value="0" calcext:value-type="float">
            <text:p>0.00</text:p>
          </table:table-cell>
          <table:table-cell table:style-name="ce61" table:formula="of:=EXP([.AF128])" office:value-type="percentage" office:value="0.620259176203385" calcext:value-type="percentage">
            <text:p>62.025918%</text:p>
          </table:table-cell>
          <table:table-cell table:style-name="ce61" office:value-type="percentage" office:value="-0.47761786215709" calcext:value-type="percentage">
            <text:p>-47.761786%</text:p>
          </table:table-cell>
          <table:table-cell table:style-name="ce61" table:formula="of:=([.AE127]/[.AE128]-1)/[.T128]" office:value-type="percentage" office:value="0.0105291248698464" calcext:value-type="percentage">
            <text:p>1.052912%</text:p>
          </table:table-cell>
          <table:table-cell table:style-name="ce61" table:formula="of:=POWER([.AE128];-1/[.H128])-1" office:value-type="percentage" office:value="0.0185219552043914" calcext:value-type="percentage">
            <text:p>1.852196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6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8-09-02" calcext:value-type="date">
            <text:p>02/09/2048</text:p>
          </table:table-cell>
          <table:table-cell table:style-name="ce48" table:formula="of:=[.$G$124]+([.$G$144]-[.$G$124])/([.$F$144]-[.$F$124])*([.F129]-[.$F$124])" office:value-type="percentage" office:value="0.0186127710843374" calcext:value-type="percentage">
            <text:p>1.861277%</text:p>
          </table:table-cell>
          <table:table-cell table:style-name="ce41" table:formula="of:=CALC_YR_FRAC([.D129];[.F129];[.$H$12])" office:value-type="float" office:value="26.2767123287671" calcext:value-type="float">
            <text:p>26.276712</text:p>
          </table:table-cell>
          <table:table-cell/>
          <table:table-cell table:style-name="ce44"/>
          <table:table-cell table:number-columns-repeated="2"/>
          <table:table-cell table:style-name="ce67" table:formula="of:=[.N125]" office:value-type="date" office:date-value="2047-09-02" calcext:value-type="date">
            <text:p>02/09/2047</text:p>
          </table:table-cell>
          <table:table-cell table:style-name="ce67" table:formula="of:=[.F129]" office:value-type="date" office:date-value="2048-09-02" calcext:value-type="date">
            <text:p>02/09/204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29];[.N129];[.O129])" office:value-type="float" office:value="1" calcext:value-type="float">
            <text:p>1.000000</text:p>
          </table:table-cell>
          <table:table-cell table:style-name="ce67" table:formula="of:=[.R128]" office:value-type="date" office:date-value="2048-06-02" calcext:value-type="date">
            <text:p>02/06/2048</text:p>
          </table:table-cell>
          <table:table-cell table:style-name="ce67" table:formula="of:=[.F129]" office:value-type="date" office:date-value="2048-09-02" calcext:value-type="date">
            <text:p>02/09/204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29];[.R129];[.S129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29])" office:value-type="percentage" office:value="0.0174424128630137" calcext:value-type="percentage">
            <text:p>1.744241%</text:p>
          </table:table-cell>
          <table:table-cell table:style-name="ce61" table:formula="of:=1/(1+[.U129])^[.H129]" office:value-type="percentage" office:value="0.634842741678788" calcext:value-type="percentage">
            <text:p>63.484274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29]*SUMPRODUCT([.$P$13:.P129];[.$V$13:.V129];[.$W$13:.W129])" office:value-type="float" office:value="-390381.296590249" calcext:value-type="float">
            <text:p>-390,381.30</text:p>
          </table:table-cell>
          <table:table-cell table:style-name="ce82" table:formula="of:=[.$B$9]*SUMPRODUCT([.$AG$13:.AG129];[.$T$13:.T129];[.$V$13:.V129];[.$AA$13:.AA129])" office:value-type="float" office:value="390381.296590249" calcext:value-type="float">
            <text:p>390,381.30</text:p>
          </table:table-cell>
          <table:table-cell table:style-name="ce82" table:formula="of:=ABS([.AB129]+[.AC129])" office:value-type="float" office:value="0" calcext:value-type="float">
            <text:p>0.00</text:p>
          </table:table-cell>
          <table:table-cell table:style-name="ce61" table:formula="of:=EXP([.AF129])" office:value-type="percentage" office:value="0.618292100971586" calcext:value-type="percentage">
            <text:p>61.829210%</text:p>
          </table:table-cell>
          <table:table-cell table:style-name="ce61" office:value-type="percentage" office:value="-0.480794277896946" calcext:value-type="percentage">
            <text:p>-48.079428%</text:p>
          </table:table-cell>
          <table:table-cell table:style-name="ce61" table:formula="of:=([.AE128]/[.AE129]-1)/[.T129]" office:value-type="percentage" office:value="0.0124492143680056" calcext:value-type="percentage">
            <text:p>1.244921%</text:p>
          </table:table-cell>
          <table:table-cell table:style-name="ce61" table:formula="of:=POWER([.AE129];-1/[.H129])-1" office:value-type="percentage" office:value="0.0184657750957207" calcext:value-type="percentage">
            <text:p>1.84657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6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8-12-02" calcext:value-type="date">
            <text:p>02/12/2048</text:p>
          </table:table-cell>
          <table:table-cell table:style-name="ce48" table:formula="of:=[.$G$124]+([.$G$144]-[.$G$124])/([.$F$144]-[.$F$124])*([.F130]-[.$F$124])" office:value-type="percentage" office:value="0.0185634337349398" calcext:value-type="percentage">
            <text:p>1.856343%</text:p>
          </table:table-cell>
          <table:table-cell table:style-name="ce41" table:formula="of:=CALC_YR_FRAC([.D130];[.F130];[.$H$12])" office:value-type="float" office:value="26.5260273972603" calcext:value-type="float">
            <text:p>26.526027</text:p>
          </table:table-cell>
          <table:table-cell/>
          <table:table-cell table:style-name="ce44"/>
          <table:table-cell table:number-columns-repeated="2"/>
          <table:table-cell table:style-name="ce67" table:formula="of:=[.N126]" office:value-type="date" office:date-value="2047-12-02" calcext:value-type="date">
            <text:p>02/12/2047</text:p>
          </table:table-cell>
          <table:table-cell table:style-name="ce67" table:formula="of:=[.F130]" office:value-type="date" office:date-value="2048-12-02" calcext:value-type="date">
            <text:p>02/12/2048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0];[.N130];[.O130])" office:value-type="float" office:value="1" calcext:value-type="float">
            <text:p>1.000000</text:p>
          </table:table-cell>
          <table:table-cell table:style-name="ce67" table:formula="of:=[.R129]" office:value-type="date" office:date-value="2048-09-02" calcext:value-type="date">
            <text:p>02/09/2048</text:p>
          </table:table-cell>
          <table:table-cell table:style-name="ce67" table:formula="of:=[.F130]" office:value-type="date" office:date-value="2048-12-02" calcext:value-type="date">
            <text:p>02/12/2048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0];[.R130];[.S130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30])" office:value-type="percentage" office:value="0.0174023282356164" calcext:value-type="percentage">
            <text:p>1.740233%</text:p>
          </table:table-cell>
          <table:table-cell table:style-name="ce61" table:formula="of:=1/(1+[.U130])^[.H130]" office:value-type="percentage" office:value="0.632772671798269" calcext:value-type="percentage">
            <text:p>63.277267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30]*SUMPRODUCT([.$P$13:.P130];[.$V$13:.V130];[.$X$13:.X130])" office:value-type="float" office:value="-392343.985943434" calcext:value-type="float">
            <text:p>-392,343.99</text:p>
          </table:table-cell>
          <table:table-cell table:style-name="ce82" table:formula="of:=[.$B$9]*SUMPRODUCT([.$AG$13:.AG130];[.$T$13:.T130];[.$V$13:.V130];[.$AA$13:.AA130])" office:value-type="float" office:value="392343.985943434" calcext:value-type="float">
            <text:p>392,343.99</text:p>
          </table:table-cell>
          <table:table-cell table:style-name="ce82" table:formula="of:=ABS([.AB130]+[.AC130])" office:value-type="float" office:value="0" calcext:value-type="float">
            <text:p>0.00</text:p>
          </table:table-cell>
          <table:table-cell table:style-name="ce61" table:formula="of:=EXP([.AF130])" office:value-type="percentage" office:value="0.616380256448644" calcext:value-type="percentage">
            <text:p>61.638026%</text:p>
          </table:table-cell>
          <table:table-cell table:style-name="ce61" office:value-type="percentage" office:value="-0.483891206469921" calcext:value-type="percentage">
            <text:p>-48.389121%</text:p>
          </table:table-cell>
          <table:table-cell table:style-name="ce61" table:formula="of:=([.AE129]/[.AE130]-1)/[.T130]" office:value-type="percentage" office:value="0.0122705763053792" calcext:value-type="percentage">
            <text:p>1.227058%</text:p>
          </table:table-cell>
          <table:table-cell table:style-name="ce61" table:formula="of:=POWER([.AE130];-1/[.H130])-1" office:value-type="percentage" office:value="0.0184095327459382" calcext:value-type="percentage">
            <text:p>1.840953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6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9-03-02" calcext:value-type="date">
            <text:p>02/03/2049</text:p>
          </table:table-cell>
          <table:table-cell table:style-name="ce48" table:formula="of:=[.$G$124]+([.$G$144]-[.$G$124])/([.$F$144]-[.$F$124])*([.F131]-[.$F$124])" office:value-type="percentage" office:value="0.0185146385542169" calcext:value-type="percentage">
            <text:p>1.851464%</text:p>
          </table:table-cell>
          <table:table-cell table:style-name="ce41" table:formula="of:=CALC_YR_FRAC([.D131];[.F131];[.$H$12])" office:value-type="float" office:value="26.772602739726" calcext:value-type="float">
            <text:p>26.772603</text:p>
          </table:table-cell>
          <table:table-cell/>
          <table:table-cell table:style-name="ce44"/>
          <table:table-cell table:number-columns-repeated="2"/>
          <table:table-cell table:style-name="ce67" table:formula="of:=[.N127]" office:value-type="date" office:date-value="2048-03-02" calcext:value-type="date">
            <text:p>02/03/2048</text:p>
          </table:table-cell>
          <table:table-cell table:style-name="ce67" table:formula="of:=[.F131]" office:value-type="date" office:date-value="2049-03-02" calcext:value-type="date">
            <text:p>02/03/204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1];[.N131];[.O131])" office:value-type="float" office:value="1" calcext:value-type="float">
            <text:p>1.000000</text:p>
          </table:table-cell>
          <table:table-cell table:style-name="ce67" table:formula="of:=[.R130]" office:value-type="date" office:date-value="2048-12-02" calcext:value-type="date">
            <text:p>02/12/2048</text:p>
          </table:table-cell>
          <table:table-cell table:style-name="ce67" table:formula="of:=[.F131]" office:value-type="date" office:date-value="2049-03-02" calcext:value-type="date">
            <text:p>02/03/204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1];[.R131];[.S131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131])" office:value-type="percentage" office:value="0.0173626840986301" calcext:value-type="percentage">
            <text:p>1.736268%</text:p>
          </table:table-cell>
          <table:table-cell table:style-name="ce61" table:formula="of:=1/(1+[.U131])^[.H131]" office:value-type="percentage" office:value="0.63074420238404" calcext:value-type="percentage">
            <text:p>63.074420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31]*SUMPRODUCT([.$P$13:.P131];[.$V$13:.V131];[.$Y$13:.Y131])" office:value-type="float" office:value="-394236.731709411" calcext:value-type="float">
            <text:p>-394,236.73</text:p>
          </table:table-cell>
          <table:table-cell table:style-name="ce82" table:formula="of:=[.$B$9]*SUMPRODUCT([.$AG$13:.AG131];[.$T$13:.T131];[.$V$13:.V131];[.$AA$13:.AA131])" office:value-type="float" office:value="394236.731709411" calcext:value-type="float">
            <text:p>394,236.73</text:p>
          </table:table-cell>
          <table:table-cell table:style-name="ce82" table:formula="of:=ABS([.AB131]+[.AC131])" office:value-type="float" office:value="0" calcext:value-type="float">
            <text:p>0.00</text:p>
          </table:table-cell>
          <table:table-cell table:style-name="ce61" table:formula="of:=EXP([.AF131])" office:value-type="percentage" office:value="0.614536148032219" calcext:value-type="percentage">
            <text:p>61.453615%</text:p>
          </table:table-cell>
          <table:table-cell table:style-name="ce61" office:value-type="percentage" office:value="-0.486887526592721" calcext:value-type="percentage">
            <text:p>-48.688753%</text:p>
          </table:table-cell>
          <table:table-cell table:style-name="ce61" table:formula="of:=([.AE130]/[.AE131]-1)/[.T131]" office:value-type="percentage" office:value="0.0120032543070421" calcext:value-type="percentage">
            <text:p>1.200325%</text:p>
          </table:table-cell>
          <table:table-cell table:style-name="ce61" table:formula="of:=POWER([.AE131];-1/[.H131])-1" office:value-type="percentage" office:value="0.0183524093331764" calcext:value-type="percentage">
            <text:p>1.835241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7Y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9-06-02" calcext:value-type="date">
            <text:p>02/06/2049</text:p>
          </table:table-cell>
          <table:table-cell table:style-name="ce48" table:formula="of:=[.$G$124]+([.$G$144]-[.$G$124])/([.$F$144]-[.$F$124])*([.F132]-[.$F$124])" office:value-type="percentage" office:value="0.0184647590361446" calcext:value-type="percentage">
            <text:p>1.846476%</text:p>
          </table:table-cell>
          <table:table-cell table:style-name="ce41" table:formula="of:=CALC_YR_FRAC([.D132];[.F132];[.$H$12])" office:value-type="float" office:value="27.0246575342466" calcext:value-type="float">
            <text:p>27.024658</text:p>
          </table:table-cell>
          <table:table-cell/>
          <table:table-cell table:style-name="ce44"/>
          <table:table-cell table:number-columns-repeated="2"/>
          <table:table-cell table:style-name="ce67" table:formula="of:=[.N128]" office:value-type="date" office:date-value="2048-06-02" calcext:value-type="date">
            <text:p>02/06/2048</text:p>
          </table:table-cell>
          <table:table-cell table:style-name="ce67" table:formula="of:=[.F132]" office:value-type="date" office:date-value="2049-06-02" calcext:value-type="date">
            <text:p>02/06/204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2];[.N132];[.O132])" office:value-type="float" office:value="1" calcext:value-type="float">
            <text:p>1.000000</text:p>
          </table:table-cell>
          <table:table-cell table:style-name="ce67" table:formula="of:=[.R131]" office:value-type="date" office:date-value="2049-03-02" calcext:value-type="date">
            <text:p>02/03/2049</text:p>
          </table:table-cell>
          <table:table-cell table:style-name="ce67" table:formula="of:=[.F132]" office:value-type="date" office:date-value="2049-06-02" calcext:value-type="date">
            <text:p>02/06/204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2];[.R132];[.S132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32])" office:value-type="percentage" office:value="0.0173221589808219" calcext:value-type="percentage">
            <text:p>1.732216%</text:p>
          </table:table-cell>
          <table:table-cell table:style-name="ce61" table:formula="of:=1/(1+[.U132])^[.H132]" office:value-type="percentage" office:value="0.628689890156484" calcext:value-type="percentage">
            <text:p>62.868989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32]*SUMPRODUCT([.$P$13:.P132];[.$V$13:.V132];[.$Z$13:.Z132])" office:value-type="float" office:value="-395852.136770912" calcext:value-type="float">
            <text:p>-395,852.14</text:p>
          </table:table-cell>
          <table:table-cell table:style-name="ce82" table:formula="of:=[.$B$9]*SUMPRODUCT([.$AG$13:.AG132];[.$T$13:.T132];[.$V$13:.V132];[.$AA$13:.AA132])" office:value-type="float" office:value="395852.136770912" calcext:value-type="float">
            <text:p>395,852.14</text:p>
          </table:table-cell>
          <table:table-cell table:style-name="ce82" table:formula="of:=ABS([.AB132]+[.AC132])" office:value-type="float" office:value="0" calcext:value-type="float">
            <text:p>0.00</text:p>
          </table:table-cell>
          <table:table-cell table:style-name="ce61" table:formula="of:=EXP([.AF132])" office:value-type="percentage" office:value="0.61296115760847" calcext:value-type="percentage">
            <text:p>61.296116%</text:p>
          </table:table-cell>
          <table:table-cell table:style-name="ce61" office:value-type="percentage" office:value="-0.489453709476913" calcext:value-type="percentage">
            <text:p>-48.945371%</text:p>
          </table:table-cell>
          <table:table-cell table:style-name="ce61" table:formula="of:=([.AE131]/[.AE132]-1)/[.T132]" office:value-type="percentage" office:value="0.010054480499254" calcext:value-type="percentage">
            <text:p>1.005448%</text:p>
          </table:table-cell>
          <table:table-cell table:style-name="ce61" table:formula="of:=POWER([.AE132];-1/[.H132])-1" office:value-type="percentage" office:value="0.0182763807053759" calcext:value-type="percentage">
            <text:p>1.827638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7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9-09-02" calcext:value-type="date">
            <text:p>02/09/2049</text:p>
          </table:table-cell>
          <table:table-cell table:style-name="ce48" table:formula="of:=[.$G$124]+([.$G$144]-[.$G$124])/([.$F$144]-[.$F$124])*([.F133]-[.$F$124])" office:value-type="percentage" office:value="0.0184148795180723" calcext:value-type="percentage">
            <text:p>1.841488%</text:p>
          </table:table-cell>
          <table:table-cell table:style-name="ce41" table:formula="of:=CALC_YR_FRAC([.D133];[.F133];[.$H$12])" office:value-type="float" office:value="27.2767123287671" calcext:value-type="float">
            <text:p>27.276712</text:p>
          </table:table-cell>
          <table:table-cell/>
          <table:table-cell table:style-name="ce44"/>
          <table:table-cell table:number-columns-repeated="2"/>
          <table:table-cell table:style-name="ce67" table:formula="of:=[.N129]" office:value-type="date" office:date-value="2048-09-02" calcext:value-type="date">
            <text:p>02/09/2048</text:p>
          </table:table-cell>
          <table:table-cell table:style-name="ce67" table:formula="of:=[.F133]" office:value-type="date" office:date-value="2049-09-02" calcext:value-type="date">
            <text:p>02/09/204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3];[.N133];[.O133])" office:value-type="float" office:value="1" calcext:value-type="float">
            <text:p>1.000000</text:p>
          </table:table-cell>
          <table:table-cell table:style-name="ce67" table:formula="of:=[.R132]" office:value-type="date" office:date-value="2049-06-02" calcext:value-type="date">
            <text:p>02/06/2049</text:p>
          </table:table-cell>
          <table:table-cell table:style-name="ce67" table:formula="of:=[.F133]" office:value-type="date" office:date-value="2049-09-02" calcext:value-type="date">
            <text:p>02/09/204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3];[.R133];[.S133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33])" office:value-type="percentage" office:value="0.0172817412697548" calcext:value-type="percentage">
            <text:p>1.728174%</text:p>
          </table:table-cell>
          <table:table-cell table:style-name="ce61" table:formula="of:=1/(1+[.U133])^[.H133]" office:value-type="percentage" office:value="0.626653074791697" calcext:value-type="percentage">
            <text:p>62.665307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33]*SUMPRODUCT([.$P$13:.P133];[.$V$13:.V133];[.$W$13:.W133])" office:value-type="float" office:value="-397770.491266075" calcext:value-type="float">
            <text:p>-397,770.49</text:p>
          </table:table-cell>
          <table:table-cell table:style-name="ce82" table:formula="of:=[.$B$9]*SUMPRODUCT([.$AG$13:.AG133];[.$T$13:.T133];[.$V$13:.V133];[.$AA$13:.AA133])" office:value-type="float" office:value="397770.491266075" calcext:value-type="float">
            <text:p>397,770.49</text:p>
          </table:table-cell>
          <table:table-cell table:style-name="ce82" table:formula="of:=ABS([.AB133]+[.AC133])" office:value-type="float" office:value="0" calcext:value-type="float">
            <text:p>0.00</text:p>
          </table:table-cell>
          <table:table-cell table:style-name="ce61" table:formula="of:=EXP([.AF133])" office:value-type="percentage" office:value="0.611090444532324" calcext:value-type="percentage">
            <text:p>61.109044%</text:p>
          </table:table-cell>
          <table:table-cell table:style-name="ce61" office:value-type="percentage" office:value="-0.492510303707652" calcext:value-type="percentage">
            <text:p>-49.251030%</text:p>
          </table:table-cell>
          <table:table-cell table:style-name="ce61" table:formula="of:=([.AE132]/[.AE133]-1)/[.T133]" office:value-type="percentage" office:value="0.0119788840879528" calcext:value-type="percentage">
            <text:p>1.197888%</text:p>
          </table:table-cell>
          <table:table-cell table:style-name="ce61" table:formula="of:=POWER([.AE133];-1/[.H133])-1" office:value-type="percentage" office:value="0.0182200692451768" calcext:value-type="percentage">
            <text:p>1.822007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7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49-12-02" calcext:value-type="date">
            <text:p>02/12/2049</text:p>
          </table:table-cell>
          <table:table-cell table:style-name="ce48" table:formula="of:=[.$G$124]+([.$G$144]-[.$G$124])/([.$F$144]-[.$F$124])*([.F134]-[.$F$124])" office:value-type="percentage" office:value="0.0183655421686747" calcext:value-type="percentage">
            <text:p>1.836554%</text:p>
          </table:table-cell>
          <table:table-cell table:style-name="ce41" table:formula="of:=CALC_YR_FRAC([.D134];[.F134];[.$H$12])" office:value-type="float" office:value="27.5260273972603" calcext:value-type="float">
            <text:p>27.526027</text:p>
          </table:table-cell>
          <table:table-cell/>
          <table:table-cell table:style-name="ce44"/>
          <table:table-cell table:number-columns-repeated="2"/>
          <table:table-cell table:style-name="ce67" table:formula="of:=[.N130]" office:value-type="date" office:date-value="2048-12-02" calcext:value-type="date">
            <text:p>02/12/2048</text:p>
          </table:table-cell>
          <table:table-cell table:style-name="ce67" table:formula="of:=[.F134]" office:value-type="date" office:date-value="2049-12-02" calcext:value-type="date">
            <text:p>02/12/2049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4];[.N134];[.O134])" office:value-type="float" office:value="1" calcext:value-type="float">
            <text:p>1.000000</text:p>
          </table:table-cell>
          <table:table-cell table:style-name="ce67" table:formula="of:=[.R133]" office:value-type="date" office:date-value="2049-09-02" calcext:value-type="date">
            <text:p>02/09/2049</text:p>
          </table:table-cell>
          <table:table-cell table:style-name="ce67" table:formula="of:=[.F134]" office:value-type="date" office:date-value="2049-12-02" calcext:value-type="date">
            <text:p>02/12/2049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4];[.R134];[.S13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34])" office:value-type="percentage" office:value="0.0172417652425068" calcext:value-type="percentage">
            <text:p>1.724177%</text:p>
          </table:table-cell>
          <table:table-cell table:style-name="ce61" table:formula="of:=1/(1+[.U134])^[.H134]" office:value-type="percentage" office:value="0.624657184760727" calcext:value-type="percentage">
            <text:p>62.465718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34]*SUMPRODUCT([.$P$13:.P134];[.$V$13:.V134];[.$X$13:.X134])" office:value-type="float" office:value="-399633.653579665" calcext:value-type="float">
            <text:p>-399,633.65</text:p>
          </table:table-cell>
          <table:table-cell table:style-name="ce82" table:formula="of:=[.$B$9]*SUMPRODUCT([.$AG$13:.AG134];[.$T$13:.T134];[.$V$13:.V134];[.$AA$13:.AA134])" office:value-type="float" office:value="399633.653579665" calcext:value-type="float">
            <text:p>399,633.65</text:p>
          </table:table-cell>
          <table:table-cell table:style-name="ce82" table:formula="of:=ABS([.AB134]+[.AC134])" office:value-type="float" office:value="0" calcext:value-type="float">
            <text:p>0.00</text:p>
          </table:table-cell>
          <table:table-cell table:style-name="ce61" table:formula="of:=EXP([.AF134])" office:value-type="percentage" office:value="0.609273168059558" calcext:value-type="percentage">
            <text:p>60.927317%</text:p>
          </table:table-cell>
          <table:table-cell table:style-name="ce61" office:value-type="percentage" office:value="-0.495488560019602" calcext:value-type="percentage">
            <text:p>-49.548856%</text:p>
          </table:table-cell>
          <table:table-cell table:style-name="ce61" table:formula="of:=([.AE133]/[.AE134]-1)/[.T134]" office:value-type="percentage" office:value="0.0117996753893575" calcext:value-type="percentage">
            <text:p>1.179968%</text:p>
          </table:table-cell>
          <table:table-cell table:style-name="ce61" table:formula="of:=POWER([.AE134];-1/[.H134])-1" office:value-type="percentage" office:value="0.0181637186454828" calcext:value-type="percentage">
            <text:p>1.81637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7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0-03-02" calcext:value-type="date">
            <text:p>02/03/2050</text:p>
          </table:table-cell>
          <table:table-cell table:style-name="ce48" table:formula="of:=[.$G$124]+([.$G$144]-[.$G$124])/([.$F$144]-[.$F$124])*([.F135]-[.$F$124])" office:value-type="percentage" office:value="0.0183167469879518" calcext:value-type="percentage">
            <text:p>1.831675%</text:p>
          </table:table-cell>
          <table:table-cell table:style-name="ce41" table:formula="of:=CALC_YR_FRAC([.D135];[.F135];[.$H$12])" office:value-type="float" office:value="27.772602739726" calcext:value-type="float">
            <text:p>27.772603</text:p>
          </table:table-cell>
          <table:table-cell/>
          <table:table-cell table:style-name="ce44"/>
          <table:table-cell table:number-columns-repeated="2"/>
          <table:table-cell table:style-name="ce67" table:formula="of:=[.N131]" office:value-type="date" office:date-value="2049-03-02" calcext:value-type="date">
            <text:p>02/03/2049</text:p>
          </table:table-cell>
          <table:table-cell table:style-name="ce67" table:formula="of:=[.F135]" office:value-type="date" office:date-value="2050-03-02" calcext:value-type="date">
            <text:p>02/03/205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5];[.N135];[.O135])" office:value-type="float" office:value="1" calcext:value-type="float">
            <text:p>1.000000</text:p>
          </table:table-cell>
          <table:table-cell table:style-name="ce67" table:formula="of:=[.R134]" office:value-type="date" office:date-value="2049-12-02" calcext:value-type="date">
            <text:p>02/12/2049</text:p>
          </table:table-cell>
          <table:table-cell table:style-name="ce67" table:formula="of:=[.F135]" office:value-type="date" office:date-value="2050-03-02" calcext:value-type="date">
            <text:p>02/03/205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5];[.R135];[.S135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135])" office:value-type="percentage" office:value="0.0172022285122616" calcext:value-type="percentage">
            <text:p>1.720223%</text:p>
          </table:table-cell>
          <table:table-cell table:style-name="ce61" table:formula="of:=1/(1+[.U135])^[.H135]" office:value-type="percentage" office:value="0.622701507771489" calcext:value-type="percentage">
            <text:p>62.270151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35]*SUMPRODUCT([.$P$13:.P135];[.$V$13:.V135];[.$Y$13:.Y135])" office:value-type="float" office:value="-401428.844105623" calcext:value-type="float">
            <text:p>-401,428.84</text:p>
          </table:table-cell>
          <table:table-cell table:style-name="ce82" table:formula="of:=[.$B$9]*SUMPRODUCT([.$AG$13:.AG135];[.$T$13:.T135];[.$V$13:.V135];[.$AA$13:.AA135])" office:value-type="float" office:value="401428.844105623" calcext:value-type="float">
            <text:p>401,428.84</text:p>
          </table:table-cell>
          <table:table-cell table:style-name="ce82" table:formula="of:=ABS([.AB135]+[.AC135])" office:value-type="float" office:value="0" calcext:value-type="float">
            <text:p>0.00</text:p>
          </table:table-cell>
          <table:table-cell table:style-name="ce61" table:formula="of:=EXP([.AF135])" office:value-type="percentage" office:value="0.607521739393877" calcext:value-type="percentage">
            <text:p>60.752174%</text:p>
          </table:table-cell>
          <table:table-cell table:style-name="ce61" office:value-type="percentage" office:value="-0.498367319397204" calcext:value-type="percentage">
            <text:p>-49.836732%</text:p>
          </table:table-cell>
          <table:table-cell table:style-name="ce61" table:formula="of:=([.AE134]/[.AE135]-1)/[.T135]" office:value-type="percentage" office:value="0.0115316279376465" calcext:value-type="percentage">
            <text:p>1.153163%</text:p>
          </table:table-cell>
          <table:table-cell table:style-name="ce61" table:formula="of:=POWER([.AE135];-1/[.H135])-1" office:value-type="percentage" office:value="0.0181065377141252" calcext:value-type="percentage">
            <text:p>1.81065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8Y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0-06-02" calcext:value-type="date">
            <text:p>02/06/2050</text:p>
          </table:table-cell>
          <table:table-cell table:style-name="ce48" table:formula="of:=[.$G$124]+([.$G$144]-[.$G$124])/([.$F$144]-[.$F$124])*([.F136]-[.$F$124])" office:value-type="percentage" office:value="0.0182668674698795" calcext:value-type="percentage">
            <text:p>1.826687%</text:p>
          </table:table-cell>
          <table:table-cell table:style-name="ce41" table:formula="of:=CALC_YR_FRAC([.D136];[.F136];[.$H$12])" office:value-type="float" office:value="28.0246575342466" calcext:value-type="float">
            <text:p>28.024658</text:p>
          </table:table-cell>
          <table:table-cell/>
          <table:table-cell table:style-name="ce44"/>
          <table:table-cell table:number-columns-repeated="2"/>
          <table:table-cell table:style-name="ce67" table:formula="of:=[.N132]" office:value-type="date" office:date-value="2049-06-02" calcext:value-type="date">
            <text:p>02/06/2049</text:p>
          </table:table-cell>
          <table:table-cell table:style-name="ce67" table:formula="of:=[.F136]" office:value-type="date" office:date-value="2050-06-02" calcext:value-type="date">
            <text:p>02/06/205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6];[.N136];[.O136])" office:value-type="float" office:value="1" calcext:value-type="float">
            <text:p>1.000000</text:p>
          </table:table-cell>
          <table:table-cell table:style-name="ce67" table:formula="of:=[.R135]" office:value-type="date" office:date-value="2050-03-02" calcext:value-type="date">
            <text:p>02/03/2050</text:p>
          </table:table-cell>
          <table:table-cell table:style-name="ce67" table:formula="of:=[.F136]" office:value-type="date" office:date-value="2050-06-02" calcext:value-type="date">
            <text:p>02/06/205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6];[.R136];[.S136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36])" office:value-type="percentage" office:value="0.0171618131880109" calcext:value-type="percentage">
            <text:p>1.716181%</text:p>
          </table:table-cell>
          <table:table-cell table:style-name="ce61" table:formula="of:=1/(1+[.U136])^[.H136]" office:value-type="percentage" office:value="0.62072102380102" calcext:value-type="percentage">
            <text:p>62.072102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36]*SUMPRODUCT([.$P$13:.P136];[.$V$13:.V136];[.$Z$13:.Z136])" office:value-type="float" office:value="-402948.31640259" calcext:value-type="float">
            <text:p>-402,948.32</text:p>
          </table:table-cell>
          <table:table-cell table:style-name="ce82" table:formula="of:=[.$B$9]*SUMPRODUCT([.$AG$13:.AG136];[.$T$13:.T136];[.$V$13:.V136];[.$AA$13:.AA136])" office:value-type="float" office:value="402948.316402591" calcext:value-type="float">
            <text:p>402,948.32</text:p>
          </table:table-cell>
          <table:table-cell table:style-name="ce82" table:formula="of:=ABS([.AB136]+[.AC136])" office:value-type="float" office:value="0" calcext:value-type="float">
            <text:p>0.00</text:p>
          </table:table-cell>
          <table:table-cell table:style-name="ce61" table:formula="of:=EXP([.AF136])" office:value-type="percentage" office:value="0.606038209378388" calcext:value-type="percentage">
            <text:p>60.603821%</text:p>
          </table:table-cell>
          <table:table-cell table:style-name="ce61" office:value-type="percentage" office:value="-0.500812243120985" calcext:value-type="percentage">
            <text:p>-50.081224%</text:p>
          </table:table-cell>
          <table:table-cell table:style-name="ce61" table:formula="of:=([.AE135]/[.AE136]-1)/[.T136]" office:value-type="percentage" office:value="0.0095787977755894" calcext:value-type="percentage">
            <text:p>0.957880%</text:p>
          </table:table-cell>
          <table:table-cell table:style-name="ce61" table:formula="of:=POWER([.AE136];-1/[.H136])-1" office:value-type="percentage" office:value="0.0180310456621768" calcext:value-type="percentage">
            <text:p>1.80310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8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0-09-02" calcext:value-type="date">
            <text:p>02/09/2050</text:p>
          </table:table-cell>
          <table:table-cell table:style-name="ce48" table:formula="of:=[.$G$124]+([.$G$144]-[.$G$124])/([.$F$144]-[.$F$124])*([.F137]-[.$F$124])" office:value-type="percentage" office:value="0.0182169879518072" calcext:value-type="percentage">
            <text:p>1.821699%</text:p>
          </table:table-cell>
          <table:table-cell table:style-name="ce41" table:formula="of:=CALC_YR_FRAC([.D137];[.F137];[.$H$12])" office:value-type="float" office:value="28.2767123287671" calcext:value-type="float">
            <text:p>28.276712</text:p>
          </table:table-cell>
          <table:table-cell/>
          <table:table-cell table:style-name="ce44"/>
          <table:table-cell table:number-columns-repeated="2"/>
          <table:table-cell table:style-name="ce67" table:formula="of:=[.N133]" office:value-type="date" office:date-value="2049-09-02" calcext:value-type="date">
            <text:p>02/09/2049</text:p>
          </table:table-cell>
          <table:table-cell table:style-name="ce67" table:formula="of:=[.F137]" office:value-type="date" office:date-value="2050-09-02" calcext:value-type="date">
            <text:p>02/09/205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7];[.N137];[.O137])" office:value-type="float" office:value="1" calcext:value-type="float">
            <text:p>1.000000</text:p>
          </table:table-cell>
          <table:table-cell table:style-name="ce67" table:formula="of:=[.R136]" office:value-type="date" office:date-value="2050-06-02" calcext:value-type="date">
            <text:p>02/06/2050</text:p>
          </table:table-cell>
          <table:table-cell table:style-name="ce67" table:formula="of:=[.F137]" office:value-type="date" office:date-value="2050-09-02" calcext:value-type="date">
            <text:p>02/09/205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7];[.R137];[.S137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37])" office:value-type="percentage" office:value="0.0171246546849315" calcext:value-type="percentage">
            <text:p>1.712465%</text:p>
          </table:table-cell>
          <table:table-cell table:style-name="ce61" table:formula="of:=1/(1+[.U137])^[.H137]" office:value-type="percentage" office:value="0.618703238633614" calcext:value-type="percentage">
            <text:p>61.870324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37]*SUMPRODUCT([.$P$13:.P137];[.$V$13:.V137];[.$W$13:.W137])" office:value-type="float" office:value="-404766.845155439" calcext:value-type="float">
            <text:p>-404,766.85</text:p>
          </table:table-cell>
          <table:table-cell table:style-name="ce82" table:formula="of:=[.$B$9]*SUMPRODUCT([.$AG$13:.AG137];[.$T$13:.T137];[.$V$13:.V137];[.$AA$13:.AA137])" office:value-type="float" office:value="404766.845155439" calcext:value-type="float">
            <text:p>404,766.85</text:p>
          </table:table-cell>
          <table:table-cell table:style-name="ce82" table:formula="of:=ABS([.AB137]+[.AC137])" office:value-type="float" office:value="0" calcext:value-type="float">
            <text:p>0.00</text:p>
          </table:table-cell>
          <table:table-cell table:style-name="ce61" table:formula="of:=EXP([.AF137])" office:value-type="percentage" office:value="0.604262126786279" calcext:value-type="percentage">
            <text:p>60.426213%</text:p>
          </table:table-cell>
          <table:table-cell table:style-name="ce61" office:value-type="percentage" office:value="-0.50374719044597" calcext:value-type="percentage">
            <text:p>-50.374719%</text:p>
          </table:table-cell>
          <table:table-cell table:style-name="ce61" table:formula="of:=([.AE136]/[.AE137]-1)/[.T137]" office:value-type="percentage" office:value="0.0115014463025609" calcext:value-type="percentage">
            <text:p>1.150145%</text:p>
          </table:table-cell>
          <table:table-cell table:style-name="ce61" table:formula="of:=POWER([.AE137];-1/[.H137])-1" office:value-type="percentage" office:value="0.0179745458314076" calcext:value-type="percentage">
            <text:p>1.79745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8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0-12-02" calcext:value-type="date">
            <text:p>02/12/2050</text:p>
          </table:table-cell>
          <table:table-cell table:style-name="ce48" table:formula="of:=[.$G$124]+([.$G$144]-[.$G$124])/([.$F$144]-[.$F$124])*([.F138]-[.$F$124])" office:value-type="percentage" office:value="0.0181676506024096" calcext:value-type="percentage">
            <text:p>1.816765%</text:p>
          </table:table-cell>
          <table:table-cell table:style-name="ce41" table:formula="of:=CALC_YR_FRAC([.D138];[.F138];[.$H$12])" office:value-type="float" office:value="28.5260273972603" calcext:value-type="float">
            <text:p>28.526027</text:p>
          </table:table-cell>
          <table:table-cell/>
          <table:table-cell table:style-name="ce44"/>
          <table:table-cell table:number-columns-repeated="2"/>
          <table:table-cell table:style-name="ce67" table:formula="of:=[.N134]" office:value-type="date" office:date-value="2049-12-02" calcext:value-type="date">
            <text:p>02/12/2049</text:p>
          </table:table-cell>
          <table:table-cell table:style-name="ce67" table:formula="of:=[.F138]" office:value-type="date" office:date-value="2050-12-02" calcext:value-type="date">
            <text:p>02/12/2050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8];[.N138];[.O138])" office:value-type="float" office:value="1" calcext:value-type="float">
            <text:p>1.000000</text:p>
          </table:table-cell>
          <table:table-cell table:style-name="ce67" table:formula="of:=[.R137]" office:value-type="date" office:date-value="2050-09-02" calcext:value-type="date">
            <text:p>02/09/2050</text:p>
          </table:table-cell>
          <table:table-cell table:style-name="ce67" table:formula="of:=[.F138]" office:value-type="date" office:date-value="2050-12-02" calcext:value-type="date">
            <text:p>02/12/2050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8];[.R138];[.S138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38])" office:value-type="percentage" office:value="0.0170880465068493" calcext:value-type="percentage">
            <text:p>1.708805%</text:p>
          </table:table-cell>
          <table:table-cell table:style-name="ce61" table:formula="of:=1/(1+[.U138])^[.H138]" office:value-type="percentage" office:value="0.616722502132336" calcext:value-type="percentage">
            <text:p>61.672250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38]*SUMPRODUCT([.$P$13:.P138];[.$V$13:.V138];[.$X$13:.X138])" office:value-type="float" office:value="-406531.93789692" calcext:value-type="float">
            <text:p>-406,531.94</text:p>
          </table:table-cell>
          <table:table-cell table:style-name="ce82" table:formula="of:=[.$B$9]*SUMPRODUCT([.$AG$13:.AG138];[.$T$13:.T138];[.$V$13:.V138];[.$AA$13:.AA138])" office:value-type="float" office:value="406531.93789692" calcext:value-type="float">
            <text:p>406,531.94</text:p>
          </table:table-cell>
          <table:table-cell table:style-name="ce82" table:formula="of:=ABS([.AB138]+[.AC138])" office:value-type="float" office:value="0" calcext:value-type="float">
            <text:p>0.00</text:p>
          </table:table-cell>
          <table:table-cell table:style-name="ce61" table:formula="of:=EXP([.AF138])" office:value-type="percentage" office:value="0.602537631901042" calcext:value-type="percentage">
            <text:p>60.253763%</text:p>
          </table:table-cell>
          <table:table-cell table:style-name="ce61" office:value-type="percentage" office:value="-0.506605155981054" calcext:value-type="percentage">
            <text:p>-50.660516%</text:p>
          </table:table-cell>
          <table:table-cell table:style-name="ce61" table:formula="of:=([.AE137]/[.AE138]-1)/[.T138]" office:value-type="percentage" office:value="0.0113224091023915" calcext:value-type="percentage">
            <text:p>1.132241%</text:p>
          </table:table-cell>
          <table:table-cell table:style-name="ce61" table:formula="of:=POWER([.AE138];-1/[.H138])-1" office:value-type="percentage" office:value="0.0179180367380898" calcext:value-type="percentage">
            <text:p>1.791804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8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1-03-02" calcext:value-type="date">
            <text:p>02/03/2051</text:p>
          </table:table-cell>
          <table:table-cell table:style-name="ce48" table:formula="of:=[.$G$124]+([.$G$144]-[.$G$124])/([.$F$144]-[.$F$124])*([.F139]-[.$F$124])" office:value-type="percentage" office:value="0.0181188554216867" calcext:value-type="percentage">
            <text:p>1.811886%</text:p>
          </table:table-cell>
          <table:table-cell table:style-name="ce41" table:formula="of:=CALC_YR_FRAC([.D139];[.F139];[.$H$12])" office:value-type="float" office:value="28.772602739726" calcext:value-type="float">
            <text:p>28.772603</text:p>
          </table:table-cell>
          <table:table-cell/>
          <table:table-cell table:style-name="ce44"/>
          <table:table-cell table:number-columns-repeated="2"/>
          <table:table-cell table:style-name="ce67" table:formula="of:=[.N135]" office:value-type="date" office:date-value="2050-03-02" calcext:value-type="date">
            <text:p>02/03/2050</text:p>
          </table:table-cell>
          <table:table-cell table:style-name="ce67" table:formula="of:=[.F139]" office:value-type="date" office:date-value="2051-03-02" calcext:value-type="date">
            <text:p>02/03/205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39];[.N139];[.O139])" office:value-type="float" office:value="1" calcext:value-type="float">
            <text:p>1.000000</text:p>
          </table:table-cell>
          <table:table-cell table:style-name="ce67" table:formula="of:=[.R138]" office:value-type="date" office:date-value="2050-12-02" calcext:value-type="date">
            <text:p>02/12/2050</text:p>
          </table:table-cell>
          <table:table-cell table:style-name="ce67" table:formula="of:=[.F139]" office:value-type="date" office:date-value="2051-03-02" calcext:value-type="date">
            <text:p>02/03/205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39];[.R139];[.S139])" office:value-type="float" office:value="0.25" calcext:value-type="float">
            <text:p>0.250000</text:p>
          </table:table-cell>
          <table:table-cell table:style-name="ce61" table:formula="of:=LININTERP([$eur_ri_ester.$B$3:.$B$52];[$eur_ri_ester.$C$3:.$C$52];[.N139])" office:value-type="percentage" office:value="0.0170518406164384" calcext:value-type="percentage">
            <text:p>1.705184%</text:p>
          </table:table-cell>
          <table:table-cell table:style-name="ce61" table:formula="of:=1/(1+[.U139])^[.H139]" office:value-type="percentage" office:value="0.614780643758621" calcext:value-type="percentage">
            <text:p>61.478064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39]*SUMPRODUCT([.$P$13:.P139];[.$V$13:.V139];[.$Y$13:.Y139])" office:value-type="float" office:value="-408230.984758594" calcext:value-type="float">
            <text:p>-408,230.98</text:p>
          </table:table-cell>
          <table:table-cell table:style-name="ce82" table:formula="of:=[.$B$9]*SUMPRODUCT([.$AG$13:.AG139];[.$T$13:.T139];[.$V$13:.V139];[.$AA$13:.AA139])" office:value-type="float" office:value="408230.984758594" calcext:value-type="float">
            <text:p>408,230.98</text:p>
          </table:table-cell>
          <table:table-cell table:style-name="ce82" table:formula="of:=ABS([.AB139]+[.AC139])" office:value-type="float" office:value="0" calcext:value-type="float">
            <text:p>0.00</text:p>
          </table:table-cell>
          <table:table-cell table:style-name="ce61" table:formula="of:=EXP([.AF139])" office:value-type="percentage" office:value="0.600877010005304" calcext:value-type="percentage">
            <text:p>60.087701%</text:p>
          </table:table-cell>
          <table:table-cell table:style-name="ce61" office:value-type="percentage" office:value="-0.509365007643083" calcext:value-type="percentage">
            <text:p>-50.936501%</text:p>
          </table:table-cell>
          <table:table-cell table:style-name="ce61" table:formula="of:=([.AE138]/[.AE139]-1)/[.T139]" office:value-type="percentage" office:value="0.0110546542343046" calcext:value-type="percentage">
            <text:p>1.105465%</text:p>
          </table:table-cell>
          <table:table-cell table:style-name="ce61" table:formula="of:=POWER([.AE139];-1/[.H139])-1" office:value-type="percentage" office:value="0.017860754995652" calcext:value-type="percentage">
            <text:p>1.786075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9Y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1-06-02" calcext:value-type="date">
            <text:p>02/06/2051</text:p>
          </table:table-cell>
          <table:table-cell table:style-name="ce48" table:formula="of:=[.$G$124]+([.$G$144]-[.$G$124])/([.$F$144]-[.$F$124])*([.F140]-[.$F$124])" office:value-type="percentage" office:value="0.0180689759036145" calcext:value-type="percentage">
            <text:p>1.806898%</text:p>
          </table:table-cell>
          <table:table-cell table:style-name="ce41" table:formula="of:=CALC_YR_FRAC([.D140];[.F140];[.$H$12])" office:value-type="float" office:value="29.0246575342466" calcext:value-type="float">
            <text:p>29.024658</text:p>
          </table:table-cell>
          <table:table-cell/>
          <table:table-cell table:style-name="ce44"/>
          <table:table-cell table:number-columns-repeated="2"/>
          <table:table-cell table:style-name="ce67" table:formula="of:=[.N136]" office:value-type="date" office:date-value="2050-06-02" calcext:value-type="date">
            <text:p>02/06/2050</text:p>
          </table:table-cell>
          <table:table-cell table:style-name="ce67" table:formula="of:=[.F140]" office:value-type="date" office:date-value="2051-06-02" calcext:value-type="date">
            <text:p>02/06/205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40];[.N140];[.O140])" office:value-type="float" office:value="1" calcext:value-type="float">
            <text:p>1.000000</text:p>
          </table:table-cell>
          <table:table-cell table:style-name="ce67" table:formula="of:=[.R139]" office:value-type="date" office:date-value="2051-03-02" calcext:value-type="date">
            <text:p>02/03/2051</text:p>
          </table:table-cell>
          <table:table-cell table:style-name="ce67" table:formula="of:=[.F140]" office:value-type="date" office:date-value="2051-06-02" calcext:value-type="date">
            <text:p>02/06/205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40];[.R140];[.S140])" office:value-type="float" office:value="0.255555555555556" calcext:value-type="float">
            <text:p>0.255556</text:p>
          </table:table-cell>
          <table:table-cell table:style-name="ce61" table:formula="of:=LININTERP([$eur_ri_ester.$B$3:.$B$52];[$eur_ri_ester.$C$3:.$C$52];[.N140])" office:value-type="percentage" office:value="0.0170148301506849" calcext:value-type="percentage">
            <text:p>1.701483%</text:p>
          </table:table-cell>
          <table:table-cell table:style-name="ce61" table:formula="of:=1/(1+[.U140])^[.H140]" office:value-type="percentage" office:value="0.612813094997058" calcext:value-type="percentage">
            <text:p>61.281309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40]*SUMPRODUCT([.$P$13:.P140];[.$V$13:.V140];[.$Z$13:.Z140])" office:value-type="float" office:value="-409655.936948037" calcext:value-type="float">
            <text:p>-409,655.94</text:p>
          </table:table-cell>
          <table:table-cell table:style-name="ce82" table:formula="of:=[.$B$9]*SUMPRODUCT([.$AG$13:.AG140];[.$T$13:.T140];[.$V$13:.V140];[.$AA$13:.AA140])" office:value-type="float" office:value="409655.936948038" calcext:value-type="float">
            <text:p>409,655.94</text:p>
          </table:table-cell>
          <table:table-cell table:style-name="ce82" table:formula="of:=ABS([.AB140]+[.AC140])" office:value-type="float" office:value="0" calcext:value-type="float">
            <text:p>0.00</text:p>
          </table:table-cell>
          <table:table-cell table:style-name="ce61" table:formula="of:=EXP([.AF140])" office:value-type="percentage" office:value="0.599483053680203" calcext:value-type="percentage">
            <text:p>59.948305%</text:p>
          </table:table-cell>
          <table:table-cell table:style-name="ce61" office:value-type="percentage" office:value="-0.511687572336613" calcext:value-type="percentage">
            <text:p>-51.168757%</text:p>
          </table:table-cell>
          <table:table-cell table:style-name="ce61" table:formula="of:=([.AE139]/[.AE140]-1)/[.T140]" office:value-type="percentage" office:value="0.00909885888088307" calcext:value-type="percentage">
            <text:p>0.909886%</text:p>
          </table:table-cell>
          <table:table-cell table:style-name="ce61" table:formula="of:=POWER([.AE140];-1/[.H140])-1" office:value-type="percentage" office:value="0.017785724737865" calcext:value-type="percentage">
            <text:p>1.77857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9Y3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1-09-04" calcext:value-type="date">
            <text:p>04/09/2051</text:p>
          </table:table-cell>
          <table:table-cell table:style-name="ce48" table:formula="of:=[.$G$124]+([.$G$144]-[.$G$124])/([.$F$144]-[.$F$124])*([.F141]-[.$F$124])" office:value-type="percentage" office:value="0.0180180120481928" calcext:value-type="percentage">
            <text:p>1.801801%</text:p>
          </table:table-cell>
          <table:table-cell table:style-name="ce41" table:formula="of:=CALC_YR_FRAC([.D141];[.F141];[.$H$12])" office:value-type="float" office:value="29.2821917808219" calcext:value-type="float">
            <text:p>29.282192</text:p>
          </table:table-cell>
          <table:table-cell/>
          <table:table-cell table:style-name="ce44"/>
          <table:table-cell table:number-columns-repeated="2"/>
          <table:table-cell table:style-name="ce67" table:formula="of:=[.N137]" office:value-type="date" office:date-value="2050-09-02" calcext:value-type="date">
            <text:p>02/09/2050</text:p>
          </table:table-cell>
          <table:table-cell table:style-name="ce67" table:formula="of:=[.F141]" office:value-type="date" office:date-value="2051-09-04" calcext:value-type="date">
            <text:p>04/09/205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41];[.N141];[.O141])" office:value-type="float" office:value="1.00555555555556" calcext:value-type="float">
            <text:p>1.005556</text:p>
          </table:table-cell>
          <table:table-cell table:style-name="ce67" table:formula="of:=[.R140]" office:value-type="date" office:date-value="2051-06-02" calcext:value-type="date">
            <text:p>02/06/2051</text:p>
          </table:table-cell>
          <table:table-cell table:style-name="ce67" table:formula="of:=[.F141]" office:value-type="date" office:date-value="2051-09-04" calcext:value-type="date">
            <text:p>04/09/205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41];[.R141];[.S141])" office:value-type="float" office:value="0.261111111111111" calcext:value-type="float">
            <text:p>0.261111</text:p>
          </table:table-cell>
          <table:table-cell table:style-name="ce61" table:formula="of:=LININTERP([$eur_ri_ester.$B$3:.$B$52];[$eur_ri_ester.$C$3:.$C$52];[.N141])" office:value-type="percentage" office:value="0.0169804679041096" calcext:value-type="percentage">
            <text:p>1.698047%</text:p>
          </table:table-cell>
          <table:table-cell table:style-name="ce61" table:formula="of:=1/(1+[.U141])^[.H141]" office:value-type="percentage" office:value="0.610760151675497" calcext:value-type="percentage">
            <text:p>61.076015%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82" table:formula="of:=-[.$B$9]*[.G141]*SUMPRODUCT([.$P$13:.P141];[.$V$13:.V141];[.$W$13:.W141])" office:value-type="float" office:value="-411411.581246189" calcext:value-type="float">
            <text:p>-411,411.58</text:p>
          </table:table-cell>
          <table:table-cell table:style-name="ce82" table:formula="of:=[.$B$9]*SUMPRODUCT([.$AG$13:.AG141];[.$T$13:.T141];[.$V$13:.V141];[.$AA$13:.AA141])" office:value-type="float" office:value="411411.581246189" calcext:value-type="float">
            <text:p>411,411.58</text:p>
          </table:table-cell>
          <table:table-cell table:style-name="ce82" table:formula="of:=ABS([.AB141]+[.AC141])" office:value-type="float" office:value="0" calcext:value-type="float">
            <text:p>0.00</text:p>
          </table:table-cell>
          <table:table-cell table:style-name="ce61" table:formula="of:=EXP([.AF141])" office:value-type="percentage" office:value="0.597764764924304" calcext:value-type="percentage">
            <text:p>59.776476%</text:p>
          </table:table-cell>
          <table:table-cell table:style-name="ce61" office:value-type="percentage" office:value="-0.514557972113458" calcext:value-type="percentage">
            <text:p>-51.455797%</text:p>
          </table:table-cell>
          <table:table-cell table:style-name="ce61" table:formula="of:=([.AE140]/[.AE141]-1)/[.T141]" office:value-type="percentage" office:value="0.0110088127100883" calcext:value-type="percentage">
            <text:p>1.100881%</text:p>
          </table:table-cell>
          <table:table-cell table:style-name="ce61" table:formula="of:=POWER([.AE141];-1/[.H141])-1" office:value-type="percentage" office:value="0.0177276885546784" calcext:value-type="percentage">
            <text:p>1.77276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9Y6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1-12-04" calcext:value-type="date">
            <text:p>04/12/2051</text:p>
          </table:table-cell>
          <table:table-cell table:style-name="ce48" table:formula="of:=[.$G$124]+([.$G$144]-[.$G$124])/([.$F$144]-[.$F$124])*([.F142]-[.$F$124])" office:value-type="percentage" office:value="0.0179686746987952" calcext:value-type="percentage">
            <text:p>1.796867%</text:p>
          </table:table-cell>
          <table:table-cell table:style-name="ce41" table:formula="of:=CALC_YR_FRAC([.D142];[.F142];[.$H$12])" office:value-type="float" office:value="29.5315068493151" calcext:value-type="float">
            <text:p>29.531507</text:p>
          </table:table-cell>
          <table:table-cell/>
          <table:table-cell table:style-name="ce44"/>
          <table:table-cell table:number-columns-repeated="2"/>
          <table:table-cell table:style-name="ce67" table:formula="of:=[.N138]" office:value-type="date" office:date-value="2050-12-02" calcext:value-type="date">
            <text:p>02/12/2050</text:p>
          </table:table-cell>
          <table:table-cell table:style-name="ce67" table:formula="of:=[.F142]" office:value-type="date" office:date-value="2051-12-04" calcext:value-type="date">
            <text:p>04/12/2051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42];[.N142];[.O142])" office:value-type="float" office:value="1.00555555555556" calcext:value-type="float">
            <text:p>1.005556</text:p>
          </table:table-cell>
          <table:table-cell table:style-name="ce67" table:formula="of:=[.R141]" office:value-type="date" office:date-value="2051-09-04" calcext:value-type="date">
            <text:p>04/09/2051</text:p>
          </table:table-cell>
          <table:table-cell table:style-name="ce67" table:formula="of:=[.F142]" office:value-type="date" office:date-value="2051-12-04" calcext:value-type="date">
            <text:p>04/12/2051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42];[.R142];[.S142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42])" office:value-type="percentage" office:value="0.0169473508849315" calcext:value-type="percentage">
            <text:p>1.694735%</text:p>
          </table:table-cell>
          <table:table-cell table:style-name="ce61" table:formula="of:=1/(1+[.U142])^[.H142]" office:value-type="percentage" office:value="0.608786765867795" calcext:value-type="percentage">
            <text:p>60.878677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2" table:formula="of:=-[.$B$9]*[.G142]*SUMPRODUCT([.$P$13:.P142];[.$V$13:.V142];[.$X$13:.X142])" office:value-type="float" office:value="-413079.379297619" calcext:value-type="float">
            <text:p>-413,079.38</text:p>
          </table:table-cell>
          <table:table-cell table:style-name="ce82" table:formula="of:=[.$B$9]*SUMPRODUCT([.$AG$13:.AG142];[.$T$13:.T142];[.$V$13:.V142];[.$AA$13:.AA142])" office:value-type="float" office:value="413079.37929762" calcext:value-type="float">
            <text:p>413,079.38</text:p>
          </table:table-cell>
          <table:table-cell table:style-name="ce82" table:formula="of:=ABS([.AB142]+[.AC142])" office:value-type="float" office:value="0" calcext:value-type="float">
            <text:p>0.00</text:p>
          </table:table-cell>
          <table:table-cell table:style-name="ce61" table:formula="of:=EXP([.AF142])" office:value-type="percentage" office:value="0.596131636155876" calcext:value-type="percentage">
            <text:p>59.613164%</text:p>
          </table:table-cell>
          <table:table-cell table:style-name="ce61" office:value-type="percentage" office:value="-0.51729377027075" calcext:value-type="percentage">
            <text:p>-51.729377%</text:p>
          </table:table-cell>
          <table:table-cell table:style-name="ce61" table:formula="of:=([.AE141]/[.AE142]-1)/[.T142]" office:value-type="percentage" office:value="0.0108377559618238" calcext:value-type="percentage">
            <text:p>1.083776%</text:p>
          </table:table-cell>
          <table:table-cell table:style-name="ce61" table:formula="of:=POWER([.AE142];-1/[.H142])-1" office:value-type="percentage" office:value="0.0176709903818639" calcext:value-type="percentage">
            <text:p>1.767099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29Y9M</text:p>
          </table:table-cell>
          <table:table-cell/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2-03-04" calcext:value-type="date">
            <text:p>04/03/2052</text:p>
          </table:table-cell>
          <table:table-cell table:style-name="ce48" table:formula="of:=[.$G$124]+([.$G$144]-[.$G$124])/([.$F$144]-[.$F$124])*([.F143]-[.$F$124])" office:value-type="percentage" office:value="0.0179193373493976" calcext:value-type="percentage">
            <text:p>1.791934%</text:p>
          </table:table-cell>
          <table:table-cell table:style-name="ce41" table:formula="of:=CALC_YR_FRAC([.D143];[.F143];[.$H$12])" office:value-type="float" office:value="29.7808219178082" calcext:value-type="float">
            <text:p>29.780822</text:p>
          </table:table-cell>
          <table:table-cell/>
          <table:table-cell table:style-name="ce44"/>
          <table:table-cell table:number-columns-repeated="2"/>
          <table:table-cell table:style-name="ce67" table:formula="of:=[.N139]" office:value-type="date" office:date-value="2051-03-02" calcext:value-type="date">
            <text:p>02/03/2051</text:p>
          </table:table-cell>
          <table:table-cell table:style-name="ce67" table:formula="of:=[.F143]" office:value-type="date" office:date-value="2052-03-04" calcext:value-type="date">
            <text:p>04/03/205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43];[.N143];[.O143])" office:value-type="float" office:value="1.00555555555556" calcext:value-type="float">
            <text:p>1.005556</text:p>
          </table:table-cell>
          <table:table-cell table:style-name="ce67" table:formula="of:=[.R142]" office:value-type="date" office:date-value="2051-12-04" calcext:value-type="date">
            <text:p>04/12/2051</text:p>
          </table:table-cell>
          <table:table-cell table:style-name="ce67" table:formula="of:=[.F143]" office:value-type="date" office:date-value="2052-03-04" calcext:value-type="date">
            <text:p>04/03/205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43];[.R143];[.S143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43])" office:value-type="percentage" office:value="0.0169142338657534" calcext:value-type="percentage">
            <text:p>1.691423%</text:p>
          </table:table-cell>
          <table:table-cell table:style-name="ce61" table:formula="of:=1/(1+[.U143])^[.H143]" office:value-type="percentage" office:value="0.606829628729036" calcext:value-type="percentage">
            <text:p>60.682963%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2" table:formula="of:=-[.$B$9]*[.G143]*SUMPRODUCT([.$P$13:.P143];[.$V$13:.V143];[.$Y$13:.Y143])" office:value-type="float" office:value="-414670.093401227" calcext:value-type="float">
            <text:p>-414,670.09</text:p>
          </table:table-cell>
          <table:table-cell table:style-name="ce82" table:formula="of:=[.$B$9]*SUMPRODUCT([.$AG$13:.AG143];[.$T$13:.T143];[.$V$13:.V143];[.$AA$13:.AA143])" office:value-type="float" office:value="414670.093401228" calcext:value-type="float">
            <text:p>414,670.09</text:p>
          </table:table-cell>
          <table:table-cell table:style-name="ce82" table:formula="of:=ABS([.AB143]+[.AC143])" office:value-type="float" office:value="0" calcext:value-type="float">
            <text:p>0.00</text:p>
          </table:table-cell>
          <table:table-cell table:style-name="ce61" table:formula="of:=EXP([.AF143])" office:value-type="percentage" office:value="0.594573050858045" calcext:value-type="percentage">
            <text:p>59.457305%</text:p>
          </table:table-cell>
          <table:table-cell table:style-name="ce61" office:value-type="percentage" office:value="-0.519911692590161" calcext:value-type="percentage">
            <text:p>-51.991169%</text:p>
          </table:table-cell>
          <table:table-cell table:style-name="ce61" table:formula="of:=([.AE142]/[.AE143]-1)/[.T143]" office:value-type="percentage" office:value="0.0103701840145081" calcext:value-type="percentage">
            <text:p>1.037018%</text:p>
          </table:table-cell>
          <table:table-cell table:style-name="ce61" table:formula="of:=POWER([.AE143];-1/[.H143])-1" office:value-type="percentage" office:value="0.0176112167776255" calcext:value-type="percentage">
            <text:p>1.761122%</text:p>
          </table:table-cell>
          <table:table-cell table:style-name="ce61" table:number-columns-repeated="2"/>
          <table:table-cell table:number-columns-repeated="16348"/>
        </table:table-row>
        <table:table-row table:style-name="ro1">
          <table:table-cell table:style-name="ce4" office:value-type="string" calcext:value-type="string">
            <text:p>30Y</text:p>
          </table:table-cell>
          <table:table-cell office:value-type="string" calcext:value-type="string">
            <text:p>EUR_ESTCRV_3M</text:p>
          </table:table-cell>
          <table:table-cell table:style-name="ce4" office:value-type="string" calcext:value-type="string">
            <text:p>swap</text:p>
          </table:table-cell>
          <table:table-cell table:style-name="ce54" table:formula="of:=[.$B$6]" office:value-type="date" office:date-value="2022-05-31" calcext:value-type="date">
            <text:p>31/05/2022</text:p>
          </table:table-cell>
          <table:table-cell table:style-name="ce54" table:formula="of:=[.$B$7]" office:value-type="date" office:date-value="2022-06-02" calcext:value-type="date">
            <text:p>02/06/2022</text:p>
          </table:table-cell>
          <table:table-cell table:style-name="ce54" office:value-type="date" office:date-value="2052-06-03" calcext:value-type="date">
            <text:p>03/06/2052</text:p>
          </table:table-cell>
          <table:table-cell table:style-name="ce61" office:value-type="percentage" office:value="0.01787" calcext:value-type="percentage">
            <text:p>1.787000%</text:p>
          </table:table-cell>
          <table:table-cell table:style-name="ce41" table:formula="of:=CALC_YR_FRAC([.D144];[.F144];[.$H$12])" office:value-type="float" office:value="30.0301369863014" calcext:value-type="float">
            <text:p>30.030137</text:p>
          </table:table-cell>
          <table:table-cell/>
          <table:table-cell table:style-name="ce44"/>
          <table:table-cell table:number-columns-repeated="2"/>
          <table:table-cell table:style-name="ce67" table:formula="of:=[.N140]" office:value-type="date" office:date-value="2051-06-02" calcext:value-type="date">
            <text:p>02/06/2051</text:p>
          </table:table-cell>
          <table:table-cell table:style-name="ce67" table:formula="of:=[.F144]" office:value-type="date" office:date-value="2052-06-03" calcext:value-type="date">
            <text:p>03/06/2052</text:p>
          </table:table-cell>
          <table:table-cell table:style-name="ce44" office:value-type="string" calcext:value-type="string">
            <text:p>U30_360</text:p>
          </table:table-cell>
          <table:table-cell table:style-name="ce41" table:formula="of:=CALC_YR_FRAC([.M144];[.N144];[.O144])" office:value-type="float" office:value="1.00277777777778" calcext:value-type="float">
            <text:p>1.002778</text:p>
          </table:table-cell>
          <table:table-cell table:style-name="ce67" table:formula="of:=[.R143]" office:value-type="date" office:date-value="2052-03-04" calcext:value-type="date">
            <text:p>04/03/2052</text:p>
          </table:table-cell>
          <table:table-cell table:style-name="ce67" table:formula="of:=[.F144]" office:value-type="date" office:date-value="2052-06-03" calcext:value-type="date">
            <text:p>03/06/2052</text:p>
          </table:table-cell>
          <table:table-cell table:style-name="ce4" office:value-type="string" calcext:value-type="string">
            <text:p>ACT_360</text:p>
          </table:table-cell>
          <table:table-cell table:style-name="ce41" table:formula="of:=CALC_YR_FRAC([.Q144];[.R144];[.S144])" office:value-type="float" office:value="0.252777777777778" calcext:value-type="float">
            <text:p>0.252778</text:p>
          </table:table-cell>
          <table:table-cell table:style-name="ce61" table:formula="of:=LININTERP([$eur_ri_ester.$B$3:.$B$52];[$eur_ri_ester.$C$3:.$C$52];[.N144])" office:value-type="percentage" office:value="0.0168811168465753" calcext:value-type="percentage">
            <text:p>1.688112%</text:p>
          </table:table-cell>
          <table:table-cell table:style-name="ce61" table:formula="of:=1/(1+[.U144])^[.H144]" office:value-type="percentage" office:value="0.604888624923246" calcext:value-type="percentage">
            <text:p>60.488862%</text:p>
          </table:table-cell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2" table:formula="of:=-[.$B$9]*[.G144]*SUMPRODUCT([.$P$13:.P144];[.$V$13:.V144];[.$Z$13:.Z144])" office:value-type="float" office:value="-415984.183766726" calcext:value-type="float">
            <text:p>-415,984.18</text:p>
          </table:table-cell>
          <table:table-cell table:style-name="ce82" table:formula="of:=[.$B$9]*SUMPRODUCT([.$AG$13:.AG144];[.$T$13:.T144];[.$V$13:.V144];[.$AA$13:.AA144])" office:value-type="float" office:value="415984.183766728" calcext:value-type="float">
            <text:p>415,984.18</text:p>
          </table:table-cell>
          <table:table-cell table:style-name="ce82" table:formula="of:=ABS([.AB144]+[.AC144])" office:value-type="float" office:value="0" calcext:value-type="float">
            <text:p>0.00</text:p>
          </table:table-cell>
          <table:table-cell table:style-name="ce61" table:formula="of:=EXP([.AF144])" office:value-type="percentage" office:value="0.593284170590747" calcext:value-type="percentage">
            <text:p>59.328417%</text:p>
          </table:table-cell>
          <table:table-cell table:style-name="ce61" office:value-type="percentage" office:value="-0.522081786351997" calcext:value-type="percentage">
            <text:p>-52.208179%</text:p>
          </table:table-cell>
          <table:table-cell table:style-name="ce61" table:formula="of:=([.AE143]/[.AE144]-1)/[.T144]" office:value-type="percentage" office:value="0.00859430816505829" calcext:value-type="percentage">
            <text:p>0.859431%</text:p>
          </table:table-cell>
          <table:table-cell table:style-name="ce61" table:formula="of:=POWER([.AE144];-1/[.H144])-1" office:value-type="percentage" office:value="0.0175372648197127" calcext:value-type="percentage">
            <text:p>1.753726%</text:p>
          </table:table-cell>
          <table:table-cell table:style-name="ce61" office:value-type="percentage" office:value="0.593231259" calcext:value-type="percentage">
            <text:p>59.323126%</text:p>
          </table:table-cell>
          <table:table-cell table:style-name="ce61" office:value-type="percentage" office:value="0.017540287" calcext:value-type="percentage">
            <text:p>1.754029%</text:p>
          </table:table-cell>
          <table:table-cell table:style-name="ce113" table:formula="of:=([.AJ144]-[.AH144])*10000" office:value-type="float" office:value="0.0302218028726264" calcext:value-type="float">
            <text:p>0.03 bps</text:p>
          </table:table-cell>
          <table:table-cell table:number-columns-repeated="16347"/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67" table:number-columns-repeated="2"/>
          <table:table-cell table:style-name="ce44"/>
          <table:table-cell table:style-name="ce41"/>
          <table:table-cell table:style-name="ce67" table:number-columns-repeated="2"/>
          <table:table-cell table:style-name="ce4"/>
          <table:table-cell table:style-name="ce41"/>
          <table:table-cell table:number-columns-repeated="2"/>
          <table:table-cell table:style-name="ce4"/>
          <table:table-cell table:number-columns-repeated="4"/>
          <table:table-cell table:style-name="ce82"/>
          <table:table-cell/>
          <table:table-cell table:style-name="ce82"/>
          <table:table-cell table:number-columns-repeated="16354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solver_adj" table:base-cell-address="$calc.$A$1" table:cell-range-address=".$AF$19"/>
          <table:named-expression table:name="solver_bbd" table:base-cell-address="$calc.$A$1" table:expression="1"/>
          <table:named-expression table:name="solver_eng" table:base-cell-address="$calc.$A$1" table:expression="1"/>
          <table:named-expression table:name="solver_eps" table:base-cell-address="$calc.$A$1" table:expression="0"/>
          <table:named-expression table:name="solver_int" table:base-cell-address="$calc.$A$1" table:expression="0"/>
          <table:named-range table:name="solver_lhs1" table:base-cell-address="$calc.$A$1" table:cell-range-address=".$AF$19"/>
          <table:named-expression table:name="solver_lo_eng" table:base-cell-address="$calc.$A$1" table:expression="&quot;com.sun.star.comp.Calc.SwarmSolver&quot;"/>
          <table:named-expression table:name="solver_neg" table:base-cell-address="$calc.$A$1" table:expression="2"/>
          <table:named-expression table:name="solver_num" table:base-cell-address="$calc.$A$1" table:expression="1"/>
          <table:named-range table:name="solver_opt" table:base-cell-address="$calc.$A$1" table:cell-range-address=".$AD$19"/>
          <table:named-expression table:name="solver_rel1" table:base-cell-address="$calc.$A$1" table:expression="3"/>
          <table:named-expression table:name="solver_rhs1" table:base-cell-address="$calc.$A$1" table:expression="1E-020"/>
          <table:named-expression table:name="solver_tim" table:base-cell-address="$calc.$A$1" table:expression="60000"/>
          <table:named-expression table:name="solver_typ" table:base-cell-address="$calc.$A$1" table:expression="2"/>
        </table:named-expressions>
      </table:table>
      <table:table table:name="eur_ri_ester" table:style-name="ta2">
        <table:table-column table:style-name="co3" table:number-columns-repeated="2" table:default-cell-style-name="ce1"/>
        <table:table-column table:style-name="co3" table:default-cell-style-name="ce61"/>
        <table:table-column table:style-name="co3" table:number-columns-repeated="16381" table:default-cell-style-name="ce1"/>
        <table:table-row table:style-name="ro3">
          <table:table-cell table:style-name="ce97" office:value-type="string" calcext:value-type="string">
            <text:p>tenor</text:p>
          </table:table-cell>
          <table:table-cell table:style-name="ce97" office:value-type="string" calcext:value-type="string">
            <text:p>maturity</text:p>
          </table:table-cell>
          <table:table-cell table:style-name="ce102" office:value-type="string" calcext:value-type="string">
            <text:p>Murex zero rate</text:p>
          </table:table-cell>
          <table:table-cell table:number-columns-repeated="16381"/>
        </table:table-row>
        <table:table-row table:style-name="ro1">
          <table:table-cell table:number-columns-repeated="2" table:style-name="ce98" office:value-type="string" calcext:value-type="string">
            <text:p> </text:p>
          </table:table-cell>
          <table:table-cell table:style-name="ce103" office:value-type="string" calcext:value-type="string">
            <text:p> 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O/N</text:p>
          </table:table-cell>
          <table:table-cell table:style-name="ce54" office:value-type="date" office:date-value="2022-06-01" calcext:value-type="date">
            <text:p>01/06/2022</text:p>
          </table:table-cell>
          <table:table-cell table:style-name="ce104" office:value-type="percentage" office:value="-0.005923822" calcext:value-type="percentage">
            <text:p>-0.592382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W</text:p>
          </table:table-cell>
          <table:table-cell table:style-name="ce54" office:value-type="date" office:date-value="2022-06-13" calcext:value-type="date">
            <text:p>13/06/2022</text:p>
          </table:table-cell>
          <table:table-cell table:style-name="ce104" office:value-type="percentage" office:value="-0.005792316" calcext:value-type="percentage">
            <text:p>-0.579232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W</text:p>
          </table:table-cell>
          <table:table-cell table:style-name="ce54" office:value-type="date" office:date-value="2022-06-20" calcext:value-type="date">
            <text:p>20/06/2022</text:p>
          </table:table-cell>
          <table:table-cell table:style-name="ce104" office:value-type="percentage" office:value="-0.006025203" calcext:value-type="percentage">
            <text:p>-0.602520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M</text:p>
          </table:table-cell>
          <table:table-cell table:style-name="ce54" office:value-type="date" office:date-value="2022-07-06" calcext:value-type="date">
            <text:p>06/07/2022</text:p>
          </table:table-cell>
          <table:table-cell table:style-name="ce104" office:value-type="percentage" office:value="-0.005763766" calcext:value-type="percentage">
            <text:p>-0.576377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M</text:p>
          </table:table-cell>
          <table:table-cell table:style-name="ce54" office:value-type="date" office:date-value="2022-08-04" calcext:value-type="date">
            <text:p>04/08/2022</text:p>
          </table:table-cell>
          <table:table-cell table:style-name="ce104" office:value-type="percentage" office:value="-0.005434585" calcext:value-type="percentage">
            <text:p>-0.543459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3M</text:p>
          </table:table-cell>
          <table:table-cell table:style-name="ce54" office:value-type="date" office:date-value="2022-09-06" calcext:value-type="date">
            <text:p>06/09/2022</text:p>
          </table:table-cell>
          <table:table-cell table:style-name="ce104" office:value-type="percentage" office:value="-0.004342476" calcext:value-type="percentage">
            <text:p>-0.434248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4M</text:p>
          </table:table-cell>
          <table:table-cell table:style-name="ce54" office:value-type="date" office:date-value="2022-10-05" calcext:value-type="date">
            <text:p>05/10/2022</text:p>
          </table:table-cell>
          <table:table-cell table:style-name="ce104" office:value-type="percentage" office:value="-0.003381751" calcext:value-type="percentage">
            <text:p>-0.338175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5M</text:p>
          </table:table-cell>
          <table:table-cell table:style-name="ce54" office:value-type="date" office:date-value="2022-11-04" calcext:value-type="date">
            <text:p>04/11/2022</text:p>
          </table:table-cell>
          <table:table-cell table:style-name="ce104" office:value-type="percentage" office:value="-0.002524381" calcext:value-type="percentage">
            <text:p>-0.252438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6M</text:p>
          </table:table-cell>
          <table:table-cell table:style-name="ce54" office:value-type="date" office:date-value="2022-12-06" calcext:value-type="date">
            <text:p>06/12/2022</text:p>
          </table:table-cell>
          <table:table-cell table:style-name="ce104" office:value-type="percentage" office:value="-0.0014312" calcext:value-type="percentage">
            <text:p>-0.143120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7M</text:p>
          </table:table-cell>
          <table:table-cell table:style-name="ce54" office:value-type="date" office:date-value="2023-01-04" calcext:value-type="date">
            <text:p>04/01/2023</text:p>
          </table:table-cell>
          <table:table-cell table:style-name="ce104" office:value-type="percentage" office:value="-0.000621764" calcext:value-type="percentage">
            <text:p>-0.062176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8M</text:p>
          </table:table-cell>
          <table:table-cell table:style-name="ce54" office:value-type="date" office:date-value="2023-02-06" calcext:value-type="date">
            <text:p>06/02/2023</text:p>
          </table:table-cell>
          <table:table-cell table:style-name="ce104" office:value-type="percentage" office:value="0.000300049" calcext:value-type="percentage">
            <text:p>0.030005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9M</text:p>
          </table:table-cell>
          <table:table-cell table:style-name="ce54" office:value-type="date" office:date-value="2023-03-06" calcext:value-type="date">
            <text:p>06/03/2023</text:p>
          </table:table-cell>
          <table:table-cell table:style-name="ce104" office:value-type="percentage" office:value="0.001062292" calcext:value-type="percentage">
            <text:p>0.106229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0M</text:p>
          </table:table-cell>
          <table:table-cell table:style-name="ce54" office:value-type="date" office:date-value="2023-04-05" calcext:value-type="date">
            <text:p>05/04/2023</text:p>
          </table:table-cell>
          <table:table-cell table:style-name="ce104" office:value-type="percentage" office:value="0.001847142" calcext:value-type="percentage">
            <text:p>0.18471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1M</text:p>
          </table:table-cell>
          <table:table-cell table:style-name="ce54" office:value-type="date" office:date-value="2023-05-04" calcext:value-type="date">
            <text:p>04/05/2023</text:p>
          </table:table-cell>
          <table:table-cell table:style-name="ce104" office:value-type="percentage" office:value="0.002575017" calcext:value-type="percentage">
            <text:p>0.257502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Y</text:p>
          </table:table-cell>
          <table:table-cell table:style-name="ce54" office:value-type="date" office:date-value="2023-06-06" calcext:value-type="date">
            <text:p>06/06/2023</text:p>
          </table:table-cell>
          <table:table-cell table:style-name="ce104" office:value-type="percentage" office:value="0.003388735" calcext:value-type="percentage">
            <text:p>0.33887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5M</text:p>
          </table:table-cell>
          <table:table-cell table:style-name="ce54" office:value-type="date" office:date-value="2023-09-06" calcext:value-type="date">
            <text:p>06/09/2023</text:p>
          </table:table-cell>
          <table:table-cell table:style-name="ce104" office:value-type="percentage" office:value="0.005310439" calcext:value-type="percentage">
            <text:p>0.53104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8M</text:p>
          </table:table-cell>
          <table:table-cell table:style-name="ce54" office:value-type="date" office:date-value="2023-12-06" calcext:value-type="date">
            <text:p>06/12/2023</text:p>
          </table:table-cell>
          <table:table-cell table:style-name="ce104" office:value-type="percentage" office:value="0.006834051" calcext:value-type="percentage">
            <text:p>0.683405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1M</text:p>
          </table:table-cell>
          <table:table-cell table:style-name="ce54" office:value-type="date" office:date-value="2024-03-06" calcext:value-type="date">
            <text:p>06/03/2024</text:p>
          </table:table-cell>
          <table:table-cell table:style-name="ce104" office:value-type="percentage" office:value="0.007867739" calcext:value-type="percentage">
            <text:p>0.78677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Y</text:p>
          </table:table-cell>
          <table:table-cell table:style-name="ce54" office:value-type="date" office:date-value="2024-06-05" calcext:value-type="date">
            <text:p>05/06/2024</text:p>
          </table:table-cell>
          <table:table-cell table:style-name="ce104" office:value-type="percentage" office:value="0.008908685" calcext:value-type="percentage">
            <text:p>0.890869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3Y</text:p>
          </table:table-cell>
          <table:table-cell table:style-name="ce54" office:value-type="date" office:date-value="2025-06-04" calcext:value-type="date">
            <text:p>04/06/2025</text:p>
          </table:table-cell>
          <table:table-cell table:style-name="ce104" office:value-type="percentage" office:value="0.010839048" calcext:value-type="percentage">
            <text:p>1.083905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4Y</text:p>
          </table:table-cell>
          <table:table-cell table:style-name="ce54" office:value-type="date" office:date-value="2026-06-04" calcext:value-type="date">
            <text:p>04/06/2026</text:p>
          </table:table-cell>
          <table:table-cell table:style-name="ce104" office:value-type="percentage" office:value="0.012005723" calcext:value-type="percentage">
            <text:p>1.200572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5Y</text:p>
          </table:table-cell>
          <table:table-cell table:style-name="ce54" office:value-type="date" office:date-value="2027-06-04" calcext:value-type="date">
            <text:p>04/06/2027</text:p>
          </table:table-cell>
          <table:table-cell table:style-name="ce104" office:value-type="percentage" office:value="0.012868977" calcext:value-type="percentage">
            <text:p>1.286898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6Y</text:p>
          </table:table-cell>
          <table:table-cell table:style-name="ce54" office:value-type="date" office:date-value="2028-06-06" calcext:value-type="date">
            <text:p>06/06/2028</text:p>
          </table:table-cell>
          <table:table-cell table:style-name="ce104" office:value-type="percentage" office:value="0.013537111" calcext:value-type="percentage">
            <text:p>1.353711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7Y</text:p>
          </table:table-cell>
          <table:table-cell table:style-name="ce54" office:value-type="date" office:date-value="2029-06-06" calcext:value-type="date">
            <text:p>06/06/2029</text:p>
          </table:table-cell>
          <table:table-cell table:style-name="ce104" office:value-type="percentage" office:value="0.014150828" calcext:value-type="percentage">
            <text:p>1.415083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8Y</text:p>
          </table:table-cell>
          <table:table-cell table:style-name="ce54" office:value-type="date" office:date-value="2030-06-05" calcext:value-type="date">
            <text:p>05/06/2030</text:p>
          </table:table-cell>
          <table:table-cell table:style-name="ce104" office:value-type="percentage" office:value="0.014822783" calcext:value-type="percentage">
            <text:p>1.482278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9Y</text:p>
          </table:table-cell>
          <table:table-cell table:style-name="ce54" office:value-type="date" office:date-value="2031-06-04" calcext:value-type="date">
            <text:p>04/06/2031</text:p>
          </table:table-cell>
          <table:table-cell table:style-name="ce104" office:value-type="percentage" office:value="0.01548414" calcext:value-type="percentage">
            <text:p>1.54841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0Y</text:p>
          </table:table-cell>
          <table:table-cell table:style-name="ce54" office:value-type="date" office:date-value="2032-06-04" calcext:value-type="date">
            <text:p>04/06/2032</text:p>
          </table:table-cell>
          <table:table-cell table:style-name="ce104" office:value-type="percentage" office:value="0.016135267" calcext:value-type="percentage">
            <text:p>1.613527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1Y</text:p>
          </table:table-cell>
          <table:table-cell table:style-name="ce54" office:value-type="date" office:date-value="2033-06-06" calcext:value-type="date">
            <text:p>06/06/2033</text:p>
          </table:table-cell>
          <table:table-cell table:style-name="ce104" office:value-type="percentage" office:value="0.016768932" calcext:value-type="percentage">
            <text:p>1.676893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2Y</text:p>
          </table:table-cell>
          <table:table-cell table:style-name="ce54" office:value-type="date" office:date-value="2034-06-06" calcext:value-type="date">
            <text:p>06/06/2034</text:p>
          </table:table-cell>
          <table:table-cell table:style-name="ce104" office:value-type="percentage" office:value="0.017308897" calcext:value-type="percentage">
            <text:p>1.730890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3Y</text:p>
          </table:table-cell>
          <table:table-cell table:style-name="ce54" office:value-type="date" office:date-value="2035-06-06" calcext:value-type="date">
            <text:p>06/06/2035</text:p>
          </table:table-cell>
          <table:table-cell table:style-name="ce104" office:value-type="percentage" office:value="0.017766291" calcext:value-type="percentage">
            <text:p>1.776629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4Y</text:p>
          </table:table-cell>
          <table:table-cell table:style-name="ce54" office:value-type="date" office:date-value="2036-06-04" calcext:value-type="date">
            <text:p>04/06/2036</text:p>
          </table:table-cell>
          <table:table-cell table:style-name="ce104" office:value-type="percentage" office:value="0.018139417" calcext:value-type="percentage">
            <text:p>1.813942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5Y</text:p>
          </table:table-cell>
          <table:table-cell table:style-name="ce54" office:value-type="date" office:date-value="2037-06-04" calcext:value-type="date">
            <text:p>04/06/2037</text:p>
          </table:table-cell>
          <table:table-cell table:style-name="ce104" office:value-type="percentage" office:value="0.018393226" calcext:value-type="percentage">
            <text:p>1.839323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6Y</text:p>
          </table:table-cell>
          <table:table-cell table:style-name="ce54" office:value-type="date" office:date-value="2038-06-04" calcext:value-type="date">
            <text:p>04/06/2038</text:p>
          </table:table-cell>
          <table:table-cell table:style-name="ce104" office:value-type="percentage" office:value="0.01855079" calcext:value-type="percentage">
            <text:p>1.855079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7Y</text:p>
          </table:table-cell>
          <table:table-cell table:style-name="ce54" office:value-type="date" office:date-value="2039-06-06" calcext:value-type="date">
            <text:p>06/06/2039</text:p>
          </table:table-cell>
          <table:table-cell table:style-name="ce104" office:value-type="percentage" office:value="0.018603265" calcext:value-type="percentage">
            <text:p>1.860327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8Y</text:p>
          </table:table-cell>
          <table:table-cell table:style-name="ce54" office:value-type="date" office:date-value="2040-06-06" calcext:value-type="date">
            <text:p>06/06/2040</text:p>
          </table:table-cell>
          <table:table-cell table:style-name="ce104" office:value-type="percentage" office:value="0.018572485" calcext:value-type="percentage">
            <text:p>1.857248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19Y</text:p>
          </table:table-cell>
          <table:table-cell table:style-name="ce54" office:value-type="date" office:date-value="2041-06-05" calcext:value-type="date">
            <text:p>05/06/2041</text:p>
          </table:table-cell>
          <table:table-cell table:style-name="ce104" office:value-type="percentage" office:value="0.018495595" calcext:value-type="percentage">
            <text:p>1.849560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0Y</text:p>
          </table:table-cell>
          <table:table-cell table:style-name="ce54" office:value-type="date" office:date-value="2042-06-04" calcext:value-type="date">
            <text:p>04/06/2042</text:p>
          </table:table-cell>
          <table:table-cell table:style-name="ce104" office:value-type="percentage" office:value="0.018395936" calcext:value-type="percentage">
            <text:p>1.83959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1Y</text:p>
          </table:table-cell>
          <table:table-cell table:style-name="ce54" office:value-type="date" office:date-value="2043-06-04" calcext:value-type="date">
            <text:p>04/06/2043</text:p>
          </table:table-cell>
          <table:table-cell table:style-name="ce104" office:value-type="percentage" office:value="0.018255495" calcext:value-type="percentage">
            <text:p>1.825550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2Y</text:p>
          </table:table-cell>
          <table:table-cell table:style-name="ce54" office:value-type="date" office:date-value="2044-06-06" calcext:value-type="date">
            <text:p>06/06/2044</text:p>
          </table:table-cell>
          <table:table-cell table:style-name="ce104" office:value-type="percentage" office:value="0.018103264" calcext:value-type="percentage">
            <text:p>1.810326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3Y</text:p>
          </table:table-cell>
          <table:table-cell table:style-name="ce54" office:value-type="date" office:date-value="2045-06-06" calcext:value-type="date">
            <text:p>06/06/2045</text:p>
          </table:table-cell>
          <table:table-cell table:style-name="ce104" office:value-type="percentage" office:value="0.017953172" calcext:value-type="percentage">
            <text:p>1.795317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4Y</text:p>
          </table:table-cell>
          <table:table-cell table:style-name="ce54" office:value-type="date" office:date-value="2046-06-06" calcext:value-type="date">
            <text:p>06/06/2046</text:p>
          </table:table-cell>
          <table:table-cell table:style-name="ce104" office:value-type="percentage" office:value="0.017804839" calcext:value-type="percentage">
            <text:p>1.780484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5Y</text:p>
          </table:table-cell>
          <table:table-cell table:style-name="ce54" office:value-type="date" office:date-value="2047-06-05" calcext:value-type="date">
            <text:p>05/06/2047</text:p>
          </table:table-cell>
          <table:table-cell table:style-name="ce104" office:value-type="percentage" office:value="0.017656573" calcext:value-type="percentage">
            <text:p>1.765657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6Y</text:p>
          </table:table-cell>
          <table:table-cell table:style-name="ce54" office:value-type="date" office:date-value="2048-06-04" calcext:value-type="date">
            <text:p>04/06/2048</text:p>
          </table:table-cell>
          <table:table-cell table:style-name="ce104" office:value-type="percentage" office:value="0.017482057" calcext:value-type="percentage">
            <text:p>1.748206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7Y</text:p>
          </table:table-cell>
          <table:table-cell table:style-name="ce54" office:value-type="date" office:date-value="2049-06-04" calcext:value-type="date">
            <text:p>04/06/2049</text:p>
          </table:table-cell>
          <table:table-cell table:style-name="ce104" office:value-type="percentage" office:value="0.017321278" calcext:value-type="percentage">
            <text:p>1.732128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8Y</text:p>
          </table:table-cell>
          <table:table-cell table:style-name="ce54" office:value-type="date" office:date-value="2050-06-06" calcext:value-type="date">
            <text:p>06/06/2050</text:p>
          </table:table-cell>
          <table:table-cell table:style-name="ce104" office:value-type="percentage" office:value="0.017160056" calcext:value-type="percentage">
            <text:p>1.716006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29Y</text:p>
          </table:table-cell>
          <table:table-cell table:style-name="ce54" office:value-type="date" office:date-value="2051-06-06" calcext:value-type="date">
            <text:p>06/06/2051</text:p>
          </table:table-cell>
          <table:table-cell table:style-name="ce104" office:value-type="percentage" office:value="0.017013221" calcext:value-type="percentage">
            <text:p>1.701322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30Y</text:p>
          </table:table-cell>
          <table:table-cell table:style-name="ce54" office:value-type="date" office:date-value="2052-06-05" calcext:value-type="date">
            <text:p>05/06/2052</text:p>
          </table:table-cell>
          <table:table-cell table:style-name="ce104" office:value-type="percentage" office:value="0.016880389" calcext:value-type="percentage">
            <text:p>1.688039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40Y</text:p>
          </table:table-cell>
          <table:table-cell table:style-name="ce54" office:value-type="date" office:date-value="2062-06-06" calcext:value-type="date">
            <text:p>06/06/2062</text:p>
          </table:table-cell>
          <table:table-cell table:style-name="ce104" office:value-type="percentage" office:value="0.016060064" calcext:value-type="percentage">
            <text:p>1.606006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50Y</text:p>
          </table:table-cell>
          <table:table-cell table:style-name="ce54" office:value-type="date" office:date-value="2072-06-06" calcext:value-type="date">
            <text:p>06/06/2072</text:p>
          </table:table-cell>
          <table:table-cell table:style-name="ce104" office:value-type="percentage" office:value="0.015355933" calcext:value-type="percentage">
            <text:p>1.535593%</text:p>
          </table:table-cell>
          <table:table-cell table:number-columns-repeated="16381"/>
        </table:table-row>
        <table:table-row table:style-name="ro1">
          <table:table-cell table:style-name="ce99" office:value-type="string" calcext:value-type="string">
            <text:p>60Y</text:p>
          </table:table-cell>
          <table:table-cell table:style-name="ce54" office:value-type="date" office:date-value="2082-06-04" calcext:value-type="date">
            <text:p>04/06/2082</text:p>
          </table:table-cell>
          <table:table-cell table:style-name="ce104" office:value-type="percentage" office:value="0.015425264" calcext:value-type="percentage">
            <text:p>1.542526%</text:p>
          </table:table-cell>
          <table:table-cell table:number-columns-repeated="16381"/>
        </table:table-row>
        <table:table-row table:style-name="ro1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3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19">
          <table:table-cell table:style-name="ce100"/>
          <table:table-cell table:style-name="ce101"/>
          <table:table-cell table:style-name="ce105"/>
          <table:table-cell table:number-columns-repeated="16381"/>
        </table:table-row>
        <table:table-row table:style-name="ro1">
          <table:table-cell table:style-name="ce100" table:number-columns-repeated="2"/>
          <table:table-cell table:style-name="ce105"/>
          <table:table-cell table:number-columns-repeated="16381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percentage-style style:name="N130">
      <number:number number:decimal-places="8" number:min-decimal-places="8" number:min-integer-digits="1"/>
      <number:text>%</number:text>
    </number:percentage-style>
    <number:percentage-style style:name="N131">
      <number:number number:decimal-places="6" number:min-decimal-places="6" number:min-integer-digits="1"/>
      <number:text>%</number:text>
    </number:percentage-style>
    <number:number-style style:name="N132">
      <number:number number:decimal-places="6" number:min-decimal-places="6" number:min-integer-digits="1"/>
    </number:number-style>
    <number:percentage-style style:name="N133">
      <number:number number:decimal-places="3" number:min-decimal-places="3" number:min-integer-digits="1"/>
      <number:text>%</number:text>
    </number:percentage-style>
    <number:number-style style:name="N134">
      <number:number number:decimal-places="2" number:min-decimal-places="2" number:min-integer-digits="1"/>
      <number:text> bp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5:34:52.458786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07:45:42.641943132</meta:creation-date>
    <meta:generator>LibreOffice/7.6.3.2$Linux_X86_64 LibreOffice_project/4fe86607b5ac922e55f140471fda9b60bdaa980d</meta:generator>
    <dc:date>2024-01-07T18:01:34.960528059</dc:date>
    <meta:editing-duration>PT9H13M3S</meta:editing-duration>
    <meta:editing-cycles>125</meta:editing-cycles>
    <meta:document-statistic meta:table-count="2" meta:cell-count="3731" meta:object-count="2"/>
  </office:meta>
</office:document-meta>
</file>

<file path=Basic/Standard/fin_dates.xml><?xml version="1.0" encoding="utf-8"?>
<!DOCTYPE module  PUBLIC '-//OpenOffice.org//DTD OfficeDocument 1.0//EN'  'module.dtd'>
<script:module xmlns:script="http://openoffice.org/2000/script" script:name="fin_dates" script:language="StarBasic" script:moduleType="normal">Public Function calc_yr_frac(start_date As Date, end_date As Date, dcm As String) As Double
	' Calculate year fraction between two dates using a specific day-count method.

	' build-in LibreOffice functions
	Dim oFunctionAccess : LO = createUnoService("com.sun.star.sheet.FunctionAccess") 
	
	' define variables
	Dim d1 As Integer
	Dim m1 As Integer
	Dim y1 As Integer
	Dim d2 As Integer
	Dim m2 As Integer
	Dim y2 As Integer
	
	' ACT / 360
	If dcm = "ACT_360" Then	
		calc_yr_frac = (end_date - start_date) / 360
	' ACT / 365
	ElseIf dcm = "ACT_365" Then
		calc_yr_frac = (end_date - start_date) / 365
	' 30 / 360
	ElseIf dcm = "U30_360" Then
		
		' decompose the start date
		d1 = Day(start_date)
		m1 = Month(start_date)
		y1 = Year(start_date)

		' decompose the end date
		d2 = Day(end_date)
		m2 = Month(end_date)
		y2 = Year(end_date)

		' calculate year fraction
		If ((d1 = d2) Or (d1 = 31)) And (d2 = 31) Then
			d2 = 30
		End If

		If (d1 = 31) Then
			d1 = 30
		End If

		calc_yr_frac = (360 * (y2 - y1) + 30 * (m2 - m1) + (d2 - d1)) / 360
	
	' unsupported day-count method
	Else
	
	
		MsgBox("'" &amp; dcm &amp; "' is not a supported day-count method.")
		calc_yr_frac = -1.0
	
	End If	

End Function
</script:module>
</file>

<file path=Basic/Standard/goal_seek.xml><?xml version="1.0" encoding="utf-8"?>
<!DOCTYPE module  PUBLIC '-//OpenOffice.org//DTD OfficeDocument 1.0//EN'  'module.dtd'>
<script:module xmlns:script="http://openoffice.org/2000/script" script:name="goal_seek" script:language="StarBasic" script:moduleType="normal">Sub GoalSeeker()

	' local constants
	Const FIRST_ROW = 18
	Const LAST_ROW = 144
	Const OPTM_COL = "AF"
	Const FUNC_COL = "AD"
	Const TRGT_VAL = 0.0
	
	' define variables
	Dim calc_sheet
	Dim row_idx As Integer
	Dim rng As String
	Dim optm_cell
	Dim func_cell
	Dim optm
	
	' get sheet
	calc_sheet = ThisComponent.Sheets("calc")
	
	' go row by row
	For row_idx = FIRST_ROW To LAST_ROW
	
		' get cell with value to optimize
		rng = OPTM_COL &amp; Cstr(row_idx)
		optm_cell = calc_sheet.getCellRangeByName(rng)
	
		' get cell with formula
		rng = FUNC_COL &amp; Cstr(row_idx)
		func_cell = calc_sheet.getCellRangeByName(rng)
	
		' run goal seek
		optm = ThisComponent.seekGoal(func_cell.CellAddress, optm_cell.CellAddress, "0.0")

		' store result
		rng = OPTM_COL &amp; Cstr(row_idx)
		optm_cell = calc_sheet.getCellRangeByName(rng)
		optm_cell.setValue(optm.Result)
	
	Next

End Sub
</script:module>
</file>

<file path=Basic/Standard/interp.xml><?xml version="1.0" encoding="utf-8"?>
<!DOCTYPE module  PUBLIC '-//OpenOffice.org//DTD OfficeDocument 1.0//EN'  'module.dtd'>
<script:module xmlns:script="http://openoffice.org/2000/script" script:name="interp" script:language="StarBasic" script:moduleType="normal">Public Function lininterp(rX As Variant, rY As Variant, x As Double) As Double
	' Linear interpolation in 1D.

	' define variables
	Dim lR As Long
	Dim l1 As Long
	Dim l2 As Long
	Dim nR As Long

	' size of provided arrays
	nR = UBound(rX, 1)

	' insufficient number of interpolation points
	If nR &lt; 2 Then
		MsgBox("Insufficient number of interpolation points!")
		lininterp = -1e-100
		Exit Function
	End If

	' x &lt; x_min =&gt; extrapolate
	If x &lt; rX(1, 1) Then
		l1 = 1
		l2 = 2
		GoTo Interp
	End If

	' x &lt; xmax =&gt; extrapolate
	If x &gt; rX(nr, 1) Then
		l1 = nR - 1
		l2 = nR
		GoTo Interp
	End If
	
	' interpolate
	For lR = 1 To nR
		' x is extractly represented by a value in the table
		If rX(lR, 1) = x Then
			lininterp = rY(lR, 1)
			Exit Function
		' x is not between tabulated values =&gt; interpolate
		ElseIf rX(lR, 1) &gt; x Then
			l1 = lR
			l2 = lR - 1
			GoTo Interp
		End If
	Next

Interp:
	lininterp = rY(l1, 1) + (rY(l2, 1) - rY(l1, 1)) / (rX(l2, 1) - rX(l1, 1)) * (x - rX(l1, 1))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n_dates"/>
  <library:element library:name="interp"/>
  <library:element library:name="goal_see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33">
      <number:number number:decimal-places="3" number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Dash"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6cm" svg:height="13.204cm" xlink:href=".." xlink:type="simple" chart:class="chart:line" chart:style-name="ch1">
        <chart:legend chart:legend-position="end" svg:x="18.897cm" svg:y="6.054cm" style:legend-expansion="high" chart:style-name="ch2"/>
        <chart:plot-area chart:style-name="ch3" table:cell-range-address="calc.A15:calc.A143 calc.AH11:calc.AH11 calc.AH15:calc.AH144 calc.AJ11:calc.AJ11 calc.AJ15:calc.AJ144" chart:data-source-has-labels="both" svg:x="0.423cm" svg:y="0.264cm" svg:width="18.051cm" svg:height="12.676cm">
          <chart:coordinate-region svg:x="1.944cm" svg:y="0.463cm" svg:width="16.459cm" svg:height="10.797cm"/>
          <chart:axis chart:dimension="x" chart:name="primary-x" chart:style-name="ch4" chartooo:axis-type="auto">
            <chartooo:date-scale/>
            <chart:categories table:cell-range-address="calc.A15:calc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.AH15:calc.AH144" chart:label-cell-address="calc.AH11:calc.AH11" chart:class="chart:line">
            <chart:data-point chart:repeated="130"/>
          </chart:series>
          <chart:series chart:style-name="ch8" chart:values-cell-range-address="calc.AJ15:calc.AJ144" chart:label-cell-address="calc.AJ11:calc.AJ11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 ZR</text:p>
                <draw:g>
                  <svg:desc>calc.AH11:calc.AH11</svg:desc>
                </draw:g>
              </table:table-cell>
              <table:table-cell office:value-type="string">
                <text:p>Murex ZR</text:p>
                <draw:g>
                  <svg:desc>calc.AJ11:calc.A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</text:p>
                <draw:g>
                  <svg:desc>calc.A15:calc.A143</svg:desc>
                </draw:g>
              </table:table-cell>
              <table:table-cell office:value-type="float" office:value="-0.00698475319995806">
                <text:p>-0.00698475319995806</text:p>
                <draw:g>
                  <svg:desc>calc.AH15:calc.AH144</svg:desc>
                </draw:g>
              </table:table-cell>
              <table:table-cell office:value-type="float" office:value="-0.006982086">
                <text:p>-0.006982086</text:p>
                <draw:g>
                  <svg:desc>calc.AJ15:calc.AJ144</svg:desc>
                </draw:g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-0.00533734134335351">
                <text:p>-0.00533734134335351</text:p>
              </table:table-cell>
              <table:table-cell office:value-type="float" office:value="-0.005335899">
                <text:p>-0.005335899</text:p>
              </table:table-cell>
            </table:table-row>
            <table:table-row>
              <table:table-cell office:value-type="string">
                <text:p>3M</text:p>
              </table:table-cell>
              <table:table-cell office:value-type="float" office:value="-0.00345883802869418">
                <text:p>-0.00345883802869418</text:p>
              </table:table-cell>
              <table:table-cell office:value-type="float" office:value="-0.00345787">
                <text:p>-0.00345787</text:p>
              </table:table-cell>
            </table:table-row>
            <table:table-row>
              <table:table-cell office:value-type="string">
                <text:p>1M-4M</text:p>
              </table:table-cell>
              <table:table-cell office:value-type="float" office:value="-0.00267068276986415">
                <text:p>-0.00267068276986415</text:p>
              </table:table-cell>
              <table:table-cell office:value-type="float" office:value="-0.002684262">
                <text:p>-0.002684262</text:p>
              </table:table-cell>
            </table:table-row>
            <table:table-row>
              <table:table-cell office:value-type="string">
                <text:p>2M-5M</text:p>
              </table:table-cell>
              <table:table-cell office:value-type="float" office:value="-0.00152417247500869">
                <text:p>-0.00152417247500869</text:p>
              </table:table-cell>
              <table:table-cell office:value-type="float" office:value="-0.001523584">
                <text:p>-0.001523584</text:p>
              </table:table-cell>
            </table:table-row>
            <table:table-row>
              <table:table-cell office:value-type="string">
                <text:p>3M-6M</text:p>
              </table:table-cell>
              <table:table-cell office:value-type="float" office:value="-0.000344583463560255">
                <text:p>-0.000344583463560255</text:p>
              </table:table-cell>
              <table:table-cell office:value-type="float" office:value="-0.00034409">
                <text:p>-0.00034409</text:p>
              </table:table-cell>
            </table:table-row>
            <table:table-row>
              <table:table-cell office:value-type="string">
                <text:p>4M-7M</text:p>
              </table:table-cell>
              <table:table-cell office:value-type="float" office:value="0.000416222730362126">
                <text:p>0.000416222730362126</text:p>
              </table:table-cell>
              <table:table-cell office:value-type="float" office:value="0.0004033">
                <text:p>0.0004033</text:p>
              </table:table-cell>
            </table:table-row>
            <table:table-row>
              <table:table-cell office:value-type="string">
                <text:p>5M-8M</text:p>
              </table:table-cell>
              <table:table-cell office:value-type="float" office:value="0.0013379865798393">
                <text:p>0.0013379865798393</text:p>
              </table:table-cell>
              <table:table-cell office:value-type="float" office:value="0.001338357">
                <text:p>0.001338357</text:p>
              </table:table-cell>
            </table:table-row>
            <table:table-row>
              <table:table-cell office:value-type="string">
                <text:p>6M-9M</text:p>
              </table:table-cell>
              <table:table-cell office:value-type="float" office:value="0.00227691546427011">
                <text:p>0.00227691546427011</text:p>
              </table:table-cell>
              <table:table-cell office:value-type="float" office:value="0.002277248">
                <text:p>0.002277248</text:p>
              </table:table-cell>
            </table:table-row>
            <table:table-row>
              <table:table-cell office:value-type="string">
                <text:p>7M-10M</text:p>
              </table:table-cell>
              <table:table-cell office:value-type="float" office:value="0.00302005948999984">
                <text:p>0.00302005948999984</text:p>
              </table:table-cell>
              <table:table-cell office:value-type="float" office:value="0.003010943">
                <text:p>0.003010943</text:p>
              </table:table-cell>
            </table:table-row>
            <table:table-row>
              <table:table-cell office:value-type="string">
                <text:p>8M-11M</text:p>
              </table:table-cell>
              <table:table-cell office:value-type="float" office:value="0.00379561737202638">
                <text:p>0.00379561737202638</text:p>
              </table:table-cell>
              <table:table-cell office:value-type="float" office:value="0.00379589">
                <text:p>0.00379589</text:p>
              </table:table-cell>
            </table:table-row>
            <table:table-row>
              <table:table-cell office:value-type="string">
                <text:p>1Y</text:p>
              </table:table-cell>
              <table:table-cell office:value-type="float" office:value="0.00471732501719746">
                <text:p>0.00471732501719746</text:p>
              </table:table-cell>
              <table:table-cell office:value-type="float" office:value="0.004736366">
                <text:p>0.004736366</text:p>
              </table:table-cell>
            </table:table-row>
            <table:table-row>
              <table:table-cell office:value-type="string">
                <text:p>10M-13M</text:p>
              </table:table-cell>
              <table:table-cell office:value-type="float" office:value="0.00534434574424547">
                <text:p>0.00534434574424547</text:p>
              </table:table-cell>
              <table:table-cell office:value-type="float" office:value="0.005337297">
                <text:p>0.005337297</text:p>
              </table:table-cell>
            </table:table-row>
            <table:table-row>
              <table:table-cell office:value-type="string">
                <text:p>11M-14M</text:p>
              </table:table-cell>
              <table:table-cell office:value-type="float" office:value="0.00599425400056797">
                <text:p>0.00599425400056797</text:p>
              </table:table-cell>
              <table:table-cell office:value-type="float" office:value="0.005994469">
                <text:p>0.005994469</text:p>
              </table:table-cell>
            </table:table-row>
            <table:table-row>
              <table:table-cell office:value-type="string">
                <text:p>1Y3M</text:p>
              </table:table-cell>
              <table:table-cell office:value-type="float" office:value="0.0068192180018869">
                <text:p>0.0068192180018869</text:p>
              </table:table-cell>
              <table:table-cell office:value-type="float" office:value="0.006803907">
                <text:p>0.006803907</text:p>
              </table:table-cell>
            </table:table-row>
            <table:table-row>
              <table:table-cell office:value-type="string">
                <text:p>1Y6M</text:p>
              </table:table-cell>
              <table:table-cell office:value-type="float" office:value="0.0084455000992989">
                <text:p>0.0084455000992989</text:p>
              </table:table-cell>
              <table:table-cell office:value-type="float" office:value="0.008411011">
                <text:p>0.008411011</text:p>
              </table:table-cell>
            </table:table-row>
            <table:table-row>
              <table:table-cell office:value-type="string">
                <text:p>1Y9M</text:p>
              </table:table-cell>
              <table:table-cell office:value-type="float" office:value="0.00970412834137746">
                <text:p>0.00970412834137746</text:p>
              </table:table-cell>
              <table:table-cell office:value-type="float" office:value="0.00966857">
                <text:p>0.00966857</text:p>
              </table:table-cell>
            </table:table-row>
            <table:table-row>
              <table:table-cell office:value-type="string">
                <text:p>2Y</text:p>
              </table:table-cell>
              <table:table-cell office:value-type="float" office:value="0.010613575536212">
                <text:p>0.010613575536212</text:p>
              </table:table-cell>
              <table:table-cell office:value-type="float" office:value="0.010623647">
                <text:p>0.010623647</text:p>
              </table:table-cell>
            </table:table-row>
            <table:table-row>
              <table:table-cell office:value-type="string">
                <text:p>2Y3M</text:p>
              </table:table-cell>
              <table:table-cell office:value-type="float" office:value="0.011154525049615">
                <text:p>0.011154525049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Y6M</text:p>
              </table:table-cell>
              <table:table-cell office:value-type="float" office:value="0.011693960378548">
                <text:p>0.011693960378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Y9M</text:p>
              </table:table-cell>
              <table:table-cell office:value-type="float" office:value="0.0122307978317711">
                <text:p>0.0122307978317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Y</text:p>
              </table:table-cell>
              <table:table-cell office:value-type="float" office:value="0.0126999621844157">
                <text:p>0.0126999621844157</text:p>
              </table:table-cell>
              <table:table-cell office:value-type="float" office:value="0.012705174">
                <text:p>0.012705174</text:p>
              </table:table-cell>
            </table:table-row>
            <table:table-row>
              <table:table-cell office:value-type="string">
                <text:p>3Y3M</text:p>
              </table:table-cell>
              <table:table-cell office:value-type="float" office:value="0.0130356524203503">
                <text:p>0.0130356524203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Y6M</text:p>
              </table:table-cell>
              <table:table-cell office:value-type="float" office:value="0.0133667072921075">
                <text:p>0.013366707292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Y9M</text:p>
              </table:table-cell>
              <table:table-cell office:value-type="float" office:value="0.0136918158927821">
                <text:p>0.0136918158927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Y</text:p>
              </table:table-cell>
              <table:table-cell office:value-type="float" office:value="0.0139667353714583">
                <text:p>0.0139667353714583</text:p>
              </table:table-cell>
              <table:table-cell office:value-type="float" office:value="0.013970625">
                <text:p>0.013970625</text:p>
              </table:table-cell>
            </table:table-row>
            <table:table-row>
              <table:table-cell office:value-type="string">
                <text:p>4Y3M</text:p>
              </table:table-cell>
              <table:table-cell office:value-type="float" office:value="0.014216040607469">
                <text:p>0.014216040607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Y6M</text:p>
              </table:table-cell>
              <table:table-cell office:value-type="float" office:value="0.0144619455035622">
                <text:p>0.0144619455035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Y9M</text:p>
              </table:table-cell>
              <table:table-cell office:value-type="float" office:value="0.0147031592449038">
                <text:p>0.014703159244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Y</text:p>
              </table:table-cell>
              <table:table-cell office:value-type="float" office:value="0.0148998307822923">
                <text:p>0.0148998307822923</text:p>
              </table:table-cell>
              <table:table-cell office:value-type="float" office:value="0.01490292">
                <text:p>0.01490292</text:p>
              </table:table-cell>
            </table:table-row>
            <table:table-row>
              <table:table-cell office:value-type="string">
                <text:p>5Y3M</text:p>
              </table:table-cell>
              <table:table-cell office:value-type="float" office:value="0.0151013757144012">
                <text:p>0.015101375714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Y6M</text:p>
              </table:table-cell>
              <table:table-cell office:value-type="float" office:value="0.0153001700330835">
                <text:p>0.0153001700330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Y9M</text:p>
              </table:table-cell>
              <table:table-cell office:value-type="float" office:value="0.0154895730857232">
                <text:p>0.015489573085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Y</text:p>
              </table:table-cell>
              <table:table-cell office:value-type="float" office:value="0.0156445133762986">
                <text:p>0.0156445133762986</text:p>
              </table:table-cell>
              <table:table-cell office:value-type="float" office:value="0.01564726">
                <text:p>0.01564726</text:p>
              </table:table-cell>
            </table:table-row>
            <table:table-row>
              <table:table-cell office:value-type="string">
                <text:p>6Y3M</text:p>
              </table:table-cell>
              <table:table-cell office:value-type="float" office:value="0.015839262292443">
                <text:p>0.01583926229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Y6M</text:p>
              </table:table-cell>
              <table:table-cell office:value-type="float" office:value="0.0160276127858097">
                <text:p>0.0160276127858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Y9M</text:p>
              </table:table-cell>
              <table:table-cell office:value-type="float" office:value="0.0162083102038373">
                <text:p>0.016208310203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Y</text:p>
              </table:table-cell>
              <table:table-cell office:value-type="float" office:value="0.0163606873804927">
                <text:p>0.0163606873804927</text:p>
              </table:table-cell>
              <table:table-cell office:value-type="float" office:value="0.016363043">
                <text:p>0.016363043</text:p>
              </table:table-cell>
            </table:table-row>
            <table:table-row>
              <table:table-cell office:value-type="string">
                <text:p>7Y3M</text:p>
              </table:table-cell>
              <table:table-cell office:value-type="float" office:value="0.0165565112870683">
                <text:p>0.0165565112870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Y6M</text:p>
              </table:table-cell>
              <table:table-cell office:value-type="float" office:value="0.0167521564654518">
                <text:p>0.016752156465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Y9M</text:p>
              </table:table-cell>
              <table:table-cell office:value-type="float" office:value="0.0169464287044956">
                <text:p>0.016946428704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Y</text:p>
              </table:table-cell>
              <table:table-cell office:value-type="float" office:value="0.017103512500082">
                <text:p>0.017103512500082</text:p>
              </table:table-cell>
              <table:table-cell office:value-type="float" office:value="0.017105694">
                <text:p>0.017105694</text:p>
              </table:table-cell>
            </table:table-row>
            <table:table-row>
              <table:table-cell office:value-type="string">
                <text:p>8Y3M</text:p>
              </table:table-cell>
              <table:table-cell office:value-type="float" office:value="0.0172943579925591">
                <text:p>0.017294357992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Y6M</text:p>
              </table:table-cell>
              <table:table-cell office:value-type="float" office:value="0.0174851482223852">
                <text:p>0.0174851482223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Y9M</text:p>
              </table:table-cell>
              <table:table-cell office:value-type="float" office:value="0.017674745423915">
                <text:p>0.01767474542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Y</text:p>
              </table:table-cell>
              <table:table-cell office:value-type="float" office:value="0.0178313050746766">
                <text:p>0.0178313050746766</text:p>
              </table:table-cell>
              <table:table-cell office:value-type="float" office:value="0.017833358">
                <text:p>0.017833358</text:p>
              </table:table-cell>
            </table:table-row>
            <table:table-row>
              <table:table-cell office:value-type="string">
                <text:p>9Y3M</text:p>
              </table:table-cell>
              <table:table-cell office:value-type="float" office:value="0.0180124872977885">
                <text:p>0.0180124872977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Y6M</text:p>
              </table:table-cell>
              <table:table-cell office:value-type="float" office:value="0.0181936879232067">
                <text:p>0.018193687923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Y9M</text:p>
              </table:table-cell>
              <table:table-cell office:value-type="float" office:value="0.018368586135955">
                <text:p>0.01836858613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Y</text:p>
              </table:table-cell>
              <table:table-cell office:value-type="float" office:value="0.0185173459389758">
                <text:p>0.0185173459389758</text:p>
              </table:table-cell>
              <table:table-cell office:value-type="float" office:value="0.018519314">
                <text:p>0.018519314</text:p>
              </table:table-cell>
            </table:table-row>
            <table:table-row>
              <table:table-cell office:value-type="string">
                <text:p>10Y3M</text:p>
              </table:table-cell>
              <table:table-cell office:value-type="float" office:value="0.0186796813930639">
                <text:p>0.0186796813930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Y6M</text:p>
              </table:table-cell>
              <table:table-cell office:value-type="float" office:value="0.0188403727566644">
                <text:p>0.018840372756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Y9M</text:p>
              </table:table-cell>
              <table:table-cell office:value-type="float" office:value="0.0189982466445013">
                <text:p>0.0189982466445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Y</text:p>
              </table:table-cell>
              <table:table-cell office:value-type="float" office:value="0.0191275572419578">
                <text:p>0.0191275572419578</text:p>
              </table:table-cell>
              <table:table-cell office:value-type="float" office:value="0.019129521">
                <text:p>0.019129521</text:p>
              </table:table-cell>
            </table:table-row>
            <table:table-row>
              <table:table-cell office:value-type="string">
                <text:p>11Y3M</text:p>
              </table:table-cell>
              <table:table-cell office:value-type="float" office:value="0.0192746011557821">
                <text:p>0.0192746011557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Y6M</text:p>
              </table:table-cell>
              <table:table-cell office:value-type="float" office:value="0.0194200802544806">
                <text:p>0.019420080254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Y9M</text:p>
              </table:table-cell>
              <table:table-cell office:value-type="float" office:value="0.019562844880727">
                <text:p>0.01956284488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Y</text:p>
              </table:table-cell>
              <table:table-cell office:value-type="float" office:value="0.019677756502549">
                <text:p>0.019677756502549</text:p>
              </table:table-cell>
              <table:table-cell office:value-type="float" office:value="0.01967967">
                <text:p>0.01967967</text:p>
              </table:table-cell>
            </table:table-row>
            <table:table-row>
              <table:table-cell office:value-type="string">
                <text:p>12Y3M</text:p>
              </table:table-cell>
              <table:table-cell office:value-type="float" office:value="0.0197941478154138">
                <text:p>0.0197941478154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Y6M</text:p>
              </table:table-cell>
              <table:table-cell office:value-type="float" office:value="0.0199069043004267">
                <text:p>0.0199069043004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Y9M</text:p>
              </table:table-cell>
              <table:table-cell office:value-type="float" office:value="0.0200148880757876">
                <text:p>0.0200148880757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Y</text:p>
              </table:table-cell>
              <table:table-cell office:value-type="float" office:value="0.0200999082318614">
                <text:p>0.0200999082318614</text:p>
              </table:table-cell>
              <table:table-cell office:value-type="float" office:value="0.020101714">
                <text:p>0.020101714</text:p>
              </table:table-cell>
            </table:table-row>
            <table:table-row>
              <table:table-cell office:value-type="string">
                <text:p>13Y3M</text:p>
              </table:table-cell>
              <table:table-cell office:value-type="float" office:value="0.0201831663323171">
                <text:p>0.020183166332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Y6M</text:p>
              </table:table-cell>
              <table:table-cell office:value-type="float" office:value="0.0202661159631909">
                <text:p>0.020266115963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Y9M</text:p>
              </table:table-cell>
              <table:table-cell office:value-type="float" office:value="0.0203435823488591">
                <text:p>0.020343582348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Y</text:p>
              </table:table-cell>
              <table:table-cell office:value-type="float" office:value="0.0203970550837611">
                <text:p>0.0203970550837611</text:p>
              </table:table-cell>
              <table:table-cell office:value-type="float" office:value="0.020398882">
                <text:p>0.020398882</text:p>
              </table:table-cell>
            </table:table-row>
            <table:table-row>
              <table:table-cell office:value-type="string">
                <text:p>14Y3M</text:p>
              </table:table-cell>
              <table:table-cell office:value-type="float" office:value="0.020451194626038">
                <text:p>0.02045119462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Y6M</text:p>
              </table:table-cell>
              <table:table-cell office:value-type="float" office:value="0.0205048410490005">
                <text:p>0.020504841049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Y9M</text:p>
              </table:table-cell>
              <table:table-cell office:value-type="float" office:value="0.0205563434180294">
                <text:p>0.020556343418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Y</text:p>
              </table:table-cell>
              <table:table-cell office:value-type="float" office:value="0.0205808253293023">
                <text:p>0.0205808253293023</text:p>
              </table:table-cell>
              <table:table-cell office:value-type="float" office:value="0.020582493">
                <text:p>0.020582493</text:p>
              </table:table-cell>
            </table:table-row>
            <table:table-row>
              <table:table-cell office:value-type="string">
                <text:p>15Y3M</text:p>
              </table:table-cell>
              <table:table-cell office:value-type="float" office:value="0.0205984986320726">
                <text:p>0.0205984986320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Y6M</text:p>
              </table:table-cell>
              <table:table-cell office:value-type="float" office:value="0.0206154268130616">
                <text:p>0.020615426813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Y9M</text:p>
              </table:table-cell>
              <table:table-cell office:value-type="float" office:value="0.0206305087533569">
                <text:p>0.0206305087533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Y</text:p>
              </table:table-cell>
              <table:table-cell office:value-type="float" office:value="0.0206187161853202">
                <text:p>0.0206187161853202</text:p>
              </table:table-cell>
              <table:table-cell office:value-type="float" office:value="0.020620309">
                <text:p>0.020620309</text:p>
              </table:table-cell>
            </table:table-row>
            <table:table-row>
              <table:table-cell office:value-type="string">
                <text:p>16Y3M</text:p>
              </table:table-cell>
              <table:table-cell office:value-type="float" office:value="0.0206115105609634">
                <text:p>0.0206115105609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Y6M</text:p>
              </table:table-cell>
              <table:table-cell office:value-type="float" office:value="0.0206037040632225">
                <text:p>0.020603704063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Y9M</text:p>
              </table:table-cell>
              <table:table-cell office:value-type="float" office:value="0.0205942354786774">
                <text:p>0.020594235478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Y</text:p>
              </table:table-cell>
              <table:table-cell office:value-type="float" office:value="0.0205583245442391">
                <text:p>0.0205583245442391</text:p>
              </table:table-cell>
              <table:table-cell office:value-type="float" office:value="0.020559904">
                <text:p>0.020559904</text:p>
              </table:table-cell>
            </table:table-row>
            <table:table-row>
              <table:table-cell office:value-type="string">
                <text:p>17Y3M</text:p>
              </table:table-cell>
              <table:table-cell office:value-type="float" office:value="0.0205305957854398">
                <text:p>0.020530595785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Y6M</text:p>
              </table:table-cell>
              <table:table-cell office:value-type="float" office:value="0.0205024176422579">
                <text:p>0.020502417642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Y6M</text:p>
              </table:table-cell>
              <table:table-cell office:value-type="float" office:value="0.0204691821540255">
                <text:p>0.020469182154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Y</text:p>
              </table:table-cell>
              <table:table-cell office:value-type="float" office:value="0.0204129805466855">
                <text:p>0.0204129805466855</text:p>
              </table:table-cell>
              <table:table-cell office:value-type="float" office:value="0.020414573">
                <text:p>0.020414573</text:p>
              </table:table-cell>
            </table:table-row>
            <table:table-row>
              <table:table-cell office:value-type="string">
                <text:p>18Y3M</text:p>
              </table:table-cell>
              <table:table-cell office:value-type="float" office:value="0.0203734687553492">
                <text:p>0.020373468755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Y6M</text:p>
              </table:table-cell>
              <table:table-cell office:value-type="float" office:value="0.0203331074668787">
                <text:p>0.0203331074668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Y9M</text:p>
              </table:table-cell>
              <table:table-cell office:value-type="float" office:value="0.0202908558035411">
                <text:p>0.0202908558035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Y</text:p>
              </table:table-cell>
              <table:table-cell office:value-type="float" office:value="0.0202245440750706">
                <text:p>0.0202245440750706</text:p>
              </table:table-cell>
              <table:table-cell office:value-type="float" office:value="0.020226214">
                <text:p>0.020226214</text:p>
              </table:table-cell>
            </table:table-row>
            <table:table-row>
              <table:table-cell office:value-type="string">
                <text:p>19Y3M</text:p>
              </table:table-cell>
              <table:table-cell office:value-type="float" office:value="0.0201790557395558">
                <text:p>0.0201790557395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Y6M</text:p>
              </table:table-cell>
              <table:table-cell office:value-type="float" office:value="0.0201327211711193">
                <text:p>0.020132721171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Y9M</text:p>
              </table:table-cell>
              <table:table-cell office:value-type="float" office:value="0.0200845409446739">
                <text:p>0.0200845409446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Y</text:p>
              </table:table-cell>
              <table:table-cell office:value-type="float" office:value="0.0200132786535614">
                <text:p>0.0200132786535614</text:p>
              </table:table-cell>
              <table:table-cell office:value-type="float" office:value="0.020015019">
                <text:p>0.020015019</text:p>
              </table:table-cell>
            </table:table-row>
            <table:table-row>
              <table:table-cell office:value-type="string">
                <text:p>20Y3M</text:p>
              </table:table-cell>
              <table:table-cell office:value-type="float" office:value="0.0199594587876657">
                <text:p>0.0199594587876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Y6M</text:p>
              </table:table-cell>
              <table:table-cell office:value-type="float" office:value="0.0199054296229231">
                <text:p>0.019905429622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Y9M</text:p>
              </table:table-cell>
              <table:table-cell office:value-type="float" office:value="0.0198502304803505">
                <text:p>0.0198502304803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Y</text:p>
              </table:table-cell>
              <table:table-cell office:value-type="float" office:value="0.0197715797938067">
                <text:p>0.0197715797938067</text:p>
              </table:table-cell>
              <table:table-cell office:value-type="float" office:value="0.019773354">
                <text:p>0.019773354</text:p>
              </table:table-cell>
            </table:table-row>
            <table:table-row>
              <table:table-cell office:value-type="string">
                <text:p>21Y3M</text:p>
              </table:table-cell>
              <table:table-cell office:value-type="float" office:value="0.0197148558948164">
                <text:p>0.0197148558948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Y6M</text:p>
              </table:table-cell>
              <table:table-cell office:value-type="float" office:value="0.019657970341431">
                <text:p>0.01965797034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Y9M</text:p>
              </table:table-cell>
              <table:table-cell office:value-type="float" office:value="0.0195967962850723">
                <text:p>0.0195967962850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Y</text:p>
              </table:table-cell>
              <table:table-cell office:value-type="float" office:value="0.0195162561958107">
                <text:p>0.0195162561958107</text:p>
              </table:table-cell>
              <table:table-cell office:value-type="float" office:value="0.019518089">
                <text:p>0.019518089</text:p>
              </table:table-cell>
            </table:table-row>
            <table:table-row>
              <table:table-cell office:value-type="string">
                <text:p>22Y3M</text:p>
              </table:table-cell>
              <table:table-cell office:value-type="float" office:value="0.0194593816317799">
                <text:p>0.0194593816317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Y6M</text:p>
              </table:table-cell>
              <table:table-cell office:value-type="float" office:value="0.0194023711025333">
                <text:p>0.0194023711025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Y9M</text:p>
              </table:table-cell>
              <table:table-cell office:value-type="float" office:value="0.0193443042342514">
                <text:p>0.019344304234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Y</text:p>
              </table:table-cell>
              <table:table-cell office:value-type="float" office:value="0.0192644912458166">
                <text:p>0.0192644912458166</text:p>
              </table:table-cell>
              <table:table-cell office:value-type="float" office:value="0.019266377">
                <text:p>0.019266377</text:p>
              </table:table-cell>
            </table:table-row>
            <table:table-row>
              <table:table-cell office:value-type="string">
                <text:p>23Y3M</text:p>
              </table:table-cell>
              <table:table-cell office:value-type="float" office:value="0.0192065580333523">
                <text:p>0.0192065580333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Y6M</text:p>
              </table:table-cell>
              <table:table-cell office:value-type="float" office:value="0.0191498492117588">
                <text:p>0.019149849211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Y9M</text:p>
              </table:table-cell>
              <table:table-cell office:value-type="float" office:value="0.0190934821053967">
                <text:p>0.019093482105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Y</text:p>
              </table:table-cell>
              <table:table-cell office:value-type="float" office:value="0.0190134735302125">
                <text:p>0.0190134735302125</text:p>
              </table:table-cell>
              <table:table-cell office:value-type="float" office:value="0.019015414">
                <text:p>0.019015414</text:p>
              </table:table-cell>
            </table:table-row>
            <table:table-row>
              <table:table-cell office:value-type="string">
                <text:p>24Y3M</text:p>
              </table:table-cell>
              <table:table-cell office:value-type="float" office:value="0.0189586865515818">
                <text:p>0.0189586865515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Y6M</text:p>
              </table:table-cell>
              <table:table-cell office:value-type="float" office:value="0.0189031411380523">
                <text:p>0.0189031411380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M</text:p>
              </table:table-cell>
              <table:table-cell office:value-type="float" office:value="0.0188459831421528">
                <text:p>0.018845983142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Y</text:p>
              </table:table-cell>
              <table:table-cell office:value-type="float" office:value="0.0187692593530846">
                <text:p>0.0187692593530846</text:p>
              </table:table-cell>
              <table:table-cell office:value-type="float" office:value="0.018771223">
                <text:p>0.018771223</text:p>
              </table:table-cell>
            </table:table-row>
            <table:table-row>
              <table:table-cell office:value-type="string">
                <text:p>25Y3M</text:p>
              </table:table-cell>
              <table:table-cell office:value-type="float" office:value="0.01871451514925">
                <text:p>0.01871451514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Y6M</text:p>
              </table:table-cell>
              <table:table-cell office:value-type="float" office:value="0.0186583576889643">
                <text:p>0.0186583576889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Y9M</text:p>
              </table:table-cell>
              <table:table-cell office:value-type="float" office:value="0.0185985737175498">
                <text:p>0.018598573717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Y</text:p>
              </table:table-cell>
              <table:table-cell office:value-type="float" office:value="0.0185219552043914">
                <text:p>0.018521955204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Y3M</text:p>
              </table:table-cell>
              <table:table-cell office:value-type="float" office:value="0.0184657750957207">
                <text:p>0.0184657750957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Y6M</text:p>
              </table:table-cell>
              <table:table-cell office:value-type="float" office:value="0.0184095327459382">
                <text:p>0.0184095327459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Y9M</text:p>
              </table:table-cell>
              <table:table-cell office:value-type="float" office:value="0.0183524093331764">
                <text:p>0.018352409333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Y</text:p>
              </table:table-cell>
              <table:table-cell office:value-type="float" office:value="0.0182763807053759">
                <text:p>0.018276380705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Y3M</text:p>
              </table:table-cell>
              <table:table-cell office:value-type="float" office:value="0.0182200692451768">
                <text:p>0.018220069245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Y6M</text:p>
              </table:table-cell>
              <table:table-cell office:value-type="float" office:value="0.0181637186454828">
                <text:p>0.0181637186454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Y9M</text:p>
              </table:table-cell>
              <table:table-cell office:value-type="float" office:value="0.0181065377141252">
                <text:p>0.018106537714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Y</text:p>
              </table:table-cell>
              <table:table-cell office:value-type="float" office:value="0.0180310456621768">
                <text:p>0.018031045662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Y3M</text:p>
              </table:table-cell>
              <table:table-cell office:value-type="float" office:value="0.0179745458314076">
                <text:p>0.0179745458314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Y6M</text:p>
              </table:table-cell>
              <table:table-cell office:value-type="float" office:value="0.0179180367380898">
                <text:p>0.0179180367380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Y9M</text:p>
              </table:table-cell>
              <table:table-cell office:value-type="float" office:value="0.017860754995652">
                <text:p>0.017860754995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Y</text:p>
              </table:table-cell>
              <table:table-cell office:value-type="float" office:value="0.017785724737865">
                <text:p>0.017785724737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Y3M</text:p>
              </table:table-cell>
              <table:table-cell office:value-type="float" office:value="0.0177276885546784">
                <text:p>0.017727688554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Y6M</text:p>
              </table:table-cell>
              <table:table-cell office:value-type="float" office:value="0.0176709903818639">
                <text:p>0.0176709903818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Y9M</text:p>
              </table:table-cell>
              <table:table-cell office:value-type="float" office:value="0.0176112167776255">
                <text:p>0.0176112167776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75372648197127">
                <text:p>0.0175372648197127</text:p>
              </table:table-cell>
              <table:table-cell office:value-type="float" office:value="0.017540287">
                <text:p>0.017540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